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ny_chair_module_percentage_data" table:style-name="ta1">
        <table:shapes>
          <draw:frame draw:z-index="0" draw:style-name="gr1" draw:text-style-name="P1" svg:width="13.4008in" svg:height="8.2303in" svg:x="0.2366in" svg:y="0.0417in">
            <draw:object draw:notify-on-update-of-ranges="tiny_chair_module_percentage_data.A40:tiny_chair_module_percentage_data.A40 tiny_chair_module_percentage_data.B40:tiny_chair_module_percentage_data.EA40 tiny_chair_module_percentage_data.B41:tiny_chair_module_percentage_data.EA41 tiny_chair_module_percentage_data.B79:tiny_chair_module_percentage_data.EA79 tiny_chair_module_percentage_data.B80:tiny_chair_module_percentage_data.EA80 tiny_chair_module_percentage_data.B80:tiny_chair_module_percentage_data.EA80 tiny_chair_module_percentage_data.B66:tiny_chair_module_percentage_data.EA66 tiny_chair_module_percentage_data.B27:tiny_chair_module_percentage_data.EA27 tiny_chair_module_percentage_data.B28:tiny_chair_module_percentage_data.EA28 tiny_chair_module_percentage_data.B28:tiny_chair_module_percentage_data.EA28 tiny_chair_module_percentage_data.B14:tiny_chair_module_percentage_data.EA14 tiny_chair_module_percentage_data.B105:tiny_chair_module_percentage_data.EA105 tiny_chair_module_percentage_data.B106:tiny_chair_module_percentage_data.EA106 tiny_chair_module_percentage_data.B106:tiny_chair_module_percentage_data.EA106 tiny_chair_module_percentage_data.B92:tiny_chair_module_percentage_data.EA92 tiny_chair_module_percentage_data.B80:tiny_chair_module_percentage_data.EA80 tiny_chair_module_percentage_data.B80:tiny_chair_module_percentage_data.EA80 tiny_chair_module_percentage_data.A53:tiny_chair_module_percentage_data.A53 tiny_chair_module_percentage_data.B53:tiny_chair_module_percentage_data.EA53 tiny_chair_module_percentage_data.B54:tiny_chair_module_percentage_data.EA54 tiny_chair_module_percentage_data.B54:tiny_chair_module_percentage_data.EA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29" table:default-cell-style-name="Default"/>
        <table:table-row table:style-name="ro1" table:number-rows-repeated="3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40" office:value-type="float" office:value="92.3076923076923" calcext:value-type="float">
            <text:p>92.3076923076923</text:p>
          </table:table-cell>
          <table:table-cell table:number-columns-repeated="12" office:value-type="float" office:value="96.1538461538462" calcext:value-type="float">
            <text:p>96.1538461538462</text:p>
          </table:table-cell>
          <table:table-cell table:number-columns-repeated="4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.84615384615385" calcext:value-type="float">
            <text:p>3.84615384615385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6" office:value-type="float" office:value="73.0769230769231" calcext:value-type="float">
            <text:p>73.0769230769231</text:p>
          </table:table-cell>
          <table:table-cell table:number-columns-repeated="3"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4" office:value-type="float" office:value="96.1538461538462" calcext:value-type="float">
            <text:p>96.153846153846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4"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23" office:value-type="float" office:value="92.3076923076923" calcext:value-type="float">
            <text:p>92.3076923076923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59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3"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8" office:value-type="float" office:value="88.4615384615385" calcext:value-type="float">
            <text:p>88.4615384615385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35" office:value-type="float" office:value="92.3076923076923" calcext:value-type="float">
            <text:p>92.3076923076923</text:p>
          </table:table-cell>
          <table:table-cell table:number-columns-repeated="14" office:value-type="float" office:value="88.4615384615385" calcext:value-type="float">
            <text:p>88.4615384615385</text:p>
          </table:table-cell>
          <table:table-cell table:number-columns-repeated="32" office:value-type="float" office:value="92.3076923076923" calcext:value-type="float">
            <text:p>92.3076923076923</text:p>
          </table:table-cell>
          <table:table-cell table:number-columns-repeated="15" office:value-type="float" office:value="96.1538461538462" calcext:value-type="float">
            <text:p>96.15384615384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10" office:value-type="float" office:value="92.3076923076923" calcext:value-type="float">
            <text:p>92.3076923076923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1" office:value-type="float" office:value="96.1538461538462" calcext:value-type="float">
            <text:p>96.1538461538462</text:p>
          </table:table-cell>
          <table:table-cell table:number-columns-repeated="28"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35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6" office:value-type="float" office:value="88.4615384615385" calcext:value-type="float">
            <text:p>88.4615384615385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35" office:value-type="float" office:value="96.1538461538462" calcext:value-type="float">
            <text:p>96.1538461538462</text:p>
          </table:table-cell>
          <table:table-cell table:number-columns-repeated="5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table:number-columns-repeated="2" office:value-type="float" office:value="42.3076923076923" calcext:value-type="float">
            <text:p>42.3076923076923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65.3846153846154" calcext:value-type="float">
            <text:p>65.3846153846154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4"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11" office:value-type="float" office:value="96.1538461538462" calcext:value-type="float">
            <text:p>96.153846153846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 office:value-type="float" office:value="96.1538461538462" calcext:value-type="float">
            <text:p>96.1538461538462</text:p>
          </table:table-cell>
          <table:table-cell table:number-columns-repeated="30" office:value-type="float" office:value="92.3076923076923" calcext:value-type="float">
            <text:p>92.3076923076923</text:p>
          </table:table-cell>
          <table:table-cell table:number-columns-repeated="19" office:value-type="float" office:value="96.1538461538462" calcext:value-type="float">
            <text:p>96.1538461538462</text:p>
          </table:table-cell>
          <table:table-cell table:number-columns-repeated="34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table:number-columns-repeated="5" office:value-type="float" office:value="88.4615384615385" calcext:value-type="float">
            <text:p>88.4615384615385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3" office:value-type="float" office:value="88.4615384615385" calcext:value-type="float">
            <text:p>88.4615384615385</text:p>
          </table:table-cell>
          <table:table-cell table:number-columns-repeated="8" office:value-type="float" office:value="92.3076923076923" calcext:value-type="float">
            <text:p>92.3076923076923</text:p>
          </table:table-cell>
          <table:table-cell table:number-columns-repeated="17" office:value-type="float" office:value="88.4615384615385" calcext:value-type="float">
            <text:p>88.4615384615385</text:p>
          </table:table-cell>
          <table:table-cell table:number-columns-repeated="16" office:value-type="float" office:value="92.3076923076923" calcext:value-type="float">
            <text:p>92.3076923076923</text:p>
          </table:table-cell>
          <table:table-cell table:number-columns-repeated="11" office:value-type="float" office:value="96.1538461538462" calcext:value-type="float">
            <text:p>96.1538461538462</text:p>
          </table:table-cell>
          <table:table-cell table:number-columns-repeated="4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69230769230769" calcext:value-type="float">
            <text:p>7.69230769230769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3" office:value-type="float" office:value="88.4615384615385" calcext:value-type="float">
            <text:p>88.4615384615385</text:p>
          </table:table-cell>
          <table:table-cell table:number-columns-repeated="9" office:value-type="float" office:value="96.1538461538462" calcext:value-type="float">
            <text:p>96.153846153846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" office:value-type="float" office:value="96.1538461538462" calcext:value-type="float">
            <text:p>96.1538461538462</text:p>
          </table:table-cell>
          <table:table-cell table:number-columns-repeated="20" office:value-type="float" office:value="92.3076923076923" calcext:value-type="float">
            <text:p>92.3076923076923</text:p>
          </table:table-cell>
          <table:table-cell table:number-columns-repeated="25" office:value-type="float" office:value="96.1538461538462" calcext:value-type="float">
            <text:p>96.1538461538462</text:p>
          </table:table-cell>
          <table:table-cell table:number-columns-repeated="4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table:number-columns-repeated="3"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7"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17" office:value-type="float" office:value="92.3076923076923" calcext:value-type="float">
            <text:p>92.3076923076923</text:p>
          </table:table-cell>
          <table:table-cell table:number-columns-repeated="26" office:value-type="float" office:value="96.1538461538462" calcext:value-type="float">
            <text:p>96.1538461538462</text:p>
          </table:table-cell>
          <table:table-cell table:number-columns-repeated="48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4"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76.9230769230769" calcext:value-type="float">
            <text:p>76.9230769230769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table:number-columns-repeated="4" office:value-type="float" office:value="84.6153846153846" calcext:value-type="float">
            <text:p>84.6153846153846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8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7" office:value-type="float" office:value="92.3076923076923" calcext:value-type="float">
            <text:p>92.3076923076923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8"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32" office:value-type="float" office:value="96.1538461538462" calcext:value-type="float">
            <text:p>96.1538461538462</text:p>
          </table:table-cell>
          <table:table-cell table:number-columns-repeated="3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4:.B13])" office:value-type="float" office:value="0" calcext:value-type="float">
            <text:p>0</text:p>
          </table:table-cell>
          <table:table-cell table:formula="of:=AVERAGE([.C4:.C13])" office:value-type="float" office:value="3.46153846153846" calcext:value-type="float">
            <text:p>3.46153846153846</text:p>
          </table:table-cell>
          <table:table-cell table:formula="of:=AVERAGE([.D4:.D13])" office:value-type="float" office:value="8.46153846153846" calcext:value-type="float">
            <text:p>8.46153846153846</text:p>
          </table:table-cell>
          <table:table-cell table:formula="of:=AVERAGE([.E4:.E13])" office:value-type="float" office:value="16.5384615384615" calcext:value-type="float">
            <text:p>16.5384615384615</text:p>
          </table:table-cell>
          <table:table-cell table:formula="of:=AVERAGE([.F4:.F13])" office:value-type="float" office:value="26.9230769230769" calcext:value-type="float">
            <text:p>26.9230769230769</text:p>
          </table:table-cell>
          <table:table-cell table:formula="of:=AVERAGE([.G4:.G13])" office:value-type="float" office:value="33.0769230769231" calcext:value-type="float">
            <text:p>33.0769230769231</text:p>
          </table:table-cell>
          <table:table-cell table:formula="of:=AVERAGE([.H4:.H13])" office:value-type="float" office:value="38.0769230769231" calcext:value-type="float">
            <text:p>38.0769230769231</text:p>
          </table:table-cell>
          <table:table-cell table:formula="of:=AVERAGE([.I4:.I13])" office:value-type="float" office:value="41.1538461538462" calcext:value-type="float">
            <text:p>41.1538461538462</text:p>
          </table:table-cell>
          <table:table-cell table:formula="of:=AVERAGE([.J4:.J13])" office:value-type="float" office:value="45.7692307692308" calcext:value-type="float">
            <text:p>45.7692307692308</text:p>
          </table:table-cell>
          <table:table-cell table:formula="of:=AVERAGE([.K4:.K13])" office:value-type="float" office:value="48.4615384615385" calcext:value-type="float">
            <text:p>48.4615384615385</text:p>
          </table:table-cell>
          <table:table-cell table:formula="of:=AVERAGE([.L4:.L13])" office:value-type="float" office:value="55" calcext:value-type="float">
            <text:p>55</text:p>
          </table:table-cell>
          <table:table-cell table:formula="of:=AVERAGE([.M4:.M13])" office:value-type="float" office:value="59.2307692307692" calcext:value-type="float">
            <text:p>59.2307692307692</text:p>
          </table:table-cell>
          <table:table-cell table:formula="of:=AVERAGE([.N4:.N13])" office:value-type="float" office:value="66.5384615384615" calcext:value-type="float">
            <text:p>66.5384615384615</text:p>
          </table:table-cell>
          <table:table-cell table:formula="of:=AVERAGE([.O4:.O13])" office:value-type="float" office:value="70.7692307692308" calcext:value-type="float">
            <text:p>70.7692307692308</text:p>
          </table:table-cell>
          <table:table-cell table:formula="of:=AVERAGE([.P4:.P13])" office:value-type="float" office:value="75" calcext:value-type="float">
            <text:p>75</text:p>
          </table:table-cell>
          <table:table-cell table:formula="of:=AVERAGE([.Q4:.Q13])" office:value-type="float" office:value="78.4615384615385" calcext:value-type="float">
            <text:p>78.4615384615385</text:p>
          </table:table-cell>
          <table:table-cell table:formula="of:=AVERAGE([.R4:.R13])" office:value-type="float" office:value="80" calcext:value-type="float">
            <text:p>80</text:p>
          </table:table-cell>
          <table:table-cell table:formula="of:=AVERAGE([.S4:.S13])" office:value-type="float" office:value="80.7692307692308" calcext:value-type="float">
            <text:p>80.7692307692308</text:p>
          </table:table-cell>
          <table:table-cell table:formula="of:=AVERAGE([.T4:.T13])" office:value-type="float" office:value="82.3076923076923" calcext:value-type="float">
            <text:p>82.3076923076923</text:p>
          </table:table-cell>
          <table:table-cell table:formula="of:=AVERAGE([.U4:.U13])" office:value-type="float" office:value="85.3846153846154" calcext:value-type="float">
            <text:p>85.3846153846154</text:p>
          </table:table-cell>
          <table:table-cell table:formula="of:=AVERAGE([.V4:.V13])" office:value-type="float" office:value="86.9230769230769" calcext:value-type="float">
            <text:p>86.9230769230769</text:p>
          </table:table-cell>
          <table:table-cell table:formula="of:=AVERAGE([.W4:.W13])" office:value-type="float" office:value="88.0769230769231" calcext:value-type="float">
            <text:p>88.0769230769231</text:p>
          </table:table-cell>
          <table:table-cell table:formula="of:=AVERAGE([.X4:.X13])" office:value-type="float" office:value="88.0769230769231" calcext:value-type="float">
            <text:p>88.0769230769231</text:p>
          </table:table-cell>
          <table:table-cell table:formula="of:=AVERAGE([.Y4:.Y13])" office:value-type="float" office:value="90.3846153846154" calcext:value-type="float">
            <text:p>90.3846153846154</text:p>
          </table:table-cell>
          <table:table-cell table:formula="of:=AVERAGE([.Z4:.Z13])" office:value-type="float" office:value="91.5384615384615" calcext:value-type="float">
            <text:p>91.5384615384615</text:p>
          </table:table-cell>
          <table:table-cell table:formula="of:=AVERAGE([.AA4:.AA13])" office:value-type="float" office:value="93.4615384615385" calcext:value-type="float">
            <text:p>93.4615384615385</text:p>
          </table:table-cell>
          <table:table-cell table:formula="of:=AVERAGE([.AB4:.AB13])" office:value-type="float" office:value="94.2307692307692" calcext:value-type="float">
            <text:p>94.2307692307692</text:p>
          </table:table-cell>
          <table:table-cell table:formula="of:=AVERAGE([.AC4:.AC13])" office:value-type="float" office:value="95" calcext:value-type="float">
            <text:p>95</text:p>
          </table:table-cell>
          <table:table-cell table:formula="of:=AVERAGE([.AD4:.AD13])" office:value-type="float" office:value="94.6153846153846" calcext:value-type="float">
            <text:p>94.6153846153846</text:p>
          </table:table-cell>
          <table:table-cell table:formula="of:=AVERAGE([.AE4:.AE13])" office:value-type="float" office:value="95.7692307692308" calcext:value-type="float">
            <text:p>95.7692307692308</text:p>
          </table:table-cell>
          <table:table-cell table:formula="of:=AVERAGE([.AF4:.AF13])" office:value-type="float" office:value="95.3846153846154" calcext:value-type="float">
            <text:p>95.3846153846154</text:p>
          </table:table-cell>
          <table:table-cell table:formula="of:=AVERAGE([.AG4:.AG13])" office:value-type="float" office:value="96.5384615384615" calcext:value-type="float">
            <text:p>96.5384615384615</text:p>
          </table:table-cell>
          <table:table-cell table:formula="of:=AVERAGE([.AH4:.AH13])" office:value-type="float" office:value="95.7692307692308" calcext:value-type="float">
            <text:p>95.7692307692308</text:p>
          </table:table-cell>
          <table:table-cell table:formula="of:=AVERAGE([.AI4:.AI13])" office:value-type="float" office:value="95.3846153846154" calcext:value-type="float">
            <text:p>95.3846153846154</text:p>
          </table:table-cell>
          <table:table-cell table:formula="of:=AVERAGE([.AJ4:.AJ13])" office:value-type="float" office:value="94.6153846153846" calcext:value-type="float">
            <text:p>94.6153846153846</text:p>
          </table:table-cell>
          <table:table-cell table:formula="of:=AVERAGE([.AK4:.AK13])" office:value-type="float" office:value="93.8461538461538" calcext:value-type="float">
            <text:p>93.8461538461538</text:p>
          </table:table-cell>
          <table:table-cell table:formula="of:=AVERAGE([.AL4:.AL13])" office:value-type="float" office:value="94.2307692307692" calcext:value-type="float">
            <text:p>94.2307692307692</text:p>
          </table:table-cell>
          <table:table-cell table:formula="of:=AVERAGE([.AM4:.AM13])" office:value-type="float" office:value="94.2307692307692" calcext:value-type="float">
            <text:p>94.2307692307692</text:p>
          </table:table-cell>
          <table:table-cell table:formula="of:=AVERAGE([.AN4:.AN13])" office:value-type="float" office:value="93.8461538461538" calcext:value-type="float">
            <text:p>93.8461538461538</text:p>
          </table:table-cell>
          <table:table-cell table:formula="of:=AVERAGE([.AO4:.AO13])" office:value-type="float" office:value="93.4615384615385" calcext:value-type="float">
            <text:p>93.4615384615385</text:p>
          </table:table-cell>
          <table:table-cell table:formula="of:=AVERAGE([.AP4:.AP13])" office:value-type="float" office:value="93.4615384615385" calcext:value-type="float">
            <text:p>93.4615384615385</text:p>
          </table:table-cell>
          <table:table-cell table:formula="of:=AVERAGE([.AQ4:.AQ13])" office:value-type="float" office:value="92.6923076923077" calcext:value-type="float">
            <text:p>92.6923076923077</text:p>
          </table:table-cell>
          <table:table-cell table:formula="of:=AVERAGE([.AR4:.AR13])" office:value-type="float" office:value="93.0769230769231" calcext:value-type="float">
            <text:p>93.0769230769231</text:p>
          </table:table-cell>
          <table:table-cell table:formula="of:=AVERAGE([.AS4:.AS13])" office:value-type="float" office:value="93.4615384615385" calcext:value-type="float">
            <text:p>93.4615384615385</text:p>
          </table:table-cell>
          <table:table-cell table:formula="of:=AVERAGE([.AT4:.AT13])" office:value-type="float" office:value="93.0769230769231" calcext:value-type="float">
            <text:p>93.0769230769231</text:p>
          </table:table-cell>
          <table:table-cell table:formula="of:=AVERAGE([.AU4:.AU13])" office:value-type="float" office:value="93.4615384615385" calcext:value-type="float">
            <text:p>93.4615384615385</text:p>
          </table:table-cell>
          <table:table-cell table:formula="of:=AVERAGE([.AV4:.AV13])" office:value-type="float" office:value="93.4615384615385" calcext:value-type="float">
            <text:p>93.4615384615385</text:p>
          </table:table-cell>
          <table:table-cell table:formula="of:=AVERAGE([.AW4:.AW13])" office:value-type="float" office:value="93.0769230769231" calcext:value-type="float">
            <text:p>93.0769230769231</text:p>
          </table:table-cell>
          <table:table-cell table:formula="of:=AVERAGE([.AX4:.AX13])" office:value-type="float" office:value="93.0769230769231" calcext:value-type="float">
            <text:p>93.0769230769231</text:p>
          </table:table-cell>
          <table:table-cell table:formula="of:=AVERAGE([.AY4:.AY13])" office:value-type="float" office:value="93.0769230769231" calcext:value-type="float">
            <text:p>93.0769230769231</text:p>
          </table:table-cell>
          <table:table-cell table:formula="of:=AVERAGE([.AZ4:.AZ13])" office:value-type="float" office:value="92.6923076923077" calcext:value-type="float">
            <text:p>92.6923076923077</text:p>
          </table:table-cell>
          <table:table-cell table:formula="of:=AVERAGE([.BA4:.BA13])" office:value-type="float" office:value="92.6923076923077" calcext:value-type="float">
            <text:p>92.6923076923077</text:p>
          </table:table-cell>
          <table:table-cell table:formula="of:=AVERAGE([.BB4:.BB13])" office:value-type="float" office:value="92.6923076923077" calcext:value-type="float">
            <text:p>92.6923076923077</text:p>
          </table:table-cell>
          <table:table-cell table:formula="of:=AVERAGE([.BC4:.BC13])" office:value-type="float" office:value="92.6923076923077" calcext:value-type="float">
            <text:p>92.6923076923077</text:p>
          </table:table-cell>
          <table:table-cell table:formula="of:=AVERAGE([.BD4:.BD13])" office:value-type="float" office:value="92.6923076923077" calcext:value-type="float">
            <text:p>92.6923076923077</text:p>
          </table:table-cell>
          <table:table-cell table:formula="of:=AVERAGE([.BE4:.BE13])" office:value-type="float" office:value="92.6923076923077" calcext:value-type="float">
            <text:p>92.6923076923077</text:p>
          </table:table-cell>
          <table:table-cell table:formula="of:=AVERAGE([.BF4:.BF13])" office:value-type="float" office:value="93.0769230769231" calcext:value-type="float">
            <text:p>93.0769230769231</text:p>
          </table:table-cell>
          <table:table-cell table:formula="of:=AVERAGE([.BG4:.BG13])" office:value-type="float" office:value="93.0769230769231" calcext:value-type="float">
            <text:p>93.0769230769231</text:p>
          </table:table-cell>
          <table:table-cell table:formula="of:=AVERAGE([.BH4:.BH13])" office:value-type="float" office:value="93.4615384615385" calcext:value-type="float">
            <text:p>93.4615384615385</text:p>
          </table:table-cell>
          <table:table-cell table:formula="of:=AVERAGE([.BI4:.BI13])" office:value-type="float" office:value="93.4615384615385" calcext:value-type="float">
            <text:p>93.4615384615385</text:p>
          </table:table-cell>
          <table:table-cell table:formula="of:=AVERAGE([.BJ4:.BJ13])" office:value-type="float" office:value="93.4615384615385" calcext:value-type="float">
            <text:p>93.4615384615385</text:p>
          </table:table-cell>
          <table:table-cell table:formula="of:=AVERAGE([.BK4:.BK13])" office:value-type="float" office:value="93.8461538461538" calcext:value-type="float">
            <text:p>93.8461538461538</text:p>
          </table:table-cell>
          <table:table-cell table:formula="of:=AVERAGE([.BL4:.BL13])" office:value-type="float" office:value="94.2307692307692" calcext:value-type="float">
            <text:p>94.2307692307692</text:p>
          </table:table-cell>
          <table:table-cell table:formula="of:=AVERAGE([.BM4:.BM13])" office:value-type="float" office:value="94.2307692307692" calcext:value-type="float">
            <text:p>94.2307692307692</text:p>
          </table:table-cell>
          <table:table-cell table:formula="of:=AVERAGE([.BN4:.BN13])" office:value-type="float" office:value="93.8461538461538" calcext:value-type="float">
            <text:p>93.8461538461538</text:p>
          </table:table-cell>
          <table:table-cell table:formula="of:=AVERAGE([.BO4:.BO13])" office:value-type="float" office:value="93.8461538461538" calcext:value-type="float">
            <text:p>93.8461538461538</text:p>
          </table:table-cell>
          <table:table-cell table:formula="of:=AVERAGE([.BP4:.BP13])" office:value-type="float" office:value="94.2307692307692" calcext:value-type="float">
            <text:p>94.2307692307692</text:p>
          </table:table-cell>
          <table:table-cell table:formula="of:=AVERAGE([.BQ4:.BQ13])" office:value-type="float" office:value="94.2307692307692" calcext:value-type="float">
            <text:p>94.2307692307692</text:p>
          </table:table-cell>
          <table:table-cell table:formula="of:=AVERAGE([.BR4:.BR13])" office:value-type="float" office:value="94.2307692307692" calcext:value-type="float">
            <text:p>94.2307692307692</text:p>
          </table:table-cell>
          <table:table-cell table:formula="of:=AVERAGE([.BS4:.BS13])" office:value-type="float" office:value="93.8461538461538" calcext:value-type="float">
            <text:p>93.8461538461538</text:p>
          </table:table-cell>
          <table:table-cell table:formula="of:=AVERAGE([.BT4:.BT13])" office:value-type="float" office:value="93.8461538461538" calcext:value-type="float">
            <text:p>93.8461538461538</text:p>
          </table:table-cell>
          <table:table-cell table:formula="of:=AVERAGE([.BU4:.BU13])" office:value-type="float" office:value="94.2307692307692" calcext:value-type="float">
            <text:p>94.2307692307692</text:p>
          </table:table-cell>
          <table:table-cell table:formula="of:=AVERAGE([.BV4:.BV13])" office:value-type="float" office:value="94.2307692307692" calcext:value-type="float">
            <text:p>94.2307692307692</text:p>
          </table:table-cell>
          <table:table-cell table:formula="of:=AVERAGE([.BW4:.BW13])" office:value-type="float" office:value="94.2307692307692" calcext:value-type="float">
            <text:p>94.2307692307692</text:p>
          </table:table-cell>
          <table:table-cell table:formula="of:=AVERAGE([.BX4:.BX13])" office:value-type="float" office:value="94.6153846153846" calcext:value-type="float">
            <text:p>94.6153846153846</text:p>
          </table:table-cell>
          <table:table-cell table:formula="of:=AVERAGE([.BY4:.BY13])" office:value-type="float" office:value="94.6153846153846" calcext:value-type="float">
            <text:p>94.6153846153846</text:p>
          </table:table-cell>
          <table:table-cell table:formula="of:=AVERAGE([.BZ4:.BZ13])" office:value-type="float" office:value="95" calcext:value-type="float">
            <text:p>95</text:p>
          </table:table-cell>
          <table:table-cell table:formula="of:=AVERAGE([.CA4:.CA13])" office:value-type="float" office:value="95.7692307692308" calcext:value-type="float">
            <text:p>95.7692307692308</text:p>
          </table:table-cell>
          <table:table-cell table:formula="of:=AVERAGE([.CB4:.CB13])" office:value-type="float" office:value="95.7692307692308" calcext:value-type="float">
            <text:p>95.7692307692308</text:p>
          </table:table-cell>
          <table:table-cell table:formula="of:=AVERAGE([.CC4:.CC13])" office:value-type="float" office:value="95.7692307692308" calcext:value-type="float">
            <text:p>95.7692307692308</text:p>
          </table:table-cell>
          <table:table-cell table:formula="of:=AVERAGE([.CD4:.CD13])" office:value-type="float" office:value="95.7692307692308" calcext:value-type="float">
            <text:p>95.7692307692308</text:p>
          </table:table-cell>
          <table:table-cell table:formula="of:=AVERAGE([.CE4:.CE13])" office:value-type="float" office:value="95.7692307692308" calcext:value-type="float">
            <text:p>95.7692307692308</text:p>
          </table:table-cell>
          <table:table-cell table:formula="of:=AVERAGE([.CF4:.CF13])" office:value-type="float" office:value="96.1538461538462" calcext:value-type="float">
            <text:p>96.1538461538462</text:p>
          </table:table-cell>
          <table:table-cell table:formula="of:=AVERAGE([.CG4:.CG13])" office:value-type="float" office:value="96.5384615384616" calcext:value-type="float">
            <text:p>96.5384615384616</text:p>
          </table:table-cell>
          <table:table-cell table:formula="of:=AVERAGE([.CH4:.CH13])" office:value-type="float" office:value="96.5384615384616" calcext:value-type="float">
            <text:p>96.5384615384616</text:p>
          </table:table-cell>
          <table:table-cell table:formula="of:=AVERAGE([.CI4:.CI13])" office:value-type="float" office:value="96.5384615384616" calcext:value-type="float">
            <text:p>96.5384615384616</text:p>
          </table:table-cell>
          <table:table-cell table:formula="of:=AVERAGE([.CJ4:.CJ13])" office:value-type="float" office:value="97.3076923076923" calcext:value-type="float">
            <text:p>97.3076923076923</text:p>
          </table:table-cell>
          <table:table-cell table:formula="of:=AVERAGE([.CK4:.CK13])" office:value-type="float" office:value="97.3076923076923" calcext:value-type="float">
            <text:p>97.3076923076923</text:p>
          </table:table-cell>
          <table:table-cell table:formula="of:=AVERAGE([.CL4:.CL13])" office:value-type="float" office:value="97.6923076923077" calcext:value-type="float">
            <text:p>97.6923076923077</text:p>
          </table:table-cell>
          <table:table-cell table:formula="of:=AVERAGE([.CM4:.CM13])" office:value-type="float" office:value="97.6923076923077" calcext:value-type="float">
            <text:p>97.6923076923077</text:p>
          </table:table-cell>
          <table:table-cell table:formula="of:=AVERAGE([.CN4:.CN13])" office:value-type="float" office:value="97.6923076923077" calcext:value-type="float">
            <text:p>97.6923076923077</text:p>
          </table:table-cell>
          <table:table-cell table:formula="of:=AVERAGE([.CO4:.CO13])" office:value-type="float" office:value="97.6923076923077" calcext:value-type="float">
            <text:p>97.6923076923077</text:p>
          </table:table-cell>
          <table:table-cell table:formula="of:=AVERAGE([.CP4:.CP13])" office:value-type="float" office:value="98.0769230769231" calcext:value-type="float">
            <text:p>98.0769230769231</text:p>
          </table:table-cell>
          <table:table-cell table:formula="of:=AVERAGE([.CQ4:.CQ13])" office:value-type="float" office:value="98.0769230769231" calcext:value-type="float">
            <text:p>98.0769230769231</text:p>
          </table:table-cell>
          <table:table-cell table:formula="of:=AVERAGE([.CR4:.CR13])" office:value-type="float" office:value="98.4615384615385" calcext:value-type="float">
            <text:p>98.4615384615385</text:p>
          </table:table-cell>
          <table:table-cell table:formula="of:=AVERAGE([.CS4:.CS13])" office:value-type="float" office:value="98.8461538461538" calcext:value-type="float">
            <text:p>98.8461538461538</text:p>
          </table:table-cell>
          <table:table-cell table:formula="of:=AVERAGE([.CT4:.CT13])" office:value-type="float" office:value="99.2307692307692" calcext:value-type="float">
            <text:p>99.2307692307692</text:p>
          </table:table-cell>
          <table:table-cell table:formula="of:=AVERAGE([.CU4:.CU13])" office:value-type="float" office:value="99.2307692307692" calcext:value-type="float">
            <text:p>99.2307692307692</text:p>
          </table:table-cell>
          <table:table-cell table:formula="of:=AVERAGE([.CV4:.CV13])" office:value-type="float" office:value="99.2307692307692" calcext:value-type="float">
            <text:p>99.2307692307692</text:p>
          </table:table-cell>
          <table:table-cell table:formula="of:=AVERAGE([.CW4:.CW13])" office:value-type="float" office:value="99.2307692307692" calcext:value-type="float">
            <text:p>99.2307692307692</text:p>
          </table:table-cell>
          <table:table-cell table:formula="of:=AVERAGE([.CX4:.CX13])" office:value-type="float" office:value="99.2307692307692" calcext:value-type="float">
            <text:p>99.2307692307692</text:p>
          </table:table-cell>
          <table:table-cell table:formula="of:=AVERAGE([.CY4:.CY13])" office:value-type="float" office:value="99.2307692307692" calcext:value-type="float">
            <text:p>99.2307692307692</text:p>
          </table:table-cell>
          <table:table-cell table:formula="of:=AVERAGE([.CZ4:.CZ13])" office:value-type="float" office:value="99.2307692307692" calcext:value-type="float">
            <text:p>99.2307692307692</text:p>
          </table:table-cell>
          <table:table-cell table:formula="of:=AVERAGE([.DA4:.DA13])" office:value-type="float" office:value="99.2307692307692" calcext:value-type="float">
            <text:p>99.2307692307692</text:p>
          </table:table-cell>
          <table:table-cell table:formula="of:=AVERAGE([.DB4:.DB13])" office:value-type="float" office:value="99.2307692307692" calcext:value-type="float">
            <text:p>99.2307692307692</text:p>
          </table:table-cell>
          <table:table-cell table:formula="of:=AVERAGE([.DC4:.DC13])" office:value-type="float" office:value="99.2307692307692" calcext:value-type="float">
            <text:p>99.2307692307692</text:p>
          </table:table-cell>
          <table:table-cell table:formula="of:=AVERAGE([.DD4:.DD13])" office:value-type="float" office:value="99.2307692307692" calcext:value-type="float">
            <text:p>99.2307692307692</text:p>
          </table:table-cell>
          <table:table-cell table:formula="of:=AVERAGE([.DE4:.DE13])" office:value-type="float" office:value="99.2307692307692" calcext:value-type="float">
            <text:p>99.2307692307692</text:p>
          </table:table-cell>
          <table:table-cell table:formula="of:=AVERAGE([.DF4:.DF13])" office:value-type="float" office:value="99.2307692307692" calcext:value-type="float">
            <text:p>99.2307692307692</text:p>
          </table:table-cell>
          <table:table-cell table:formula="of:=AVERAGE([.DG4:.DG13])" office:value-type="float" office:value="99.2307692307692" calcext:value-type="float">
            <text:p>99.2307692307692</text:p>
          </table:table-cell>
          <table:table-cell table:formula="of:=AVERAGE([.DH4:.DH13])" office:value-type="float" office:value="99.2307692307692" calcext:value-type="float">
            <text:p>99.2307692307692</text:p>
          </table:table-cell>
          <table:table-cell table:formula="of:=AVERAGE([.DI4:.DI13])" office:value-type="float" office:value="99.2307692307692" calcext:value-type="float">
            <text:p>99.2307692307692</text:p>
          </table:table-cell>
          <table:table-cell table:formula="of:=AVERAGE([.DJ4:.DJ13])" office:value-type="float" office:value="99.2307692307692" calcext:value-type="float">
            <text:p>99.2307692307692</text:p>
          </table:table-cell>
          <table:table-cell table:formula="of:=AVERAGE([.DK4:.DK13])" office:value-type="float" office:value="99.2307692307692" calcext:value-type="float">
            <text:p>99.2307692307692</text:p>
          </table:table-cell>
          <table:table-cell table:formula="of:=AVERAGE([.DL4:.DL13])" office:value-type="float" office:value="99.2307692307692" calcext:value-type="float">
            <text:p>99.2307692307692</text:p>
          </table:table-cell>
          <table:table-cell table:formula="of:=AVERAGE([.DM4:.DM13])" office:value-type="float" office:value="99.6153846153846" calcext:value-type="float">
            <text:p>99.6153846153846</text:p>
          </table:table-cell>
          <table:table-cell table:formula="of:=AVERAGE([.DN4:.DN13])" office:value-type="float" office:value="99.6153846153846" calcext:value-type="float">
            <text:p>99.6153846153846</text:p>
          </table:table-cell>
          <table:table-cell table:formula="of:=AVERAGE([.DO4:.DO13])" office:value-type="float" office:value="99.6153846153846" calcext:value-type="float">
            <text:p>99.6153846153846</text:p>
          </table:table-cell>
          <table:table-cell table:formula="of:=AVERAGE([.DP4:.DP13])" office:value-type="float" office:value="99.6153846153846" calcext:value-type="float">
            <text:p>99.6153846153846</text:p>
          </table:table-cell>
          <table:table-cell table:formula="of:=AVERAGE([.DQ4:.DQ13])" office:value-type="float" office:value="99.6153846153846" calcext:value-type="float">
            <text:p>99.6153846153846</text:p>
          </table:table-cell>
          <table:table-cell table:formula="of:=AVERAGE([.DR4:.DR13])" office:value-type="float" office:value="99.6153846153846" calcext:value-type="float">
            <text:p>99.6153846153846</text:p>
          </table:table-cell>
          <table:table-cell table:formula="of:=AVERAGE([.DS4:.DS13])" office:value-type="float" office:value="99.6153846153846" calcext:value-type="float">
            <text:p>99.6153846153846</text:p>
          </table:table-cell>
          <table:table-cell table:formula="of:=AVERAGE([.DT4:.DT13])" office:value-type="float" office:value="99.6153846153846" calcext:value-type="float">
            <text:p>99.6153846153846</text:p>
          </table:table-cell>
          <table:table-cell table:formula="of:=AVERAGE([.DU4:.DU13])" office:value-type="float" office:value="99.6153846153846" calcext:value-type="float">
            <text:p>99.6153846153846</text:p>
          </table:table-cell>
          <table:table-cell table:formula="of:=AVERAGE([.DV4:.DV13])" office:value-type="float" office:value="99.6153846153846" calcext:value-type="float">
            <text:p>99.6153846153846</text:p>
          </table:table-cell>
          <table:table-cell table:formula="of:=AVERAGE([.DW4:.DW13])" office:value-type="float" office:value="99.6153846153846" calcext:value-type="float">
            <text:p>99.6153846153846</text:p>
          </table:table-cell>
          <table:table-cell table:formula="of:=AVERAGE([.DX4:.DX13])" office:value-type="float" office:value="99.6153846153846" calcext:value-type="float">
            <text:p>99.6153846153846</text:p>
          </table:table-cell>
          <table:table-cell table:formula="of:=AVERAGE([.DY4:.DY13])" office:value-type="float" office:value="99.6153846153846" calcext:value-type="float">
            <text:p>99.6153846153846</text:p>
          </table:table-cell>
          <table:table-cell table:formula="of:=AVERAGE([.DZ4:.DZ13])" office:value-type="float" office:value="99.6153846153846" calcext:value-type="float">
            <text:p>99.6153846153846</text:p>
          </table:table-cell>
          <table:table-cell table:formula="of:=AVERAGE([.EA4:.EA13])" office:value-type="float" office:value="99.6153846153846" calcext:value-type="float">
            <text:p>99.615384615384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4:.B13])" office:value-type="float" office:value="0" calcext:value-type="float">
            <text:p>0</text:p>
          </table:table-cell>
          <table:table-cell table:formula="of:=STDEV([.C4:.C13])" office:value-type="float" office:value="2.8379414898947" calcext:value-type="float">
            <text:p>2.8379414898947</text:p>
          </table:table-cell>
          <table:table-cell table:formula="of:=STDEV([.D4:.D13])" office:value-type="float" office:value="3.53437147489493" calcext:value-type="float">
            <text:p>3.53437147489493</text:p>
          </table:table-cell>
          <table:table-cell table:formula="of:=STDEV([.E4:.E13])" office:value-type="float" office:value="4.4596223412631" calcext:value-type="float">
            <text:p>4.4596223412631</text:p>
          </table:table-cell>
          <table:table-cell table:formula="of:=STDEV([.F4:.F13])" office:value-type="float" office:value="4.44115591684327" calcext:value-type="float">
            <text:p>4.44115591684327</text:p>
          </table:table-cell>
          <table:table-cell table:formula="of:=STDEV([.G4:.G13])" office:value-type="float" office:value="4.13449115297362" calcext:value-type="float">
            <text:p>4.13449115297362</text:p>
          </table:table-cell>
          <table:table-cell table:formula="of:=STDEV([.H4:.H13])" office:value-type="float" office:value="2.8379414898947" calcext:value-type="float">
            <text:p>2.8379414898947</text:p>
          </table:table-cell>
          <table:table-cell table:formula="of:=STDEV([.I4:.I13])" office:value-type="float" office:value="3.6487819155789" calcext:value-type="float">
            <text:p>3.6487819155789</text:p>
          </table:table-cell>
          <table:table-cell table:formula="of:=STDEV([.J4:.J13])" office:value-type="float" office:value="4.60468846053025" calcext:value-type="float">
            <text:p>4.60468846053025</text:p>
          </table:table-cell>
          <table:table-cell table:formula="of:=STDEV([.K4:.K13])" office:value-type="float" office:value="5.499387330648" calcext:value-type="float">
            <text:p>5.499387330648</text:p>
          </table:table-cell>
          <table:table-cell table:formula="of:=STDEV([.L4:.L13])" office:value-type="float" office:value="6.29381420955568" calcext:value-type="float">
            <text:p>6.29381420955568</text:p>
          </table:table-cell>
          <table:table-cell table:formula="of:=STDEV([.M4:.M13])" office:value-type="float" office:value="7.2975638311578" calcext:value-type="float">
            <text:p>7.2975638311578</text:p>
          </table:table-cell>
          <table:table-cell table:formula="of:=STDEV([.N4:.N13])" office:value-type="float" office:value="7.48656477982381" calcext:value-type="float">
            <text:p>7.48656477982381</text:p>
          </table:table-cell>
          <table:table-cell table:formula="of:=STDEV([.O4:.O13])" office:value-type="float" office:value="5.49938733064801" calcext:value-type="float">
            <text:p>5.49938733064801</text:p>
          </table:table-cell>
          <table:table-cell table:formula="of:=STDEV([.P4:.P13])" office:value-type="float" office:value="5.8047340629086" calcext:value-type="float">
            <text:p>5.8047340629086</text:p>
          </table:table-cell>
          <table:table-cell table:formula="of:=STDEV([.Q4:.Q13])" office:value-type="float" office:value="7.94458122298958" calcext:value-type="float">
            <text:p>7.94458122298958</text:p>
          </table:table-cell>
          <table:table-cell table:formula="of:=STDEV([.R4:.R13])" office:value-type="float" office:value="6.73534642900703" calcext:value-type="float">
            <text:p>6.73534642900703</text:p>
          </table:table-cell>
          <table:table-cell table:formula="of:=STDEV([.S4:.S13])" office:value-type="float" office:value="6.78397772067844" calcext:value-type="float">
            <text:p>6.78397772067844</text:p>
          </table:table-cell>
          <table:table-cell table:formula="of:=STDEV([.T4:.T13])" office:value-type="float" office:value="7.2975638311578" calcext:value-type="float">
            <text:p>7.2975638311578</text:p>
          </table:table-cell>
          <table:table-cell table:formula="of:=STDEV([.U4:.U13])" office:value-type="float" office:value="7.86138959833636" calcext:value-type="float">
            <text:p>7.86138959833636</text:p>
          </table:table-cell>
          <table:table-cell table:formula="of:=STDEV([.V4:.V13])" office:value-type="float" office:value="6.83226286896114" calcext:value-type="float">
            <text:p>6.83226286896114</text:p>
          </table:table-cell>
          <table:table-cell table:formula="of:=STDEV([.W4:.W13])" office:value-type="float" office:value="6.13512108410533" calcext:value-type="float">
            <text:p>6.13512108410533</text:p>
          </table:table-cell>
          <table:table-cell table:formula="of:=STDEV([.X4:.X13])" office:value-type="float" office:value="6.13512108410533" calcext:value-type="float">
            <text:p>6.13512108410533</text:p>
          </table:table-cell>
          <table:table-cell table:formula="of:=STDEV([.Y4:.Y13])" office:value-type="float" office:value="4.88190583709225" calcext:value-type="float">
            <text:p>4.88190583709225</text:p>
          </table:table-cell>
          <table:table-cell table:formula="of:=STDEV([.Z4:.Z13])" office:value-type="float" office:value="4.72797151656046" calcext:value-type="float">
            <text:p>4.72797151656046</text:p>
          </table:table-cell>
          <table:table-cell table:formula="of:=STDEV([.AA4:.AA13])" office:value-type="float" office:value="4.07442271335147" calcext:value-type="float">
            <text:p>4.07442271335147</text:p>
          </table:table-cell>
          <table:table-cell table:formula="of:=STDEV([.AB4:.AB13])" office:value-type="float" office:value="3.26860225230307" calcext:value-type="float">
            <text:p>3.26860225230307</text:p>
          </table:table-cell>
          <table:table-cell table:formula="of:=STDEV([.AC4:.AC13])" office:value-type="float" office:value="4.81409829628682" calcext:value-type="float">
            <text:p>4.81409829628682</text:p>
          </table:table-cell>
          <table:table-cell table:formula="of:=STDEV([.AD4:.AD13])" office:value-type="float" office:value="5.19191198238887" calcext:value-type="float">
            <text:p>5.19191198238887</text:p>
          </table:table-cell>
          <table:table-cell table:formula="of:=STDEV([.AE4:.AE13])" office:value-type="float" office:value="4.23271128697928" calcext:value-type="float">
            <text:p>4.23271128697928</text:p>
          </table:table-cell>
          <table:table-cell table:formula="of:=STDEV([.AF4:.AF13])" office:value-type="float" office:value="3.97229061149479" calcext:value-type="float">
            <text:p>3.97229061149479</text:p>
          </table:table-cell>
          <table:table-cell table:formula="of:=STDEV([.AG4:.AG13])" office:value-type="float" office:value="3.36767321450351" calcext:value-type="float">
            <text:p>3.36767321450351</text:p>
          </table:table-cell>
          <table:table-cell table:formula="of:=STDEV([.AH4:.AH13])" office:value-type="float" office:value="3.36767321450351" calcext:value-type="float">
            <text:p>3.36767321450351</text:p>
          </table:table-cell>
          <table:table-cell table:formula="of:=STDEV([.AI4:.AI13])" office:value-type="float" office:value="3.53437147489493" calcext:value-type="float">
            <text:p>3.53437147489493</text:p>
          </table:table-cell>
          <table:table-cell table:formula="of:=STDEV([.AJ4:.AJ13])" office:value-type="float" office:value="3.71573762722806" calcext:value-type="float">
            <text:p>3.71573762722806</text:p>
          </table:table-cell>
          <table:table-cell table:formula="of:=STDEV([.AK4:.AK13])" office:value-type="float" office:value="3.2433617027368" calcext:value-type="float">
            <text:p>3.2433617027368</text:p>
          </table:table-cell>
          <table:table-cell table:formula="of:=STDEV([.AL4:.AL13])" office:value-type="float" office:value="3.26860225230307" calcext:value-type="float">
            <text:p>3.26860225230307</text:p>
          </table:table-cell>
          <table:table-cell table:formula="of:=STDEV([.AM4:.AM13])" office:value-type="float" office:value="3.26860225230307" calcext:value-type="float">
            <text:p>3.26860225230307</text:p>
          </table:table-cell>
          <table:table-cell table:formula="of:=STDEV([.AN4:.AN13])" office:value-type="float" office:value="4.13449115297362" calcext:value-type="float">
            <text:p>4.13449115297362</text:p>
          </table:table-cell>
          <table:table-cell table:formula="of:=STDEV([.AO4:.AO13])" office:value-type="float" office:value="4.07442271335146" calcext:value-type="float">
            <text:p>4.07442271335146</text:p>
          </table:table-cell>
          <table:table-cell table:formula="of:=STDEV([.AP4:.AP13])" office:value-type="float" office:value="4.07442271335146" calcext:value-type="float">
            <text:p>4.07442271335146</text:p>
          </table:table-cell>
          <table:table-cell table:formula="of:=STDEV([.AQ4:.AQ13])" office:value-type="float" office:value="3.36767321450352" calcext:value-type="float">
            <text:p>3.36767321450352</text:p>
          </table:table-cell>
          <table:table-cell table:formula="of:=STDEV([.AR4:.AR13])" office:value-type="float" office:value="2.4325212770526" calcext:value-type="float">
            <text:p>2.4325212770526</text:p>
          </table:table-cell>
          <table:table-cell table:formula="of:=STDEV([.AS4:.AS13])" office:value-type="float" office:value="1.85786881361403" calcext:value-type="float">
            <text:p>1.85786881361403</text:p>
          </table:table-cell>
          <table:table-cell table:formula="of:=STDEV([.AT4:.AT13])" office:value-type="float" office:value="2.4325212770526" calcext:value-type="float">
            <text:p>2.4325212770526</text:p>
          </table:table-cell>
          <table:table-cell table:formula="of:=STDEV([.AU4:.AU13])" office:value-type="float" office:value="2.59595599119444" calcext:value-type="float">
            <text:p>2.59595599119444</text:p>
          </table:table-cell>
          <table:table-cell table:formula="of:=STDEV([.AV4:.AV13])" office:value-type="float" office:value="2.59595599119444" calcext:value-type="float">
            <text:p>2.59595599119444</text:p>
          </table:table-cell>
          <table:table-cell table:formula="of:=STDEV([.AW4:.AW13])" office:value-type="float" office:value="2.4325212770526" calcext:value-type="float">
            <text:p>2.4325212770526</text:p>
          </table:table-cell>
          <table:table-cell table:formula="of:=STDEV([.AX4:.AX13])" office:value-type="float" office:value="2.4325212770526" calcext:value-type="float">
            <text:p>2.4325212770526</text:p>
          </table:table-cell>
          <table:table-cell table:formula="of:=STDEV([.AY4:.AY13])" office:value-type="float" office:value="2.4325212770526" calcext:value-type="float">
            <text:p>2.4325212770526</text:p>
          </table:table-cell>
          <table:table-cell table:formula="of:=STDEV([.AZ4:.AZ13])" office:value-type="float" office:value="2.18325466229826" calcext:value-type="float">
            <text:p>2.18325466229826</text:p>
          </table:table-cell>
          <table:table-cell table:formula="of:=STDEV([.BA4:.BA13])" office:value-type="float" office:value="2.18325466229826" calcext:value-type="float">
            <text:p>2.18325466229826</text:p>
          </table:table-cell>
          <table:table-cell table:formula="of:=STDEV([.BB4:.BB13])" office:value-type="float" office:value="2.18325466229826" calcext:value-type="float">
            <text:p>2.18325466229826</text:p>
          </table:table-cell>
          <table:table-cell table:formula="of:=STDEV([.BC4:.BC13])" office:value-type="float" office:value="2.18325466229826" calcext:value-type="float">
            <text:p>2.18325466229826</text:p>
          </table:table-cell>
          <table:table-cell table:formula="of:=STDEV([.BD4:.BD13])" office:value-type="float" office:value="2.18325466229826" calcext:value-type="float">
            <text:p>2.18325466229826</text:p>
          </table:table-cell>
          <table:table-cell table:formula="of:=STDEV([.BE4:.BE13])" office:value-type="float" office:value="2.18325466229826" calcext:value-type="float">
            <text:p>2.18325466229826</text:p>
          </table:table-cell>
          <table:table-cell table:formula="of:=STDEV([.BF4:.BF13])" office:value-type="float" office:value="2.4325212770526" calcext:value-type="float">
            <text:p>2.4325212770526</text:p>
          </table:table-cell>
          <table:table-cell table:formula="of:=STDEV([.BG4:.BG13])" office:value-type="float" office:value="2.4325212770526" calcext:value-type="float">
            <text:p>2.4325212770526</text:p>
          </table:table-cell>
          <table:table-cell table:formula="of:=STDEV([.BH4:.BH13])" office:value-type="float" office:value="2.59595599119444" calcext:value-type="float">
            <text:p>2.59595599119444</text:p>
          </table:table-cell>
          <table:table-cell table:formula="of:=STDEV([.BI4:.BI13])" office:value-type="float" office:value="2.59595599119444" calcext:value-type="float">
            <text:p>2.59595599119444</text:p>
          </table:table-cell>
          <table:table-cell table:formula="of:=STDEV([.BJ4:.BJ13])" office:value-type="float" office:value="2.59595599119444" calcext:value-type="float">
            <text:p>2.59595599119444</text:p>
          </table:table-cell>
          <table:table-cell table:formula="of:=STDEV([.BK4:.BK13])" office:value-type="float" office:value="1.9861453057474" calcext:value-type="float">
            <text:p>1.9861453057474</text:p>
          </table:table-cell>
          <table:table-cell table:formula="of:=STDEV([.BL4:.BL13])" office:value-type="float" office:value="2.0271010642105" calcext:value-type="float">
            <text:p>2.0271010642105</text:p>
          </table:table-cell>
          <table:table-cell table:formula="of:=STDEV([.BM4:.BM13])" office:value-type="float" office:value="2.0271010642105" calcext:value-type="float">
            <text:p>2.0271010642105</text:p>
          </table:table-cell>
          <table:table-cell table:formula="of:=STDEV([.BN4:.BN13])" office:value-type="float" office:value="1.9861453057474" calcext:value-type="float">
            <text:p>1.9861453057474</text:p>
          </table:table-cell>
          <table:table-cell table:formula="of:=STDEV([.BO4:.BO13])" office:value-type="float" office:value="1.9861453057474" calcext:value-type="float">
            <text:p>1.9861453057474</text:p>
          </table:table-cell>
          <table:table-cell table:formula="of:=STDEV([.BP4:.BP13])" office:value-type="float" office:value="2.0271010642105" calcext:value-type="float">
            <text:p>2.0271010642105</text:p>
          </table:table-cell>
          <table:table-cell table:formula="of:=STDEV([.BQ4:.BQ13])" office:value-type="float" office:value="2.0271010642105" calcext:value-type="float">
            <text:p>2.0271010642105</text:p>
          </table:table-cell>
          <table:table-cell table:formula="of:=STDEV([.BR4:.BR13])" office:value-type="float" office:value="2.0271010642105" calcext:value-type="float">
            <text:p>2.0271010642105</text:p>
          </table:table-cell>
          <table:table-cell table:formula="of:=STDEV([.BS4:.BS13])" office:value-type="float" office:value="2.68925345684655" calcext:value-type="float">
            <text:p>2.68925345684655</text:p>
          </table:table-cell>
          <table:table-cell table:formula="of:=STDEV([.BT4:.BT13])" office:value-type="float" office:value="2.68925345684655" calcext:value-type="float">
            <text:p>2.68925345684655</text:p>
          </table:table-cell>
          <table:table-cell table:formula="of:=STDEV([.BU4:.BU13])" office:value-type="float" office:value="3.26860225230307" calcext:value-type="float">
            <text:p>3.26860225230307</text:p>
          </table:table-cell>
          <table:table-cell table:formula="of:=STDEV([.BV4:.BV13])" office:value-type="float" office:value="3.26860225230307" calcext:value-type="float">
            <text:p>3.26860225230307</text:p>
          </table:table-cell>
          <table:table-cell table:formula="of:=STDEV([.BW4:.BW13])" office:value-type="float" office:value="3.26860225230307" calcext:value-type="float">
            <text:p>3.26860225230307</text:p>
          </table:table-cell>
          <table:table-cell table:formula="of:=STDEV([.BX4:.BX13])" office:value-type="float" office:value="3.2433617027368" calcext:value-type="float">
            <text:p>3.2433617027368</text:p>
          </table:table-cell>
          <table:table-cell table:formula="of:=STDEV([.BY4:.BY13])" office:value-type="float" office:value="3.2433617027368" calcext:value-type="float">
            <text:p>3.2433617027368</text:p>
          </table:table-cell>
          <table:table-cell table:formula="of:=STDEV([.BZ4:.BZ13])" office:value-type="float" office:value="3.6487819155789" calcext:value-type="float">
            <text:p>3.6487819155789</text:p>
          </table:table-cell>
          <table:table-cell table:formula="of:=STDEV([.CA4:.CA13])" office:value-type="float" office:value="3.36767321450352" calcext:value-type="float">
            <text:p>3.36767321450352</text:p>
          </table:table-cell>
          <table:table-cell table:formula="of:=STDEV([.CB4:.CB13])" office:value-type="float" office:value="3.36767321450352" calcext:value-type="float">
            <text:p>3.36767321450352</text:p>
          </table:table-cell>
          <table:table-cell table:formula="of:=STDEV([.CC4:.CC13])" office:value-type="float" office:value="3.36767321450352" calcext:value-type="float">
            <text:p>3.36767321450352</text:p>
          </table:table-cell>
          <table:table-cell table:formula="of:=STDEV([.CD4:.CD13])" office:value-type="float" office:value="3.36767321450352" calcext:value-type="float">
            <text:p>3.36767321450352</text:p>
          </table:table-cell>
          <table:table-cell table:formula="of:=STDEV([.CE4:.CE13])" office:value-type="float" office:value="3.36767321450352" calcext:value-type="float">
            <text:p>3.36767321450352</text:p>
          </table:table-cell>
          <table:table-cell table:formula="of:=STDEV([.CF4:.CF13])" office:value-type="float" office:value="3.62618862146948" calcext:value-type="float">
            <text:p>3.62618862146948</text:p>
          </table:table-cell>
          <table:table-cell table:formula="of:=STDEV([.CG4:.CG13])" office:value-type="float" office:value="2.8379414898947" calcext:value-type="float">
            <text:p>2.8379414898947</text:p>
          </table:table-cell>
          <table:table-cell table:formula="of:=STDEV([.CH4:.CH13])" office:value-type="float" office:value="2.8379414898947" calcext:value-type="float">
            <text:p>2.8379414898947</text:p>
          </table:table-cell>
          <table:table-cell table:formula="of:=STDEV([.CI4:.CI13])" office:value-type="float" office:value="2.8379414898947" calcext:value-type="float">
            <text:p>2.8379414898947</text:p>
          </table:table-cell>
          <table:table-cell table:formula="of:=STDEV([.CJ4:.CJ13])" office:value-type="float" office:value="3.16643308595602" calcext:value-type="float">
            <text:p>3.16643308595602</text:p>
          </table:table-cell>
          <table:table-cell table:formula="of:=STDEV([.CK4:.CK13])" office:value-type="float" office:value="3.16643308595602" calcext:value-type="float">
            <text:p>3.16643308595602</text:p>
          </table:table-cell>
          <table:table-cell table:formula="of:=STDEV([.CL4:.CL13])" office:value-type="float" office:value="3.2433617027368" calcext:value-type="float">
            <text:p>3.2433617027368</text:p>
          </table:table-cell>
          <table:table-cell table:formula="of:=STDEV([.CM4:.CM13])" office:value-type="float" office:value="3.2433617027368" calcext:value-type="float">
            <text:p>3.2433617027368</text:p>
          </table:table-cell>
          <table:table-cell table:formula="of:=STDEV([.CN4:.CN13])" office:value-type="float" office:value="3.2433617027368" calcext:value-type="float">
            <text:p>3.2433617027368</text:p>
          </table:table-cell>
          <table:table-cell table:formula="of:=STDEV([.CO4:.CO13])" office:value-type="float" office:value="3.2433617027368" calcext:value-type="float">
            <text:p>3.2433617027368</text:p>
          </table:table-cell>
          <table:table-cell table:formula="of:=STDEV([.CP4:.CP13])" office:value-type="float" office:value="2.7196414661021" calcext:value-type="float">
            <text:p>2.7196414661021</text:p>
          </table:table-cell>
          <table:table-cell table:formula="of:=STDEV([.CQ4:.CQ13])" office:value-type="float" office:value="2.7196414661021" calcext:value-type="float">
            <text:p>2.7196414661021</text:p>
          </table:table-cell>
          <table:table-cell table:formula="of:=STDEV([.CR4:.CR13])" office:value-type="float" office:value="2.68925345684654" calcext:value-type="float">
            <text:p>2.68925345684654</text:p>
          </table:table-cell>
          <table:table-cell table:formula="of:=STDEV([.CS4:.CS13])" office:value-type="float" office:value="2.59595599119443" calcext:value-type="float">
            <text:p>2.59595599119443</text:p>
          </table:table-cell>
          <table:table-cell table:formula="of:=STDEV([.CT4:.CT13])" office:value-type="float" office:value="2.4325212770526" calcext:value-type="float">
            <text:p>2.4325212770526</text:p>
          </table:table-cell>
          <table:table-cell table:formula="of:=STDEV([.CU4:.CU13])" office:value-type="float" office:value="2.4325212770526" calcext:value-type="float">
            <text:p>2.4325212770526</text:p>
          </table:table-cell>
          <table:table-cell table:formula="of:=STDEV([.CV4:.CV13])" office:value-type="float" office:value="2.4325212770526" calcext:value-type="float">
            <text:p>2.4325212770526</text:p>
          </table:table-cell>
          <table:table-cell table:formula="of:=STDEV([.CW4:.CW13])" office:value-type="float" office:value="2.4325212770526" calcext:value-type="float">
            <text:p>2.4325212770526</text:p>
          </table:table-cell>
          <table:table-cell table:formula="of:=STDEV([.CX4:.CX13])" office:value-type="float" office:value="2.4325212770526" calcext:value-type="float">
            <text:p>2.4325212770526</text:p>
          </table:table-cell>
          <table:table-cell table:formula="of:=STDEV([.CY4:.CY13])" office:value-type="float" office:value="2.4325212770526" calcext:value-type="float">
            <text:p>2.4325212770526</text:p>
          </table:table-cell>
          <table:table-cell table:formula="of:=STDEV([.CZ4:.CZ13])" office:value-type="float" office:value="2.4325212770526" calcext:value-type="float">
            <text:p>2.4325212770526</text:p>
          </table:table-cell>
          <table:table-cell table:formula="of:=STDEV([.DA4:.DA13])" office:value-type="float" office:value="2.4325212770526" calcext:value-type="float">
            <text:p>2.4325212770526</text:p>
          </table:table-cell>
          <table:table-cell table:formula="of:=STDEV([.DB4:.DB13])" office:value-type="float" office:value="2.4325212770526" calcext:value-type="float">
            <text:p>2.4325212770526</text:p>
          </table:table-cell>
          <table:table-cell table:formula="of:=STDEV([.DC4:.DC13])" office:value-type="float" office:value="2.4325212770526" calcext:value-type="float">
            <text:p>2.4325212770526</text:p>
          </table:table-cell>
          <table:table-cell table:formula="of:=STDEV([.DD4:.DD13])" office:value-type="float" office:value="2.4325212770526" calcext:value-type="float">
            <text:p>2.4325212770526</text:p>
          </table:table-cell>
          <table:table-cell table:formula="of:=STDEV([.DE4:.DE13])" office:value-type="float" office:value="2.4325212770526" calcext:value-type="float">
            <text:p>2.4325212770526</text:p>
          </table:table-cell>
          <table:table-cell table:formula="of:=STDEV([.DF4:.DF13])" office:value-type="float" office:value="2.4325212770526" calcext:value-type="float">
            <text:p>2.4325212770526</text:p>
          </table:table-cell>
          <table:table-cell table:formula="of:=STDEV([.DG4:.DG13])" office:value-type="float" office:value="2.4325212770526" calcext:value-type="float">
            <text:p>2.4325212770526</text:p>
          </table:table-cell>
          <table:table-cell table:formula="of:=STDEV([.DH4:.DH13])" office:value-type="float" office:value="2.4325212770526" calcext:value-type="float">
            <text:p>2.4325212770526</text:p>
          </table:table-cell>
          <table:table-cell table:formula="of:=STDEV([.DI4:.DI13])" office:value-type="float" office:value="2.4325212770526" calcext:value-type="float">
            <text:p>2.4325212770526</text:p>
          </table:table-cell>
          <table:table-cell table:formula="of:=STDEV([.DJ4:.DJ13])" office:value-type="float" office:value="2.4325212770526" calcext:value-type="float">
            <text:p>2.4325212770526</text:p>
          </table:table-cell>
          <table:table-cell table:formula="of:=STDEV([.DK4:.DK13])" office:value-type="float" office:value="2.4325212770526" calcext:value-type="float">
            <text:p>2.4325212770526</text:p>
          </table:table-cell>
          <table:table-cell table:formula="of:=STDEV([.DL4:.DL13])" office:value-type="float" office:value="2.4325212770526" calcext:value-type="float">
            <text:p>2.4325212770526</text:p>
          </table:table-cell>
          <table:table-cell table:formula="of:=STDEV([.DM4:.DM13])" office:value-type="float" office:value="1.2162606385263" calcext:value-type="float">
            <text:p>1.2162606385263</text:p>
          </table:table-cell>
          <table:table-cell table:formula="of:=STDEV([.DN4:.DN13])" office:value-type="float" office:value="1.2162606385263" calcext:value-type="float">
            <text:p>1.2162606385263</text:p>
          </table:table-cell>
          <table:table-cell table:formula="of:=STDEV([.DO4:.DO13])" office:value-type="float" office:value="1.2162606385263" calcext:value-type="float">
            <text:p>1.2162606385263</text:p>
          </table:table-cell>
          <table:table-cell table:formula="of:=STDEV([.DP4:.DP13])" office:value-type="float" office:value="1.2162606385263" calcext:value-type="float">
            <text:p>1.2162606385263</text:p>
          </table:table-cell>
          <table:table-cell table:formula="of:=STDEV([.DQ4:.DQ13])" office:value-type="float" office:value="1.2162606385263" calcext:value-type="float">
            <text:p>1.2162606385263</text:p>
          </table:table-cell>
          <table:table-cell table:formula="of:=STDEV([.DR4:.DR13])" office:value-type="float" office:value="1.2162606385263" calcext:value-type="float">
            <text:p>1.2162606385263</text:p>
          </table:table-cell>
          <table:table-cell table:formula="of:=STDEV([.DS4:.DS13])" office:value-type="float" office:value="1.2162606385263" calcext:value-type="float">
            <text:p>1.2162606385263</text:p>
          </table:table-cell>
          <table:table-cell table:formula="of:=STDEV([.DT4:.DT13])" office:value-type="float" office:value="1.2162606385263" calcext:value-type="float">
            <text:p>1.2162606385263</text:p>
          </table:table-cell>
          <table:table-cell table:formula="of:=STDEV([.DU4:.DU13])" office:value-type="float" office:value="1.2162606385263" calcext:value-type="float">
            <text:p>1.2162606385263</text:p>
          </table:table-cell>
          <table:table-cell table:formula="of:=STDEV([.DV4:.DV13])" office:value-type="float" office:value="1.2162606385263" calcext:value-type="float">
            <text:p>1.2162606385263</text:p>
          </table:table-cell>
          <table:table-cell table:formula="of:=STDEV([.DW4:.DW13])" office:value-type="float" office:value="1.2162606385263" calcext:value-type="float">
            <text:p>1.2162606385263</text:p>
          </table:table-cell>
          <table:table-cell table:formula="of:=STDEV([.DX4:.DX13])" office:value-type="float" office:value="1.2162606385263" calcext:value-type="float">
            <text:p>1.2162606385263</text:p>
          </table:table-cell>
          <table:table-cell table:formula="of:=STDEV([.DY4:.DY13])" office:value-type="float" office:value="1.2162606385263" calcext:value-type="float">
            <text:p>1.2162606385263</text:p>
          </table:table-cell>
          <table:table-cell table:formula="of:=STDEV([.DZ4:.DZ13])" office:value-type="float" office:value="1.2162606385263" calcext:value-type="float">
            <text:p>1.2162606385263</text:p>
          </table:table-cell>
          <table:table-cell table:formula="of:=STDEV([.EA4:.EA13])" office:value-type="float" office:value="1.2162606385263" calcext:value-type="float">
            <text:p>1.2162606385263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64" calcext:value-type="float">
            <text:p>64</text:p>
          </table:table-cell>
          <table:table-cell table:number-columns-repeated="105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109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14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15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13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16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109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113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10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109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7:.B26])" office:value-type="float" office:value="0" calcext:value-type="float">
            <text:p>0</text:p>
          </table:table-cell>
          <table:table-cell table:formula="of:=AVERAGE([.C17:.C26])" office:value-type="float" office:value="2.4" calcext:value-type="float">
            <text:p>2.4</text:p>
          </table:table-cell>
          <table:table-cell table:formula="of:=AVERAGE([.D17:.D26])" office:value-type="float" office:value="9.6" calcext:value-type="float">
            <text:p>9.6</text:p>
          </table:table-cell>
          <table:table-cell table:formula="of:=AVERAGE([.E17:.E26])" office:value-type="float" office:value="14.4" calcext:value-type="float">
            <text:p>14.4</text:p>
          </table:table-cell>
          <table:table-cell table:formula="of:=AVERAGE([.F17:.F26])" office:value-type="float" office:value="24.4" calcext:value-type="float">
            <text:p>24.4</text:p>
          </table:table-cell>
          <table:table-cell table:formula="of:=AVERAGE([.G17:.G26])" office:value-type="float" office:value="30" calcext:value-type="float">
            <text:p>30</text:p>
          </table:table-cell>
          <table:table-cell table:formula="of:=AVERAGE([.H17:.H26])" office:value-type="float" office:value="32.8" calcext:value-type="float">
            <text:p>32.8</text:p>
          </table:table-cell>
          <table:table-cell table:formula="of:=AVERAGE([.I17:.I26])" office:value-type="float" office:value="37.6" calcext:value-type="float">
            <text:p>37.6</text:p>
          </table:table-cell>
          <table:table-cell table:formula="of:=AVERAGE([.J17:.J26])" office:value-type="float" office:value="41.2" calcext:value-type="float">
            <text:p>41.2</text:p>
          </table:table-cell>
          <table:table-cell table:formula="of:=AVERAGE([.K17:.K26])" office:value-type="float" office:value="45.6" calcext:value-type="float">
            <text:p>45.6</text:p>
          </table:table-cell>
          <table:table-cell table:formula="of:=AVERAGE([.L17:.L26])" office:value-type="float" office:value="46.8" calcext:value-type="float">
            <text:p>46.8</text:p>
          </table:table-cell>
          <table:table-cell table:formula="of:=AVERAGE([.M17:.M26])" office:value-type="float" office:value="49.6" calcext:value-type="float">
            <text:p>49.6</text:p>
          </table:table-cell>
          <table:table-cell table:formula="of:=AVERAGE([.N17:.N26])" office:value-type="float" office:value="52.8" calcext:value-type="float">
            <text:p>52.8</text:p>
          </table:table-cell>
          <table:table-cell table:formula="of:=AVERAGE([.O17:.O26])" office:value-type="float" office:value="53.6" calcext:value-type="float">
            <text:p>53.6</text:p>
          </table:table-cell>
          <table:table-cell table:formula="of:=AVERAGE([.P17:.P26])" office:value-type="float" office:value="57.2" calcext:value-type="float">
            <text:p>57.2</text:p>
          </table:table-cell>
          <table:table-cell table:formula="of:=AVERAGE([.Q17:.Q26])" office:value-type="float" office:value="58.4" calcext:value-type="float">
            <text:p>58.4</text:p>
          </table:table-cell>
          <table:table-cell table:formula="of:=AVERAGE([.R17:.R26])" office:value-type="float" office:value="60.4" calcext:value-type="float">
            <text:p>60.4</text:p>
          </table:table-cell>
          <table:table-cell table:formula="of:=AVERAGE([.S17:.S26])" office:value-type="float" office:value="60.8" calcext:value-type="float">
            <text:p>60.8</text:p>
          </table:table-cell>
          <table:table-cell table:formula="of:=AVERAGE([.T17:.T26])" office:value-type="float" office:value="60.8" calcext:value-type="float">
            <text:p>60.8</text:p>
          </table:table-cell>
          <table:table-cell table:formula="of:=AVERAGE([.U17:.U26])" office:value-type="float" office:value="60.8" calcext:value-type="float">
            <text:p>60.8</text:p>
          </table:table-cell>
          <table:table-cell table:formula="of:=AVERAGE([.V17:.V26])" office:value-type="float" office:value="61.6" calcext:value-type="float">
            <text:p>61.6</text:p>
          </table:table-cell>
          <table:table-cell table:formula="of:=AVERAGE([.W17:.W26])" office:value-type="float" office:value="60.4" calcext:value-type="float">
            <text:p>60.4</text:p>
          </table:table-cell>
          <table:table-cell table:formula="of:=AVERAGE([.X17:.X26])" office:value-type="float" office:value="60.4" calcext:value-type="float">
            <text:p>60.4</text:p>
          </table:table-cell>
          <table:table-cell table:formula="of:=AVERAGE([.Y17:.Y26])" office:value-type="float" office:value="60.4" calcext:value-type="float">
            <text:p>60.4</text:p>
          </table:table-cell>
          <table:table-cell table:formula="of:=AVERAGE([.Z17:.Z26])" office:value-type="float" office:value="60.4" calcext:value-type="float">
            <text:p>60.4</text:p>
          </table:table-cell>
          <table:table-cell table:formula="of:=AVERAGE([.AA17:.AA26])" office:value-type="float" office:value="60" calcext:value-type="float">
            <text:p>60</text:p>
          </table:table-cell>
          <table:table-cell table:formula="of:=AVERAGE([.AB17:.AB26])" office:value-type="float" office:value="60" calcext:value-type="float">
            <text:p>60</text:p>
          </table:table-cell>
          <table:table-cell table:formula="of:=AVERAGE([.AC17:.AC26])" office:value-type="float" office:value="60" calcext:value-type="float">
            <text:p>60</text:p>
          </table:table-cell>
          <table:table-cell table:formula="of:=AVERAGE([.AD17:.AD26])" office:value-type="float" office:value="60" calcext:value-type="float">
            <text:p>60</text:p>
          </table:table-cell>
          <table:table-cell table:formula="of:=AVERAGE([.AE17:.AE26])" office:value-type="float" office:value="60" calcext:value-type="float">
            <text:p>60</text:p>
          </table:table-cell>
          <table:table-cell table:formula="of:=AVERAGE([.AF17:.AF26])" office:value-type="float" office:value="60" calcext:value-type="float">
            <text:p>60</text:p>
          </table:table-cell>
          <table:table-cell table:formula="of:=AVERAGE([.AG17:.AG26])" office:value-type="float" office:value="60" calcext:value-type="float">
            <text:p>60</text:p>
          </table:table-cell>
          <table:table-cell table:formula="of:=AVERAGE([.AH17:.AH26])" office:value-type="float" office:value="60" calcext:value-type="float">
            <text:p>60</text:p>
          </table:table-cell>
          <table:table-cell table:formula="of:=AVERAGE([.AI17:.AI26])" office:value-type="float" office:value="60" calcext:value-type="float">
            <text:p>60</text:p>
          </table:table-cell>
          <table:table-cell table:formula="of:=AVERAGE([.AJ17:.AJ26])" office:value-type="float" office:value="60" calcext:value-type="float">
            <text:p>60</text:p>
          </table:table-cell>
          <table:table-cell table:formula="of:=AVERAGE([.AK17:.AK26])" office:value-type="float" office:value="60" calcext:value-type="float">
            <text:p>60</text:p>
          </table:table-cell>
          <table:table-cell table:formula="of:=AVERAGE([.AL17:.AL26])" office:value-type="float" office:value="60" calcext:value-type="float">
            <text:p>60</text:p>
          </table:table-cell>
          <table:table-cell table:formula="of:=AVERAGE([.AM17:.AM26])" office:value-type="float" office:value="60" calcext:value-type="float">
            <text:p>60</text:p>
          </table:table-cell>
          <table:table-cell table:formula="of:=AVERAGE([.AN17:.AN26])" office:value-type="float" office:value="60" calcext:value-type="float">
            <text:p>60</text:p>
          </table:table-cell>
          <table:table-cell table:formula="of:=AVERAGE([.AO17:.AO26])" office:value-type="float" office:value="60" calcext:value-type="float">
            <text:p>60</text:p>
          </table:table-cell>
          <table:table-cell table:formula="of:=AVERAGE([.AP17:.AP26])" office:value-type="float" office:value="60" calcext:value-type="float">
            <text:p>60</text:p>
          </table:table-cell>
          <table:table-cell table:formula="of:=AVERAGE([.AQ17:.AQ26])" office:value-type="float" office:value="60" calcext:value-type="float">
            <text:p>60</text:p>
          </table:table-cell>
          <table:table-cell table:formula="of:=AVERAGE([.AR17:.AR26])" office:value-type="float" office:value="60" calcext:value-type="float">
            <text:p>60</text:p>
          </table:table-cell>
          <table:table-cell table:formula="of:=AVERAGE([.AS17:.AS26])" office:value-type="float" office:value="60" calcext:value-type="float">
            <text:p>60</text:p>
          </table:table-cell>
          <table:table-cell table:formula="of:=AVERAGE([.AT17:.AT26])" office:value-type="float" office:value="60" calcext:value-type="float">
            <text:p>60</text:p>
          </table:table-cell>
          <table:table-cell table:formula="of:=AVERAGE([.AU17:.AU26])" office:value-type="float" office:value="60" calcext:value-type="float">
            <text:p>60</text:p>
          </table:table-cell>
          <table:table-cell table:formula="of:=AVERAGE([.AV17:.AV26])" office:value-type="float" office:value="60" calcext:value-type="float">
            <text:p>60</text:p>
          </table:table-cell>
          <table:table-cell table:formula="of:=AVERAGE([.AW17:.AW26])" office:value-type="float" office:value="60" calcext:value-type="float">
            <text:p>60</text:p>
          </table:table-cell>
          <table:table-cell table:formula="of:=AVERAGE([.AX17:.AX26])" office:value-type="float" office:value="60" calcext:value-type="float">
            <text:p>60</text:p>
          </table:table-cell>
          <table:table-cell table:formula="of:=AVERAGE([.AY17:.AY26])" office:value-type="float" office:value="60" calcext:value-type="float">
            <text:p>60</text:p>
          </table:table-cell>
          <table:table-cell table:formula="of:=AVERAGE([.AZ17:.AZ26])" office:value-type="float" office:value="60" calcext:value-type="float">
            <text:p>60</text:p>
          </table:table-cell>
          <table:table-cell table:formula="of:=AVERAGE([.BA17:.BA26])" office:value-type="float" office:value="60" calcext:value-type="float">
            <text:p>60</text:p>
          </table:table-cell>
          <table:table-cell table:formula="of:=AVERAGE([.BB17:.BB26])" office:value-type="float" office:value="60" calcext:value-type="float">
            <text:p>60</text:p>
          </table:table-cell>
          <table:table-cell table:formula="of:=AVERAGE([.BC17:.BC26])" office:value-type="float" office:value="60" calcext:value-type="float">
            <text:p>60</text:p>
          </table:table-cell>
          <table:table-cell table:formula="of:=AVERAGE([.BD17:.BD26])" office:value-type="float" office:value="60" calcext:value-type="float">
            <text:p>60</text:p>
          </table:table-cell>
          <table:table-cell table:formula="of:=AVERAGE([.BE17:.BE26])" office:value-type="float" office:value="60" calcext:value-type="float">
            <text:p>60</text:p>
          </table:table-cell>
          <table:table-cell table:formula="of:=AVERAGE([.BF17:.BF26])" office:value-type="float" office:value="60" calcext:value-type="float">
            <text:p>60</text:p>
          </table:table-cell>
          <table:table-cell table:formula="of:=AVERAGE([.BG17:.BG26])" office:value-type="float" office:value="60" calcext:value-type="float">
            <text:p>60</text:p>
          </table:table-cell>
          <table:table-cell table:formula="of:=AVERAGE([.BH17:.BH26])" office:value-type="float" office:value="60" calcext:value-type="float">
            <text:p>60</text:p>
          </table:table-cell>
          <table:table-cell table:formula="of:=AVERAGE([.BI17:.BI26])" office:value-type="float" office:value="60" calcext:value-type="float">
            <text:p>60</text:p>
          </table:table-cell>
          <table:table-cell table:formula="of:=AVERAGE([.BJ17:.BJ26])" office:value-type="float" office:value="60" calcext:value-type="float">
            <text:p>60</text:p>
          </table:table-cell>
          <table:table-cell table:formula="of:=AVERAGE([.BK17:.BK26])" office:value-type="float" office:value="60" calcext:value-type="float">
            <text:p>60</text:p>
          </table:table-cell>
          <table:table-cell table:formula="of:=AVERAGE([.BL17:.BL26])" office:value-type="float" office:value="60" calcext:value-type="float">
            <text:p>60</text:p>
          </table:table-cell>
          <table:table-cell table:formula="of:=AVERAGE([.BM17:.BM26])" office:value-type="float" office:value="60" calcext:value-type="float">
            <text:p>60</text:p>
          </table:table-cell>
          <table:table-cell table:formula="of:=AVERAGE([.BN17:.BN26])" office:value-type="float" office:value="60" calcext:value-type="float">
            <text:p>60</text:p>
          </table:table-cell>
          <table:table-cell table:formula="of:=AVERAGE([.BO17:.BO26])" office:value-type="float" office:value="60" calcext:value-type="float">
            <text:p>60</text:p>
          </table:table-cell>
          <table:table-cell table:formula="of:=AVERAGE([.BP17:.BP26])" office:value-type="float" office:value="60" calcext:value-type="float">
            <text:p>60</text:p>
          </table:table-cell>
          <table:table-cell table:formula="of:=AVERAGE([.BQ17:.BQ26])" office:value-type="float" office:value="60" calcext:value-type="float">
            <text:p>60</text:p>
          </table:table-cell>
          <table:table-cell table:formula="of:=AVERAGE([.BR17:.BR26])" office:value-type="float" office:value="60" calcext:value-type="float">
            <text:p>60</text:p>
          </table:table-cell>
          <table:table-cell table:formula="of:=AVERAGE([.BS17:.BS26])" office:value-type="float" office:value="60" calcext:value-type="float">
            <text:p>60</text:p>
          </table:table-cell>
          <table:table-cell table:formula="of:=AVERAGE([.BT17:.BT26])" office:value-type="float" office:value="60" calcext:value-type="float">
            <text:p>60</text:p>
          </table:table-cell>
          <table:table-cell table:formula="of:=AVERAGE([.BU17:.BU26])" office:value-type="float" office:value="60" calcext:value-type="float">
            <text:p>60</text:p>
          </table:table-cell>
          <table:table-cell table:formula="of:=AVERAGE([.BV17:.BV26])" office:value-type="float" office:value="60" calcext:value-type="float">
            <text:p>60</text:p>
          </table:table-cell>
          <table:table-cell table:formula="of:=AVERAGE([.BW17:.BW26])" office:value-type="float" office:value="60" calcext:value-type="float">
            <text:p>60</text:p>
          </table:table-cell>
          <table:table-cell table:formula="of:=AVERAGE([.BX17:.BX26])" office:value-type="float" office:value="60" calcext:value-type="float">
            <text:p>60</text:p>
          </table:table-cell>
          <table:table-cell table:formula="of:=AVERAGE([.BY17:.BY26])" office:value-type="float" office:value="60" calcext:value-type="float">
            <text:p>60</text:p>
          </table:table-cell>
          <table:table-cell table:formula="of:=AVERAGE([.BZ17:.BZ26])" office:value-type="float" office:value="60" calcext:value-type="float">
            <text:p>60</text:p>
          </table:table-cell>
          <table:table-cell table:formula="of:=AVERAGE([.CA17:.CA26])" office:value-type="float" office:value="60" calcext:value-type="float">
            <text:p>60</text:p>
          </table:table-cell>
          <table:table-cell table:formula="of:=AVERAGE([.CB17:.CB26])" office:value-type="float" office:value="60" calcext:value-type="float">
            <text:p>60</text:p>
          </table:table-cell>
          <table:table-cell table:formula="of:=AVERAGE([.CC17:.CC26])" office:value-type="float" office:value="60" calcext:value-type="float">
            <text:p>60</text:p>
          </table:table-cell>
          <table:table-cell table:formula="of:=AVERAGE([.CD17:.CD26])" office:value-type="float" office:value="60" calcext:value-type="float">
            <text:p>60</text:p>
          </table:table-cell>
          <table:table-cell table:formula="of:=AVERAGE([.CE17:.CE26])" office:value-type="float" office:value="60" calcext:value-type="float">
            <text:p>60</text:p>
          </table:table-cell>
          <table:table-cell table:formula="of:=AVERAGE([.CF17:.CF26])" office:value-type="float" office:value="60" calcext:value-type="float">
            <text:p>60</text:p>
          </table:table-cell>
          <table:table-cell table:formula="of:=AVERAGE([.CG17:.CG26])" office:value-type="float" office:value="60" calcext:value-type="float">
            <text:p>60</text:p>
          </table:table-cell>
          <table:table-cell table:formula="of:=AVERAGE([.CH17:.CH26])" office:value-type="float" office:value="60" calcext:value-type="float">
            <text:p>60</text:p>
          </table:table-cell>
          <table:table-cell table:formula="of:=AVERAGE([.CI17:.CI26])" office:value-type="float" office:value="60" calcext:value-type="float">
            <text:p>60</text:p>
          </table:table-cell>
          <table:table-cell table:formula="of:=AVERAGE([.CJ17:.CJ26])" office:value-type="float" office:value="60" calcext:value-type="float">
            <text:p>60</text:p>
          </table:table-cell>
          <table:table-cell table:formula="of:=AVERAGE([.CK17:.CK26])" office:value-type="float" office:value="60" calcext:value-type="float">
            <text:p>60</text:p>
          </table:table-cell>
          <table:table-cell table:formula="of:=AVERAGE([.CL17:.CL26])" office:value-type="float" office:value="60" calcext:value-type="float">
            <text:p>60</text:p>
          </table:table-cell>
          <table:table-cell table:formula="of:=AVERAGE([.CM17:.CM26])" office:value-type="float" office:value="60" calcext:value-type="float">
            <text:p>60</text:p>
          </table:table-cell>
          <table:table-cell table:formula="of:=AVERAGE([.CN17:.CN26])" office:value-type="float" office:value="60" calcext:value-type="float">
            <text:p>60</text:p>
          </table:table-cell>
          <table:table-cell table:formula="of:=AVERAGE([.CO17:.CO26])" office:value-type="float" office:value="60" calcext:value-type="float">
            <text:p>60</text:p>
          </table:table-cell>
          <table:table-cell table:formula="of:=AVERAGE([.CP17:.CP26])" office:value-type="float" office:value="60" calcext:value-type="float">
            <text:p>60</text:p>
          </table:table-cell>
          <table:table-cell table:formula="of:=AVERAGE([.CQ17:.CQ26])" office:value-type="float" office:value="60" calcext:value-type="float">
            <text:p>60</text:p>
          </table:table-cell>
          <table:table-cell table:formula="of:=AVERAGE([.CR17:.CR26])" office:value-type="float" office:value="60" calcext:value-type="float">
            <text:p>60</text:p>
          </table:table-cell>
          <table:table-cell table:formula="of:=AVERAGE([.CS17:.CS26])" office:value-type="float" office:value="60" calcext:value-type="float">
            <text:p>60</text:p>
          </table:table-cell>
          <table:table-cell table:formula="of:=AVERAGE([.CT17:.CT26])" office:value-type="float" office:value="60" calcext:value-type="float">
            <text:p>60</text:p>
          </table:table-cell>
          <table:table-cell table:formula="of:=AVERAGE([.CU17:.CU26])" office:value-type="float" office:value="60" calcext:value-type="float">
            <text:p>60</text:p>
          </table:table-cell>
          <table:table-cell table:formula="of:=AVERAGE([.CV17:.CV26])" office:value-type="float" office:value="60" calcext:value-type="float">
            <text:p>60</text:p>
          </table:table-cell>
          <table:table-cell table:formula="of:=AVERAGE([.CW17:.CW26])" office:value-type="float" office:value="60" calcext:value-type="float">
            <text:p>60</text:p>
          </table:table-cell>
          <table:table-cell table:formula="of:=AVERAGE([.CX17:.CX26])" office:value-type="float" office:value="60" calcext:value-type="float">
            <text:p>60</text:p>
          </table:table-cell>
          <table:table-cell table:formula="of:=AVERAGE([.CY17:.CY26])" office:value-type="float" office:value="60" calcext:value-type="float">
            <text:p>60</text:p>
          </table:table-cell>
          <table:table-cell table:formula="of:=AVERAGE([.CZ17:.CZ26])" office:value-type="float" office:value="60" calcext:value-type="float">
            <text:p>60</text:p>
          </table:table-cell>
          <table:table-cell table:formula="of:=AVERAGE([.DA17:.DA26])" office:value-type="float" office:value="60" calcext:value-type="float">
            <text:p>60</text:p>
          </table:table-cell>
          <table:table-cell table:formula="of:=AVERAGE([.DB17:.DB26])" office:value-type="float" office:value="60" calcext:value-type="float">
            <text:p>60</text:p>
          </table:table-cell>
          <table:table-cell table:formula="of:=AVERAGE([.DC17:.DC26])" office:value-type="float" office:value="60" calcext:value-type="float">
            <text:p>60</text:p>
          </table:table-cell>
          <table:table-cell table:formula="of:=AVERAGE([.DD17:.DD26])" office:value-type="float" office:value="60" calcext:value-type="float">
            <text:p>60</text:p>
          </table:table-cell>
          <table:table-cell table:formula="of:=AVERAGE([.DE17:.DE26])" office:value-type="float" office:value="60" calcext:value-type="float">
            <text:p>60</text:p>
          </table:table-cell>
          <table:table-cell table:formula="of:=AVERAGE([.DF17:.DF26])" office:value-type="float" office:value="60" calcext:value-type="float">
            <text:p>60</text:p>
          </table:table-cell>
          <table:table-cell table:formula="of:=AVERAGE([.DG17:.DG26])" office:value-type="float" office:value="60" calcext:value-type="float">
            <text:p>60</text:p>
          </table:table-cell>
          <table:table-cell table:formula="of:=AVERAGE([.DH17:.DH26])" office:value-type="float" office:value="60" calcext:value-type="float">
            <text:p>60</text:p>
          </table:table-cell>
          <table:table-cell table:formula="of:=AVERAGE([.DI17:.DI26])" office:value-type="float" office:value="60" calcext:value-type="float">
            <text:p>60</text:p>
          </table:table-cell>
          <table:table-cell table:formula="of:=AVERAGE([.DJ17:.DJ26])" office:value-type="float" office:value="60" calcext:value-type="float">
            <text:p>60</text:p>
          </table:table-cell>
          <table:table-cell table:formula="of:=AVERAGE([.DK17:.DK26])" office:value-type="float" office:value="60" calcext:value-type="float">
            <text:p>60</text:p>
          </table:table-cell>
          <table:table-cell table:formula="of:=AVERAGE([.DL17:.DL26])" office:value-type="float" office:value="60" calcext:value-type="float">
            <text:p>60</text:p>
          </table:table-cell>
          <table:table-cell table:formula="of:=AVERAGE([.DM17:.DM26])" office:value-type="float" office:value="60" calcext:value-type="float">
            <text:p>60</text:p>
          </table:table-cell>
          <table:table-cell table:formula="of:=AVERAGE([.DN17:.DN26])" office:value-type="float" office:value="60" calcext:value-type="float">
            <text:p>60</text:p>
          </table:table-cell>
          <table:table-cell table:formula="of:=AVERAGE([.DO17:.DO26])" office:value-type="float" office:value="60" calcext:value-type="float">
            <text:p>60</text:p>
          </table:table-cell>
          <table:table-cell table:formula="of:=AVERAGE([.DP17:.DP26])" office:value-type="float" office:value="60" calcext:value-type="float">
            <text:p>60</text:p>
          </table:table-cell>
          <table:table-cell table:formula="of:=AVERAGE([.DQ17:.DQ26])" office:value-type="float" office:value="60" calcext:value-type="float">
            <text:p>60</text:p>
          </table:table-cell>
          <table:table-cell table:formula="of:=AVERAGE([.DR17:.DR26])" office:value-type="float" office:value="60" calcext:value-type="float">
            <text:p>60</text:p>
          </table:table-cell>
          <table:table-cell table:formula="of:=AVERAGE([.DS17:.DS26])" office:value-type="float" office:value="60" calcext:value-type="float">
            <text:p>60</text:p>
          </table:table-cell>
          <table:table-cell table:formula="of:=AVERAGE([.DT17:.DT26])" office:value-type="float" office:value="60" calcext:value-type="float">
            <text:p>60</text:p>
          </table:table-cell>
          <table:table-cell table:formula="of:=AVERAGE([.DU17:.DU26])" office:value-type="float" office:value="60" calcext:value-type="float">
            <text:p>60</text:p>
          </table:table-cell>
          <table:table-cell table:formula="of:=AVERAGE([.DV17:.DV26])" office:value-type="float" office:value="60" calcext:value-type="float">
            <text:p>60</text:p>
          </table:table-cell>
          <table:table-cell table:formula="of:=AVERAGE([.DW17:.DW26])" office:value-type="float" office:value="60" calcext:value-type="float">
            <text:p>60</text:p>
          </table:table-cell>
          <table:table-cell table:formula="of:=AVERAGE([.DX17:.DX26])" office:value-type="float" office:value="60" calcext:value-type="float">
            <text:p>60</text:p>
          </table:table-cell>
          <table:table-cell table:formula="of:=AVERAGE([.DY17:.DY26])" office:value-type="float" office:value="60" calcext:value-type="float">
            <text:p>60</text:p>
          </table:table-cell>
          <table:table-cell table:formula="of:=AVERAGE([.DZ17:.DZ26])" office:value-type="float" office:value="60" calcext:value-type="float">
            <text:p>60</text:p>
          </table:table-cell>
          <table:table-cell table:formula="of:=AVERAGE([.EA17:.EA2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7:.B26])" office:value-type="float" office:value="0" calcext:value-type="float">
            <text:p>0</text:p>
          </table:table-cell>
          <table:table-cell table:formula="of:=STDEV([.C17:.C26])" office:value-type="float" office:value="3.37309617084627" calcext:value-type="float">
            <text:p>3.37309617084627</text:p>
          </table:table-cell>
          <table:table-cell table:formula="of:=STDEV([.D17:.D26])" office:value-type="float" office:value="5.71936282387393" calcext:value-type="float">
            <text:p>5.71936282387393</text:p>
          </table:table-cell>
          <table:table-cell table:formula="of:=STDEV([.E17:.E26])" office:value-type="float" office:value="6.58618081878852" calcext:value-type="float">
            <text:p>6.58618081878852</text:p>
          </table:table-cell>
          <table:table-cell table:formula="of:=STDEV([.F17:.F26])" office:value-type="float" office:value="5.48128127762519" calcext:value-type="float">
            <text:p>5.48128127762519</text:p>
          </table:table-cell>
          <table:table-cell table:formula="of:=STDEV([.G17:.G26])" office:value-type="float" office:value="5.73488351136175" calcext:value-type="float">
            <text:p>5.73488351136175</text:p>
          </table:table-cell>
          <table:table-cell table:formula="of:=STDEV([.H17:.H26])" office:value-type="float" office:value="5.26624470883507" calcext:value-type="float">
            <text:p>5.26624470883507</text:p>
          </table:table-cell>
          <table:table-cell table:formula="of:=STDEV([.I17:.I26])" office:value-type="float" office:value="4.29987079909256" calcext:value-type="float">
            <text:p>4.29987079909256</text:p>
          </table:table-cell>
          <table:table-cell table:formula="of:=STDEV([.J17:.J26])" office:value-type="float" office:value="4.23739962188552" calcext:value-type="float">
            <text:p>4.23739962188552</text:p>
          </table:table-cell>
          <table:table-cell table:formula="of:=STDEV([.K17:.K26])" office:value-type="float" office:value="4.69515116310907" calcext:value-type="float">
            <text:p>4.69515116310907</text:p>
          </table:table-cell>
          <table:table-cell table:formula="of:=STDEV([.L17:.L26])" office:value-type="float" office:value="4.23739962188552" calcext:value-type="float">
            <text:p>4.23739962188552</text:p>
          </table:table-cell>
          <table:table-cell table:formula="of:=STDEV([.M17:.M26])" office:value-type="float" office:value="3.37309617084627" calcext:value-type="float">
            <text:p>3.37309617084627</text:p>
          </table:table-cell>
          <table:table-cell table:formula="of:=STDEV([.N17:.N26])" office:value-type="float" office:value="6.19677335393187" calcext:value-type="float">
            <text:p>6.19677335393187</text:p>
          </table:table-cell>
          <table:table-cell table:formula="of:=STDEV([.O17:.O26])" office:value-type="float" office:value="6.02218122167265" calcext:value-type="float">
            <text:p>6.02218122167265</text:p>
          </table:table-cell>
          <table:table-cell table:formula="of:=STDEV([.P17:.P26])" office:value-type="float" office:value="4.63800723491362" calcext:value-type="float">
            <text:p>4.63800723491362</text:p>
          </table:table-cell>
          <table:table-cell table:formula="of:=STDEV([.Q17:.Q26])" office:value-type="float" office:value="3.86436713231718" calcext:value-type="float">
            <text:p>3.86436713231718</text:p>
          </table:table-cell>
          <table:table-cell table:formula="of:=STDEV([.R17:.R26])" office:value-type="float" office:value="3.97771570404701" calcext:value-type="float">
            <text:p>3.97771570404701</text:p>
          </table:table-cell>
          <table:table-cell table:formula="of:=STDEV([.S17:.S26])" office:value-type="float" office:value="2.5298221281347" calcext:value-type="float">
            <text:p>2.5298221281347</text:p>
          </table:table-cell>
          <table:table-cell table:formula="of:=STDEV([.T17:.T26])" office:value-type="float" office:value="2.5298221281347" calcext:value-type="float">
            <text:p>2.5298221281347</text:p>
          </table:table-cell>
          <table:table-cell table:formula="of:=STDEV([.U17:.U26])" office:value-type="float" office:value="2.5298221281347" calcext:value-type="float">
            <text:p>2.5298221281347</text:p>
          </table:table-cell>
          <table:table-cell table:formula="of:=STDEV([.V17:.V26])" office:value-type="float" office:value="2.06559111797729" calcext:value-type="float">
            <text:p>2.06559111797729</text:p>
          </table:table-cell>
          <table:table-cell table:formula="of:=STDEV([.W17:.W26])" office:value-type="float" office:value="1.26491106406735" calcext:value-type="float">
            <text:p>1.26491106406735</text:p>
          </table:table-cell>
          <table:table-cell table:formula="of:=STDEV([.X17:.X26])" office:value-type="float" office:value="1.26491106406735" calcext:value-type="float">
            <text:p>1.26491106406735</text:p>
          </table:table-cell>
          <table:table-cell table:formula="of:=STDEV([.Y17:.Y26])" office:value-type="float" office:value="1.26491106406735" calcext:value-type="float">
            <text:p>1.26491106406735</text:p>
          </table:table-cell>
          <table:table-cell table:formula="of:=STDEV([.Z17:.Z26])" office:value-type="float" office:value="1.26491106406735" calcext:value-type="float">
            <text:p>1.26491106406735</text:p>
          </table:table-cell>
          <table:table-cell table:formula="of:=STDEV([.AA17:.AA26])" office:value-type="float" office:value="0" calcext:value-type="float">
            <text:p>0</text:p>
          </table:table-cell>
          <table:table-cell table:formula="of:=STDEV([.AB17:.AB26])" office:value-type="float" office:value="0" calcext:value-type="float">
            <text:p>0</text:p>
          </table:table-cell>
          <table:table-cell table:formula="of:=STDEV([.AC17:.AC26])" office:value-type="float" office:value="0" calcext:value-type="float">
            <text:p>0</text:p>
          </table:table-cell>
          <table:table-cell table:formula="of:=STDEV([.AD17:.AD26])" office:value-type="float" office:value="0" calcext:value-type="float">
            <text:p>0</text:p>
          </table:table-cell>
          <table:table-cell table:formula="of:=STDEV([.AE17:.AE26])" office:value-type="float" office:value="0" calcext:value-type="float">
            <text:p>0</text:p>
          </table:table-cell>
          <table:table-cell table:formula="of:=STDEV([.AF17:.AF26])" office:value-type="float" office:value="0" calcext:value-type="float">
            <text:p>0</text:p>
          </table:table-cell>
          <table:table-cell table:formula="of:=STDEV([.AG17:.AG26])" office:value-type="float" office:value="0" calcext:value-type="float">
            <text:p>0</text:p>
          </table:table-cell>
          <table:table-cell table:formula="of:=STDEV([.AH17:.AH26])" office:value-type="float" office:value="0" calcext:value-type="float">
            <text:p>0</text:p>
          </table:table-cell>
          <table:table-cell table:formula="of:=STDEV([.AI17:.AI26])" office:value-type="float" office:value="0" calcext:value-type="float">
            <text:p>0</text:p>
          </table:table-cell>
          <table:table-cell table:formula="of:=STDEV([.AJ17:.AJ26])" office:value-type="float" office:value="0" calcext:value-type="float">
            <text:p>0</text:p>
          </table:table-cell>
          <table:table-cell table:formula="of:=STDEV([.AK17:.AK26])" office:value-type="float" office:value="0" calcext:value-type="float">
            <text:p>0</text:p>
          </table:table-cell>
          <table:table-cell table:formula="of:=STDEV([.AL17:.AL26])" office:value-type="float" office:value="0" calcext:value-type="float">
            <text:p>0</text:p>
          </table:table-cell>
          <table:table-cell table:formula="of:=STDEV([.AM17:.AM26])" office:value-type="float" office:value="0" calcext:value-type="float">
            <text:p>0</text:p>
          </table:table-cell>
          <table:table-cell table:formula="of:=STDEV([.AN17:.AN26])" office:value-type="float" office:value="0" calcext:value-type="float">
            <text:p>0</text:p>
          </table:table-cell>
          <table:table-cell table:formula="of:=STDEV([.AO17:.AO26])" office:value-type="float" office:value="0" calcext:value-type="float">
            <text:p>0</text:p>
          </table:table-cell>
          <table:table-cell table:formula="of:=STDEV([.AP17:.AP26])" office:value-type="float" office:value="0" calcext:value-type="float">
            <text:p>0</text:p>
          </table:table-cell>
          <table:table-cell table:formula="of:=STDEV([.AQ17:.AQ26])" office:value-type="float" office:value="0" calcext:value-type="float">
            <text:p>0</text:p>
          </table:table-cell>
          <table:table-cell table:formula="of:=STDEV([.AR17:.AR26])" office:value-type="float" office:value="0" calcext:value-type="float">
            <text:p>0</text:p>
          </table:table-cell>
          <table:table-cell table:formula="of:=STDEV([.AS17:.AS26])" office:value-type="float" office:value="0" calcext:value-type="float">
            <text:p>0</text:p>
          </table:table-cell>
          <table:table-cell table:formula="of:=STDEV([.AT17:.AT26])" office:value-type="float" office:value="0" calcext:value-type="float">
            <text:p>0</text:p>
          </table:table-cell>
          <table:table-cell table:formula="of:=STDEV([.AU17:.AU26])" office:value-type="float" office:value="0" calcext:value-type="float">
            <text:p>0</text:p>
          </table:table-cell>
          <table:table-cell table:formula="of:=STDEV([.AV17:.AV26])" office:value-type="float" office:value="0" calcext:value-type="float">
            <text:p>0</text:p>
          </table:table-cell>
          <table:table-cell table:formula="of:=STDEV([.AW17:.AW26])" office:value-type="float" office:value="0" calcext:value-type="float">
            <text:p>0</text:p>
          </table:table-cell>
          <table:table-cell table:formula="of:=STDEV([.AX17:.AX26])" office:value-type="float" office:value="0" calcext:value-type="float">
            <text:p>0</text:p>
          </table:table-cell>
          <table:table-cell table:formula="of:=STDEV([.AY17:.AY26])" office:value-type="float" office:value="0" calcext:value-type="float">
            <text:p>0</text:p>
          </table:table-cell>
          <table:table-cell table:formula="of:=STDEV([.AZ17:.AZ26])" office:value-type="float" office:value="0" calcext:value-type="float">
            <text:p>0</text:p>
          </table:table-cell>
          <table:table-cell table:formula="of:=STDEV([.BA17:.BA26])" office:value-type="float" office:value="0" calcext:value-type="float">
            <text:p>0</text:p>
          </table:table-cell>
          <table:table-cell table:formula="of:=STDEV([.BB17:.BB26])" office:value-type="float" office:value="0" calcext:value-type="float">
            <text:p>0</text:p>
          </table:table-cell>
          <table:table-cell table:formula="of:=STDEV([.BC17:.BC26])" office:value-type="float" office:value="0" calcext:value-type="float">
            <text:p>0</text:p>
          </table:table-cell>
          <table:table-cell table:formula="of:=STDEV([.BD17:.BD26])" office:value-type="float" office:value="0" calcext:value-type="float">
            <text:p>0</text:p>
          </table:table-cell>
          <table:table-cell table:formula="of:=STDEV([.BE17:.BE26])" office:value-type="float" office:value="0" calcext:value-type="float">
            <text:p>0</text:p>
          </table:table-cell>
          <table:table-cell table:formula="of:=STDEV([.BF17:.BF26])" office:value-type="float" office:value="0" calcext:value-type="float">
            <text:p>0</text:p>
          </table:table-cell>
          <table:table-cell table:formula="of:=STDEV([.BG17:.BG26])" office:value-type="float" office:value="0" calcext:value-type="float">
            <text:p>0</text:p>
          </table:table-cell>
          <table:table-cell table:formula="of:=STDEV([.BH17:.BH26])" office:value-type="float" office:value="0" calcext:value-type="float">
            <text:p>0</text:p>
          </table:table-cell>
          <table:table-cell table:formula="of:=STDEV([.BI17:.BI26])" office:value-type="float" office:value="0" calcext:value-type="float">
            <text:p>0</text:p>
          </table:table-cell>
          <table:table-cell table:formula="of:=STDEV([.BJ17:.BJ26])" office:value-type="float" office:value="0" calcext:value-type="float">
            <text:p>0</text:p>
          </table:table-cell>
          <table:table-cell table:formula="of:=STDEV([.BK17:.BK26])" office:value-type="float" office:value="0" calcext:value-type="float">
            <text:p>0</text:p>
          </table:table-cell>
          <table:table-cell table:formula="of:=STDEV([.BL17:.BL26])" office:value-type="float" office:value="0" calcext:value-type="float">
            <text:p>0</text:p>
          </table:table-cell>
          <table:table-cell table:formula="of:=STDEV([.BM17:.BM26])" office:value-type="float" office:value="0" calcext:value-type="float">
            <text:p>0</text:p>
          </table:table-cell>
          <table:table-cell table:formula="of:=STDEV([.BN17:.BN26])" office:value-type="float" office:value="0" calcext:value-type="float">
            <text:p>0</text:p>
          </table:table-cell>
          <table:table-cell table:formula="of:=STDEV([.BO17:.BO26])" office:value-type="float" office:value="0" calcext:value-type="float">
            <text:p>0</text:p>
          </table:table-cell>
          <table:table-cell table:formula="of:=STDEV([.BP17:.BP26])" office:value-type="float" office:value="0" calcext:value-type="float">
            <text:p>0</text:p>
          </table:table-cell>
          <table:table-cell table:formula="of:=STDEV([.BQ17:.BQ26])" office:value-type="float" office:value="0" calcext:value-type="float">
            <text:p>0</text:p>
          </table:table-cell>
          <table:table-cell table:formula="of:=STDEV([.BR17:.BR26])" office:value-type="float" office:value="0" calcext:value-type="float">
            <text:p>0</text:p>
          </table:table-cell>
          <table:table-cell table:formula="of:=STDEV([.BS17:.BS26])" office:value-type="float" office:value="0" calcext:value-type="float">
            <text:p>0</text:p>
          </table:table-cell>
          <table:table-cell table:formula="of:=STDEV([.BT17:.BT26])" office:value-type="float" office:value="0" calcext:value-type="float">
            <text:p>0</text:p>
          </table:table-cell>
          <table:table-cell table:formula="of:=STDEV([.BU17:.BU26])" office:value-type="float" office:value="0" calcext:value-type="float">
            <text:p>0</text:p>
          </table:table-cell>
          <table:table-cell table:formula="of:=STDEV([.BV17:.BV26])" office:value-type="float" office:value="0" calcext:value-type="float">
            <text:p>0</text:p>
          </table:table-cell>
          <table:table-cell table:formula="of:=STDEV([.BW17:.BW26])" office:value-type="float" office:value="0" calcext:value-type="float">
            <text:p>0</text:p>
          </table:table-cell>
          <table:table-cell table:formula="of:=STDEV([.BX17:.BX26])" office:value-type="float" office:value="0" calcext:value-type="float">
            <text:p>0</text:p>
          </table:table-cell>
          <table:table-cell table:formula="of:=STDEV([.BY17:.BY26])" office:value-type="float" office:value="0" calcext:value-type="float">
            <text:p>0</text:p>
          </table:table-cell>
          <table:table-cell table:formula="of:=STDEV([.BZ17:.BZ26])" office:value-type="float" office:value="0" calcext:value-type="float">
            <text:p>0</text:p>
          </table:table-cell>
          <table:table-cell table:formula="of:=STDEV([.CA17:.CA26])" office:value-type="float" office:value="0" calcext:value-type="float">
            <text:p>0</text:p>
          </table:table-cell>
          <table:table-cell table:formula="of:=STDEV([.CB17:.CB26])" office:value-type="float" office:value="0" calcext:value-type="float">
            <text:p>0</text:p>
          </table:table-cell>
          <table:table-cell table:formula="of:=STDEV([.CC17:.CC26])" office:value-type="float" office:value="0" calcext:value-type="float">
            <text:p>0</text:p>
          </table:table-cell>
          <table:table-cell table:formula="of:=STDEV([.CD17:.CD26])" office:value-type="float" office:value="0" calcext:value-type="float">
            <text:p>0</text:p>
          </table:table-cell>
          <table:table-cell table:formula="of:=STDEV([.CE17:.CE26])" office:value-type="float" office:value="0" calcext:value-type="float">
            <text:p>0</text:p>
          </table:table-cell>
          <table:table-cell table:formula="of:=STDEV([.CF17:.CF26])" office:value-type="float" office:value="0" calcext:value-type="float">
            <text:p>0</text:p>
          </table:table-cell>
          <table:table-cell table:formula="of:=STDEV([.CG17:.CG26])" office:value-type="float" office:value="0" calcext:value-type="float">
            <text:p>0</text:p>
          </table:table-cell>
          <table:table-cell table:formula="of:=STDEV([.CH17:.CH26])" office:value-type="float" office:value="0" calcext:value-type="float">
            <text:p>0</text:p>
          </table:table-cell>
          <table:table-cell table:formula="of:=STDEV([.CI17:.CI26])" office:value-type="float" office:value="0" calcext:value-type="float">
            <text:p>0</text:p>
          </table:table-cell>
          <table:table-cell table:formula="of:=STDEV([.CJ17:.CJ26])" office:value-type="float" office:value="0" calcext:value-type="float">
            <text:p>0</text:p>
          </table:table-cell>
          <table:table-cell table:formula="of:=STDEV([.CK17:.CK26])" office:value-type="float" office:value="0" calcext:value-type="float">
            <text:p>0</text:p>
          </table:table-cell>
          <table:table-cell table:formula="of:=STDEV([.CL17:.CL26])" office:value-type="float" office:value="0" calcext:value-type="float">
            <text:p>0</text:p>
          </table:table-cell>
          <table:table-cell table:formula="of:=STDEV([.CM17:.CM26])" office:value-type="float" office:value="0" calcext:value-type="float">
            <text:p>0</text:p>
          </table:table-cell>
          <table:table-cell table:formula="of:=STDEV([.CN17:.CN26])" office:value-type="float" office:value="0" calcext:value-type="float">
            <text:p>0</text:p>
          </table:table-cell>
          <table:table-cell table:formula="of:=STDEV([.CO17:.CO26])" office:value-type="float" office:value="0" calcext:value-type="float">
            <text:p>0</text:p>
          </table:table-cell>
          <table:table-cell table:formula="of:=STDEV([.CP17:.CP26])" office:value-type="float" office:value="0" calcext:value-type="float">
            <text:p>0</text:p>
          </table:table-cell>
          <table:table-cell table:formula="of:=STDEV([.CQ17:.CQ26])" office:value-type="float" office:value="0" calcext:value-type="float">
            <text:p>0</text:p>
          </table:table-cell>
          <table:table-cell table:formula="of:=STDEV([.CR17:.CR26])" office:value-type="float" office:value="0" calcext:value-type="float">
            <text:p>0</text:p>
          </table:table-cell>
          <table:table-cell table:formula="of:=STDEV([.CS17:.CS26])" office:value-type="float" office:value="0" calcext:value-type="float">
            <text:p>0</text:p>
          </table:table-cell>
          <table:table-cell table:formula="of:=STDEV([.CT17:.CT26])" office:value-type="float" office:value="0" calcext:value-type="float">
            <text:p>0</text:p>
          </table:table-cell>
          <table:table-cell table:formula="of:=STDEV([.CU17:.CU26])" office:value-type="float" office:value="0" calcext:value-type="float">
            <text:p>0</text:p>
          </table:table-cell>
          <table:table-cell table:formula="of:=STDEV([.CV17:.CV26])" office:value-type="float" office:value="0" calcext:value-type="float">
            <text:p>0</text:p>
          </table:table-cell>
          <table:table-cell table:formula="of:=STDEV([.CW17:.CW26])" office:value-type="float" office:value="0" calcext:value-type="float">
            <text:p>0</text:p>
          </table:table-cell>
          <table:table-cell table:formula="of:=STDEV([.CX17:.CX26])" office:value-type="float" office:value="0" calcext:value-type="float">
            <text:p>0</text:p>
          </table:table-cell>
          <table:table-cell table:formula="of:=STDEV([.CY17:.CY26])" office:value-type="float" office:value="0" calcext:value-type="float">
            <text:p>0</text:p>
          </table:table-cell>
          <table:table-cell table:formula="of:=STDEV([.CZ17:.CZ26])" office:value-type="float" office:value="0" calcext:value-type="float">
            <text:p>0</text:p>
          </table:table-cell>
          <table:table-cell table:formula="of:=STDEV([.DA17:.DA26])" office:value-type="float" office:value="0" calcext:value-type="float">
            <text:p>0</text:p>
          </table:table-cell>
          <table:table-cell table:formula="of:=STDEV([.DB17:.DB26])" office:value-type="float" office:value="0" calcext:value-type="float">
            <text:p>0</text:p>
          </table:table-cell>
          <table:table-cell table:formula="of:=STDEV([.DC17:.DC26])" office:value-type="float" office:value="0" calcext:value-type="float">
            <text:p>0</text:p>
          </table:table-cell>
          <table:table-cell table:formula="of:=STDEV([.DD17:.DD26])" office:value-type="float" office:value="0" calcext:value-type="float">
            <text:p>0</text:p>
          </table:table-cell>
          <table:table-cell table:formula="of:=STDEV([.DE17:.DE26])" office:value-type="float" office:value="0" calcext:value-type="float">
            <text:p>0</text:p>
          </table:table-cell>
          <table:table-cell table:formula="of:=STDEV([.DF17:.DF26])" office:value-type="float" office:value="0" calcext:value-type="float">
            <text:p>0</text:p>
          </table:table-cell>
          <table:table-cell table:formula="of:=STDEV([.DG17:.DG26])" office:value-type="float" office:value="0" calcext:value-type="float">
            <text:p>0</text:p>
          </table:table-cell>
          <table:table-cell table:formula="of:=STDEV([.DH17:.DH26])" office:value-type="float" office:value="0" calcext:value-type="float">
            <text:p>0</text:p>
          </table:table-cell>
          <table:table-cell table:formula="of:=STDEV([.DI17:.DI26])" office:value-type="float" office:value="0" calcext:value-type="float">
            <text:p>0</text:p>
          </table:table-cell>
          <table:table-cell table:formula="of:=STDEV([.DJ17:.DJ26])" office:value-type="float" office:value="0" calcext:value-type="float">
            <text:p>0</text:p>
          </table:table-cell>
          <table:table-cell table:formula="of:=STDEV([.DK17:.DK26])" office:value-type="float" office:value="0" calcext:value-type="float">
            <text:p>0</text:p>
          </table:table-cell>
          <table:table-cell table:formula="of:=STDEV([.DL17:.DL26])" office:value-type="float" office:value="0" calcext:value-type="float">
            <text:p>0</text:p>
          </table:table-cell>
          <table:table-cell table:formula="of:=STDEV([.DM17:.DM26])" office:value-type="float" office:value="0" calcext:value-type="float">
            <text:p>0</text:p>
          </table:table-cell>
          <table:table-cell table:formula="of:=STDEV([.DN17:.DN26])" office:value-type="float" office:value="0" calcext:value-type="float">
            <text:p>0</text:p>
          </table:table-cell>
          <table:table-cell table:formula="of:=STDEV([.DO17:.DO26])" office:value-type="float" office:value="0" calcext:value-type="float">
            <text:p>0</text:p>
          </table:table-cell>
          <table:table-cell table:formula="of:=STDEV([.DP17:.DP26])" office:value-type="float" office:value="0" calcext:value-type="float">
            <text:p>0</text:p>
          </table:table-cell>
          <table:table-cell table:formula="of:=STDEV([.DQ17:.DQ26])" office:value-type="float" office:value="0" calcext:value-type="float">
            <text:p>0</text:p>
          </table:table-cell>
          <table:table-cell table:formula="of:=STDEV([.DR17:.DR26])" office:value-type="float" office:value="0" calcext:value-type="float">
            <text:p>0</text:p>
          </table:table-cell>
          <table:table-cell table:formula="of:=STDEV([.DS17:.DS26])" office:value-type="float" office:value="0" calcext:value-type="float">
            <text:p>0</text:p>
          </table:table-cell>
          <table:table-cell table:formula="of:=STDEV([.DT17:.DT26])" office:value-type="float" office:value="0" calcext:value-type="float">
            <text:p>0</text:p>
          </table:table-cell>
          <table:table-cell table:formula="of:=STDEV([.DU17:.DU26])" office:value-type="float" office:value="0" calcext:value-type="float">
            <text:p>0</text:p>
          </table:table-cell>
          <table:table-cell table:formula="of:=STDEV([.DV17:.DV26])" office:value-type="float" office:value="0" calcext:value-type="float">
            <text:p>0</text:p>
          </table:table-cell>
          <table:table-cell table:formula="of:=STDEV([.DW17:.DW26])" office:value-type="float" office:value="0" calcext:value-type="float">
            <text:p>0</text:p>
          </table:table-cell>
          <table:table-cell table:formula="of:=STDEV([.DX17:.DX26])" office:value-type="float" office:value="0" calcext:value-type="float">
            <text:p>0</text:p>
          </table:table-cell>
          <table:table-cell table:formula="of:=STDEV([.DY17:.DY26])" office:value-type="float" office:value="0" calcext:value-type="float">
            <text:p>0</text:p>
          </table:table-cell>
          <table:table-cell table:formula="of:=STDEV([.DZ17:.DZ26])" office:value-type="float" office:value="0" calcext:value-type="float">
            <text:p>0</text:p>
          </table:table-cell>
          <table:table-cell table:formula="of:=STDEV([.EA17:.EA26])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73.0769230769231" calcext:value-type="float">
            <text:p>73.0769230769231</text:p>
          </table:table-cell>
          <table:table-cell table:number-columns-repeated="2" office:value-type="float" office:value="76.9230769230769" calcext:value-type="float">
            <text:p>76.9230769230769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3" office:value-type="float" office:value="88.4615384615385" calcext:value-type="float">
            <text:p>88.4615384615385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6" office:value-type="float" office:value="92.3076923076923" calcext:value-type="float">
            <text:p>92.3076923076923</text:p>
          </table:table-cell>
          <table:table-cell table:number-columns-repeated="7" office:value-type="float" office:value="88.4615384615385" calcext:value-type="float">
            <text:p>88.4615384615385</text:p>
          </table:table-cell>
          <table:table-cell table:number-columns-repeated="38" office:value-type="float" office:value="92.3076923076923" calcext:value-type="float">
            <text:p>92.3076923076923</text:p>
          </table:table-cell>
          <table:table-cell table:number-columns-repeated="37" office:value-type="float" office:value="96.1538461538462" calcext:value-type="float">
            <text:p>96.1538461538462</text:p>
          </table:table-cell>
          <table:table-cell table:number-columns-repeated="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table:number-columns-repeated="4" office:value-type="float" office:value="76.9230769230769" calcext:value-type="float">
            <text:p>76.923076923076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101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table:number-columns-repeated="2" office:value-type="float" office:value="30.7692307692308" calcext:value-type="float">
            <text:p>30.7692307692308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6"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77" office:value-type="float" office:value="92.3076923076923" calcext:value-type="float">
            <text:p>92.3076923076923</text:p>
          </table:table-cell>
          <table:table-cell table:number-columns-repeated="14" office:value-type="float" office:value="96.1538461538462" calcext:value-type="float">
            <text:p>96.1538461538462</text:p>
          </table:table-cell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table:number-columns-repeated="2"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8" office:value-type="float" office:value="96.1538461538462" calcext:value-type="float">
            <text:p>96.15384615384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10" office:value-type="float" office:value="92.3076923076923" calcext:value-type="float">
            <text:p>92.3076923076923</text:p>
          </table:table-cell>
          <table:table-cell table:number-columns-repeated="18" office:value-type="float" office:value="96.1538461538462" calcext:value-type="float">
            <text:p>96.153846153846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6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30.7692307692308" calcext:value-type="float">
            <text:p>30.7692307692308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38" office:value-type="float" office:value="92.3076923076923" calcext:value-type="float">
            <text:p>92.3076923076923</text:p>
          </table:table-cell>
          <table:table-cell table:number-columns-repeated="7" office:value-type="float" office:value="96.1538461538462" calcext:value-type="float">
            <text:p>96.1538461538462</text:p>
          </table:table-cell>
          <table:table-cell table:number-columns-repeated="48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3.8461538461539" calcext:value-type="float">
            <text:p>53.846153846153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3" office:value-type="float" office:value="73.0769230769231" calcext:value-type="float">
            <text:p>73.0769230769231</text:p>
          </table:table-cell>
          <table:table-cell table:number-columns-repeated="3"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 office:value-type="float" office:value="96.1538461538462" calcext:value-type="float">
            <text:p>96.1538461538462</text:p>
          </table:table-cell>
          <table:table-cell table:number-columns-repeated="39" office:value-type="float" office:value="92.3076923076923" calcext:value-type="float">
            <text:p>92.3076923076923</text:p>
          </table:table-cell>
          <table:table-cell table:number-columns-repeated="25" office:value-type="float" office:value="96.1538461538462" calcext:value-type="float">
            <text:p>96.1538461538462</text:p>
          </table:table-cell>
          <table:table-cell table:number-columns-repeated="29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73.0769230769231" calcext:value-type="float">
            <text:p>73.0769230769231</text:p>
          </table:table-cell>
          <table:table-cell table:number-columns-repeated="5" office:value-type="float" office:value="76.9230769230769" calcext:value-type="float">
            <text:p>76.9230769230769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6" office:value-type="float" office:value="92.3076923076923" calcext:value-type="float">
            <text:p>92.3076923076923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7" office:value-type="float" office:value="92.3076923076923" calcext:value-type="float">
            <text:p>92.3076923076923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16" office:value-type="float" office:value="88.4615384615385" calcext:value-type="float">
            <text:p>88.4615384615385</text:p>
          </table:table-cell>
          <table:table-cell table:number-columns-repeated="6" office:value-type="float" office:value="92.3076923076923" calcext:value-type="float">
            <text:p>92.3076923076923</text:p>
          </table:table-cell>
          <table:table-cell table:number-columns-repeated="24" office:value-type="float" office:value="96.1538461538462" calcext:value-type="float">
            <text:p>96.1538461538462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35" office:value-type="float" office:value="96.1538461538462" calcext:value-type="float">
            <text:p>96.1538461538462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57.6923076923077" calcext:value-type="float">
            <text:p>57.6923076923077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35" office:value-type="float" office:value="92.3076923076923" calcext:value-type="float">
            <text:p>92.3076923076923</text:p>
          </table:table-cell>
          <table:table-cell table:number-columns-repeated="6" office:value-type="float" office:value="88.4615384615385" calcext:value-type="float">
            <text:p>88.4615384615385</text:p>
          </table:table-cell>
          <table:table-cell table:number-columns-repeated="13" office:value-type="float" office:value="92.3076923076923" calcext:value-type="float">
            <text:p>92.3076923076923</text:p>
          </table:table-cell>
          <table:table-cell table:number-columns-repeated="10" office:value-type="float" office:value="96.1538461538462" calcext:value-type="float">
            <text:p>96.1538461538462</text:p>
          </table:table-cell>
          <table:table-cell table:number-columns-repeated="45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1.5384615384615" calcext:value-type="float">
            <text:p>11.5384615384615</text:p>
          </table:table-cell>
          <table:table-cell table:number-columns-repeated="2"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65.3846153846154" calcext:value-type="float">
            <text:p>65.3846153846154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6"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5" office:value-type="float" office:value="88.4615384615385" calcext:value-type="float">
            <text:p>88.4615384615385</text:p>
          </table:table-cell>
          <table:table-cell table:number-columns-repeated="29" office:value-type="float" office:value="92.3076923076923" calcext:value-type="float">
            <text:p>92.3076923076923</text:p>
          </table:table-cell>
          <table:table-cell table:number-columns-repeated="30" office:value-type="float" office:value="96.1538461538462" calcext:value-type="float">
            <text:p>96.1538461538462</text:p>
          </table:table-cell>
          <table:table-cell table:number-columns-repeated="27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3" office:value-type="float" office:value="46.1538461538462" calcext:value-type="float">
            <text:p>46.15384615384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5"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33" office:value-type="float" office:value="96.1538461538462" calcext:value-type="float">
            <text:p>96.1538461538462</text:p>
          </table:table-cell>
          <table:table-cell table:number-columns-repeated="37" office:value-type="float" office:value="92.3076923076923" calcext:value-type="float">
            <text:p>92.3076923076923</text:p>
          </table:table-cell>
          <table:table-cell table:number-columns-repeated="2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30:.B39])" office:value-type="float" office:value="0" calcext:value-type="float">
            <text:p>0</text:p>
          </table:table-cell>
          <table:table-cell table:formula="of:=AVERAGE([.C30:.C39])" office:value-type="float" office:value="3.46153846153846" calcext:value-type="float">
            <text:p>3.46153846153846</text:p>
          </table:table-cell>
          <table:table-cell table:formula="of:=AVERAGE([.D30:.D39])" office:value-type="float" office:value="12.6923076923077" calcext:value-type="float">
            <text:p>12.6923076923077</text:p>
          </table:table-cell>
          <table:table-cell table:formula="of:=AVERAGE([.E30:.E39])" office:value-type="float" office:value="18.4615384615385" calcext:value-type="float">
            <text:p>18.4615384615385</text:p>
          </table:table-cell>
          <table:table-cell table:formula="of:=AVERAGE([.F30:.F39])" office:value-type="float" office:value="26.9230769230769" calcext:value-type="float">
            <text:p>26.9230769230769</text:p>
          </table:table-cell>
          <table:table-cell table:formula="of:=AVERAGE([.G30:.G39])" office:value-type="float" office:value="31.5384615384615" calcext:value-type="float">
            <text:p>31.5384615384615</text:p>
          </table:table-cell>
          <table:table-cell table:formula="of:=AVERAGE([.H30:.H39])" office:value-type="float" office:value="38.4615384615385" calcext:value-type="float">
            <text:p>38.4615384615385</text:p>
          </table:table-cell>
          <table:table-cell table:formula="of:=AVERAGE([.I30:.I39])" office:value-type="float" office:value="41.5384615384615" calcext:value-type="float">
            <text:p>41.5384615384615</text:p>
          </table:table-cell>
          <table:table-cell table:formula="of:=AVERAGE([.J30:.J39])" office:value-type="float" office:value="44.2307692307692" calcext:value-type="float">
            <text:p>44.2307692307692</text:p>
          </table:table-cell>
          <table:table-cell table:formula="of:=AVERAGE([.K30:.K39])" office:value-type="float" office:value="47.6923076923077" calcext:value-type="float">
            <text:p>47.6923076923077</text:p>
          </table:table-cell>
          <table:table-cell table:formula="of:=AVERAGE([.L30:.L39])" office:value-type="float" office:value="54.2307692307692" calcext:value-type="float">
            <text:p>54.2307692307692</text:p>
          </table:table-cell>
          <table:table-cell table:formula="of:=AVERAGE([.M30:.M39])" office:value-type="float" office:value="58.8461538461539" calcext:value-type="float">
            <text:p>58.8461538461539</text:p>
          </table:table-cell>
          <table:table-cell table:formula="of:=AVERAGE([.N30:.N39])" office:value-type="float" office:value="66.9230769230769" calcext:value-type="float">
            <text:p>66.9230769230769</text:p>
          </table:table-cell>
          <table:table-cell table:formula="of:=AVERAGE([.O30:.O39])" office:value-type="float" office:value="69.6153846153846" calcext:value-type="float">
            <text:p>69.6153846153846</text:p>
          </table:table-cell>
          <table:table-cell table:formula="of:=AVERAGE([.P30:.P39])" office:value-type="float" office:value="73.4615384615385" calcext:value-type="float">
            <text:p>73.4615384615385</text:p>
          </table:table-cell>
          <table:table-cell table:formula="of:=AVERAGE([.Q30:.Q39])" office:value-type="float" office:value="78.4615384615385" calcext:value-type="float">
            <text:p>78.4615384615385</text:p>
          </table:table-cell>
          <table:table-cell table:formula="of:=AVERAGE([.R30:.R39])" office:value-type="float" office:value="81.9230769230769" calcext:value-type="float">
            <text:p>81.9230769230769</text:p>
          </table:table-cell>
          <table:table-cell table:formula="of:=AVERAGE([.S30:.S39])" office:value-type="float" office:value="83.4615384615385" calcext:value-type="float">
            <text:p>83.4615384615385</text:p>
          </table:table-cell>
          <table:table-cell table:formula="of:=AVERAGE([.T30:.T39])" office:value-type="float" office:value="83.8461538461538" calcext:value-type="float">
            <text:p>83.8461538461538</text:p>
          </table:table-cell>
          <table:table-cell table:formula="of:=AVERAGE([.U30:.U39])" office:value-type="float" office:value="83.0769230769231" calcext:value-type="float">
            <text:p>83.0769230769231</text:p>
          </table:table-cell>
          <table:table-cell table:formula="of:=AVERAGE([.V30:.V39])" office:value-type="float" office:value="86.5384615384615" calcext:value-type="float">
            <text:p>86.5384615384615</text:p>
          </table:table-cell>
          <table:table-cell table:formula="of:=AVERAGE([.W30:.W39])" office:value-type="float" office:value="88.4615384615385" calcext:value-type="float">
            <text:p>88.4615384615385</text:p>
          </table:table-cell>
          <table:table-cell table:formula="of:=AVERAGE([.X30:.X39])" office:value-type="float" office:value="92.3076923076923" calcext:value-type="float">
            <text:p>92.3076923076923</text:p>
          </table:table-cell>
          <table:table-cell table:formula="of:=AVERAGE([.Y30:.Y39])" office:value-type="float" office:value="94.2307692307692" calcext:value-type="float">
            <text:p>94.2307692307692</text:p>
          </table:table-cell>
          <table:table-cell table:formula="of:=AVERAGE([.Z30:.Z39])" office:value-type="float" office:value="95.3846153846154" calcext:value-type="float">
            <text:p>95.3846153846154</text:p>
          </table:table-cell>
          <table:table-cell table:formula="of:=AVERAGE([.AA30:.AA39])" office:value-type="float" office:value="96.1538461538462" calcext:value-type="float">
            <text:p>96.1538461538462</text:p>
          </table:table-cell>
          <table:table-cell table:formula="of:=AVERAGE([.AB30:.AB39])" office:value-type="float" office:value="96.1538461538462" calcext:value-type="float">
            <text:p>96.1538461538462</text:p>
          </table:table-cell>
          <table:table-cell table:formula="of:=AVERAGE([.AC30:.AC39])" office:value-type="float" office:value="96.9230769230769" calcext:value-type="float">
            <text:p>96.9230769230769</text:p>
          </table:table-cell>
          <table:table-cell table:formula="of:=AVERAGE([.AD30:.AD39])" office:value-type="float" office:value="96.5384615384615" calcext:value-type="float">
            <text:p>96.5384615384615</text:p>
          </table:table-cell>
          <table:table-cell table:formula="of:=AVERAGE([.AE30:.AE39])" office:value-type="float" office:value="97.3076923076923" calcext:value-type="float">
            <text:p>97.3076923076923</text:p>
          </table:table-cell>
          <table:table-cell table:formula="of:=AVERAGE([.AF30:.AF39])" office:value-type="float" office:value="97.3076923076923" calcext:value-type="float">
            <text:p>97.3076923076923</text:p>
          </table:table-cell>
          <table:table-cell table:formula="of:=AVERAGE([.AG30:.AG39])" office:value-type="float" office:value="97.3076923076923" calcext:value-type="float">
            <text:p>97.3076923076923</text:p>
          </table:table-cell>
          <table:table-cell table:formula="of:=AVERAGE([.AH30:.AH39])" office:value-type="float" office:value="96.5384615384615" calcext:value-type="float">
            <text:p>96.5384615384615</text:p>
          </table:table-cell>
          <table:table-cell table:formula="of:=AVERAGE([.AI30:.AI39])" office:value-type="float" office:value="96.1538461538462" calcext:value-type="float">
            <text:p>96.1538461538462</text:p>
          </table:table-cell>
          <table:table-cell table:formula="of:=AVERAGE([.AJ30:.AJ39])" office:value-type="float" office:value="95" calcext:value-type="float">
            <text:p>95</text:p>
          </table:table-cell>
          <table:table-cell table:formula="of:=AVERAGE([.AK30:.AK39])" office:value-type="float" office:value="95" calcext:value-type="float">
            <text:p>95</text:p>
          </table:table-cell>
          <table:table-cell table:formula="of:=AVERAGE([.AL30:.AL39])" office:value-type="float" office:value="94.6153846153846" calcext:value-type="float">
            <text:p>94.6153846153846</text:p>
          </table:table-cell>
          <table:table-cell table:formula="of:=AVERAGE([.AM30:.AM39])" office:value-type="float" office:value="93.0769230769231" calcext:value-type="float">
            <text:p>93.0769230769231</text:p>
          </table:table-cell>
          <table:table-cell table:formula="of:=AVERAGE([.AN30:.AN39])" office:value-type="float" office:value="93.0769230769231" calcext:value-type="float">
            <text:p>93.0769230769231</text:p>
          </table:table-cell>
          <table:table-cell table:formula="of:=AVERAGE([.AO30:.AO39])" office:value-type="float" office:value="92.6923076923077" calcext:value-type="float">
            <text:p>92.6923076923077</text:p>
          </table:table-cell>
          <table:table-cell table:formula="of:=AVERAGE([.AP30:.AP39])" office:value-type="float" office:value="92.6923076923077" calcext:value-type="float">
            <text:p>92.6923076923077</text:p>
          </table:table-cell>
          <table:table-cell table:formula="of:=AVERAGE([.AQ30:.AQ39])" office:value-type="float" office:value="92.3076923076923" calcext:value-type="float">
            <text:p>92.3076923076923</text:p>
          </table:table-cell>
          <table:table-cell table:formula="of:=AVERAGE([.AR30:.AR39])" office:value-type="float" office:value="92.3076923076923" calcext:value-type="float">
            <text:p>92.3076923076923</text:p>
          </table:table-cell>
          <table:table-cell table:formula="of:=AVERAGE([.AS30:.AS39])" office:value-type="float" office:value="92.3076923076923" calcext:value-type="float">
            <text:p>92.3076923076923</text:p>
          </table:table-cell>
          <table:table-cell table:formula="of:=AVERAGE([.AT30:.AT39])" office:value-type="float" office:value="93.0769230769231" calcext:value-type="float">
            <text:p>93.0769230769231</text:p>
          </table:table-cell>
          <table:table-cell table:formula="of:=AVERAGE([.AU30:.AU39])" office:value-type="float" office:value="93.4615384615385" calcext:value-type="float">
            <text:p>93.4615384615385</text:p>
          </table:table-cell>
          <table:table-cell table:formula="of:=AVERAGE([.AV30:.AV39])" office:value-type="float" office:value="93.4615384615385" calcext:value-type="float">
            <text:p>93.4615384615385</text:p>
          </table:table-cell>
          <table:table-cell table:formula="of:=AVERAGE([.AW30:.AW39])" office:value-type="float" office:value="93.4615384615385" calcext:value-type="float">
            <text:p>93.4615384615385</text:p>
          </table:table-cell>
          <table:table-cell table:formula="of:=AVERAGE([.AX30:.AX39])" office:value-type="float" office:value="93.4615384615385" calcext:value-type="float">
            <text:p>93.4615384615385</text:p>
          </table:table-cell>
          <table:table-cell table:formula="of:=AVERAGE([.AY30:.AY39])" office:value-type="float" office:value="93.4615384615385" calcext:value-type="float">
            <text:p>93.4615384615385</text:p>
          </table:table-cell>
          <table:table-cell table:formula="of:=AVERAGE([.AZ30:.AZ39])" office:value-type="float" office:value="93.4615384615385" calcext:value-type="float">
            <text:p>93.4615384615385</text:p>
          </table:table-cell>
          <table:table-cell table:formula="of:=AVERAGE([.BA30:.BA39])" office:value-type="float" office:value="93.4615384615385" calcext:value-type="float">
            <text:p>93.4615384615385</text:p>
          </table:table-cell>
          <table:table-cell table:formula="of:=AVERAGE([.BB30:.BB39])" office:value-type="float" office:value="93.4615384615385" calcext:value-type="float">
            <text:p>93.4615384615385</text:p>
          </table:table-cell>
          <table:table-cell table:formula="of:=AVERAGE([.BC30:.BC39])" office:value-type="float" office:value="93.4615384615385" calcext:value-type="float">
            <text:p>93.4615384615385</text:p>
          </table:table-cell>
          <table:table-cell table:formula="of:=AVERAGE([.BD30:.BD39])" office:value-type="float" office:value="93.4615384615385" calcext:value-type="float">
            <text:p>93.4615384615385</text:p>
          </table:table-cell>
          <table:table-cell table:formula="of:=AVERAGE([.BE30:.BE39])" office:value-type="float" office:value="93.4615384615385" calcext:value-type="float">
            <text:p>93.4615384615385</text:p>
          </table:table-cell>
          <table:table-cell table:formula="of:=AVERAGE([.BF30:.BF39])" office:value-type="float" office:value="93.0769230769231" calcext:value-type="float">
            <text:p>93.0769230769231</text:p>
          </table:table-cell>
          <table:table-cell table:formula="of:=AVERAGE([.BG30:.BG39])" office:value-type="float" office:value="93.4615384615385" calcext:value-type="float">
            <text:p>93.4615384615385</text:p>
          </table:table-cell>
          <table:table-cell table:formula="of:=AVERAGE([.BH30:.BH39])" office:value-type="float" office:value="93.4615384615385" calcext:value-type="float">
            <text:p>93.4615384615385</text:p>
          </table:table-cell>
          <table:table-cell table:formula="of:=AVERAGE([.BI30:.BI39])" office:value-type="float" office:value="93.4615384615385" calcext:value-type="float">
            <text:p>93.4615384615385</text:p>
          </table:table-cell>
          <table:table-cell table:formula="of:=AVERAGE([.BJ30:.BJ39])" office:value-type="float" office:value="93.4615384615385" calcext:value-type="float">
            <text:p>93.4615384615385</text:p>
          </table:table-cell>
          <table:table-cell table:formula="of:=AVERAGE([.BK30:.BK39])" office:value-type="float" office:value="93.4615384615385" calcext:value-type="float">
            <text:p>93.4615384615385</text:p>
          </table:table-cell>
          <table:table-cell table:formula="of:=AVERAGE([.BL30:.BL39])" office:value-type="float" office:value="93.4615384615385" calcext:value-type="float">
            <text:p>93.4615384615385</text:p>
          </table:table-cell>
          <table:table-cell table:formula="of:=AVERAGE([.BM30:.BM39])" office:value-type="float" office:value="94.2307692307692" calcext:value-type="float">
            <text:p>94.2307692307692</text:p>
          </table:table-cell>
          <table:table-cell table:formula="of:=AVERAGE([.BN30:.BN39])" office:value-type="float" office:value="93.8461538461538" calcext:value-type="float">
            <text:p>93.8461538461538</text:p>
          </table:table-cell>
          <table:table-cell table:formula="of:=AVERAGE([.BO30:.BO39])" office:value-type="float" office:value="93.8461538461538" calcext:value-type="float">
            <text:p>93.8461538461538</text:p>
          </table:table-cell>
          <table:table-cell table:formula="of:=AVERAGE([.BP30:.BP39])" office:value-type="float" office:value="93.8461538461538" calcext:value-type="float">
            <text:p>93.8461538461538</text:p>
          </table:table-cell>
          <table:table-cell table:formula="of:=AVERAGE([.BQ30:.BQ39])" office:value-type="float" office:value="93.8461538461538" calcext:value-type="float">
            <text:p>93.8461538461538</text:p>
          </table:table-cell>
          <table:table-cell table:formula="of:=AVERAGE([.BR30:.BR39])" office:value-type="float" office:value="94.2307692307692" calcext:value-type="float">
            <text:p>94.2307692307692</text:p>
          </table:table-cell>
          <table:table-cell table:formula="of:=AVERAGE([.BS30:.BS39])" office:value-type="float" office:value="94.2307692307692" calcext:value-type="float">
            <text:p>94.2307692307692</text:p>
          </table:table-cell>
          <table:table-cell table:formula="of:=AVERAGE([.BT30:.BT39])" office:value-type="float" office:value="94.2307692307692" calcext:value-type="float">
            <text:p>94.2307692307692</text:p>
          </table:table-cell>
          <table:table-cell table:formula="of:=AVERAGE([.BU30:.BU39])" office:value-type="float" office:value="94.2307692307692" calcext:value-type="float">
            <text:p>94.2307692307692</text:p>
          </table:table-cell>
          <table:table-cell table:formula="of:=AVERAGE([.BV30:.BV39])" office:value-type="float" office:value="94.2307692307692" calcext:value-type="float">
            <text:p>94.2307692307692</text:p>
          </table:table-cell>
          <table:table-cell table:formula="of:=AVERAGE([.BW30:.BW39])" office:value-type="float" office:value="94.6153846153846" calcext:value-type="float">
            <text:p>94.6153846153846</text:p>
          </table:table-cell>
          <table:table-cell table:formula="of:=AVERAGE([.BX30:.BX39])" office:value-type="float" office:value="94.6153846153846" calcext:value-type="float">
            <text:p>94.6153846153846</text:p>
          </table:table-cell>
          <table:table-cell table:formula="of:=AVERAGE([.BY30:.BY39])" office:value-type="float" office:value="95.3846153846154" calcext:value-type="float">
            <text:p>95.3846153846154</text:p>
          </table:table-cell>
          <table:table-cell table:formula="of:=AVERAGE([.BZ30:.BZ39])" office:value-type="float" office:value="95.7692307692308" calcext:value-type="float">
            <text:p>95.7692307692308</text:p>
          </table:table-cell>
          <table:table-cell table:formula="of:=AVERAGE([.CA30:.CA39])" office:value-type="float" office:value="95.7692307692308" calcext:value-type="float">
            <text:p>95.7692307692308</text:p>
          </table:table-cell>
          <table:table-cell table:formula="of:=AVERAGE([.CB30:.CB39])" office:value-type="float" office:value="95.7692307692308" calcext:value-type="float">
            <text:p>95.7692307692308</text:p>
          </table:table-cell>
          <table:table-cell table:formula="of:=AVERAGE([.CC30:.CC39])" office:value-type="float" office:value="95.7692307692308" calcext:value-type="float">
            <text:p>95.7692307692308</text:p>
          </table:table-cell>
          <table:table-cell table:formula="of:=AVERAGE([.CD30:.CD39])" office:value-type="float" office:value="95.7692307692308" calcext:value-type="float">
            <text:p>95.7692307692308</text:p>
          </table:table-cell>
          <table:table-cell table:formula="of:=AVERAGE([.CE30:.CE39])" office:value-type="float" office:value="95.7692307692308" calcext:value-type="float">
            <text:p>95.7692307692308</text:p>
          </table:table-cell>
          <table:table-cell table:formula="of:=AVERAGE([.CF30:.CF39])" office:value-type="float" office:value="96.1538461538462" calcext:value-type="float">
            <text:p>96.1538461538462</text:p>
          </table:table-cell>
          <table:table-cell table:formula="of:=AVERAGE([.CG30:.CG39])" office:value-type="float" office:value="96.5384615384616" calcext:value-type="float">
            <text:p>96.5384615384616</text:p>
          </table:table-cell>
          <table:table-cell table:formula="of:=AVERAGE([.CH30:.CH39])" office:value-type="float" office:value="96.5384615384616" calcext:value-type="float">
            <text:p>96.5384615384616</text:p>
          </table:table-cell>
          <table:table-cell table:formula="of:=AVERAGE([.CI30:.CI39])" office:value-type="float" office:value="96.9230769230769" calcext:value-type="float">
            <text:p>96.9230769230769</text:p>
          </table:table-cell>
          <table:table-cell table:formula="of:=AVERAGE([.CJ30:.CJ39])" office:value-type="float" office:value="96.9230769230769" calcext:value-type="float">
            <text:p>96.9230769230769</text:p>
          </table:table-cell>
          <table:table-cell table:formula="of:=AVERAGE([.CK30:.CK39])" office:value-type="float" office:value="96.5384615384615" calcext:value-type="float">
            <text:p>96.5384615384615</text:p>
          </table:table-cell>
          <table:table-cell table:formula="of:=AVERAGE([.CL30:.CL39])" office:value-type="float" office:value="96.5384615384615" calcext:value-type="float">
            <text:p>96.5384615384615</text:p>
          </table:table-cell>
          <table:table-cell table:formula="of:=AVERAGE([.CM30:.CM39])" office:value-type="float" office:value="96.5384615384615" calcext:value-type="float">
            <text:p>96.5384615384615</text:p>
          </table:table-cell>
          <table:table-cell table:formula="of:=AVERAGE([.CN30:.CN39])" office:value-type="float" office:value="96.5384615384615" calcext:value-type="float">
            <text:p>96.5384615384615</text:p>
          </table:table-cell>
          <table:table-cell table:formula="of:=AVERAGE([.CO30:.CO39])" office:value-type="float" office:value="96.9230769230769" calcext:value-type="float">
            <text:p>96.9230769230769</text:p>
          </table:table-cell>
          <table:table-cell table:formula="of:=AVERAGE([.CP30:.CP39])" office:value-type="float" office:value="96.9230769230769" calcext:value-type="float">
            <text:p>96.9230769230769</text:p>
          </table:table-cell>
          <table:table-cell table:formula="of:=AVERAGE([.CQ30:.CQ39])" office:value-type="float" office:value="96.9230769230769" calcext:value-type="float">
            <text:p>96.9230769230769</text:p>
          </table:table-cell>
          <table:table-cell table:formula="of:=AVERAGE([.CR30:.CR39])" office:value-type="float" office:value="96.9230769230769" calcext:value-type="float">
            <text:p>96.9230769230769</text:p>
          </table:table-cell>
          <table:table-cell table:formula="of:=AVERAGE([.CS30:.CS39])" office:value-type="float" office:value="96.9230769230769" calcext:value-type="float">
            <text:p>96.9230769230769</text:p>
          </table:table-cell>
          <table:table-cell table:formula="of:=AVERAGE([.CT30:.CT39])" office:value-type="float" office:value="96.9230769230769" calcext:value-type="float">
            <text:p>96.9230769230769</text:p>
          </table:table-cell>
          <table:table-cell table:formula="of:=AVERAGE([.CU30:.CU39])" office:value-type="float" office:value="96.9230769230769" calcext:value-type="float">
            <text:p>96.9230769230769</text:p>
          </table:table-cell>
          <table:table-cell table:formula="of:=AVERAGE([.CV30:.CV39])" office:value-type="float" office:value="96.9230769230769" calcext:value-type="float">
            <text:p>96.9230769230769</text:p>
          </table:table-cell>
          <table:table-cell table:formula="of:=AVERAGE([.CW30:.CW39])" office:value-type="float" office:value="96.9230769230769" calcext:value-type="float">
            <text:p>96.9230769230769</text:p>
          </table:table-cell>
          <table:table-cell table:formula="of:=AVERAGE([.CX30:.CX39])" office:value-type="float" office:value="96.9230769230769" calcext:value-type="float">
            <text:p>96.9230769230769</text:p>
          </table:table-cell>
          <table:table-cell table:formula="of:=AVERAGE([.CY30:.CY39])" office:value-type="float" office:value="98.0769230769231" calcext:value-type="float">
            <text:p>98.0769230769231</text:p>
          </table:table-cell>
          <table:table-cell table:formula="of:=AVERAGE([.CZ30:.CZ39])" office:value-type="float" office:value="98.0769230769231" calcext:value-type="float">
            <text:p>98.0769230769231</text:p>
          </table:table-cell>
          <table:table-cell table:formula="of:=AVERAGE([.DA30:.DA39])" office:value-type="float" office:value="98.4615384615385" calcext:value-type="float">
            <text:p>98.4615384615385</text:p>
          </table:table-cell>
          <table:table-cell table:formula="of:=AVERAGE([.DB30:.DB39])" office:value-type="float" office:value="98.4615384615385" calcext:value-type="float">
            <text:p>98.4615384615385</text:p>
          </table:table-cell>
          <table:table-cell table:formula="of:=AVERAGE([.DC30:.DC39])" office:value-type="float" office:value="98.4615384615385" calcext:value-type="float">
            <text:p>98.4615384615385</text:p>
          </table:table-cell>
          <table:table-cell table:formula="of:=AVERAGE([.DD30:.DD39])" office:value-type="float" office:value="98.4615384615385" calcext:value-type="float">
            <text:p>98.4615384615385</text:p>
          </table:table-cell>
          <table:table-cell table:formula="of:=AVERAGE([.DE30:.DE39])" office:value-type="float" office:value="98.4615384615385" calcext:value-type="float">
            <text:p>98.4615384615385</text:p>
          </table:table-cell>
          <table:table-cell table:formula="of:=AVERAGE([.DF30:.DF39])" office:value-type="float" office:value="98.4615384615385" calcext:value-type="float">
            <text:p>98.4615384615385</text:p>
          </table:table-cell>
          <table:table-cell table:formula="of:=AVERAGE([.DG30:.DG39])" office:value-type="float" office:value="98.4615384615385" calcext:value-type="float">
            <text:p>98.4615384615385</text:p>
          </table:table-cell>
          <table:table-cell table:formula="of:=AVERAGE([.DH30:.DH39])" office:value-type="float" office:value="98.4615384615385" calcext:value-type="float">
            <text:p>98.4615384615385</text:p>
          </table:table-cell>
          <table:table-cell table:formula="of:=AVERAGE([.DI30:.DI39])" office:value-type="float" office:value="98.8461538461538" calcext:value-type="float">
            <text:p>98.8461538461538</text:p>
          </table:table-cell>
          <table:table-cell table:formula="of:=AVERAGE([.DJ30:.DJ39])" office:value-type="float" office:value="98.8461538461538" calcext:value-type="float">
            <text:p>98.8461538461538</text:p>
          </table:table-cell>
          <table:table-cell table:formula="of:=AVERAGE([.DK30:.DK39])" office:value-type="float" office:value="98.8461538461538" calcext:value-type="float">
            <text:p>98.8461538461538</text:p>
          </table:table-cell>
          <table:table-cell table:formula="of:=AVERAGE([.DL30:.DL39])" office:value-type="float" office:value="98.8461538461538" calcext:value-type="float">
            <text:p>98.8461538461538</text:p>
          </table:table-cell>
          <table:table-cell table:formula="of:=AVERAGE([.DM30:.DM39])" office:value-type="float" office:value="98.8461538461538" calcext:value-type="float">
            <text:p>98.8461538461538</text:p>
          </table:table-cell>
          <table:table-cell table:formula="of:=AVERAGE([.DN30:.DN39])" office:value-type="float" office:value="98.8461538461538" calcext:value-type="float">
            <text:p>98.8461538461538</text:p>
          </table:table-cell>
          <table:table-cell table:formula="of:=AVERAGE([.DO30:.DO39])" office:value-type="float" office:value="98.8461538461538" calcext:value-type="float">
            <text:p>98.8461538461538</text:p>
          </table:table-cell>
          <table:table-cell table:formula="of:=AVERAGE([.DP30:.DP39])" office:value-type="float" office:value="98.8461538461538" calcext:value-type="float">
            <text:p>98.8461538461538</text:p>
          </table:table-cell>
          <table:table-cell table:formula="of:=AVERAGE([.DQ30:.DQ39])" office:value-type="float" office:value="98.8461538461538" calcext:value-type="float">
            <text:p>98.8461538461538</text:p>
          </table:table-cell>
          <table:table-cell table:formula="of:=AVERAGE([.DR30:.DR39])" office:value-type="float" office:value="99.2307692307692" calcext:value-type="float">
            <text:p>99.2307692307692</text:p>
          </table:table-cell>
          <table:table-cell table:formula="of:=AVERAGE([.DS30:.DS39])" office:value-type="float" office:value="99.2307692307692" calcext:value-type="float">
            <text:p>99.2307692307692</text:p>
          </table:table-cell>
          <table:table-cell table:formula="of:=AVERAGE([.DT30:.DT39])" office:value-type="float" office:value="99.2307692307692" calcext:value-type="float">
            <text:p>99.2307692307692</text:p>
          </table:table-cell>
          <table:table-cell table:formula="of:=AVERAGE([.DU30:.DU39])" office:value-type="float" office:value="99.2307692307692" calcext:value-type="float">
            <text:p>99.2307692307692</text:p>
          </table:table-cell>
          <table:table-cell table:formula="of:=AVERAGE([.DV30:.DV39])" office:value-type="float" office:value="99.2307692307692" calcext:value-type="float">
            <text:p>99.2307692307692</text:p>
          </table:table-cell>
          <table:table-cell table:formula="of:=AVERAGE([.DW30:.DW39])" office:value-type="float" office:value="99.6153846153846" calcext:value-type="float">
            <text:p>99.6153846153846</text:p>
          </table:table-cell>
          <table:table-cell table:formula="of:=AVERAGE([.DX30:.DX39])" office:value-type="float" office:value="100" calcext:value-type="float">
            <text:p>100</text:p>
          </table:table-cell>
          <table:table-cell table:formula="of:=AVERAGE([.DY30:.DY39])" office:value-type="float" office:value="100" calcext:value-type="float">
            <text:p>100</text:p>
          </table:table-cell>
          <table:table-cell table:formula="of:=AVERAGE([.DZ30:.DZ39])" office:value-type="float" office:value="100" calcext:value-type="float">
            <text:p>100</text:p>
          </table:table-cell>
          <table:table-cell table:formula="of:=AVERAGE([.EA30:.EA3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0:.B39])" office:value-type="float" office:value="0" calcext:value-type="float">
            <text:p>0</text:p>
          </table:table-cell>
          <table:table-cell table:formula="of:=STDEV([.C30:.C39])" office:value-type="float" office:value="4.94878437579969" calcext:value-type="float">
            <text:p>4.94878437579969</text:p>
          </table:table-cell>
          <table:table-cell table:formula="of:=STDEV([.D30:.D39])" office:value-type="float" office:value="4.4596223412631" calcext:value-type="float">
            <text:p>4.4596223412631</text:p>
          </table:table-cell>
          <table:table-cell table:formula="of:=STDEV([.E30:.E39])" office:value-type="float" office:value="5.37850691369309" calcext:value-type="float">
            <text:p>5.37850691369309</text:p>
          </table:table-cell>
          <table:table-cell table:formula="of:=STDEV([.F30:.F39])" office:value-type="float" office:value="4.054202128421" calcext:value-type="float">
            <text:p>4.054202128421</text:p>
          </table:table-cell>
          <table:table-cell table:formula="of:=STDEV([.G30:.G39])" office:value-type="float" office:value="5.37850691369309" calcext:value-type="float">
            <text:p>5.37850691369309</text:p>
          </table:table-cell>
          <table:table-cell table:formula="of:=STDEV([.H30:.H39])" office:value-type="float" office:value="7.02208407057905" calcext:value-type="float">
            <text:p>7.02208407057905</text:p>
          </table:table-cell>
          <table:table-cell table:formula="of:=STDEV([.I30:.I39])" office:value-type="float" office:value="6.4867234054736" calcext:value-type="float">
            <text:p>6.4867234054736</text:p>
          </table:table-cell>
          <table:table-cell table:formula="of:=STDEV([.J30:.J39])" office:value-type="float" office:value="7.30881682755858" calcext:value-type="float">
            <text:p>7.30881682755858</text:p>
          </table:table-cell>
          <table:table-cell table:formula="of:=STDEV([.K30:.K39])" office:value-type="float" office:value="6.58729875828981" calcext:value-type="float">
            <text:p>6.58729875828981</text:p>
          </table:table-cell>
          <table:table-cell table:formula="of:=STDEV([.L30:.L39])" office:value-type="float" office:value="6.64938588712305" calcext:value-type="float">
            <text:p>6.64938588712305</text:p>
          </table:table-cell>
          <table:table-cell table:formula="of:=STDEV([.M30:.M39])" office:value-type="float" office:value="7.03377780735651" calcext:value-type="float">
            <text:p>7.03377780735651</text:p>
          </table:table-cell>
          <table:table-cell table:formula="of:=STDEV([.N30:.N39])" office:value-type="float" office:value="5.79055886699293" calcext:value-type="float">
            <text:p>5.79055886699293</text:p>
          </table:table-cell>
          <table:table-cell table:formula="of:=STDEV([.O30:.O39])" office:value-type="float" office:value="3.82472663850674" calcext:value-type="float">
            <text:p>3.82472663850674</text:p>
          </table:table-cell>
          <table:table-cell table:formula="of:=STDEV([.P30:.P39])" office:value-type="float" office:value="2.83794148989471" calcext:value-type="float">
            <text:p>2.83794148989471</text:p>
          </table:table-cell>
          <table:table-cell table:formula="of:=STDEV([.Q30:.Q39])" office:value-type="float" office:value="4.13449115297362" calcext:value-type="float">
            <text:p>4.13449115297362</text:p>
          </table:table-cell>
          <table:table-cell table:formula="of:=STDEV([.R30:.R39])" office:value-type="float" office:value="4.45962234126309" calcext:value-type="float">
            <text:p>4.45962234126309</text:p>
          </table:table-cell>
          <table:table-cell table:formula="of:=STDEV([.S30:.S39])" office:value-type="float" office:value="5.74782353114356" calcext:value-type="float">
            <text:p>5.74782353114356</text:p>
          </table:table-cell>
          <table:table-cell table:formula="of:=STDEV([.T30:.T39])" office:value-type="float" office:value="6.73534642900702" calcext:value-type="float">
            <text:p>6.73534642900702</text:p>
          </table:table-cell>
          <table:table-cell table:formula="of:=STDEV([.U30:.U39])" office:value-type="float" office:value="6.58729875828981" calcext:value-type="float">
            <text:p>6.58729875828981</text:p>
          </table:table-cell>
          <table:table-cell table:formula="of:=STDEV([.V30:.V39])" office:value-type="float" office:value="5.8047340629086" calcext:value-type="float">
            <text:p>5.8047340629086</text:p>
          </table:table-cell>
          <table:table-cell table:formula="of:=STDEV([.W30:.W39])" office:value-type="float" office:value="4.79699664971018" calcext:value-type="float">
            <text:p>4.79699664971018</text:p>
          </table:table-cell>
          <table:table-cell table:formula="of:=STDEV([.X30:.X39])" office:value-type="float" office:value="3.62618862146948" calcext:value-type="float">
            <text:p>3.62618862146948</text:p>
          </table:table-cell>
          <table:table-cell table:formula="of:=STDEV([.Y30:.Y39])" office:value-type="float" office:value="3.26860225230307" calcext:value-type="float">
            <text:p>3.26860225230307</text:p>
          </table:table-cell>
          <table:table-cell table:formula="of:=STDEV([.Z30:.Z39])" office:value-type="float" office:value="2.4325212770526" calcext:value-type="float">
            <text:p>2.4325212770526</text:p>
          </table:table-cell>
          <table:table-cell table:formula="of:=STDEV([.AA30:.AA39])" office:value-type="float" office:value="3.14037146510664" calcext:value-type="float">
            <text:p>3.14037146510664</text:p>
          </table:table-cell>
          <table:table-cell table:formula="of:=STDEV([.AB30:.AB39])" office:value-type="float" office:value="3.62618862146947" calcext:value-type="float">
            <text:p>3.62618862146947</text:p>
          </table:table-cell>
          <table:table-cell table:formula="of:=STDEV([.AC30:.AC39])" office:value-type="float" office:value="3.53437147489493" calcext:value-type="float">
            <text:p>3.53437147489493</text:p>
          </table:table-cell>
          <table:table-cell table:formula="of:=STDEV([.AD30:.AD39])" office:value-type="float" office:value="4.23271128697928" calcext:value-type="float">
            <text:p>4.23271128697928</text:p>
          </table:table-cell>
          <table:table-cell table:formula="of:=STDEV([.AE30:.AE39])" office:value-type="float" office:value="3.6487819155789" calcext:value-type="float">
            <text:p>3.6487819155789</text:p>
          </table:table-cell>
          <table:table-cell table:formula="of:=STDEV([.AF30:.AF39])" office:value-type="float" office:value="3.16643308595602" calcext:value-type="float">
            <text:p>3.16643308595602</text:p>
          </table:table-cell>
          <table:table-cell table:formula="of:=STDEV([.AG30:.AG39])" office:value-type="float" office:value="3.16643308595602" calcext:value-type="float">
            <text:p>3.16643308595602</text:p>
          </table:table-cell>
          <table:table-cell table:formula="of:=STDEV([.AH30:.AH39])" office:value-type="float" office:value="3.36767321450351" calcext:value-type="float">
            <text:p>3.36767321450351</text:p>
          </table:table-cell>
          <table:table-cell table:formula="of:=STDEV([.AI30:.AI39])" office:value-type="float" office:value="3.14037146510664" calcext:value-type="float">
            <text:p>3.14037146510664</text:p>
          </table:table-cell>
          <table:table-cell table:formula="of:=STDEV([.AJ30:.AJ39])" office:value-type="float" office:value="3.16643308595602" calcext:value-type="float">
            <text:p>3.16643308595602</text:p>
          </table:table-cell>
          <table:table-cell table:formula="of:=STDEV([.AK30:.AK39])" office:value-type="float" office:value="3.16643308595602" calcext:value-type="float">
            <text:p>3.16643308595602</text:p>
          </table:table-cell>
          <table:table-cell table:formula="of:=STDEV([.AL30:.AL39])" office:value-type="float" office:value="3.71573762722806" calcext:value-type="float">
            <text:p>3.71573762722806</text:p>
          </table:table-cell>
          <table:table-cell table:formula="of:=STDEV([.AM30:.AM39])" office:value-type="float" office:value="3.03388706825622" calcext:value-type="float">
            <text:p>3.03388706825622</text:p>
          </table:table-cell>
          <table:table-cell table:formula="of:=STDEV([.AN30:.AN39])" office:value-type="float" office:value="3.03388706825622" calcext:value-type="float">
            <text:p>3.03388706825622</text:p>
          </table:table-cell>
          <table:table-cell table:formula="of:=STDEV([.AO30:.AO39])" office:value-type="float" office:value="3.36767321450352" calcext:value-type="float">
            <text:p>3.36767321450352</text:p>
          </table:table-cell>
          <table:table-cell table:formula="of:=STDEV([.AP30:.AP39])" office:value-type="float" office:value="3.36767321450352" calcext:value-type="float">
            <text:p>3.36767321450352</text:p>
          </table:table-cell>
          <table:table-cell table:formula="of:=STDEV([.AQ30:.AQ39])" office:value-type="float" office:value="3.62618862146948" calcext:value-type="float">
            <text:p>3.62618862146948</text:p>
          </table:table-cell>
          <table:table-cell table:formula="of:=STDEV([.AR30:.AR39])" office:value-type="float" office:value="3.62618862146948" calcext:value-type="float">
            <text:p>3.62618862146948</text:p>
          </table:table-cell>
          <table:table-cell table:formula="of:=STDEV([.AS30:.AS39])" office:value-type="float" office:value="3.62618862146948" calcext:value-type="float">
            <text:p>3.62618862146948</text:p>
          </table:table-cell>
          <table:table-cell table:formula="of:=STDEV([.AT30:.AT39])" office:value-type="float" office:value="3.53437147489493" calcext:value-type="float">
            <text:p>3.53437147489493</text:p>
          </table:table-cell>
          <table:table-cell table:formula="of:=STDEV([.AU30:.AU39])" office:value-type="float" office:value="3.16643308595602" calcext:value-type="float">
            <text:p>3.16643308595602</text:p>
          </table:table-cell>
          <table:table-cell table:formula="of:=STDEV([.AV30:.AV39])" office:value-type="float" office:value="3.16643308595602" calcext:value-type="float">
            <text:p>3.16643308595602</text:p>
          </table:table-cell>
          <table:table-cell table:formula="of:=STDEV([.AW30:.AW39])" office:value-type="float" office:value="3.16643308595602" calcext:value-type="float">
            <text:p>3.16643308595602</text:p>
          </table:table-cell>
          <table:table-cell table:formula="of:=STDEV([.AX30:.AX39])" office:value-type="float" office:value="3.16643308595602" calcext:value-type="float">
            <text:p>3.16643308595602</text:p>
          </table:table-cell>
          <table:table-cell table:formula="of:=STDEV([.AY30:.AY39])" office:value-type="float" office:value="3.16643308595602" calcext:value-type="float">
            <text:p>3.16643308595602</text:p>
          </table:table-cell>
          <table:table-cell table:formula="of:=STDEV([.AZ30:.AZ39])" office:value-type="float" office:value="3.16643308595602" calcext:value-type="float">
            <text:p>3.16643308595602</text:p>
          </table:table-cell>
          <table:table-cell table:formula="of:=STDEV([.BA30:.BA39])" office:value-type="float" office:value="3.16643308595602" calcext:value-type="float">
            <text:p>3.16643308595602</text:p>
          </table:table-cell>
          <table:table-cell table:formula="of:=STDEV([.BB30:.BB39])" office:value-type="float" office:value="3.16643308595602" calcext:value-type="float">
            <text:p>3.16643308595602</text:p>
          </table:table-cell>
          <table:table-cell table:formula="of:=STDEV([.BC30:.BC39])" office:value-type="float" office:value="3.16643308595602" calcext:value-type="float">
            <text:p>3.16643308595602</text:p>
          </table:table-cell>
          <table:table-cell table:formula="of:=STDEV([.BD30:.BD39])" office:value-type="float" office:value="3.16643308595602" calcext:value-type="float">
            <text:p>3.16643308595602</text:p>
          </table:table-cell>
          <table:table-cell table:formula="of:=STDEV([.BE30:.BE39])" office:value-type="float" office:value="3.16643308595602" calcext:value-type="float">
            <text:p>3.16643308595602</text:p>
          </table:table-cell>
          <table:table-cell table:formula="of:=STDEV([.BF30:.BF39])" office:value-type="float" office:value="3.53437147489493" calcext:value-type="float">
            <text:p>3.53437147489493</text:p>
          </table:table-cell>
          <table:table-cell table:formula="of:=STDEV([.BG30:.BG39])" office:value-type="float" office:value="3.16643308595602" calcext:value-type="float">
            <text:p>3.16643308595602</text:p>
          </table:table-cell>
          <table:table-cell table:formula="of:=STDEV([.BH30:.BH39])" office:value-type="float" office:value="3.16643308595602" calcext:value-type="float">
            <text:p>3.16643308595602</text:p>
          </table:table-cell>
          <table:table-cell table:formula="of:=STDEV([.BI30:.BI39])" office:value-type="float" office:value="3.16643308595602" calcext:value-type="float">
            <text:p>3.16643308595602</text:p>
          </table:table-cell>
          <table:table-cell table:formula="of:=STDEV([.BJ30:.BJ39])" office:value-type="float" office:value="3.16643308595602" calcext:value-type="float">
            <text:p>3.16643308595602</text:p>
          </table:table-cell>
          <table:table-cell table:formula="of:=STDEV([.BK30:.BK39])" office:value-type="float" office:value="3.16643308595602" calcext:value-type="float">
            <text:p>3.16643308595602</text:p>
          </table:table-cell>
          <table:table-cell table:formula="of:=STDEV([.BL30:.BL39])" office:value-type="float" office:value="2.59595599119443" calcext:value-type="float">
            <text:p>2.59595599119443</text:p>
          </table:table-cell>
          <table:table-cell table:formula="of:=STDEV([.BM30:.BM39])" office:value-type="float" office:value="2.71964146610211" calcext:value-type="float">
            <text:p>2.71964146610211</text:p>
          </table:table-cell>
          <table:table-cell table:formula="of:=STDEV([.BN30:.BN39])" office:value-type="float" office:value="2.68925345684654" calcext:value-type="float">
            <text:p>2.68925345684654</text:p>
          </table:table-cell>
          <table:table-cell table:formula="of:=STDEV([.BO30:.BO39])" office:value-type="float" office:value="2.68925345684654" calcext:value-type="float">
            <text:p>2.68925345684654</text:p>
          </table:table-cell>
          <table:table-cell table:formula="of:=STDEV([.BP30:.BP39])" office:value-type="float" office:value="2.68925345684654" calcext:value-type="float">
            <text:p>2.68925345684654</text:p>
          </table:table-cell>
          <table:table-cell table:formula="of:=STDEV([.BQ30:.BQ39])" office:value-type="float" office:value="2.68925345684654" calcext:value-type="float">
            <text:p>2.68925345684654</text:p>
          </table:table-cell>
          <table:table-cell table:formula="of:=STDEV([.BR30:.BR39])" office:value-type="float" office:value="3.26860225230307" calcext:value-type="float">
            <text:p>3.26860225230307</text:p>
          </table:table-cell>
          <table:table-cell table:formula="of:=STDEV([.BS30:.BS39])" office:value-type="float" office:value="3.26860225230307" calcext:value-type="float">
            <text:p>3.26860225230307</text:p>
          </table:table-cell>
          <table:table-cell table:formula="of:=STDEV([.BT30:.BT39])" office:value-type="float" office:value="3.26860225230307" calcext:value-type="float">
            <text:p>3.26860225230307</text:p>
          </table:table-cell>
          <table:table-cell table:formula="of:=STDEV([.BU30:.BU39])" office:value-type="float" office:value="3.26860225230307" calcext:value-type="float">
            <text:p>3.26860225230307</text:p>
          </table:table-cell>
          <table:table-cell table:formula="of:=STDEV([.BV30:.BV39])" office:value-type="float" office:value="3.26860225230307" calcext:value-type="float">
            <text:p>3.26860225230307</text:p>
          </table:table-cell>
          <table:table-cell table:formula="of:=STDEV([.BW30:.BW39])" office:value-type="float" office:value="3.2433617027368" calcext:value-type="float">
            <text:p>3.2433617027368</text:p>
          </table:table-cell>
          <table:table-cell table:formula="of:=STDEV([.BX30:.BX39])" office:value-type="float" office:value="3.2433617027368" calcext:value-type="float">
            <text:p>3.2433617027368</text:p>
          </table:table-cell>
          <table:table-cell table:formula="of:=STDEV([.BY30:.BY39])" office:value-type="float" office:value="3.03388706825622" calcext:value-type="float">
            <text:p>3.03388706825622</text:p>
          </table:table-cell>
          <table:table-cell table:formula="of:=STDEV([.BZ30:.BZ39])" office:value-type="float" office:value="2.8379414898947" calcext:value-type="float">
            <text:p>2.8379414898947</text:p>
          </table:table-cell>
          <table:table-cell table:formula="of:=STDEV([.CA30:.CA39])" office:value-type="float" office:value="2.8379414898947" calcext:value-type="float">
            <text:p>2.8379414898947</text:p>
          </table:table-cell>
          <table:table-cell table:formula="of:=STDEV([.CB30:.CB39])" office:value-type="float" office:value="2.8379414898947" calcext:value-type="float">
            <text:p>2.8379414898947</text:p>
          </table:table-cell>
          <table:table-cell table:formula="of:=STDEV([.CC30:.CC39])" office:value-type="float" office:value="2.8379414898947" calcext:value-type="float">
            <text:p>2.8379414898947</text:p>
          </table:table-cell>
          <table:table-cell table:formula="of:=STDEV([.CD30:.CD39])" office:value-type="float" office:value="2.8379414898947" calcext:value-type="float">
            <text:p>2.8379414898947</text:p>
          </table:table-cell>
          <table:table-cell table:formula="of:=STDEV([.CE30:.CE39])" office:value-type="float" office:value="2.8379414898947" calcext:value-type="float">
            <text:p>2.8379414898947</text:p>
          </table:table-cell>
          <table:table-cell table:formula="of:=STDEV([.CF30:.CF39])" office:value-type="float" office:value="3.14037146510664" calcext:value-type="float">
            <text:p>3.14037146510664</text:p>
          </table:table-cell>
          <table:table-cell table:formula="of:=STDEV([.CG30:.CG39])" office:value-type="float" office:value="2.8379414898947" calcext:value-type="float">
            <text:p>2.8379414898947</text:p>
          </table:table-cell>
          <table:table-cell table:formula="of:=STDEV([.CH30:.CH39])" office:value-type="float" office:value="2.8379414898947" calcext:value-type="float">
            <text:p>2.8379414898947</text:p>
          </table:table-cell>
          <table:table-cell table:formula="of:=STDEV([.CI30:.CI39])" office:value-type="float" office:value="3.03388706825621" calcext:value-type="float">
            <text:p>3.03388706825621</text:p>
          </table:table-cell>
          <table:table-cell table:formula="of:=STDEV([.CJ30:.CJ39])" office:value-type="float" office:value="3.03388706825621" calcext:value-type="float">
            <text:p>3.03388706825621</text:p>
          </table:table-cell>
          <table:table-cell table:formula="of:=STDEV([.CK30:.CK39])" office:value-type="float" office:value="3.36767321450351" calcext:value-type="float">
            <text:p>3.36767321450351</text:p>
          </table:table-cell>
          <table:table-cell table:formula="of:=STDEV([.CL30:.CL39])" office:value-type="float" office:value="3.36767321450351" calcext:value-type="float">
            <text:p>3.36767321450351</text:p>
          </table:table-cell>
          <table:table-cell table:formula="of:=STDEV([.CM30:.CM39])" office:value-type="float" office:value="3.36767321450351" calcext:value-type="float">
            <text:p>3.36767321450351</text:p>
          </table:table-cell>
          <table:table-cell table:formula="of:=STDEV([.CN30:.CN39])" office:value-type="float" office:value="3.36767321450351" calcext:value-type="float">
            <text:p>3.36767321450351</text:p>
          </table:table-cell>
          <table:table-cell table:formula="of:=STDEV([.CO30:.CO39])" office:value-type="float" office:value="3.03388706825621" calcext:value-type="float">
            <text:p>3.03388706825621</text:p>
          </table:table-cell>
          <table:table-cell table:formula="of:=STDEV([.CP30:.CP39])" office:value-type="float" office:value="3.03388706825621" calcext:value-type="float">
            <text:p>3.03388706825621</text:p>
          </table:table-cell>
          <table:table-cell table:formula="of:=STDEV([.CQ30:.CQ39])" office:value-type="float" office:value="3.03388706825621" calcext:value-type="float">
            <text:p>3.03388706825621</text:p>
          </table:table-cell>
          <table:table-cell table:formula="of:=STDEV([.CR30:.CR39])" office:value-type="float" office:value="3.03388706825621" calcext:value-type="float">
            <text:p>3.03388706825621</text:p>
          </table:table-cell>
          <table:table-cell table:formula="of:=STDEV([.CS30:.CS39])" office:value-type="float" office:value="3.03388706825621" calcext:value-type="float">
            <text:p>3.03388706825621</text:p>
          </table:table-cell>
          <table:table-cell table:formula="of:=STDEV([.CT30:.CT39])" office:value-type="float" office:value="3.03388706825621" calcext:value-type="float">
            <text:p>3.03388706825621</text:p>
          </table:table-cell>
          <table:table-cell table:formula="of:=STDEV([.CU30:.CU39])" office:value-type="float" office:value="3.03388706825621" calcext:value-type="float">
            <text:p>3.03388706825621</text:p>
          </table:table-cell>
          <table:table-cell table:formula="of:=STDEV([.CV30:.CV39])" office:value-type="float" office:value="3.03388706825621" calcext:value-type="float">
            <text:p>3.03388706825621</text:p>
          </table:table-cell>
          <table:table-cell table:formula="of:=STDEV([.CW30:.CW39])" office:value-type="float" office:value="3.03388706825621" calcext:value-type="float">
            <text:p>3.03388706825621</text:p>
          </table:table-cell>
          <table:table-cell table:formula="of:=STDEV([.CX30:.CX39])" office:value-type="float" office:value="3.03388706825621" calcext:value-type="float">
            <text:p>3.03388706825621</text:p>
          </table:table-cell>
          <table:table-cell table:formula="of:=STDEV([.CY30:.CY39])" office:value-type="float" office:value="2.7196414661021" calcext:value-type="float">
            <text:p>2.7196414661021</text:p>
          </table:table-cell>
          <table:table-cell table:formula="of:=STDEV([.CZ30:.CZ39])" office:value-type="float" office:value="2.7196414661021" calcext:value-type="float">
            <text:p>2.7196414661021</text:p>
          </table:table-cell>
          <table:table-cell table:formula="of:=STDEV([.DA30:.DA39])" office:value-type="float" office:value="2.68925345684654" calcext:value-type="float">
            <text:p>2.68925345684654</text:p>
          </table:table-cell>
          <table:table-cell table:formula="of:=STDEV([.DB30:.DB39])" office:value-type="float" office:value="2.68925345684654" calcext:value-type="float">
            <text:p>2.68925345684654</text:p>
          </table:table-cell>
          <table:table-cell table:formula="of:=STDEV([.DC30:.DC39])" office:value-type="float" office:value="2.68925345684654" calcext:value-type="float">
            <text:p>2.68925345684654</text:p>
          </table:table-cell>
          <table:table-cell table:formula="of:=STDEV([.DD30:.DD39])" office:value-type="float" office:value="2.68925345684654" calcext:value-type="float">
            <text:p>2.68925345684654</text:p>
          </table:table-cell>
          <table:table-cell table:formula="of:=STDEV([.DE30:.DE39])" office:value-type="float" office:value="2.68925345684654" calcext:value-type="float">
            <text:p>2.68925345684654</text:p>
          </table:table-cell>
          <table:table-cell table:formula="of:=STDEV([.DF30:.DF39])" office:value-type="float" office:value="2.68925345684654" calcext:value-type="float">
            <text:p>2.68925345684654</text:p>
          </table:table-cell>
          <table:table-cell table:formula="of:=STDEV([.DG30:.DG39])" office:value-type="float" office:value="2.68925345684654" calcext:value-type="float">
            <text:p>2.68925345684654</text:p>
          </table:table-cell>
          <table:table-cell table:formula="of:=STDEV([.DH30:.DH39])" office:value-type="float" office:value="2.68925345684654" calcext:value-type="float">
            <text:p>2.68925345684654</text:p>
          </table:table-cell>
          <table:table-cell table:formula="of:=STDEV([.DI30:.DI39])" office:value-type="float" office:value="1.85786881361403" calcext:value-type="float">
            <text:p>1.85786881361403</text:p>
          </table:table-cell>
          <table:table-cell table:formula="of:=STDEV([.DJ30:.DJ39])" office:value-type="float" office:value="1.85786881361403" calcext:value-type="float">
            <text:p>1.85786881361403</text:p>
          </table:table-cell>
          <table:table-cell table:formula="of:=STDEV([.DK30:.DK39])" office:value-type="float" office:value="1.85786881361403" calcext:value-type="float">
            <text:p>1.85786881361403</text:p>
          </table:table-cell>
          <table:table-cell table:formula="of:=STDEV([.DL30:.DL39])" office:value-type="float" office:value="1.85786881361403" calcext:value-type="float">
            <text:p>1.85786881361403</text:p>
          </table:table-cell>
          <table:table-cell table:formula="of:=STDEV([.DM30:.DM39])" office:value-type="float" office:value="1.85786881361403" calcext:value-type="float">
            <text:p>1.85786881361403</text:p>
          </table:table-cell>
          <table:table-cell table:formula="of:=STDEV([.DN30:.DN39])" office:value-type="float" office:value="1.85786881361403" calcext:value-type="float">
            <text:p>1.85786881361403</text:p>
          </table:table-cell>
          <table:table-cell table:formula="of:=STDEV([.DO30:.DO39])" office:value-type="float" office:value="1.85786881361403" calcext:value-type="float">
            <text:p>1.85786881361403</text:p>
          </table:table-cell>
          <table:table-cell table:formula="of:=STDEV([.DP30:.DP39])" office:value-type="float" office:value="1.85786881361403" calcext:value-type="float">
            <text:p>1.85786881361403</text:p>
          </table:table-cell>
          <table:table-cell table:formula="of:=STDEV([.DQ30:.DQ39])" office:value-type="float" office:value="1.85786881361403" calcext:value-type="float">
            <text:p>1.85786881361403</text:p>
          </table:table-cell>
          <table:table-cell table:formula="of:=STDEV([.DR30:.DR39])" office:value-type="float" office:value="1.6216808513684" calcext:value-type="float">
            <text:p>1.6216808513684</text:p>
          </table:table-cell>
          <table:table-cell table:formula="of:=STDEV([.DS30:.DS39])" office:value-type="float" office:value="1.6216808513684" calcext:value-type="float">
            <text:p>1.6216808513684</text:p>
          </table:table-cell>
          <table:table-cell table:formula="of:=STDEV([.DT30:.DT39])" office:value-type="float" office:value="1.6216808513684" calcext:value-type="float">
            <text:p>1.6216808513684</text:p>
          </table:table-cell>
          <table:table-cell table:formula="of:=STDEV([.DU30:.DU39])" office:value-type="float" office:value="1.6216808513684" calcext:value-type="float">
            <text:p>1.6216808513684</text:p>
          </table:table-cell>
          <table:table-cell table:formula="of:=STDEV([.DV30:.DV39])" office:value-type="float" office:value="1.6216808513684" calcext:value-type="float">
            <text:p>1.6216808513684</text:p>
          </table:table-cell>
          <table:table-cell table:formula="of:=STDEV([.DW30:.DW39])" office:value-type="float" office:value="1.2162606385263" calcext:value-type="float">
            <text:p>1.2162606385263</text:p>
          </table:table-cell>
          <table:table-cell table:formula="of:=STDEV([.DX30:.DX39])" office:value-type="float" office:value="0" calcext:value-type="float">
            <text:p>0</text:p>
          </table:table-cell>
          <table:table-cell table:formula="of:=STDEV([.DY30:.DY39])" office:value-type="float" office:value="0" calcext:value-type="float">
            <text:p>0</text:p>
          </table:table-cell>
          <table:table-cell table:formula="of:=STDEV([.DZ30:.DZ39])" office:value-type="float" office:value="0" calcext:value-type="float">
            <text:p>0</text:p>
          </table:table-cell>
          <table:table-cell table:formula="of:=STDEV([.EA30:.EA39])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table:number-columns-repeated="2" office:value-type="float" office:value="30.7692307692308" calcext:value-type="float">
            <text:p>30.7692307692308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3" office:value-type="float" office:value="88.4615384615385" calcext:value-type="float">
            <text:p>88.4615384615385</text:p>
          </table:table-cell>
          <table:table-cell table:number-columns-repeated="4"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4" office:value-type="float" office:value="84.6153846153846" calcext:value-type="float">
            <text:p>84.6153846153846</text:p>
          </table:table-cell>
          <table:table-cell table:number-columns-repeated="4" office:value-type="float" office:value="96.1538461538462" calcext:value-type="float">
            <text:p>96.153846153846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8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2" office:value-type="float" office:value="73.0769230769231" calcext:value-type="float">
            <text:p>73.0769230769231</text:p>
          </table:table-cell>
          <table:table-cell table:number-columns-repeated="4" office:value-type="float" office:value="76.9230769230769" calcext:value-type="float">
            <text:p>76.9230769230769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4" office:value-type="float" office:value="96.1538461538462" calcext:value-type="float">
            <text:p>96.1538461538462</text:p>
          </table:table-cell>
          <table:table-cell table:number-columns-repeated="3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5.3846153846154" calcext:value-type="float">
            <text:p>15.3846153846154</text:p>
          </table:table-cell>
          <table:table-cell table:number-columns-repeated="3"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10" office:value-type="float" office:value="96.1538461538462" calcext:value-type="float">
            <text:p>96.1538461538462</text:p>
          </table:table-cell>
          <table:table-cell table:number-columns-repeated="34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46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table:number-columns-repeated="6" office:value-type="float" office:value="84.6153846153846" calcext:value-type="float">
            <text:p>84.6153846153846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9" office:value-type="float" office:value="88.4615384615385" calcext:value-type="float">
            <text:p>88.4615384615385</text:p>
          </table:table-cell>
          <table:table-cell table:number-columns-repeated="48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35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4"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7" office:value-type="float" office:value="88.4615384615385" calcext:value-type="float">
            <text:p>88.4615384615385</text:p>
          </table:table-cell>
          <table:table-cell table:number-columns-repeated="14" office:value-type="float" office:value="92.3076923076923" calcext:value-type="float">
            <text:p>92.3076923076923</text:p>
          </table:table-cell>
          <table:table-cell table:number-columns-repeated="10" office:value-type="float" office:value="96.1538461538462" calcext:value-type="float">
            <text:p>96.1538461538462</text:p>
          </table:table-cell>
          <table:table-cell table:number-columns-repeated="6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1.5384615384615" calcext:value-type="float">
            <text:p>11.5384615384615</text:p>
          </table:table-cell>
          <table:table-cell table:number-columns-repeated="2"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table:number-columns-repeated="3" office:value-type="float" office:value="73.0769230769231" calcext:value-type="float">
            <text:p>73.076923076923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40" office:value-type="float" office:value="92.3076923076923" calcext:value-type="float">
            <text:p>92.3076923076923</text:p>
          </table:table-cell>
          <table:table-cell table:number-columns-repeated="46" office:value-type="float" office:value="96.1538461538462" calcext:value-type="float">
            <text:p>96.1538461538462</text:p>
          </table:table-cell>
          <table:table-cell table:number-columns-repeated="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5" office:value-type="float" office:value="96.1538461538462" calcext:value-type="float">
            <text:p>96.1538461538462</text:p>
          </table:table-cell>
          <table:table-cell table:number-columns-repeated="11" office:value-type="float" office:value="92.3076923076923" calcext:value-type="float">
            <text:p>92.3076923076923</text:p>
          </table:table-cell>
          <table:table-cell table:number-columns-repeated="10" office:value-type="float" office:value="96.1538461538462" calcext:value-type="float">
            <text:p>96.1538461538462</text:p>
          </table:table-cell>
          <table:table-cell table:number-columns-repeated="6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3"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57.6923076923077" calcext:value-type="float">
            <text:p>57.6923076923077</text:p>
          </table:table-cell>
          <table:table-cell table:number-columns-repeated="2" office:value-type="float" office:value="69.2307692307692" calcext:value-type="float">
            <text:p>69.2307692307692</text:p>
          </table:table-cell>
          <table:table-cell table:number-columns-repeated="3"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3" office:value-type="float" office:value="88.4615384615385" calcext:value-type="float">
            <text:p>88.4615384615385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1" office:value-type="float" office:value="96.1538461538462" calcext:value-type="float">
            <text:p>96.1538461538462</text:p>
          </table:table-cell>
          <table:table-cell table:number-columns-repeated="4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69230769230769" calcext:value-type="float">
            <text:p>7.6923076923076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3" office:value-type="float" office:value="57.6923076923077" calcext:value-type="float">
            <text:p>57.6923076923077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76.9230769230769" calcext:value-type="float">
            <text:p>76.9230769230769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4" office:value-type="float" office:value="96.1538461538462" calcext:value-type="float">
            <text:p>96.15384615384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96.1538461538462" calcext:value-type="float">
            <text:p>96.1538461538462</text:p>
          </table:table-cell>
          <table:table-cell table:number-columns-repeated="23" office:value-type="float" office:value="92.3076923076923" calcext:value-type="float">
            <text:p>92.3076923076923</text:p>
          </table:table-cell>
          <table:table-cell table:number-columns-repeated="35" office:value-type="float" office:value="96.1538461538462" calcext:value-type="float">
            <text:p>96.1538461538462</text:p>
          </table:table-cell>
          <table:table-cell table:number-columns-repeated="33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65.3846153846154" calcext:value-type="float">
            <text:p>65.3846153846154</text:p>
          </table:table-cell>
          <table:table-cell table:number-columns-repeated="2" office:value-type="float" office:value="73.0769230769231" calcext:value-type="float">
            <text:p>73.076923076923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table:number-columns-repeated="2"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7" office:value-type="float" office:value="96.1538461538462" calcext:value-type="float">
            <text:p>96.1538461538462</text:p>
          </table:table-cell>
          <table:table-cell table:number-columns-repeated="3" office:value-type="float" office:value="92.3076923076923" calcext:value-type="float">
            <text:p>92.3076923076923</text:p>
          </table:table-cell>
          <table:table-cell table:number-columns-repeated="11" office:value-type="float" office:value="96.1538461538462" calcext:value-type="float">
            <text:p>96.1538461538462</text:p>
          </table:table-cell>
          <table:table-cell table:number-columns-repeated="25" office:value-type="float" office:value="92.3076923076923" calcext:value-type="float">
            <text:p>92.3076923076923</text:p>
          </table:table-cell>
          <table:table-cell table:number-columns-repeated="6" office:value-type="float" office:value="96.1538461538462" calcext:value-type="float">
            <text:p>96.1538461538462</text:p>
          </table:table-cell>
          <table:table-cell table:number-columns-repeated="5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43:.B52])" office:value-type="float" office:value="0" calcext:value-type="float">
            <text:p>0</text:p>
          </table:table-cell>
          <table:table-cell table:formula="of:=AVERAGE([.C43:.C52])" office:value-type="float" office:value="3.07692307692308" calcext:value-type="float">
            <text:p>3.07692307692308</text:p>
          </table:table-cell>
          <table:table-cell table:formula="of:=AVERAGE([.D43:.D52])" office:value-type="float" office:value="10.7692307692308" calcext:value-type="float">
            <text:p>10.7692307692308</text:p>
          </table:table-cell>
          <table:table-cell table:formula="of:=AVERAGE([.E43:.E52])" office:value-type="float" office:value="19.6153846153846" calcext:value-type="float">
            <text:p>19.6153846153846</text:p>
          </table:table-cell>
          <table:table-cell table:formula="of:=AVERAGE([.F43:.F52])" office:value-type="float" office:value="25.7692307692308" calcext:value-type="float">
            <text:p>25.7692307692308</text:p>
          </table:table-cell>
          <table:table-cell table:formula="of:=AVERAGE([.G43:.G52])" office:value-type="float" office:value="30.7692307692308" calcext:value-type="float">
            <text:p>30.7692307692308</text:p>
          </table:table-cell>
          <table:table-cell table:formula="of:=AVERAGE([.H43:.H52])" office:value-type="float" office:value="33.8461538461538" calcext:value-type="float">
            <text:p>33.8461538461538</text:p>
          </table:table-cell>
          <table:table-cell table:formula="of:=AVERAGE([.I43:.I52])" office:value-type="float" office:value="40" calcext:value-type="float">
            <text:p>40</text:p>
          </table:table-cell>
          <table:table-cell table:formula="of:=AVERAGE([.J43:.J52])" office:value-type="float" office:value="45.7692307692308" calcext:value-type="float">
            <text:p>45.7692307692308</text:p>
          </table:table-cell>
          <table:table-cell table:formula="of:=AVERAGE([.K43:.K52])" office:value-type="float" office:value="50.3846153846154" calcext:value-type="float">
            <text:p>50.3846153846154</text:p>
          </table:table-cell>
          <table:table-cell table:formula="of:=AVERAGE([.L43:.L52])" office:value-type="float" office:value="55.3846153846154" calcext:value-type="float">
            <text:p>55.3846153846154</text:p>
          </table:table-cell>
          <table:table-cell table:formula="of:=AVERAGE([.M43:.M52])" office:value-type="float" office:value="61.1538461538462" calcext:value-type="float">
            <text:p>61.1538461538462</text:p>
          </table:table-cell>
          <table:table-cell table:formula="of:=AVERAGE([.N43:.N52])" office:value-type="float" office:value="66.9230769230769" calcext:value-type="float">
            <text:p>66.9230769230769</text:p>
          </table:table-cell>
          <table:table-cell table:formula="of:=AVERAGE([.O43:.O52])" office:value-type="float" office:value="69.2307692307692" calcext:value-type="float">
            <text:p>69.2307692307692</text:p>
          </table:table-cell>
          <table:table-cell table:formula="of:=AVERAGE([.P43:.P52])" office:value-type="float" office:value="73.4615384615385" calcext:value-type="float">
            <text:p>73.4615384615385</text:p>
          </table:table-cell>
          <table:table-cell table:formula="of:=AVERAGE([.Q43:.Q52])" office:value-type="float" office:value="76.9230769230769" calcext:value-type="float">
            <text:p>76.9230769230769</text:p>
          </table:table-cell>
          <table:table-cell table:formula="of:=AVERAGE([.R43:.R52])" office:value-type="float" office:value="78.4615384615385" calcext:value-type="float">
            <text:p>78.4615384615385</text:p>
          </table:table-cell>
          <table:table-cell table:formula="of:=AVERAGE([.S43:.S52])" office:value-type="float" office:value="81.5384615384615" calcext:value-type="float">
            <text:p>81.5384615384615</text:p>
          </table:table-cell>
          <table:table-cell table:formula="of:=AVERAGE([.T43:.T52])" office:value-type="float" office:value="82.3076923076923" calcext:value-type="float">
            <text:p>82.3076923076923</text:p>
          </table:table-cell>
          <table:table-cell table:formula="of:=AVERAGE([.U43:.U52])" office:value-type="float" office:value="83.8461538461538" calcext:value-type="float">
            <text:p>83.8461538461538</text:p>
          </table:table-cell>
          <table:table-cell table:formula="of:=AVERAGE([.V43:.V52])" office:value-type="float" office:value="85.3846153846154" calcext:value-type="float">
            <text:p>85.3846153846154</text:p>
          </table:table-cell>
          <table:table-cell table:formula="of:=AVERAGE([.W43:.W52])" office:value-type="float" office:value="86.5384615384615" calcext:value-type="float">
            <text:p>86.5384615384615</text:p>
          </table:table-cell>
          <table:table-cell table:formula="of:=AVERAGE([.X43:.X52])" office:value-type="float" office:value="88.4615384615385" calcext:value-type="float">
            <text:p>88.4615384615385</text:p>
          </table:table-cell>
          <table:table-cell table:formula="of:=AVERAGE([.Y43:.Y52])" office:value-type="float" office:value="89.6153846153846" calcext:value-type="float">
            <text:p>89.6153846153846</text:p>
          </table:table-cell>
          <table:table-cell table:formula="of:=AVERAGE([.Z43:.Z52])" office:value-type="float" office:value="90" calcext:value-type="float">
            <text:p>90</text:p>
          </table:table-cell>
          <table:table-cell table:formula="of:=AVERAGE([.AA43:.AA52])" office:value-type="float" office:value="93.0769230769231" calcext:value-type="float">
            <text:p>93.0769230769231</text:p>
          </table:table-cell>
          <table:table-cell table:formula="of:=AVERAGE([.AB43:.AB52])" office:value-type="float" office:value="94.6153846153846" calcext:value-type="float">
            <text:p>94.6153846153846</text:p>
          </table:table-cell>
          <table:table-cell table:formula="of:=AVERAGE([.AC43:.AC52])" office:value-type="float" office:value="96.9230769230769" calcext:value-type="float">
            <text:p>96.9230769230769</text:p>
          </table:table-cell>
          <table:table-cell table:formula="of:=AVERAGE([.AD43:.AD52])" office:value-type="float" office:value="96.9230769230769" calcext:value-type="float">
            <text:p>96.9230769230769</text:p>
          </table:table-cell>
          <table:table-cell table:formula="of:=AVERAGE([.AE43:.AE52])" office:value-type="float" office:value="96.5384615384616" calcext:value-type="float">
            <text:p>96.5384615384616</text:p>
          </table:table-cell>
          <table:table-cell table:formula="of:=AVERAGE([.AF43:.AF52])" office:value-type="float" office:value="96.9230769230769" calcext:value-type="float">
            <text:p>96.9230769230769</text:p>
          </table:table-cell>
          <table:table-cell table:formula="of:=AVERAGE([.AG43:.AG52])" office:value-type="float" office:value="98.4615384615385" calcext:value-type="float">
            <text:p>98.4615384615385</text:p>
          </table:table-cell>
          <table:table-cell table:formula="of:=AVERAGE([.AH43:.AH52])" office:value-type="float" office:value="98.4615384615385" calcext:value-type="float">
            <text:p>98.4615384615385</text:p>
          </table:table-cell>
          <table:table-cell table:formula="of:=AVERAGE([.AI43:.AI52])" office:value-type="float" office:value="97.3076923076923" calcext:value-type="float">
            <text:p>97.3076923076923</text:p>
          </table:table-cell>
          <table:table-cell table:formula="of:=AVERAGE([.AJ43:.AJ52])" office:value-type="float" office:value="96.1538461538462" calcext:value-type="float">
            <text:p>96.1538461538462</text:p>
          </table:table-cell>
          <table:table-cell table:formula="of:=AVERAGE([.AK43:.AK52])" office:value-type="float" office:value="96.5384615384616" calcext:value-type="float">
            <text:p>96.5384615384616</text:p>
          </table:table-cell>
          <table:table-cell table:formula="of:=AVERAGE([.AL43:.AL52])" office:value-type="float" office:value="96.1538461538462" calcext:value-type="float">
            <text:p>96.1538461538462</text:p>
          </table:table-cell>
          <table:table-cell table:formula="of:=AVERAGE([.AM43:.AM52])" office:value-type="float" office:value="95.7692307692308" calcext:value-type="float">
            <text:p>95.7692307692308</text:p>
          </table:table-cell>
          <table:table-cell table:formula="of:=AVERAGE([.AN43:.AN52])" office:value-type="float" office:value="94.2307692307692" calcext:value-type="float">
            <text:p>94.2307692307692</text:p>
          </table:table-cell>
          <table:table-cell table:formula="of:=AVERAGE([.AO43:.AO52])" office:value-type="float" office:value="93.8461538461538" calcext:value-type="float">
            <text:p>93.8461538461538</text:p>
          </table:table-cell>
          <table:table-cell table:formula="of:=AVERAGE([.AP43:.AP52])" office:value-type="float" office:value="93.8461538461538" calcext:value-type="float">
            <text:p>93.8461538461538</text:p>
          </table:table-cell>
          <table:table-cell table:formula="of:=AVERAGE([.AQ43:.AQ52])" office:value-type="float" office:value="93.8461538461538" calcext:value-type="float">
            <text:p>93.8461538461538</text:p>
          </table:table-cell>
          <table:table-cell table:formula="of:=AVERAGE([.AR43:.AR52])" office:value-type="float" office:value="93.8461538461538" calcext:value-type="float">
            <text:p>93.8461538461538</text:p>
          </table:table-cell>
          <table:table-cell table:formula="of:=AVERAGE([.AS43:.AS52])" office:value-type="float" office:value="93.0769230769231" calcext:value-type="float">
            <text:p>93.0769230769231</text:p>
          </table:table-cell>
          <table:table-cell table:formula="of:=AVERAGE([.AT43:.AT52])" office:value-type="float" office:value="93.0769230769231" calcext:value-type="float">
            <text:p>93.0769230769231</text:p>
          </table:table-cell>
          <table:table-cell table:formula="of:=AVERAGE([.AU43:.AU52])" office:value-type="float" office:value="93.8461538461538" calcext:value-type="float">
            <text:p>93.8461538461538</text:p>
          </table:table-cell>
          <table:table-cell table:formula="of:=AVERAGE([.AV43:.AV52])" office:value-type="float" office:value="93.8461538461538" calcext:value-type="float">
            <text:p>93.8461538461538</text:p>
          </table:table-cell>
          <table:table-cell table:formula="of:=AVERAGE([.AW43:.AW52])" office:value-type="float" office:value="93.8461538461538" calcext:value-type="float">
            <text:p>93.8461538461538</text:p>
          </table:table-cell>
          <table:table-cell table:formula="of:=AVERAGE([.AX43:.AX52])" office:value-type="float" office:value="93.8461538461538" calcext:value-type="float">
            <text:p>93.8461538461538</text:p>
          </table:table-cell>
          <table:table-cell table:formula="of:=AVERAGE([.AY43:.AY52])" office:value-type="float" office:value="93.8461538461538" calcext:value-type="float">
            <text:p>93.8461538461538</text:p>
          </table:table-cell>
          <table:table-cell table:formula="of:=AVERAGE([.AZ43:.AZ52])" office:value-type="float" office:value="93.8461538461538" calcext:value-type="float">
            <text:p>93.8461538461538</text:p>
          </table:table-cell>
          <table:table-cell table:formula="of:=AVERAGE([.BA43:.BA52])" office:value-type="float" office:value="93.8461538461538" calcext:value-type="float">
            <text:p>93.8461538461538</text:p>
          </table:table-cell>
          <table:table-cell table:formula="of:=AVERAGE([.BB43:.BB52])" office:value-type="float" office:value="93.8461538461538" calcext:value-type="float">
            <text:p>93.8461538461538</text:p>
          </table:table-cell>
          <table:table-cell table:formula="of:=AVERAGE([.BC43:.BC52])" office:value-type="float" office:value="93.8461538461538" calcext:value-type="float">
            <text:p>93.8461538461538</text:p>
          </table:table-cell>
          <table:table-cell table:formula="of:=AVERAGE([.BD43:.BD52])" office:value-type="float" office:value="94.2307692307692" calcext:value-type="float">
            <text:p>94.2307692307692</text:p>
          </table:table-cell>
          <table:table-cell table:formula="of:=AVERAGE([.BE43:.BE52])" office:value-type="float" office:value="94.2307692307692" calcext:value-type="float">
            <text:p>94.2307692307692</text:p>
          </table:table-cell>
          <table:table-cell table:formula="of:=AVERAGE([.BF43:.BF52])" office:value-type="float" office:value="94.2307692307692" calcext:value-type="float">
            <text:p>94.2307692307692</text:p>
          </table:table-cell>
          <table:table-cell table:formula="of:=AVERAGE([.BG43:.BG52])" office:value-type="float" office:value="94.2307692307692" calcext:value-type="float">
            <text:p>94.2307692307692</text:p>
          </table:table-cell>
          <table:table-cell table:formula="of:=AVERAGE([.BH43:.BH52])" office:value-type="float" office:value="94.2307692307692" calcext:value-type="float">
            <text:p>94.2307692307692</text:p>
          </table:table-cell>
          <table:table-cell table:formula="of:=AVERAGE([.BI43:.BI52])" office:value-type="float" office:value="94.6153846153846" calcext:value-type="float">
            <text:p>94.6153846153846</text:p>
          </table:table-cell>
          <table:table-cell table:formula="of:=AVERAGE([.BJ43:.BJ52])" office:value-type="float" office:value="94.6153846153846" calcext:value-type="float">
            <text:p>94.6153846153846</text:p>
          </table:table-cell>
          <table:table-cell table:formula="of:=AVERAGE([.BK43:.BK52])" office:value-type="float" office:value="94.6153846153846" calcext:value-type="float">
            <text:p>94.6153846153846</text:p>
          </table:table-cell>
          <table:table-cell table:formula="of:=AVERAGE([.BL43:.BL52])" office:value-type="float" office:value="95" calcext:value-type="float">
            <text:p>95</text:p>
          </table:table-cell>
          <table:table-cell table:formula="of:=AVERAGE([.BM43:.BM52])" office:value-type="float" office:value="95" calcext:value-type="float">
            <text:p>95</text:p>
          </table:table-cell>
          <table:table-cell table:formula="of:=AVERAGE([.BN43:.BN52])" office:value-type="float" office:value="95.3846153846154" calcext:value-type="float">
            <text:p>95.3846153846154</text:p>
          </table:table-cell>
          <table:table-cell table:formula="of:=AVERAGE([.BO43:.BO52])" office:value-type="float" office:value="95.3846153846154" calcext:value-type="float">
            <text:p>95.3846153846154</text:p>
          </table:table-cell>
          <table:table-cell table:formula="of:=AVERAGE([.BP43:.BP52])" office:value-type="float" office:value="95.3846153846154" calcext:value-type="float">
            <text:p>95.3846153846154</text:p>
          </table:table-cell>
          <table:table-cell table:formula="of:=AVERAGE([.BQ43:.BQ52])" office:value-type="float" office:value="95.3846153846154" calcext:value-type="float">
            <text:p>95.3846153846154</text:p>
          </table:table-cell>
          <table:table-cell table:formula="of:=AVERAGE([.BR43:.BR52])" office:value-type="float" office:value="95.3846153846154" calcext:value-type="float">
            <text:p>95.3846153846154</text:p>
          </table:table-cell>
          <table:table-cell table:formula="of:=AVERAGE([.BS43:.BS52])" office:value-type="float" office:value="95.7692307692308" calcext:value-type="float">
            <text:p>95.7692307692308</text:p>
          </table:table-cell>
          <table:table-cell table:formula="of:=AVERAGE([.BT43:.BT52])" office:value-type="float" office:value="95.7692307692308" calcext:value-type="float">
            <text:p>95.7692307692308</text:p>
          </table:table-cell>
          <table:table-cell table:formula="of:=AVERAGE([.BU43:.BU52])" office:value-type="float" office:value="95.7692307692308" calcext:value-type="float">
            <text:p>95.7692307692308</text:p>
          </table:table-cell>
          <table:table-cell table:formula="of:=AVERAGE([.BV43:.BV52])" office:value-type="float" office:value="96.1538461538462" calcext:value-type="float">
            <text:p>96.1538461538462</text:p>
          </table:table-cell>
          <table:table-cell table:formula="of:=AVERAGE([.BW43:.BW52])" office:value-type="float" office:value="96.1538461538462" calcext:value-type="float">
            <text:p>96.1538461538462</text:p>
          </table:table-cell>
          <table:table-cell table:formula="of:=AVERAGE([.BX43:.BX52])" office:value-type="float" office:value="96.5384615384616" calcext:value-type="float">
            <text:p>96.5384615384616</text:p>
          </table:table-cell>
          <table:table-cell table:formula="of:=AVERAGE([.BY43:.BY52])" office:value-type="float" office:value="96.5384615384616" calcext:value-type="float">
            <text:p>96.5384615384616</text:p>
          </table:table-cell>
          <table:table-cell table:formula="of:=AVERAGE([.BZ43:.BZ52])" office:value-type="float" office:value="96.5384615384616" calcext:value-type="float">
            <text:p>96.5384615384616</text:p>
          </table:table-cell>
          <table:table-cell table:formula="of:=AVERAGE([.CA43:.CA52])" office:value-type="float" office:value="96.5384615384616" calcext:value-type="float">
            <text:p>96.5384615384616</text:p>
          </table:table-cell>
          <table:table-cell table:formula="of:=AVERAGE([.CB43:.CB52])" office:value-type="float" office:value="96.9230769230769" calcext:value-type="float">
            <text:p>96.9230769230769</text:p>
          </table:table-cell>
          <table:table-cell table:formula="of:=AVERAGE([.CC43:.CC52])" office:value-type="float" office:value="96.9230769230769" calcext:value-type="float">
            <text:p>96.9230769230769</text:p>
          </table:table-cell>
          <table:table-cell table:formula="of:=AVERAGE([.CD43:.CD52])" office:value-type="float" office:value="96.9230769230769" calcext:value-type="float">
            <text:p>96.9230769230769</text:p>
          </table:table-cell>
          <table:table-cell table:formula="of:=AVERAGE([.CE43:.CE52])" office:value-type="float" office:value="96.9230769230769" calcext:value-type="float">
            <text:p>96.9230769230769</text:p>
          </table:table-cell>
          <table:table-cell table:formula="of:=AVERAGE([.CF43:.CF52])" office:value-type="float" office:value="97.3076923076923" calcext:value-type="float">
            <text:p>97.3076923076923</text:p>
          </table:table-cell>
          <table:table-cell table:formula="of:=AVERAGE([.CG43:.CG52])" office:value-type="float" office:value="97.3076923076923" calcext:value-type="float">
            <text:p>97.3076923076923</text:p>
          </table:table-cell>
          <table:table-cell table:formula="of:=AVERAGE([.CH43:.CH52])" office:value-type="float" office:value="97.6923076923077" calcext:value-type="float">
            <text:p>97.6923076923077</text:p>
          </table:table-cell>
          <table:table-cell table:formula="of:=AVERAGE([.CI43:.CI52])" office:value-type="float" office:value="97.6923076923077" calcext:value-type="float">
            <text:p>97.6923076923077</text:p>
          </table:table-cell>
          <table:table-cell table:formula="of:=AVERAGE([.CJ43:.CJ52])" office:value-type="float" office:value="97.6923076923077" calcext:value-type="float">
            <text:p>97.6923076923077</text:p>
          </table:table-cell>
          <table:table-cell table:formula="of:=AVERAGE([.CK43:.CK52])" office:value-type="float" office:value="97.6923076923077" calcext:value-type="float">
            <text:p>97.6923076923077</text:p>
          </table:table-cell>
          <table:table-cell table:formula="of:=AVERAGE([.CL43:.CL52])" office:value-type="float" office:value="97.6923076923077" calcext:value-type="float">
            <text:p>97.6923076923077</text:p>
          </table:table-cell>
          <table:table-cell table:formula="of:=AVERAGE([.CM43:.CM52])" office:value-type="float" office:value="97.6923076923077" calcext:value-type="float">
            <text:p>97.6923076923077</text:p>
          </table:table-cell>
          <table:table-cell table:formula="of:=AVERAGE([.CN43:.CN52])" office:value-type="float" office:value="98.0769230769231" calcext:value-type="float">
            <text:p>98.0769230769231</text:p>
          </table:table-cell>
          <table:table-cell table:formula="of:=AVERAGE([.CO43:.CO52])" office:value-type="float" office:value="98.0769230769231" calcext:value-type="float">
            <text:p>98.0769230769231</text:p>
          </table:table-cell>
          <table:table-cell table:formula="of:=AVERAGE([.CP43:.CP52])" office:value-type="float" office:value="98.0769230769231" calcext:value-type="float">
            <text:p>98.0769230769231</text:p>
          </table:table-cell>
          <table:table-cell table:formula="of:=AVERAGE([.CQ43:.CQ52])" office:value-type="float" office:value="98.4615384615385" calcext:value-type="float">
            <text:p>98.4615384615385</text:p>
          </table:table-cell>
          <table:table-cell table:formula="of:=AVERAGE([.CR43:.CR52])" office:value-type="float" office:value="98.4615384615385" calcext:value-type="float">
            <text:p>98.4615384615385</text:p>
          </table:table-cell>
          <table:table-cell table:formula="of:=AVERAGE([.CS43:.CS52])" office:value-type="float" office:value="98.8461538461538" calcext:value-type="float">
            <text:p>98.8461538461538</text:p>
          </table:table-cell>
          <table:table-cell table:formula="of:=AVERAGE([.CT43:.CT52])" office:value-type="float" office:value="98.8461538461538" calcext:value-type="float">
            <text:p>98.8461538461538</text:p>
          </table:table-cell>
          <table:table-cell table:formula="of:=AVERAGE([.CU43:.CU52])" office:value-type="float" office:value="99.2307692307692" calcext:value-type="float">
            <text:p>99.2307692307692</text:p>
          </table:table-cell>
          <table:table-cell table:formula="of:=AVERAGE([.CV43:.CV52])" office:value-type="float" office:value="99.6153846153846" calcext:value-type="float">
            <text:p>99.6153846153846</text:p>
          </table:table-cell>
          <table:table-cell table:formula="of:=AVERAGE([.CW43:.CW52])" office:value-type="float" office:value="99.6153846153846" calcext:value-type="float">
            <text:p>99.6153846153846</text:p>
          </table:table-cell>
          <table:table-cell table:formula="of:=AVERAGE([.CX43:.CX52])" office:value-type="float" office:value="99.6153846153846" calcext:value-type="float">
            <text:p>99.6153846153846</text:p>
          </table:table-cell>
          <table:table-cell table:formula="of:=AVERAGE([.CY43:.CY52])" office:value-type="float" office:value="99.6153846153846" calcext:value-type="float">
            <text:p>99.6153846153846</text:p>
          </table:table-cell>
          <table:table-cell table:formula="of:=AVERAGE([.CZ43:.CZ52])" office:value-type="float" office:value="99.6153846153846" calcext:value-type="float">
            <text:p>99.6153846153846</text:p>
          </table:table-cell>
          <table:table-cell table:formula="of:=AVERAGE([.DA43:.DA52])" office:value-type="float" office:value="99.6153846153846" calcext:value-type="float">
            <text:p>99.6153846153846</text:p>
          </table:table-cell>
          <table:table-cell table:formula="of:=AVERAGE([.DB43:.DB52])" office:value-type="float" office:value="99.6153846153846" calcext:value-type="float">
            <text:p>99.6153846153846</text:p>
          </table:table-cell>
          <table:table-cell table:formula="of:=AVERAGE([.DC43:.DC52])" office:value-type="float" office:value="99.6153846153846" calcext:value-type="float">
            <text:p>99.6153846153846</text:p>
          </table:table-cell>
          <table:table-cell table:formula="of:=AVERAGE([.DD43:.DD52])" office:value-type="float" office:value="99.6153846153846" calcext:value-type="float">
            <text:p>99.6153846153846</text:p>
          </table:table-cell>
          <table:table-cell table:formula="of:=AVERAGE([.DE43:.DE52])" office:value-type="float" office:value="99.6153846153846" calcext:value-type="float">
            <text:p>99.6153846153846</text:p>
          </table:table-cell>
          <table:table-cell table:formula="of:=AVERAGE([.DF43:.DF52])" office:value-type="float" office:value="99.6153846153846" calcext:value-type="float">
            <text:p>99.6153846153846</text:p>
          </table:table-cell>
          <table:table-cell table:formula="of:=AVERAGE([.DG43:.DG52])" office:value-type="float" office:value="99.6153846153846" calcext:value-type="float">
            <text:p>99.6153846153846</text:p>
          </table:table-cell>
          <table:table-cell table:formula="of:=AVERAGE([.DH43:.DH52])" office:value-type="float" office:value="99.6153846153846" calcext:value-type="float">
            <text:p>99.6153846153846</text:p>
          </table:table-cell>
          <table:table-cell table:formula="of:=AVERAGE([.DI43:.DI52])" office:value-type="float" office:value="99.6153846153846" calcext:value-type="float">
            <text:p>99.6153846153846</text:p>
          </table:table-cell>
          <table:table-cell table:formula="of:=AVERAGE([.DJ43:.DJ52])" office:value-type="float" office:value="99.6153846153846" calcext:value-type="float">
            <text:p>99.6153846153846</text:p>
          </table:table-cell>
          <table:table-cell table:formula="of:=AVERAGE([.DK43:.DK52])" office:value-type="float" office:value="99.6153846153846" calcext:value-type="float">
            <text:p>99.6153846153846</text:p>
          </table:table-cell>
          <table:table-cell table:formula="of:=AVERAGE([.DL43:.DL52])" office:value-type="float" office:value="99.6153846153846" calcext:value-type="float">
            <text:p>99.6153846153846</text:p>
          </table:table-cell>
          <table:table-cell table:formula="of:=AVERAGE([.DM43:.DM52])" office:value-type="float" office:value="99.6153846153846" calcext:value-type="float">
            <text:p>99.6153846153846</text:p>
          </table:table-cell>
          <table:table-cell table:formula="of:=AVERAGE([.DN43:.DN52])" office:value-type="float" office:value="99.6153846153846" calcext:value-type="float">
            <text:p>99.6153846153846</text:p>
          </table:table-cell>
          <table:table-cell table:formula="of:=AVERAGE([.DO43:.DO52])" office:value-type="float" office:value="99.6153846153846" calcext:value-type="float">
            <text:p>99.6153846153846</text:p>
          </table:table-cell>
          <table:table-cell table:formula="of:=AVERAGE([.DP43:.DP52])" office:value-type="float" office:value="99.6153846153846" calcext:value-type="float">
            <text:p>99.6153846153846</text:p>
          </table:table-cell>
          <table:table-cell table:formula="of:=AVERAGE([.DQ43:.DQ52])" office:value-type="float" office:value="99.6153846153846" calcext:value-type="float">
            <text:p>99.6153846153846</text:p>
          </table:table-cell>
          <table:table-cell table:formula="of:=AVERAGE([.DR43:.DR52])" office:value-type="float" office:value="100" calcext:value-type="float">
            <text:p>100</text:p>
          </table:table-cell>
          <table:table-cell table:formula="of:=AVERAGE([.DS43:.DS52])" office:value-type="float" office:value="100" calcext:value-type="float">
            <text:p>100</text:p>
          </table:table-cell>
          <table:table-cell table:formula="of:=AVERAGE([.DT43:.DT52])" office:value-type="float" office:value="100" calcext:value-type="float">
            <text:p>100</text:p>
          </table:table-cell>
          <table:table-cell table:formula="of:=AVERAGE([.DU43:.DU52])" office:value-type="float" office:value="100" calcext:value-type="float">
            <text:p>100</text:p>
          </table:table-cell>
          <table:table-cell table:formula="of:=AVERAGE([.DV43:.DV52])" office:value-type="float" office:value="100" calcext:value-type="float">
            <text:p>100</text:p>
          </table:table-cell>
          <table:table-cell table:formula="of:=AVERAGE([.DW43:.DW52])" office:value-type="float" office:value="100" calcext:value-type="float">
            <text:p>100</text:p>
          </table:table-cell>
          <table:table-cell table:formula="of:=AVERAGE([.DX43:.DX52])" office:value-type="float" office:value="100" calcext:value-type="float">
            <text:p>100</text:p>
          </table:table-cell>
          <table:table-cell table:formula="of:=AVERAGE([.DY43:.DY52])" office:value-type="float" office:value="100" calcext:value-type="float">
            <text:p>100</text:p>
          </table:table-cell>
          <table:table-cell table:formula="of:=AVERAGE([.DZ43:.DZ52])" office:value-type="float" office:value="100" calcext:value-type="float">
            <text:p>100</text:p>
          </table:table-cell>
          <table:table-cell table:formula="of:=AVERAGE([.EA43:.EA5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43:.B52])" office:value-type="float" office:value="0" calcext:value-type="float">
            <text:p>0</text:p>
          </table:table-cell>
          <table:table-cell table:formula="of:=STDEV([.C43:.C52])" office:value-type="float" office:value="3.03388706825621" calcext:value-type="float">
            <text:p>3.03388706825621</text:p>
          </table:table-cell>
          <table:table-cell table:formula="of:=STDEV([.D43:.D52])" office:value-type="float" office:value="3.03388706825621" calcext:value-type="float">
            <text:p>3.03388706825621</text:p>
          </table:table-cell>
          <table:table-cell table:formula="of:=STDEV([.E43:.E52])" office:value-type="float" office:value="6.13512108410533" calcext:value-type="float">
            <text:p>6.13512108410533</text:p>
          </table:table-cell>
          <table:table-cell table:formula="of:=STDEV([.F43:.F52])" office:value-type="float" office:value="6.02700475566316" calcext:value-type="float">
            <text:p>6.02700475566316</text:p>
          </table:table-cell>
          <table:table-cell table:formula="of:=STDEV([.G43:.G52])" office:value-type="float" office:value="5.12820512820513" calcext:value-type="float">
            <text:p>5.12820512820513</text:p>
          </table:table-cell>
          <table:table-cell table:formula="of:=STDEV([.H43:.H52])" office:value-type="float" office:value="4.36650932459651" calcext:value-type="float">
            <text:p>4.36650932459651</text:p>
          </table:table-cell>
          <table:table-cell table:formula="of:=STDEV([.I43:.I52])" office:value-type="float" office:value="5.19191198238887" calcext:value-type="float">
            <text:p>5.19191198238887</text:p>
          </table:table-cell>
          <table:table-cell table:formula="of:=STDEV([.J43:.J52])" office:value-type="float" office:value="5.2704627669473" calcext:value-type="float">
            <text:p>5.2704627669473</text:p>
          </table:table-cell>
          <table:table-cell table:formula="of:=STDEV([.K43:.K52])" office:value-type="float" office:value="4.23271128697928" calcext:value-type="float">
            <text:p>4.23271128697928</text:p>
          </table:table-cell>
          <table:table-cell table:formula="of:=STDEV([.L43:.L52])" office:value-type="float" office:value="7.06874294978986" calcext:value-type="float">
            <text:p>7.06874294978986</text:p>
          </table:table-cell>
          <table:table-cell table:formula="of:=STDEV([.M43:.M52])" office:value-type="float" office:value="6.64938588712305" calcext:value-type="float">
            <text:p>6.64938588712305</text:p>
          </table:table-cell>
          <table:table-cell table:formula="of:=STDEV([.N43:.N52])" office:value-type="float" office:value="7.51942476852061" calcext:value-type="float">
            <text:p>7.51942476852061</text:p>
          </table:table-cell>
          <table:table-cell table:formula="of:=STDEV([.O43:.O52])" office:value-type="float" office:value="6.53720450460613" calcext:value-type="float">
            <text:p>6.53720450460613</text:p>
          </table:table-cell>
          <table:table-cell table:formula="of:=STDEV([.P43:.P52])" office:value-type="float" office:value="6.13512108410533" calcext:value-type="float">
            <text:p>6.13512108410533</text:p>
          </table:table-cell>
          <table:table-cell table:formula="of:=STDEV([.Q43:.Q52])" office:value-type="float" office:value="5.43928293220421" calcext:value-type="float">
            <text:p>5.43928293220421</text:p>
          </table:table-cell>
          <table:table-cell table:formula="of:=STDEV([.R43:.R52])" office:value-type="float" office:value="5.79055886699293" calcext:value-type="float">
            <text:p>5.79055886699293</text:p>
          </table:table-cell>
          <table:table-cell table:formula="of:=STDEV([.S43:.S52])" office:value-type="float" office:value="5.95843591724217" calcext:value-type="float">
            <text:p>5.95843591724217</text:p>
          </table:table-cell>
          <table:table-cell table:formula="of:=STDEV([.T43:.T52])" office:value-type="float" office:value="5.499387330648" calcext:value-type="float">
            <text:p>5.499387330648</text:p>
          </table:table-cell>
          <table:table-cell table:formula="of:=STDEV([.U43:.U52])" office:value-type="float" office:value="3.97229061149478" calcext:value-type="float">
            <text:p>3.97229061149478</text:p>
          </table:table-cell>
          <table:table-cell table:formula="of:=STDEV([.V43:.V52])" office:value-type="float" office:value="4.72797151656045" calcext:value-type="float">
            <text:p>4.72797151656045</text:p>
          </table:table-cell>
          <table:table-cell table:formula="of:=STDEV([.W43:.W52])" office:value-type="float" office:value="4.53273577683684" calcext:value-type="float">
            <text:p>4.53273577683684</text:p>
          </table:table-cell>
          <table:table-cell table:formula="of:=STDEV([.X43:.X52])" office:value-type="float" office:value="5.12820512820513" calcext:value-type="float">
            <text:p>5.12820512820513</text:p>
          </table:table-cell>
          <table:table-cell table:formula="of:=STDEV([.Y43:.Y52])" office:value-type="float" office:value="4.81409829628682" calcext:value-type="float">
            <text:p>4.81409829628682</text:p>
          </table:table-cell>
          <table:table-cell table:formula="of:=STDEV([.Z43:.Z52])" office:value-type="float" office:value="4.13449115297362" calcext:value-type="float">
            <text:p>4.13449115297362</text:p>
          </table:table-cell>
          <table:table-cell table:formula="of:=STDEV([.AA43:.AA52])" office:value-type="float" office:value="5.37850691369309" calcext:value-type="float">
            <text:p>5.37850691369309</text:p>
          </table:table-cell>
          <table:table-cell table:formula="of:=STDEV([.AB43:.AB52])" office:value-type="float" office:value="4.8650425541052" calcext:value-type="float">
            <text:p>4.8650425541052</text:p>
          </table:table-cell>
          <table:table-cell table:formula="of:=STDEV([.AC43:.AC52])" office:value-type="float" office:value="3.03388706825621" calcext:value-type="float">
            <text:p>3.03388706825621</text:p>
          </table:table-cell>
          <table:table-cell table:formula="of:=STDEV([.AD43:.AD52])" office:value-type="float" office:value="3.03388706825621" calcext:value-type="float">
            <text:p>3.03388706825621</text:p>
          </table:table-cell>
          <table:table-cell table:formula="of:=STDEV([.AE43:.AE52])" office:value-type="float" office:value="3.36767321450351" calcext:value-type="float">
            <text:p>3.36767321450351</text:p>
          </table:table-cell>
          <table:table-cell table:formula="of:=STDEV([.AF43:.AF52])" office:value-type="float" office:value="3.53437147489493" calcext:value-type="float">
            <text:p>3.53437147489493</text:p>
          </table:table-cell>
          <table:table-cell table:formula="of:=STDEV([.AG43:.AG52])" office:value-type="float" office:value="2.68925345684654" calcext:value-type="float">
            <text:p>2.68925345684654</text:p>
          </table:table-cell>
          <table:table-cell table:formula="of:=STDEV([.AH43:.AH52])" office:value-type="float" office:value="2.68925345684654" calcext:value-type="float">
            <text:p>2.68925345684654</text:p>
          </table:table-cell>
          <table:table-cell table:formula="of:=STDEV([.AI43:.AI52])" office:value-type="float" office:value="3.16643308595602" calcext:value-type="float">
            <text:p>3.16643308595602</text:p>
          </table:table-cell>
          <table:table-cell table:formula="of:=STDEV([.AJ43:.AJ52])" office:value-type="float" office:value="3.14037146510664" calcext:value-type="float">
            <text:p>3.14037146510664</text:p>
          </table:table-cell>
          <table:table-cell table:formula="of:=STDEV([.AK43:.AK52])" office:value-type="float" office:value="2.8379414898947" calcext:value-type="float">
            <text:p>2.8379414898947</text:p>
          </table:table-cell>
          <table:table-cell table:formula="of:=STDEV([.AL43:.AL52])" office:value-type="float" office:value="3.62618862146948" calcext:value-type="float">
            <text:p>3.62618862146948</text:p>
          </table:table-cell>
          <table:table-cell table:formula="of:=STDEV([.AM43:.AM52])" office:value-type="float" office:value="3.82472663850674" calcext:value-type="float">
            <text:p>3.82472663850674</text:p>
          </table:table-cell>
          <table:table-cell table:formula="of:=STDEV([.AN43:.AN52])" office:value-type="float" office:value="3.26860225230307" calcext:value-type="float">
            <text:p>3.26860225230307</text:p>
          </table:table-cell>
          <table:table-cell table:formula="of:=STDEV([.AO43:.AO52])" office:value-type="float" office:value="3.24336170273681" calcext:value-type="float">
            <text:p>3.24336170273681</text:p>
          </table:table-cell>
          <table:table-cell table:formula="of:=STDEV([.AP43:.AP52])" office:value-type="float" office:value="3.24336170273681" calcext:value-type="float">
            <text:p>3.24336170273681</text:p>
          </table:table-cell>
          <table:table-cell table:formula="of:=STDEV([.AQ43:.AQ52])" office:value-type="float" office:value="3.24336170273681" calcext:value-type="float">
            <text:p>3.24336170273681</text:p>
          </table:table-cell>
          <table:table-cell table:formula="of:=STDEV([.AR43:.AR52])" office:value-type="float" office:value="3.24336170273681" calcext:value-type="float">
            <text:p>3.24336170273681</text:p>
          </table:table-cell>
          <table:table-cell table:formula="of:=STDEV([.AS43:.AS52])" office:value-type="float" office:value="3.03388706825622" calcext:value-type="float">
            <text:p>3.03388706825622</text:p>
          </table:table-cell>
          <table:table-cell table:formula="of:=STDEV([.AT43:.AT52])" office:value-type="float" office:value="3.03388706825622" calcext:value-type="float">
            <text:p>3.03388706825622</text:p>
          </table:table-cell>
          <table:table-cell table:formula="of:=STDEV([.AU43:.AU52])" office:value-type="float" office:value="1.9861453057474" calcext:value-type="float">
            <text:p>1.9861453057474</text:p>
          </table:table-cell>
          <table:table-cell table:formula="of:=STDEV([.AV43:.AV52])" office:value-type="float" office:value="1.9861453057474" calcext:value-type="float">
            <text:p>1.9861453057474</text:p>
          </table:table-cell>
          <table:table-cell table:formula="of:=STDEV([.AW43:.AW52])" office:value-type="float" office:value="1.9861453057474" calcext:value-type="float">
            <text:p>1.9861453057474</text:p>
          </table:table-cell>
          <table:table-cell table:formula="of:=STDEV([.AX43:.AX52])" office:value-type="float" office:value="2.68925345684654" calcext:value-type="float">
            <text:p>2.68925345684654</text:p>
          </table:table-cell>
          <table:table-cell table:formula="of:=STDEV([.AY43:.AY52])" office:value-type="float" office:value="2.68925345684654" calcext:value-type="float">
            <text:p>2.68925345684654</text:p>
          </table:table-cell>
          <table:table-cell table:formula="of:=STDEV([.AZ43:.AZ52])" office:value-type="float" office:value="2.68925345684654" calcext:value-type="float">
            <text:p>2.68925345684654</text:p>
          </table:table-cell>
          <table:table-cell table:formula="of:=STDEV([.BA43:.BA52])" office:value-type="float" office:value="2.68925345684654" calcext:value-type="float">
            <text:p>2.68925345684654</text:p>
          </table:table-cell>
          <table:table-cell table:formula="of:=STDEV([.BB43:.BB52])" office:value-type="float" office:value="2.68925345684654" calcext:value-type="float">
            <text:p>2.68925345684654</text:p>
          </table:table-cell>
          <table:table-cell table:formula="of:=STDEV([.BC43:.BC52])" office:value-type="float" office:value="2.68925345684654" calcext:value-type="float">
            <text:p>2.68925345684654</text:p>
          </table:table-cell>
          <table:table-cell table:formula="of:=STDEV([.BD43:.BD52])" office:value-type="float" office:value="2.71964146610211" calcext:value-type="float">
            <text:p>2.71964146610211</text:p>
          </table:table-cell>
          <table:table-cell table:formula="of:=STDEV([.BE43:.BE52])" office:value-type="float" office:value="2.71964146610211" calcext:value-type="float">
            <text:p>2.71964146610211</text:p>
          </table:table-cell>
          <table:table-cell table:formula="of:=STDEV([.BF43:.BF52])" office:value-type="float" office:value="2.71964146610211" calcext:value-type="float">
            <text:p>2.71964146610211</text:p>
          </table:table-cell>
          <table:table-cell table:formula="of:=STDEV([.BG43:.BG52])" office:value-type="float" office:value="2.71964146610211" calcext:value-type="float">
            <text:p>2.71964146610211</text:p>
          </table:table-cell>
          <table:table-cell table:formula="of:=STDEV([.BH43:.BH52])" office:value-type="float" office:value="2.71964146610211" calcext:value-type="float">
            <text:p>2.71964146610211</text:p>
          </table:table-cell>
          <table:table-cell table:formula="of:=STDEV([.BI43:.BI52])" office:value-type="float" office:value="2.68925345684654" calcext:value-type="float">
            <text:p>2.68925345684654</text:p>
          </table:table-cell>
          <table:table-cell table:formula="of:=STDEV([.BJ43:.BJ52])" office:value-type="float" office:value="2.68925345684654" calcext:value-type="float">
            <text:p>2.68925345684654</text:p>
          </table:table-cell>
          <table:table-cell table:formula="of:=STDEV([.BK43:.BK52])" office:value-type="float" office:value="2.68925345684654" calcext:value-type="float">
            <text:p>2.68925345684654</text:p>
          </table:table-cell>
          <table:table-cell table:formula="of:=STDEV([.BL43:.BL52])" office:value-type="float" office:value="2.59595599119444" calcext:value-type="float">
            <text:p>2.59595599119444</text:p>
          </table:table-cell>
          <table:table-cell table:formula="of:=STDEV([.BM43:.BM52])" office:value-type="float" office:value="2.59595599119444" calcext:value-type="float">
            <text:p>2.59595599119444</text:p>
          </table:table-cell>
          <table:table-cell table:formula="of:=STDEV([.BN43:.BN52])" office:value-type="float" office:value="3.03388706825621" calcext:value-type="float">
            <text:p>3.03388706825621</text:p>
          </table:table-cell>
          <table:table-cell table:formula="of:=STDEV([.BO43:.BO52])" office:value-type="float" office:value="3.03388706825621" calcext:value-type="float">
            <text:p>3.03388706825621</text:p>
          </table:table-cell>
          <table:table-cell table:formula="of:=STDEV([.BP43:.BP52])" office:value-type="float" office:value="3.03388706825621" calcext:value-type="float">
            <text:p>3.03388706825621</text:p>
          </table:table-cell>
          <table:table-cell table:formula="of:=STDEV([.BQ43:.BQ52])" office:value-type="float" office:value="3.03388706825621" calcext:value-type="float">
            <text:p>3.03388706825621</text:p>
          </table:table-cell>
          <table:table-cell table:formula="of:=STDEV([.BR43:.BR52])" office:value-type="float" office:value="3.03388706825621" calcext:value-type="float">
            <text:p>3.03388706825621</text:p>
          </table:table-cell>
          <table:table-cell table:formula="of:=STDEV([.BS43:.BS52])" office:value-type="float" office:value="3.36767321450351" calcext:value-type="float">
            <text:p>3.36767321450351</text:p>
          </table:table-cell>
          <table:table-cell table:formula="of:=STDEV([.BT43:.BT52])" office:value-type="float" office:value="3.36767321450351" calcext:value-type="float">
            <text:p>3.36767321450351</text:p>
          </table:table-cell>
          <table:table-cell table:formula="of:=STDEV([.BU43:.BU52])" office:value-type="float" office:value="3.36767321450351" calcext:value-type="float">
            <text:p>3.36767321450351</text:p>
          </table:table-cell>
          <table:table-cell table:formula="of:=STDEV([.BV43:.BV52])" office:value-type="float" office:value="3.14037146510664" calcext:value-type="float">
            <text:p>3.14037146510664</text:p>
          </table:table-cell>
          <table:table-cell table:formula="of:=STDEV([.BW43:.BW52])" office:value-type="float" office:value="3.14037146510664" calcext:value-type="float">
            <text:p>3.14037146510664</text:p>
          </table:table-cell>
          <table:table-cell table:formula="of:=STDEV([.BX43:.BX52])" office:value-type="float" office:value="2.8379414898947" calcext:value-type="float">
            <text:p>2.8379414898947</text:p>
          </table:table-cell>
          <table:table-cell table:formula="of:=STDEV([.BY43:.BY52])" office:value-type="float" office:value="2.8379414898947" calcext:value-type="float">
            <text:p>2.8379414898947</text:p>
          </table:table-cell>
          <table:table-cell table:formula="of:=STDEV([.BZ43:.BZ52])" office:value-type="float" office:value="2.8379414898947" calcext:value-type="float">
            <text:p>2.8379414898947</text:p>
          </table:table-cell>
          <table:table-cell table:formula="of:=STDEV([.CA43:.CA52])" office:value-type="float" office:value="2.8379414898947" calcext:value-type="float">
            <text:p>2.8379414898947</text:p>
          </table:table-cell>
          <table:table-cell table:formula="of:=STDEV([.CB43:.CB52])" office:value-type="float" office:value="3.03388706825621" calcext:value-type="float">
            <text:p>3.03388706825621</text:p>
          </table:table-cell>
          <table:table-cell table:formula="of:=STDEV([.CC43:.CC52])" office:value-type="float" office:value="3.03388706825621" calcext:value-type="float">
            <text:p>3.03388706825621</text:p>
          </table:table-cell>
          <table:table-cell table:formula="of:=STDEV([.CD43:.CD52])" office:value-type="float" office:value="3.03388706825621" calcext:value-type="float">
            <text:p>3.03388706825621</text:p>
          </table:table-cell>
          <table:table-cell table:formula="of:=STDEV([.CE43:.CE52])" office:value-type="float" office:value="3.03388706825621" calcext:value-type="float">
            <text:p>3.03388706825621</text:p>
          </table:table-cell>
          <table:table-cell table:formula="of:=STDEV([.CF43:.CF52])" office:value-type="float" office:value="2.59595599119443" calcext:value-type="float">
            <text:p>2.59595599119443</text:p>
          </table:table-cell>
          <table:table-cell table:formula="of:=STDEV([.CG43:.CG52])" office:value-type="float" office:value="2.59595599119443" calcext:value-type="float">
            <text:p>2.59595599119443</text:p>
          </table:table-cell>
          <table:table-cell table:formula="of:=STDEV([.CH43:.CH52])" office:value-type="float" office:value="2.68925345684654" calcext:value-type="float">
            <text:p>2.68925345684654</text:p>
          </table:table-cell>
          <table:table-cell table:formula="of:=STDEV([.CI43:.CI52])" office:value-type="float" office:value="2.68925345684654" calcext:value-type="float">
            <text:p>2.68925345684654</text:p>
          </table:table-cell>
          <table:table-cell table:formula="of:=STDEV([.CJ43:.CJ52])" office:value-type="float" office:value="2.68925345684654" calcext:value-type="float">
            <text:p>2.68925345684654</text:p>
          </table:table-cell>
          <table:table-cell table:formula="of:=STDEV([.CK43:.CK52])" office:value-type="float" office:value="2.68925345684654" calcext:value-type="float">
            <text:p>2.68925345684654</text:p>
          </table:table-cell>
          <table:table-cell table:formula="of:=STDEV([.CL43:.CL52])" office:value-type="float" office:value="2.68925345684654" calcext:value-type="float">
            <text:p>2.68925345684654</text:p>
          </table:table-cell>
          <table:table-cell table:formula="of:=STDEV([.CM43:.CM52])" office:value-type="float" office:value="2.68925345684654" calcext:value-type="float">
            <text:p>2.68925345684654</text:p>
          </table:table-cell>
          <table:table-cell table:formula="of:=STDEV([.CN43:.CN52])" office:value-type="float" office:value="2.7196414661021" calcext:value-type="float">
            <text:p>2.7196414661021</text:p>
          </table:table-cell>
          <table:table-cell table:formula="of:=STDEV([.CO43:.CO52])" office:value-type="float" office:value="2.7196414661021" calcext:value-type="float">
            <text:p>2.7196414661021</text:p>
          </table:table-cell>
          <table:table-cell table:formula="of:=STDEV([.CP43:.CP52])" office:value-type="float" office:value="2.7196414661021" calcext:value-type="float">
            <text:p>2.7196414661021</text:p>
          </table:table-cell>
          <table:table-cell table:formula="of:=STDEV([.CQ43:.CQ52])" office:value-type="float" office:value="1.98614530574739" calcext:value-type="float">
            <text:p>1.98614530574739</text:p>
          </table:table-cell>
          <table:table-cell table:formula="of:=STDEV([.CR43:.CR52])" office:value-type="float" office:value="1.98614530574739" calcext:value-type="float">
            <text:p>1.98614530574739</text:p>
          </table:table-cell>
          <table:table-cell table:formula="of:=STDEV([.CS43:.CS52])" office:value-type="float" office:value="1.85786881361403" calcext:value-type="float">
            <text:p>1.85786881361403</text:p>
          </table:table-cell>
          <table:table-cell table:formula="of:=STDEV([.CT43:.CT52])" office:value-type="float" office:value="1.85786881361403" calcext:value-type="float">
            <text:p>1.85786881361403</text:p>
          </table:table-cell>
          <table:table-cell table:formula="of:=STDEV([.CU43:.CU52])" office:value-type="float" office:value="1.6216808513684" calcext:value-type="float">
            <text:p>1.6216808513684</text:p>
          </table:table-cell>
          <table:table-cell table:formula="of:=STDEV([.CV43:.CV52])" office:value-type="float" office:value="1.2162606385263" calcext:value-type="float">
            <text:p>1.2162606385263</text:p>
          </table:table-cell>
          <table:table-cell table:formula="of:=STDEV([.CW43:.CW52])" office:value-type="float" office:value="1.2162606385263" calcext:value-type="float">
            <text:p>1.2162606385263</text:p>
          </table:table-cell>
          <table:table-cell table:formula="of:=STDEV([.CX43:.CX52])" office:value-type="float" office:value="1.2162606385263" calcext:value-type="float">
            <text:p>1.2162606385263</text:p>
          </table:table-cell>
          <table:table-cell table:formula="of:=STDEV([.CY43:.CY52])" office:value-type="float" office:value="1.2162606385263" calcext:value-type="float">
            <text:p>1.2162606385263</text:p>
          </table:table-cell>
          <table:table-cell table:formula="of:=STDEV([.CZ43:.CZ52])" office:value-type="float" office:value="1.2162606385263" calcext:value-type="float">
            <text:p>1.2162606385263</text:p>
          </table:table-cell>
          <table:table-cell table:formula="of:=STDEV([.DA43:.DA52])" office:value-type="float" office:value="1.2162606385263" calcext:value-type="float">
            <text:p>1.2162606385263</text:p>
          </table:table-cell>
          <table:table-cell table:formula="of:=STDEV([.DB43:.DB52])" office:value-type="float" office:value="1.2162606385263" calcext:value-type="float">
            <text:p>1.2162606385263</text:p>
          </table:table-cell>
          <table:table-cell table:formula="of:=STDEV([.DC43:.DC52])" office:value-type="float" office:value="1.2162606385263" calcext:value-type="float">
            <text:p>1.2162606385263</text:p>
          </table:table-cell>
          <table:table-cell table:formula="of:=STDEV([.DD43:.DD52])" office:value-type="float" office:value="1.2162606385263" calcext:value-type="float">
            <text:p>1.2162606385263</text:p>
          </table:table-cell>
          <table:table-cell table:formula="of:=STDEV([.DE43:.DE52])" office:value-type="float" office:value="1.2162606385263" calcext:value-type="float">
            <text:p>1.2162606385263</text:p>
          </table:table-cell>
          <table:table-cell table:formula="of:=STDEV([.DF43:.DF52])" office:value-type="float" office:value="1.2162606385263" calcext:value-type="float">
            <text:p>1.2162606385263</text:p>
          </table:table-cell>
          <table:table-cell table:formula="of:=STDEV([.DG43:.DG52])" office:value-type="float" office:value="1.2162606385263" calcext:value-type="float">
            <text:p>1.2162606385263</text:p>
          </table:table-cell>
          <table:table-cell table:formula="of:=STDEV([.DH43:.DH52])" office:value-type="float" office:value="1.2162606385263" calcext:value-type="float">
            <text:p>1.2162606385263</text:p>
          </table:table-cell>
          <table:table-cell table:formula="of:=STDEV([.DI43:.DI52])" office:value-type="float" office:value="1.2162606385263" calcext:value-type="float">
            <text:p>1.2162606385263</text:p>
          </table:table-cell>
          <table:table-cell table:formula="of:=STDEV([.DJ43:.DJ52])" office:value-type="float" office:value="1.2162606385263" calcext:value-type="float">
            <text:p>1.2162606385263</text:p>
          </table:table-cell>
          <table:table-cell table:formula="of:=STDEV([.DK43:.DK52])" office:value-type="float" office:value="1.2162606385263" calcext:value-type="float">
            <text:p>1.2162606385263</text:p>
          </table:table-cell>
          <table:table-cell table:formula="of:=STDEV([.DL43:.DL52])" office:value-type="float" office:value="1.2162606385263" calcext:value-type="float">
            <text:p>1.2162606385263</text:p>
          </table:table-cell>
          <table:table-cell table:formula="of:=STDEV([.DM43:.DM52])" office:value-type="float" office:value="1.2162606385263" calcext:value-type="float">
            <text:p>1.2162606385263</text:p>
          </table:table-cell>
          <table:table-cell table:formula="of:=STDEV([.DN43:.DN52])" office:value-type="float" office:value="1.2162606385263" calcext:value-type="float">
            <text:p>1.2162606385263</text:p>
          </table:table-cell>
          <table:table-cell table:formula="of:=STDEV([.DO43:.DO52])" office:value-type="float" office:value="1.2162606385263" calcext:value-type="float">
            <text:p>1.2162606385263</text:p>
          </table:table-cell>
          <table:table-cell table:formula="of:=STDEV([.DP43:.DP52])" office:value-type="float" office:value="1.2162606385263" calcext:value-type="float">
            <text:p>1.2162606385263</text:p>
          </table:table-cell>
          <table:table-cell table:formula="of:=STDEV([.DQ43:.DQ52])" office:value-type="float" office:value="1.2162606385263" calcext:value-type="float">
            <text:p>1.2162606385263</text:p>
          </table:table-cell>
          <table:table-cell table:formula="of:=STDEV([.DR43:.DR52])" office:value-type="float" office:value="0" calcext:value-type="float">
            <text:p>0</text:p>
          </table:table-cell>
          <table:table-cell table:formula="of:=STDEV([.DS43:.DS52])" office:value-type="float" office:value="0" calcext:value-type="float">
            <text:p>0</text:p>
          </table:table-cell>
          <table:table-cell table:formula="of:=STDEV([.DT43:.DT52])" office:value-type="float" office:value="0" calcext:value-type="float">
            <text:p>0</text:p>
          </table:table-cell>
          <table:table-cell table:formula="of:=STDEV([.DU43:.DU52])" office:value-type="float" office:value="0" calcext:value-type="float">
            <text:p>0</text:p>
          </table:table-cell>
          <table:table-cell table:formula="of:=STDEV([.DV43:.DV52])" office:value-type="float" office:value="0" calcext:value-type="float">
            <text:p>0</text:p>
          </table:table-cell>
          <table:table-cell table:formula="of:=STDEV([.DW43:.DW52])" office:value-type="float" office:value="0" calcext:value-type="float">
            <text:p>0</text:p>
          </table:table-cell>
          <table:table-cell table:formula="of:=STDEV([.DX43:.DX52])" office:value-type="float" office:value="0" calcext:value-type="float">
            <text:p>0</text:p>
          </table:table-cell>
          <table:table-cell table:formula="of:=STDEV([.DY43:.DY52])" office:value-type="float" office:value="0" calcext:value-type="float">
            <text:p>0</text:p>
          </table:table-cell>
          <table:table-cell table:formula="of:=STDEV([.DZ43:.DZ52])" office:value-type="float" office:value="0" calcext:value-type="float">
            <text:p>0</text:p>
          </table:table-cell>
          <table:table-cell table:formula="of:=STDEV([.EA43:.EA52])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69230769230769" calcext:value-type="float">
            <text:p>7.6923076923076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4"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7" office:value-type="float" office:value="92.3076923076923" calcext:value-type="float">
            <text:p>92.3076923076923</text:p>
          </table:table-cell>
          <table:table-cell table:number-columns-repeated="4" office:value-type="float" office:value="96.1538461538462" calcext:value-type="float">
            <text:p>96.15384615384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2" office:value-type="float" office:value="96.1538461538462" calcext:value-type="float">
            <text:p>96.1538461538462</text:p>
          </table:table-cell>
          <table:table-cell table:number-columns-repeated="5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7.69230769230769" calcext:value-type="float">
            <text:p>7.69230769230769</text:p>
          </table:table-cell>
          <table:table-cell table:number-columns-repeated="2"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table:number-columns-repeated="3" office:value-type="float" office:value="69.2307692307692" calcext:value-type="float">
            <text:p>69.230769230769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7" office:value-type="float" office:value="96.1538461538462" calcext:value-type="float">
            <text:p>96.1538461538462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6" office:value-type="float" office:value="92.3076923076923" calcext:value-type="float">
            <text:p>92.3076923076923</text:p>
          </table:table-cell>
          <table:table-cell table:number-columns-repeated="17" office:value-type="float" office:value="96.1538461538462" calcext:value-type="float">
            <text:p>96.1538461538462</text:p>
          </table:table-cell>
          <table:table-cell table:number-columns-repeated="32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71" office:value-type="float" office:value="96.1538461538462" calcext:value-type="float">
            <text:p>96.1538461538462</text:p>
          </table:table-cell>
          <table:table-cell table:number-columns-repeated="27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3" office:value-type="float" office:value="80.7692307692308" calcext:value-type="float">
            <text:p>80.7692307692308</text:p>
          </table:table-cell>
          <table:table-cell table:number-columns-repeated="6"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72" office:value-type="float" office:value="92.3076923076923" calcext:value-type="float">
            <text:p>92.3076923076923</text:p>
          </table:table-cell>
          <table:table-cell table:number-columns-repeated="23" office:value-type="float" office:value="96.1538461538462" calcext:value-type="float">
            <text:p>96.15384615384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76.9230769230769" calcext:value-type="float">
            <text:p>76.9230769230769</text:p>
          </table:table-cell>
          <table:table-cell table:number-columns-repeated="8" office:value-type="float" office:value="80.7692307692308" calcext:value-type="float">
            <text:p>80.7692307692308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table:number-columns-repeated="6" office:value-type="float" office:value="84.6153846153846" calcext:value-type="float">
            <text:p>84.6153846153846</text:p>
          </table:table-cell>
          <table:table-cell table:number-columns-repeated="2" office:value-type="float" office:value="80.7692307692308" calcext:value-type="float">
            <text:p>80.7692307692308</text:p>
          </table:table-cell>
          <table:table-cell table:number-columns-repeated="3" office:value-type="float" office:value="84.6153846153846" calcext:value-type="float">
            <text:p>84.6153846153846</text:p>
          </table:table-cell>
          <table:table-cell table:number-columns-repeated="19" office:value-type="float" office:value="88.4615384615385" calcext:value-type="float">
            <text:p>88.4615384615385</text:p>
          </table:table-cell>
          <table:table-cell table:number-columns-repeated="26" office:value-type="float" office:value="92.3076923076923" calcext:value-type="float">
            <text:p>92.3076923076923</text:p>
          </table:table-cell>
          <table:table-cell table:number-columns-repeated="3" office:value-type="float" office:value="96.1538461538462" calcext:value-type="float">
            <text:p>96.1538461538462</text:p>
          </table:table-cell>
          <table:table-cell table:number-columns-repeated="43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9" office:value-type="float" office:value="92.3076923076923" calcext:value-type="float">
            <text:p>92.3076923076923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table:number-columns-repeated="50" office:value-type="float" office:value="92.3076923076923" calcext:value-type="float">
            <text:p>92.3076923076923</text:p>
          </table:table-cell>
          <table:table-cell table:number-columns-repeated="28" office:value-type="float" office:value="96.1538461538462" calcext:value-type="float">
            <text:p>96.1538461538462</text:p>
          </table:table-cell>
          <table:table-cell table:number-columns-repeated="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5384615384615" calcext:value-type="float">
            <text:p>11.5384615384615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42.3076923076923" calcext:value-type="float">
            <text:p>42.3076923076923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3" office:value-type="float" office:value="73.0769230769231" calcext:value-type="float">
            <text:p>73.0769230769231</text:p>
          </table:table-cell>
          <table:table-cell table:number-columns-repeated="5" office:value-type="float" office:value="76.9230769230769" calcext:value-type="float">
            <text:p>76.923076923076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4" office:value-type="float" office:value="88.4615384615385" calcext:value-type="float">
            <text:p>88.4615384615385</text:p>
          </table:table-cell>
          <table:table-cell table:number-columns-repeated="24" office:value-type="float" office:value="92.3076923076923" calcext:value-type="float">
            <text:p>92.3076923076923</text:p>
          </table:table-cell>
          <table:table-cell table:number-columns-repeated="13" office:value-type="float" office:value="96.1538461538462" calcext:value-type="float">
            <text:p>96.1538461538462</text:p>
          </table:table-cell>
          <table:table-cell table:number-columns-repeated="58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26.9230769230769" calcext:value-type="float">
            <text:p>26.9230769230769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3" office:value-type="float" office:value="73.0769230769231" calcext:value-type="float">
            <text:p>73.0769230769231</text:p>
          </table:table-cell>
          <table:table-cell table:number-columns-repeated="5" office:value-type="float" office:value="76.9230769230769" calcext:value-type="float">
            <text:p>76.9230769230769</text:p>
          </table:table-cell>
          <table:table-cell table:number-columns-repeated="4"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6" office:value-type="float" office:value="92.3076923076923" calcext:value-type="float">
            <text:p>92.3076923076923</text:p>
          </table:table-cell>
          <table:table-cell office:value-type="float" office:value="88.4615384615385" calcext:value-type="float">
            <text:p>88.4615384615385</text:p>
          </table:table-cell>
          <table:table-cell table:number-columns-repeated="15" office:value-type="float" office:value="92.3076923076923" calcext:value-type="float">
            <text:p>92.3076923076923</text:p>
          </table:table-cell>
          <table:table-cell table:number-columns-repeated="45" office:value-type="float" office:value="96.1538461538462" calcext:value-type="float">
            <text:p>96.1538461538462</text:p>
          </table:table-cell>
          <table:table-cell table:number-columns-repeated="3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table:number-columns-repeated="2"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65.3846153846154" calcext:value-type="float">
            <text:p>65.3846153846154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3"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table:number-columns-repeated="6" office:value-type="float" office:value="96.1538461538462" calcext:value-type="float">
            <text:p>96.15384615384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8" office:value-type="float" office:value="96.1538461538462" calcext:value-type="float">
            <text:p>96.1538461538462</text:p>
          </table:table-cell>
          <table:table-cell table:number-columns-repeated="4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3" office:value-type="float" office:value="76.9230769230769" calcext:value-type="float">
            <text:p>76.9230769230769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88.4615384615385" calcext:value-type="float">
            <text:p>88.4615384615385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5" office:value-type="float" office:value="88.4615384615385" calcext:value-type="float">
            <text:p>88.4615384615385</text:p>
          </table:table-cell>
          <table:table-cell table:number-columns-repeated="5" office:value-type="float" office:value="92.3076923076923" calcext:value-type="float">
            <text:p>92.3076923076923</text:p>
          </table:table-cell>
          <table:table-cell table:number-columns-repeated="2" office:value-type="float" office:value="96.1538461538462" calcext:value-type="float">
            <text:p>96.15384615384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4" office:value-type="float" office:value="96.1538461538462" calcext:value-type="float">
            <text:p>96.1538461538462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96.1538461538462" calcext:value-type="float">
            <text:p>96.1538461538462</text:p>
          </table:table-cell>
          <table:table-cell table:number-columns-repeated="4" office:value-type="float" office:value="92.3076923076923" calcext:value-type="float">
            <text:p>92.3076923076923</text:p>
          </table:table-cell>
          <table:table-cell table:number-columns-repeated="6" office:value-type="float" office:value="96.1538461538462" calcext:value-type="float">
            <text:p>96.1538461538462</text:p>
          </table:table-cell>
          <table:table-cell table:number-columns-repeated="5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56:.B65])" office:value-type="float" office:value="0" calcext:value-type="float">
            <text:p>0</text:p>
          </table:table-cell>
          <table:table-cell table:formula="of:=AVERAGE([.C56:.C65])" office:value-type="float" office:value="5" calcext:value-type="float">
            <text:p>5</text:p>
          </table:table-cell>
          <table:table-cell table:formula="of:=AVERAGE([.D56:.D65])" office:value-type="float" office:value="10.7692307692308" calcext:value-type="float">
            <text:p>10.7692307692308</text:p>
          </table:table-cell>
          <table:table-cell table:formula="of:=AVERAGE([.E56:.E65])" office:value-type="float" office:value="18.8461538461538" calcext:value-type="float">
            <text:p>18.8461538461538</text:p>
          </table:table-cell>
          <table:table-cell table:formula="of:=AVERAGE([.F56:.F65])" office:value-type="float" office:value="25" calcext:value-type="float">
            <text:p>25</text:p>
          </table:table-cell>
          <table:table-cell table:formula="of:=AVERAGE([.G56:.G65])" office:value-type="float" office:value="30.3846153846154" calcext:value-type="float">
            <text:p>30.3846153846154</text:p>
          </table:table-cell>
          <table:table-cell table:formula="of:=AVERAGE([.H56:.H65])" office:value-type="float" office:value="35.7692307692308" calcext:value-type="float">
            <text:p>35.7692307692308</text:p>
          </table:table-cell>
          <table:table-cell table:formula="of:=AVERAGE([.I56:.I65])" office:value-type="float" office:value="39.6153846153846" calcext:value-type="float">
            <text:p>39.6153846153846</text:p>
          </table:table-cell>
          <table:table-cell table:formula="of:=AVERAGE([.J56:.J65])" office:value-type="float" office:value="43.8461538461539" calcext:value-type="float">
            <text:p>43.8461538461539</text:p>
          </table:table-cell>
          <table:table-cell table:formula="of:=AVERAGE([.K56:.K65])" office:value-type="float" office:value="48.4615384615385" calcext:value-type="float">
            <text:p>48.4615384615385</text:p>
          </table:table-cell>
          <table:table-cell table:formula="of:=AVERAGE([.L56:.L65])" office:value-type="float" office:value="52.6923076923077" calcext:value-type="float">
            <text:p>52.6923076923077</text:p>
          </table:table-cell>
          <table:table-cell table:formula="of:=AVERAGE([.M56:.M65])" office:value-type="float" office:value="58.0769230769231" calcext:value-type="float">
            <text:p>58.0769230769231</text:p>
          </table:table-cell>
          <table:table-cell table:formula="of:=AVERAGE([.N56:.N65])" office:value-type="float" office:value="63.4615384615385" calcext:value-type="float">
            <text:p>63.4615384615385</text:p>
          </table:table-cell>
          <table:table-cell table:formula="of:=AVERAGE([.O56:.O65])" office:value-type="float" office:value="70.7692307692308" calcext:value-type="float">
            <text:p>70.7692307692308</text:p>
          </table:table-cell>
          <table:table-cell table:formula="of:=AVERAGE([.P56:.P65])" office:value-type="float" office:value="74.6153846153846" calcext:value-type="float">
            <text:p>74.6153846153846</text:p>
          </table:table-cell>
          <table:table-cell table:formula="of:=AVERAGE([.Q56:.Q65])" office:value-type="float" office:value="77.3076923076923" calcext:value-type="float">
            <text:p>77.3076923076923</text:p>
          </table:table-cell>
          <table:table-cell table:formula="of:=AVERAGE([.R56:.R65])" office:value-type="float" office:value="78.0769230769231" calcext:value-type="float">
            <text:p>78.0769230769231</text:p>
          </table:table-cell>
          <table:table-cell table:formula="of:=AVERAGE([.S56:.S65])" office:value-type="float" office:value="80.3846153846154" calcext:value-type="float">
            <text:p>80.3846153846154</text:p>
          </table:table-cell>
          <table:table-cell table:formula="of:=AVERAGE([.T56:.T65])" office:value-type="float" office:value="84.2307692307692" calcext:value-type="float">
            <text:p>84.2307692307692</text:p>
          </table:table-cell>
          <table:table-cell table:formula="of:=AVERAGE([.U56:.U65])" office:value-type="float" office:value="86.1538461538462" calcext:value-type="float">
            <text:p>86.1538461538462</text:p>
          </table:table-cell>
          <table:table-cell table:formula="of:=AVERAGE([.V56:.V65])" office:value-type="float" office:value="86.1538461538462" calcext:value-type="float">
            <text:p>86.1538461538462</text:p>
          </table:table-cell>
          <table:table-cell table:formula="of:=AVERAGE([.W56:.W65])" office:value-type="float" office:value="86.9230769230769" calcext:value-type="float">
            <text:p>86.9230769230769</text:p>
          </table:table-cell>
          <table:table-cell table:formula="of:=AVERAGE([.X56:.X65])" office:value-type="float" office:value="87.3076923076923" calcext:value-type="float">
            <text:p>87.3076923076923</text:p>
          </table:table-cell>
          <table:table-cell table:formula="of:=AVERAGE([.Y56:.Y65])" office:value-type="float" office:value="89.2307692307692" calcext:value-type="float">
            <text:p>89.2307692307692</text:p>
          </table:table-cell>
          <table:table-cell table:formula="of:=AVERAGE([.Z56:.Z65])" office:value-type="float" office:value="90.3846153846154" calcext:value-type="float">
            <text:p>90.3846153846154</text:p>
          </table:table-cell>
          <table:table-cell table:formula="of:=AVERAGE([.AA56:.AA65])" office:value-type="float" office:value="91.1538461538462" calcext:value-type="float">
            <text:p>91.1538461538462</text:p>
          </table:table-cell>
          <table:table-cell table:formula="of:=AVERAGE([.AB56:.AB65])" office:value-type="float" office:value="92.3076923076923" calcext:value-type="float">
            <text:p>92.3076923076923</text:p>
          </table:table-cell>
          <table:table-cell table:formula="of:=AVERAGE([.AC56:.AC65])" office:value-type="float" office:value="94.6153846153846" calcext:value-type="float">
            <text:p>94.6153846153846</text:p>
          </table:table-cell>
          <table:table-cell table:formula="of:=AVERAGE([.AD56:.AD65])" office:value-type="float" office:value="94.6153846153846" calcext:value-type="float">
            <text:p>94.6153846153846</text:p>
          </table:table-cell>
          <table:table-cell table:formula="of:=AVERAGE([.AE56:.AE65])" office:value-type="float" office:value="93.8461538461538" calcext:value-type="float">
            <text:p>93.8461538461538</text:p>
          </table:table-cell>
          <table:table-cell table:formula="of:=AVERAGE([.AF56:.AF65])" office:value-type="float" office:value="95" calcext:value-type="float">
            <text:p>95</text:p>
          </table:table-cell>
          <table:table-cell table:formula="of:=AVERAGE([.AG56:.AG65])" office:value-type="float" office:value="94.2307692307692" calcext:value-type="float">
            <text:p>94.2307692307692</text:p>
          </table:table-cell>
          <table:table-cell table:formula="of:=AVERAGE([.AH56:.AH65])" office:value-type="float" office:value="93.4615384615385" calcext:value-type="float">
            <text:p>93.4615384615385</text:p>
          </table:table-cell>
          <table:table-cell table:formula="of:=AVERAGE([.AI56:.AI65])" office:value-type="float" office:value="93.0769230769231" calcext:value-type="float">
            <text:p>93.0769230769231</text:p>
          </table:table-cell>
          <table:table-cell table:formula="of:=AVERAGE([.AJ56:.AJ65])" office:value-type="float" office:value="92.6923076923077" calcext:value-type="float">
            <text:p>92.6923076923077</text:p>
          </table:table-cell>
          <table:table-cell table:formula="of:=AVERAGE([.AK56:.AK65])" office:value-type="float" office:value="92.3076923076923" calcext:value-type="float">
            <text:p>92.3076923076923</text:p>
          </table:table-cell>
          <table:table-cell table:formula="of:=AVERAGE([.AL56:.AL65])" office:value-type="float" office:value="92.6923076923077" calcext:value-type="float">
            <text:p>92.6923076923077</text:p>
          </table:table-cell>
          <table:table-cell table:formula="of:=AVERAGE([.AM56:.AM65])" office:value-type="float" office:value="92.3076923076923" calcext:value-type="float">
            <text:p>92.3076923076923</text:p>
          </table:table-cell>
          <table:table-cell table:formula="of:=AVERAGE([.AN56:.AN65])" office:value-type="float" office:value="92.6923076923077" calcext:value-type="float">
            <text:p>92.6923076923077</text:p>
          </table:table-cell>
          <table:table-cell table:formula="of:=AVERAGE([.AO56:.AO65])" office:value-type="float" office:value="93.0769230769231" calcext:value-type="float">
            <text:p>93.0769230769231</text:p>
          </table:table-cell>
          <table:table-cell table:formula="of:=AVERAGE([.AP56:.AP65])" office:value-type="float" office:value="93.0769230769231" calcext:value-type="float">
            <text:p>93.0769230769231</text:p>
          </table:table-cell>
          <table:table-cell table:formula="of:=AVERAGE([.AQ56:.AQ65])" office:value-type="float" office:value="93.0769230769231" calcext:value-type="float">
            <text:p>93.0769230769231</text:p>
          </table:table-cell>
          <table:table-cell table:formula="of:=AVERAGE([.AR56:.AR65])" office:value-type="float" office:value="93.4615384615385" calcext:value-type="float">
            <text:p>93.4615384615385</text:p>
          </table:table-cell>
          <table:table-cell table:formula="of:=AVERAGE([.AS56:.AS65])" office:value-type="float" office:value="93.4615384615385" calcext:value-type="float">
            <text:p>93.4615384615385</text:p>
          </table:table-cell>
          <table:table-cell table:formula="of:=AVERAGE([.AT56:.AT65])" office:value-type="float" office:value="93.4615384615385" calcext:value-type="float">
            <text:p>93.4615384615385</text:p>
          </table:table-cell>
          <table:table-cell table:formula="of:=AVERAGE([.AU56:.AU65])" office:value-type="float" office:value="93.4615384615385" calcext:value-type="float">
            <text:p>93.4615384615385</text:p>
          </table:table-cell>
          <table:table-cell table:formula="of:=AVERAGE([.AV56:.AV65])" office:value-type="float" office:value="93.4615384615385" calcext:value-type="float">
            <text:p>93.4615384615385</text:p>
          </table:table-cell>
          <table:table-cell table:formula="of:=AVERAGE([.AW56:.AW65])" office:value-type="float" office:value="93.4615384615385" calcext:value-type="float">
            <text:p>93.4615384615385</text:p>
          </table:table-cell>
          <table:table-cell table:formula="of:=AVERAGE([.AX56:.AX65])" office:value-type="float" office:value="93.4615384615385" calcext:value-type="float">
            <text:p>93.4615384615385</text:p>
          </table:table-cell>
          <table:table-cell table:formula="of:=AVERAGE([.AY56:.AY65])" office:value-type="float" office:value="93.4615384615385" calcext:value-type="float">
            <text:p>93.4615384615385</text:p>
          </table:table-cell>
          <table:table-cell table:formula="of:=AVERAGE([.AZ56:.AZ65])" office:value-type="float" office:value="93.4615384615385" calcext:value-type="float">
            <text:p>93.4615384615385</text:p>
          </table:table-cell>
          <table:table-cell table:formula="of:=AVERAGE([.BA56:.BA65])" office:value-type="float" office:value="94.2307692307692" calcext:value-type="float">
            <text:p>94.2307692307692</text:p>
          </table:table-cell>
          <table:table-cell table:formula="of:=AVERAGE([.BB56:.BB65])" office:value-type="float" office:value="94.2307692307692" calcext:value-type="float">
            <text:p>94.2307692307692</text:p>
          </table:table-cell>
          <table:table-cell table:formula="of:=AVERAGE([.BC56:.BC65])" office:value-type="float" office:value="94.2307692307692" calcext:value-type="float">
            <text:p>94.2307692307692</text:p>
          </table:table-cell>
          <table:table-cell table:formula="of:=AVERAGE([.BD56:.BD65])" office:value-type="float" office:value="94.2307692307692" calcext:value-type="float">
            <text:p>94.2307692307692</text:p>
          </table:table-cell>
          <table:table-cell table:formula="of:=AVERAGE([.BE56:.BE65])" office:value-type="float" office:value="94.2307692307692" calcext:value-type="float">
            <text:p>94.2307692307692</text:p>
          </table:table-cell>
          <table:table-cell table:formula="of:=AVERAGE([.BF56:.BF65])" office:value-type="float" office:value="94.2307692307692" calcext:value-type="float">
            <text:p>94.2307692307692</text:p>
          </table:table-cell>
          <table:table-cell table:formula="of:=AVERAGE([.BG56:.BG65])" office:value-type="float" office:value="94.2307692307692" calcext:value-type="float">
            <text:p>94.2307692307692</text:p>
          </table:table-cell>
          <table:table-cell table:formula="of:=AVERAGE([.BH56:.BH65])" office:value-type="float" office:value="94.6153846153846" calcext:value-type="float">
            <text:p>94.6153846153846</text:p>
          </table:table-cell>
          <table:table-cell table:formula="of:=AVERAGE([.BI56:.BI65])" office:value-type="float" office:value="95" calcext:value-type="float">
            <text:p>95</text:p>
          </table:table-cell>
          <table:table-cell table:formula="of:=AVERAGE([.BJ56:.BJ65])" office:value-type="float" office:value="95" calcext:value-type="float">
            <text:p>95</text:p>
          </table:table-cell>
          <table:table-cell table:formula="of:=AVERAGE([.BK56:.BK65])" office:value-type="float" office:value="95" calcext:value-type="float">
            <text:p>95</text:p>
          </table:table-cell>
          <table:table-cell table:formula="of:=AVERAGE([.BL56:.BL65])" office:value-type="float" office:value="95" calcext:value-type="float">
            <text:p>95</text:p>
          </table:table-cell>
          <table:table-cell table:formula="of:=AVERAGE([.BM56:.BM65])" office:value-type="float" office:value="95" calcext:value-type="float">
            <text:p>95</text:p>
          </table:table-cell>
          <table:table-cell table:formula="of:=AVERAGE([.BN56:.BN65])" office:value-type="float" office:value="94.6153846153846" calcext:value-type="float">
            <text:p>94.6153846153846</text:p>
          </table:table-cell>
          <table:table-cell table:formula="of:=AVERAGE([.BO56:.BO65])" office:value-type="float" office:value="94.2307692307692" calcext:value-type="float">
            <text:p>94.2307692307692</text:p>
          </table:table-cell>
          <table:table-cell table:formula="of:=AVERAGE([.BP56:.BP65])" office:value-type="float" office:value="94.2307692307692" calcext:value-type="float">
            <text:p>94.2307692307692</text:p>
          </table:table-cell>
          <table:table-cell table:formula="of:=AVERAGE([.BQ56:.BQ65])" office:value-type="float" office:value="94.2307692307692" calcext:value-type="float">
            <text:p>94.2307692307692</text:p>
          </table:table-cell>
          <table:table-cell table:formula="of:=AVERAGE([.BR56:.BR65])" office:value-type="float" office:value="94.2307692307692" calcext:value-type="float">
            <text:p>94.2307692307692</text:p>
          </table:table-cell>
          <table:table-cell table:formula="of:=AVERAGE([.BS56:.BS65])" office:value-type="float" office:value="94.6153846153846" calcext:value-type="float">
            <text:p>94.6153846153846</text:p>
          </table:table-cell>
          <table:table-cell table:formula="of:=AVERAGE([.BT56:.BT65])" office:value-type="float" office:value="94.6153846153846" calcext:value-type="float">
            <text:p>94.6153846153846</text:p>
          </table:table-cell>
          <table:table-cell table:formula="of:=AVERAGE([.BU56:.BU65])" office:value-type="float" office:value="94.6153846153846" calcext:value-type="float">
            <text:p>94.6153846153846</text:p>
          </table:table-cell>
          <table:table-cell table:formula="of:=AVERAGE([.BV56:.BV65])" office:value-type="float" office:value="95" calcext:value-type="float">
            <text:p>95</text:p>
          </table:table-cell>
          <table:table-cell table:formula="of:=AVERAGE([.BW56:.BW65])" office:value-type="float" office:value="95" calcext:value-type="float">
            <text:p>95</text:p>
          </table:table-cell>
          <table:table-cell table:formula="of:=AVERAGE([.BX56:.BX65])" office:value-type="float" office:value="95.3846153846154" calcext:value-type="float">
            <text:p>95.3846153846154</text:p>
          </table:table-cell>
          <table:table-cell table:formula="of:=AVERAGE([.BY56:.BY65])" office:value-type="float" office:value="95.7692307692308" calcext:value-type="float">
            <text:p>95.7692307692308</text:p>
          </table:table-cell>
          <table:table-cell table:formula="of:=AVERAGE([.BZ56:.BZ65])" office:value-type="float" office:value="95.7692307692308" calcext:value-type="float">
            <text:p>95.7692307692308</text:p>
          </table:table-cell>
          <table:table-cell table:formula="of:=AVERAGE([.CA56:.CA65])" office:value-type="float" office:value="95.7692307692308" calcext:value-type="float">
            <text:p>95.7692307692308</text:p>
          </table:table-cell>
          <table:table-cell table:formula="of:=AVERAGE([.CB56:.CB65])" office:value-type="float" office:value="95.7692307692308" calcext:value-type="float">
            <text:p>95.7692307692308</text:p>
          </table:table-cell>
          <table:table-cell table:formula="of:=AVERAGE([.CC56:.CC65])" office:value-type="float" office:value="95.7692307692308" calcext:value-type="float">
            <text:p>95.7692307692308</text:p>
          </table:table-cell>
          <table:table-cell table:formula="of:=AVERAGE([.CD56:.CD65])" office:value-type="float" office:value="95.7692307692308" calcext:value-type="float">
            <text:p>95.7692307692308</text:p>
          </table:table-cell>
          <table:table-cell table:formula="of:=AVERAGE([.CE56:.CE65])" office:value-type="float" office:value="96.1538461538462" calcext:value-type="float">
            <text:p>96.1538461538462</text:p>
          </table:table-cell>
          <table:table-cell table:formula="of:=AVERAGE([.CF56:.CF65])" office:value-type="float" office:value="96.1538461538462" calcext:value-type="float">
            <text:p>96.1538461538462</text:p>
          </table:table-cell>
          <table:table-cell table:formula="of:=AVERAGE([.CG56:.CG65])" office:value-type="float" office:value="96.1538461538462" calcext:value-type="float">
            <text:p>96.1538461538462</text:p>
          </table:table-cell>
          <table:table-cell table:formula="of:=AVERAGE([.CH56:.CH65])" office:value-type="float" office:value="96.5384615384616" calcext:value-type="float">
            <text:p>96.5384615384616</text:p>
          </table:table-cell>
          <table:table-cell table:formula="of:=AVERAGE([.CI56:.CI65])" office:value-type="float" office:value="96.5384615384616" calcext:value-type="float">
            <text:p>96.5384615384616</text:p>
          </table:table-cell>
          <table:table-cell table:formula="of:=AVERAGE([.CJ56:.CJ65])" office:value-type="float" office:value="96.5384615384616" calcext:value-type="float">
            <text:p>96.5384615384616</text:p>
          </table:table-cell>
          <table:table-cell table:formula="of:=AVERAGE([.CK56:.CK65])" office:value-type="float" office:value="96.9230769230769" calcext:value-type="float">
            <text:p>96.9230769230769</text:p>
          </table:table-cell>
          <table:table-cell table:formula="of:=AVERAGE([.CL56:.CL65])" office:value-type="float" office:value="96.9230769230769" calcext:value-type="float">
            <text:p>96.9230769230769</text:p>
          </table:table-cell>
          <table:table-cell table:formula="of:=AVERAGE([.CM56:.CM65])" office:value-type="float" office:value="97.3076923076923" calcext:value-type="float">
            <text:p>97.3076923076923</text:p>
          </table:table-cell>
          <table:table-cell table:formula="of:=AVERAGE([.CN56:.CN65])" office:value-type="float" office:value="97.3076923076923" calcext:value-type="float">
            <text:p>97.3076923076923</text:p>
          </table:table-cell>
          <table:table-cell table:formula="of:=AVERAGE([.CO56:.CO65])" office:value-type="float" office:value="97.3076923076923" calcext:value-type="float">
            <text:p>97.3076923076923</text:p>
          </table:table-cell>
          <table:table-cell table:formula="of:=AVERAGE([.CP56:.CP65])" office:value-type="float" office:value="97.6923076923077" calcext:value-type="float">
            <text:p>97.6923076923077</text:p>
          </table:table-cell>
          <table:table-cell table:formula="of:=AVERAGE([.CQ56:.CQ65])" office:value-type="float" office:value="97.6923076923077" calcext:value-type="float">
            <text:p>97.6923076923077</text:p>
          </table:table-cell>
          <table:table-cell table:formula="of:=AVERAGE([.CR56:.CR65])" office:value-type="float" office:value="97.6923076923077" calcext:value-type="float">
            <text:p>97.6923076923077</text:p>
          </table:table-cell>
          <table:table-cell table:formula="of:=AVERAGE([.CS56:.CS65])" office:value-type="float" office:value="97.6923076923077" calcext:value-type="float">
            <text:p>97.6923076923077</text:p>
          </table:table-cell>
          <table:table-cell table:formula="of:=AVERAGE([.CT56:.CT65])" office:value-type="float" office:value="98.0769230769231" calcext:value-type="float">
            <text:p>98.0769230769231</text:p>
          </table:table-cell>
          <table:table-cell table:formula="of:=AVERAGE([.CU56:.CU65])" office:value-type="float" office:value="98.0769230769231" calcext:value-type="float">
            <text:p>98.0769230769231</text:p>
          </table:table-cell>
          <table:table-cell table:formula="of:=AVERAGE([.CV56:.CV65])" office:value-type="float" office:value="98.4615384615385" calcext:value-type="float">
            <text:p>98.4615384615385</text:p>
          </table:table-cell>
          <table:table-cell table:formula="of:=AVERAGE([.CW56:.CW65])" office:value-type="float" office:value="98.4615384615385" calcext:value-type="float">
            <text:p>98.4615384615385</text:p>
          </table:table-cell>
          <table:table-cell table:formula="of:=AVERAGE([.CX56:.CX65])" office:value-type="float" office:value="98.4615384615385" calcext:value-type="float">
            <text:p>98.4615384615385</text:p>
          </table:table-cell>
          <table:table-cell table:formula="of:=AVERAGE([.CY56:.CY65])" office:value-type="float" office:value="98.4615384615385" calcext:value-type="float">
            <text:p>98.4615384615385</text:p>
          </table:table-cell>
          <table:table-cell table:formula="of:=AVERAGE([.CZ56:.CZ65])" office:value-type="float" office:value="98.4615384615385" calcext:value-type="float">
            <text:p>98.4615384615385</text:p>
          </table:table-cell>
          <table:table-cell table:formula="of:=AVERAGE([.DA56:.DA65])" office:value-type="float" office:value="98.8461538461538" calcext:value-type="float">
            <text:p>98.8461538461538</text:p>
          </table:table-cell>
          <table:table-cell table:formula="of:=AVERAGE([.DB56:.DB65])" office:value-type="float" office:value="98.8461538461538" calcext:value-type="float">
            <text:p>98.8461538461538</text:p>
          </table:table-cell>
          <table:table-cell table:formula="of:=AVERAGE([.DC56:.DC65])" office:value-type="float" office:value="98.8461538461538" calcext:value-type="float">
            <text:p>98.8461538461538</text:p>
          </table:table-cell>
          <table:table-cell table:formula="of:=AVERAGE([.DD56:.DD65])" office:value-type="float" office:value="98.8461538461538" calcext:value-type="float">
            <text:p>98.8461538461538</text:p>
          </table:table-cell>
          <table:table-cell table:formula="of:=AVERAGE([.DE56:.DE65])" office:value-type="float" office:value="99.2307692307692" calcext:value-type="float">
            <text:p>99.2307692307692</text:p>
          </table:table-cell>
          <table:table-cell table:formula="of:=AVERAGE([.DF56:.DF65])" office:value-type="float" office:value="99.2307692307692" calcext:value-type="float">
            <text:p>99.2307692307692</text:p>
          </table:table-cell>
          <table:table-cell table:formula="of:=AVERAGE([.DG56:.DG65])" office:value-type="float" office:value="99.2307692307692" calcext:value-type="float">
            <text:p>99.2307692307692</text:p>
          </table:table-cell>
          <table:table-cell table:formula="of:=AVERAGE([.DH56:.DH65])" office:value-type="float" office:value="99.2307692307692" calcext:value-type="float">
            <text:p>99.2307692307692</text:p>
          </table:table-cell>
          <table:table-cell table:formula="of:=AVERAGE([.DI56:.DI65])" office:value-type="float" office:value="99.2307692307692" calcext:value-type="float">
            <text:p>99.2307692307692</text:p>
          </table:table-cell>
          <table:table-cell table:formula="of:=AVERAGE([.DJ56:.DJ65])" office:value-type="float" office:value="99.2307692307692" calcext:value-type="float">
            <text:p>99.2307692307692</text:p>
          </table:table-cell>
          <table:table-cell table:formula="of:=AVERAGE([.DK56:.DK65])" office:value-type="float" office:value="99.2307692307692" calcext:value-type="float">
            <text:p>99.2307692307692</text:p>
          </table:table-cell>
          <table:table-cell table:formula="of:=AVERAGE([.DL56:.DL65])" office:value-type="float" office:value="99.2307692307692" calcext:value-type="float">
            <text:p>99.2307692307692</text:p>
          </table:table-cell>
          <table:table-cell table:formula="of:=AVERAGE([.DM56:.DM65])" office:value-type="float" office:value="99.2307692307692" calcext:value-type="float">
            <text:p>99.2307692307692</text:p>
          </table:table-cell>
          <table:table-cell table:formula="of:=AVERAGE([.DN56:.DN65])" office:value-type="float" office:value="99.2307692307692" calcext:value-type="float">
            <text:p>99.2307692307692</text:p>
          </table:table-cell>
          <table:table-cell table:formula="of:=AVERAGE([.DO56:.DO65])" office:value-type="float" office:value="99.2307692307692" calcext:value-type="float">
            <text:p>99.2307692307692</text:p>
          </table:table-cell>
          <table:table-cell table:formula="of:=AVERAGE([.DP56:.DP65])" office:value-type="float" office:value="99.2307692307692" calcext:value-type="float">
            <text:p>99.2307692307692</text:p>
          </table:table-cell>
          <table:table-cell table:formula="of:=AVERAGE([.DQ56:.DQ65])" office:value-type="float" office:value="99.2307692307692" calcext:value-type="float">
            <text:p>99.2307692307692</text:p>
          </table:table-cell>
          <table:table-cell table:formula="of:=AVERAGE([.DR56:.DR65])" office:value-type="float" office:value="99.6153846153846" calcext:value-type="float">
            <text:p>99.6153846153846</text:p>
          </table:table-cell>
          <table:table-cell table:formula="of:=AVERAGE([.DS56:.DS65])" office:value-type="float" office:value="99.6153846153846" calcext:value-type="float">
            <text:p>99.6153846153846</text:p>
          </table:table-cell>
          <table:table-cell table:formula="of:=AVERAGE([.DT56:.DT65])" office:value-type="float" office:value="99.6153846153846" calcext:value-type="float">
            <text:p>99.6153846153846</text:p>
          </table:table-cell>
          <table:table-cell table:formula="of:=AVERAGE([.DU56:.DU65])" office:value-type="float" office:value="99.6153846153846" calcext:value-type="float">
            <text:p>99.6153846153846</text:p>
          </table:table-cell>
          <table:table-cell table:formula="of:=AVERAGE([.DV56:.DV65])" office:value-type="float" office:value="99.6153846153846" calcext:value-type="float">
            <text:p>99.6153846153846</text:p>
          </table:table-cell>
          <table:table-cell table:formula="of:=AVERAGE([.DW56:.DW65])" office:value-type="float" office:value="99.6153846153846" calcext:value-type="float">
            <text:p>99.6153846153846</text:p>
          </table:table-cell>
          <table:table-cell table:formula="of:=AVERAGE([.DX56:.DX65])" office:value-type="float" office:value="99.6153846153846" calcext:value-type="float">
            <text:p>99.6153846153846</text:p>
          </table:table-cell>
          <table:table-cell table:formula="of:=AVERAGE([.DY56:.DY65])" office:value-type="float" office:value="99.6153846153846" calcext:value-type="float">
            <text:p>99.6153846153846</text:p>
          </table:table-cell>
          <table:table-cell table:formula="of:=AVERAGE([.DZ56:.DZ65])" office:value-type="float" office:value="99.6153846153846" calcext:value-type="float">
            <text:p>99.6153846153846</text:p>
          </table:table-cell>
          <table:table-cell table:formula="of:=AVERAGE([.EA56:.EA65])" office:value-type="float" office:value="99.6153846153846" calcext:value-type="float">
            <text:p>99.615384615384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56:.B65])" office:value-type="float" office:value="0" calcext:value-type="float">
            <text:p>0</text:p>
          </table:table-cell>
          <table:table-cell table:formula="of:=STDEV([.C56:.C65])" office:value-type="float" office:value="4.4596223412631" calcext:value-type="float">
            <text:p>4.4596223412631</text:p>
          </table:table-cell>
          <table:table-cell table:formula="of:=STDEV([.D56:.D65])" office:value-type="float" office:value="5.37850691369309" calcext:value-type="float">
            <text:p>5.37850691369309</text:p>
          </table:table-cell>
          <table:table-cell table:formula="of:=STDEV([.E56:.E65])" office:value-type="float" office:value="5.2704627669473" calcext:value-type="float">
            <text:p>5.2704627669473</text:p>
          </table:table-cell>
          <table:table-cell table:formula="of:=STDEV([.F56:.F65])" office:value-type="float" office:value="4.15432096051786" calcext:value-type="float">
            <text:p>4.15432096051786</text:p>
          </table:table-cell>
          <table:table-cell table:formula="of:=STDEV([.G56:.G65])" office:value-type="float" office:value="5.2704627669473" calcext:value-type="float">
            <text:p>5.2704627669473</text:p>
          </table:table-cell>
          <table:table-cell table:formula="of:=STDEV([.H56:.H65])" office:value-type="float" office:value="3.6487819155789" calcext:value-type="float">
            <text:p>3.6487819155789</text:p>
          </table:table-cell>
          <table:table-cell table:formula="of:=STDEV([.I56:.I65])" office:value-type="float" office:value="4.81409829628682" calcext:value-type="float">
            <text:p>4.81409829628682</text:p>
          </table:table-cell>
          <table:table-cell table:formula="of:=STDEV([.J56:.J65])" office:value-type="float" office:value="5.19191198238887" calcext:value-type="float">
            <text:p>5.19191198238887</text:p>
          </table:table-cell>
          <table:table-cell table:formula="of:=STDEV([.K56:.K65])" office:value-type="float" office:value="6.06777413651242" calcext:value-type="float">
            <text:p>6.06777413651242</text:p>
          </table:table-cell>
          <table:table-cell table:formula="of:=STDEV([.L56:.L65])" office:value-type="float" office:value="6.02700475566316" calcext:value-type="float">
            <text:p>6.02700475566316</text:p>
          </table:table-cell>
          <table:table-cell table:formula="of:=STDEV([.M56:.M65])" office:value-type="float" office:value="8.39719122759632" calcext:value-type="float">
            <text:p>8.39719122759632</text:p>
          </table:table-cell>
          <table:table-cell table:formula="of:=STDEV([.N56:.N65])" office:value-type="float" office:value="8.15892439830632" calcext:value-type="float">
            <text:p>8.15892439830632</text:p>
          </table:table-cell>
          <table:table-cell table:formula="of:=STDEV([.O56:.O65])" office:value-type="float" office:value="4.8650425541052" calcext:value-type="float">
            <text:p>4.8650425541052</text:p>
          </table:table-cell>
          <table:table-cell table:formula="of:=STDEV([.P56:.P65])" office:value-type="float" office:value="5.49938733064801" calcext:value-type="float">
            <text:p>5.49938733064801</text:p>
          </table:table-cell>
          <table:table-cell table:formula="of:=STDEV([.Q56:.Q65])" office:value-type="float" office:value="5.86109202598075" calcext:value-type="float">
            <text:p>5.86109202598075</text:p>
          </table:table-cell>
          <table:table-cell table:formula="of:=STDEV([.R56:.R65])" office:value-type="float" office:value="5.14420580711253" calcext:value-type="float">
            <text:p>5.14420580711253</text:p>
          </table:table-cell>
          <table:table-cell table:formula="of:=STDEV([.S56:.S65])" office:value-type="float" office:value="6.13512108410533" calcext:value-type="float">
            <text:p>6.13512108410533</text:p>
          </table:table-cell>
          <table:table-cell table:formula="of:=STDEV([.T56:.T65])" office:value-type="float" office:value="5.86109202598075" calcext:value-type="float">
            <text:p>5.86109202598075</text:p>
          </table:table-cell>
          <table:table-cell table:formula="of:=STDEV([.U56:.U65])" office:value-type="float" office:value="7.06874294978985" calcext:value-type="float">
            <text:p>7.06874294978985</text:p>
          </table:table-cell>
          <table:table-cell table:formula="of:=STDEV([.V56:.V65])" office:value-type="float" office:value="7.06874294978986" calcext:value-type="float">
            <text:p>7.06874294978986</text:p>
          </table:table-cell>
          <table:table-cell table:formula="of:=STDEV([.W56:.W65])" office:value-type="float" office:value="8.34811312620498" calcext:value-type="float">
            <text:p>8.34811312620498</text:p>
          </table:table-cell>
          <table:table-cell table:formula="of:=STDEV([.X56:.X65])" office:value-type="float" office:value="7.03377780735652" calcext:value-type="float">
            <text:p>7.03377780735652</text:p>
          </table:table-cell>
          <table:table-cell table:formula="of:=STDEV([.Y56:.Y65])" office:value-type="float" office:value="8.06776037053963" calcext:value-type="float">
            <text:p>8.06776037053963</text:p>
          </table:table-cell>
          <table:table-cell table:formula="of:=STDEV([.Z56:.Z65])" office:value-type="float" office:value="6.5997629108891" calcext:value-type="float">
            <text:p>6.5997629108891</text:p>
          </table:table-cell>
          <table:table-cell table:formula="of:=STDEV([.AA56:.AA65])" office:value-type="float" office:value="5.45437112466222" calcext:value-type="float">
            <text:p>5.45437112466222</text:p>
          </table:table-cell>
          <table:table-cell table:formula="of:=STDEV([.AB56:.AB65])" office:value-type="float" office:value="4.79699664971019" calcext:value-type="float">
            <text:p>4.79699664971019</text:p>
          </table:table-cell>
          <table:table-cell table:formula="of:=STDEV([.AC56:.AC65])" office:value-type="float" office:value="3.2433617027368" calcext:value-type="float">
            <text:p>3.2433617027368</text:p>
          </table:table-cell>
          <table:table-cell table:formula="of:=STDEV([.AD56:.AD65])" office:value-type="float" office:value="4.51456842606642" calcext:value-type="float">
            <text:p>4.51456842606642</text:p>
          </table:table-cell>
          <table:table-cell table:formula="of:=STDEV([.AE56:.AE65])" office:value-type="float" office:value="4.8650425541052" calcext:value-type="float">
            <text:p>4.8650425541052</text:p>
          </table:table-cell>
          <table:table-cell table:formula="of:=STDEV([.AF56:.AF65])" office:value-type="float" office:value="5.14420580711253" calcext:value-type="float">
            <text:p>5.14420580711253</text:p>
          </table:table-cell>
          <table:table-cell table:formula="of:=STDEV([.AG56:.AG65])" office:value-type="float" office:value="5.2077169260487" calcext:value-type="float">
            <text:p>5.2077169260487</text:p>
          </table:table-cell>
          <table:table-cell table:formula="of:=STDEV([.AH56:.AH65])" office:value-type="float" office:value="4.4596223412631" calcext:value-type="float">
            <text:p>4.4596223412631</text:p>
          </table:table-cell>
          <table:table-cell table:formula="of:=STDEV([.AI56:.AI65])" office:value-type="float" office:value="4.72797151656046" calcext:value-type="float">
            <text:p>4.72797151656046</text:p>
          </table:table-cell>
          <table:table-cell table:formula="of:=STDEV([.AJ56:.AJ65])" office:value-type="float" office:value="6.13512108410534" calcext:value-type="float">
            <text:p>6.13512108410534</text:p>
          </table:table-cell>
          <table:table-cell table:formula="of:=STDEV([.AK56:.AK65])" office:value-type="float" office:value="5.43928293220421" calcext:value-type="float">
            <text:p>5.43928293220421</text:p>
          </table:table-cell>
          <table:table-cell table:formula="of:=STDEV([.AL56:.AL65])" office:value-type="float" office:value="4.94878437579969" calcext:value-type="float">
            <text:p>4.94878437579969</text:p>
          </table:table-cell>
          <table:table-cell table:formula="of:=STDEV([.AM56:.AM65])" office:value-type="float" office:value="4.44115591684328" calcext:value-type="float">
            <text:p>4.44115591684328</text:p>
          </table:table-cell>
          <table:table-cell table:formula="of:=STDEV([.AN56:.AN65])" office:value-type="float" office:value="3.82472663850675" calcext:value-type="float">
            <text:p>3.82472663850675</text:p>
          </table:table-cell>
          <table:table-cell table:formula="of:=STDEV([.AO56:.AO65])" office:value-type="float" office:value="3.03388706825622" calcext:value-type="float">
            <text:p>3.03388706825622</text:p>
          </table:table-cell>
          <table:table-cell table:formula="of:=STDEV([.AP56:.AP65])" office:value-type="float" office:value="3.03388706825622" calcext:value-type="float">
            <text:p>3.03388706825622</text:p>
          </table:table-cell>
          <table:table-cell table:formula="of:=STDEV([.AQ56:.AQ65])" office:value-type="float" office:value="3.03388706825622" calcext:value-type="float">
            <text:p>3.03388706825622</text:p>
          </table:table-cell>
          <table:table-cell table:formula="of:=STDEV([.AR56:.AR65])" office:value-type="float" office:value="2.59595599119444" calcext:value-type="float">
            <text:p>2.59595599119444</text:p>
          </table:table-cell>
          <table:table-cell table:formula="of:=STDEV([.AS56:.AS65])" office:value-type="float" office:value="2.59595599119444" calcext:value-type="float">
            <text:p>2.59595599119444</text:p>
          </table:table-cell>
          <table:table-cell table:formula="of:=STDEV([.AT56:.AT65])" office:value-type="float" office:value="2.59595599119444" calcext:value-type="float">
            <text:p>2.59595599119444</text:p>
          </table:table-cell>
          <table:table-cell table:formula="of:=STDEV([.AU56:.AU65])" office:value-type="float" office:value="2.59595599119444" calcext:value-type="float">
            <text:p>2.59595599119444</text:p>
          </table:table-cell>
          <table:table-cell table:formula="of:=STDEV([.AV56:.AV65])" office:value-type="float" office:value="2.59595599119444" calcext:value-type="float">
            <text:p>2.59595599119444</text:p>
          </table:table-cell>
          <table:table-cell table:formula="of:=STDEV([.AW56:.AW65])" office:value-type="float" office:value="2.59595599119444" calcext:value-type="float">
            <text:p>2.59595599119444</text:p>
          </table:table-cell>
          <table:table-cell table:formula="of:=STDEV([.AX56:.AX65])" office:value-type="float" office:value="2.59595599119444" calcext:value-type="float">
            <text:p>2.59595599119444</text:p>
          </table:table-cell>
          <table:table-cell table:formula="of:=STDEV([.AY56:.AY65])" office:value-type="float" office:value="2.59595599119444" calcext:value-type="float">
            <text:p>2.59595599119444</text:p>
          </table:table-cell>
          <table:table-cell table:formula="of:=STDEV([.AZ56:.AZ65])" office:value-type="float" office:value="2.59595599119444" calcext:value-type="float">
            <text:p>2.59595599119444</text:p>
          </table:table-cell>
          <table:table-cell table:formula="of:=STDEV([.BA56:.BA65])" office:value-type="float" office:value="3.26860225230307" calcext:value-type="float">
            <text:p>3.26860225230307</text:p>
          </table:table-cell>
          <table:table-cell table:formula="of:=STDEV([.BB56:.BB65])" office:value-type="float" office:value="3.26860225230307" calcext:value-type="float">
            <text:p>3.26860225230307</text:p>
          </table:table-cell>
          <table:table-cell table:formula="of:=STDEV([.BC56:.BC65])" office:value-type="float" office:value="3.26860225230307" calcext:value-type="float">
            <text:p>3.26860225230307</text:p>
          </table:table-cell>
          <table:table-cell table:formula="of:=STDEV([.BD56:.BD65])" office:value-type="float" office:value="3.26860225230307" calcext:value-type="float">
            <text:p>3.26860225230307</text:p>
          </table:table-cell>
          <table:table-cell table:formula="of:=STDEV([.BE56:.BE65])" office:value-type="float" office:value="3.26860225230307" calcext:value-type="float">
            <text:p>3.26860225230307</text:p>
          </table:table-cell>
          <table:table-cell table:formula="of:=STDEV([.BF56:.BF65])" office:value-type="float" office:value="3.26860225230307" calcext:value-type="float">
            <text:p>3.26860225230307</text:p>
          </table:table-cell>
          <table:table-cell table:formula="of:=STDEV([.BG56:.BG65])" office:value-type="float" office:value="3.26860225230307" calcext:value-type="float">
            <text:p>3.26860225230307</text:p>
          </table:table-cell>
          <table:table-cell table:formula="of:=STDEV([.BH56:.BH65])" office:value-type="float" office:value="2.68925345684654" calcext:value-type="float">
            <text:p>2.68925345684654</text:p>
          </table:table-cell>
          <table:table-cell table:formula="of:=STDEV([.BI56:.BI65])" office:value-type="float" office:value="2.59595599119444" calcext:value-type="float">
            <text:p>2.59595599119444</text:p>
          </table:table-cell>
          <table:table-cell table:formula="of:=STDEV([.BJ56:.BJ65])" office:value-type="float" office:value="2.59595599119444" calcext:value-type="float">
            <text:p>2.59595599119444</text:p>
          </table:table-cell>
          <table:table-cell table:formula="of:=STDEV([.BK56:.BK65])" office:value-type="float" office:value="2.59595599119444" calcext:value-type="float">
            <text:p>2.59595599119444</text:p>
          </table:table-cell>
          <table:table-cell table:formula="of:=STDEV([.BL56:.BL65])" office:value-type="float" office:value="2.59595599119444" calcext:value-type="float">
            <text:p>2.59595599119444</text:p>
          </table:table-cell>
          <table:table-cell table:formula="of:=STDEV([.BM56:.BM65])" office:value-type="float" office:value="2.59595599119444" calcext:value-type="float">
            <text:p>2.59595599119444</text:p>
          </table:table-cell>
          <table:table-cell table:formula="of:=STDEV([.BN56:.BN65])" office:value-type="float" office:value="1.9861453057474" calcext:value-type="float">
            <text:p>1.9861453057474</text:p>
          </table:table-cell>
          <table:table-cell table:formula="of:=STDEV([.BO56:.BO65])" office:value-type="float" office:value="2.0271010642105" calcext:value-type="float">
            <text:p>2.0271010642105</text:p>
          </table:table-cell>
          <table:table-cell table:formula="of:=STDEV([.BP56:.BP65])" office:value-type="float" office:value="2.0271010642105" calcext:value-type="float">
            <text:p>2.0271010642105</text:p>
          </table:table-cell>
          <table:table-cell table:formula="of:=STDEV([.BQ56:.BQ65])" office:value-type="float" office:value="2.0271010642105" calcext:value-type="float">
            <text:p>2.0271010642105</text:p>
          </table:table-cell>
          <table:table-cell table:formula="of:=STDEV([.BR56:.BR65])" office:value-type="float" office:value="2.0271010642105" calcext:value-type="float">
            <text:p>2.0271010642105</text:p>
          </table:table-cell>
          <table:table-cell table:formula="of:=STDEV([.BS56:.BS65])" office:value-type="float" office:value="1.9861453057474" calcext:value-type="float">
            <text:p>1.9861453057474</text:p>
          </table:table-cell>
          <table:table-cell table:formula="of:=STDEV([.BT56:.BT65])" office:value-type="float" office:value="1.9861453057474" calcext:value-type="float">
            <text:p>1.9861453057474</text:p>
          </table:table-cell>
          <table:table-cell table:formula="of:=STDEV([.BU56:.BU65])" office:value-type="float" office:value="1.9861453057474" calcext:value-type="float">
            <text:p>1.9861453057474</text:p>
          </table:table-cell>
          <table:table-cell table:formula="of:=STDEV([.BV56:.BV65])" office:value-type="float" office:value="2.59595599119444" calcext:value-type="float">
            <text:p>2.59595599119444</text:p>
          </table:table-cell>
          <table:table-cell table:formula="of:=STDEV([.BW56:.BW65])" office:value-type="float" office:value="2.59595599119444" calcext:value-type="float">
            <text:p>2.59595599119444</text:p>
          </table:table-cell>
          <table:table-cell table:formula="of:=STDEV([.BX56:.BX65])" office:value-type="float" office:value="3.03388706825621" calcext:value-type="float">
            <text:p>3.03388706825621</text:p>
          </table:table-cell>
          <table:table-cell table:formula="of:=STDEV([.BY56:.BY65])" office:value-type="float" office:value="3.36767321450351" calcext:value-type="float">
            <text:p>3.36767321450351</text:p>
          </table:table-cell>
          <table:table-cell table:formula="of:=STDEV([.BZ56:.BZ65])" office:value-type="float" office:value="3.36767321450351" calcext:value-type="float">
            <text:p>3.36767321450351</text:p>
          </table:table-cell>
          <table:table-cell table:formula="of:=STDEV([.CA56:.CA65])" office:value-type="float" office:value="3.36767321450351" calcext:value-type="float">
            <text:p>3.36767321450351</text:p>
          </table:table-cell>
          <table:table-cell table:formula="of:=STDEV([.CB56:.CB65])" office:value-type="float" office:value="3.36767321450351" calcext:value-type="float">
            <text:p>3.36767321450351</text:p>
          </table:table-cell>
          <table:table-cell table:formula="of:=STDEV([.CC56:.CC65])" office:value-type="float" office:value="3.36767321450351" calcext:value-type="float">
            <text:p>3.36767321450351</text:p>
          </table:table-cell>
          <table:table-cell table:formula="of:=STDEV([.CD56:.CD65])" office:value-type="float" office:value="3.36767321450351" calcext:value-type="float">
            <text:p>3.36767321450351</text:p>
          </table:table-cell>
          <table:table-cell table:formula="of:=STDEV([.CE56:.CE65])" office:value-type="float" office:value="3.14037146510664" calcext:value-type="float">
            <text:p>3.14037146510664</text:p>
          </table:table-cell>
          <table:table-cell table:formula="of:=STDEV([.CF56:.CF65])" office:value-type="float" office:value="3.14037146510664" calcext:value-type="float">
            <text:p>3.14037146510664</text:p>
          </table:table-cell>
          <table:table-cell table:formula="of:=STDEV([.CG56:.CG65])" office:value-type="float" office:value="3.14037146510664" calcext:value-type="float">
            <text:p>3.14037146510664</text:p>
          </table:table-cell>
          <table:table-cell table:formula="of:=STDEV([.CH56:.CH65])" office:value-type="float" office:value="2.8379414898947" calcext:value-type="float">
            <text:p>2.8379414898947</text:p>
          </table:table-cell>
          <table:table-cell table:formula="of:=STDEV([.CI56:.CI65])" office:value-type="float" office:value="2.8379414898947" calcext:value-type="float">
            <text:p>2.8379414898947</text:p>
          </table:table-cell>
          <table:table-cell table:formula="of:=STDEV([.CJ56:.CJ65])" office:value-type="float" office:value="2.8379414898947" calcext:value-type="float">
            <text:p>2.8379414898947</text:p>
          </table:table-cell>
          <table:table-cell table:formula="of:=STDEV([.CK56:.CK65])" office:value-type="float" office:value="3.03388706825621" calcext:value-type="float">
            <text:p>3.03388706825621</text:p>
          </table:table-cell>
          <table:table-cell table:formula="of:=STDEV([.CL56:.CL65])" office:value-type="float" office:value="3.03388706825621" calcext:value-type="float">
            <text:p>3.03388706825621</text:p>
          </table:table-cell>
          <table:table-cell table:formula="of:=STDEV([.CM56:.CM65])" office:value-type="float" office:value="3.16643308595602" calcext:value-type="float">
            <text:p>3.16643308595602</text:p>
          </table:table-cell>
          <table:table-cell table:formula="of:=STDEV([.CN56:.CN65])" office:value-type="float" office:value="3.16643308595602" calcext:value-type="float">
            <text:p>3.16643308595602</text:p>
          </table:table-cell>
          <table:table-cell table:formula="of:=STDEV([.CO56:.CO65])" office:value-type="float" office:value="3.16643308595602" calcext:value-type="float">
            <text:p>3.16643308595602</text:p>
          </table:table-cell>
          <table:table-cell table:formula="of:=STDEV([.CP56:.CP65])" office:value-type="float" office:value="2.68925345684654" calcext:value-type="float">
            <text:p>2.68925345684654</text:p>
          </table:table-cell>
          <table:table-cell table:formula="of:=STDEV([.CQ56:.CQ65])" office:value-type="float" office:value="2.68925345684654" calcext:value-type="float">
            <text:p>2.68925345684654</text:p>
          </table:table-cell>
          <table:table-cell table:formula="of:=STDEV([.CR56:.CR65])" office:value-type="float" office:value="2.68925345684654" calcext:value-type="float">
            <text:p>2.68925345684654</text:p>
          </table:table-cell>
          <table:table-cell table:formula="of:=STDEV([.CS56:.CS65])" office:value-type="float" office:value="2.68925345684654" calcext:value-type="float">
            <text:p>2.68925345684654</text:p>
          </table:table-cell>
          <table:table-cell table:formula="of:=STDEV([.CT56:.CT65])" office:value-type="float" office:value="2.7196414661021" calcext:value-type="float">
            <text:p>2.7196414661021</text:p>
          </table:table-cell>
          <table:table-cell table:formula="of:=STDEV([.CU56:.CU65])" office:value-type="float" office:value="2.7196414661021" calcext:value-type="float">
            <text:p>2.7196414661021</text:p>
          </table:table-cell>
          <table:table-cell table:formula="of:=STDEV([.CV56:.CV65])" office:value-type="float" office:value="2.68925345684654" calcext:value-type="float">
            <text:p>2.68925345684654</text:p>
          </table:table-cell>
          <table:table-cell table:formula="of:=STDEV([.CW56:.CW65])" office:value-type="float" office:value="2.68925345684654" calcext:value-type="float">
            <text:p>2.68925345684654</text:p>
          </table:table-cell>
          <table:table-cell table:formula="of:=STDEV([.CX56:.CX65])" office:value-type="float" office:value="2.68925345684654" calcext:value-type="float">
            <text:p>2.68925345684654</text:p>
          </table:table-cell>
          <table:table-cell table:formula="of:=STDEV([.CY56:.CY65])" office:value-type="float" office:value="2.68925345684654" calcext:value-type="float">
            <text:p>2.68925345684654</text:p>
          </table:table-cell>
          <table:table-cell table:formula="of:=STDEV([.CZ56:.CZ65])" office:value-type="float" office:value="2.68925345684654" calcext:value-type="float">
            <text:p>2.68925345684654</text:p>
          </table:table-cell>
          <table:table-cell table:formula="of:=STDEV([.DA56:.DA65])" office:value-type="float" office:value="2.59595599119443" calcext:value-type="float">
            <text:p>2.59595599119443</text:p>
          </table:table-cell>
          <table:table-cell table:formula="of:=STDEV([.DB56:.DB65])" office:value-type="float" office:value="2.59595599119443" calcext:value-type="float">
            <text:p>2.59595599119443</text:p>
          </table:table-cell>
          <table:table-cell table:formula="of:=STDEV([.DC56:.DC65])" office:value-type="float" office:value="2.59595599119443" calcext:value-type="float">
            <text:p>2.59595599119443</text:p>
          </table:table-cell>
          <table:table-cell table:formula="of:=STDEV([.DD56:.DD65])" office:value-type="float" office:value="2.59595599119443" calcext:value-type="float">
            <text:p>2.59595599119443</text:p>
          </table:table-cell>
          <table:table-cell table:formula="of:=STDEV([.DE56:.DE65])" office:value-type="float" office:value="1.6216808513684" calcext:value-type="float">
            <text:p>1.6216808513684</text:p>
          </table:table-cell>
          <table:table-cell table:formula="of:=STDEV([.DF56:.DF65])" office:value-type="float" office:value="1.6216808513684" calcext:value-type="float">
            <text:p>1.6216808513684</text:p>
          </table:table-cell>
          <table:table-cell table:formula="of:=STDEV([.DG56:.DG65])" office:value-type="float" office:value="1.6216808513684" calcext:value-type="float">
            <text:p>1.6216808513684</text:p>
          </table:table-cell>
          <table:table-cell table:formula="of:=STDEV([.DH56:.DH65])" office:value-type="float" office:value="1.6216808513684" calcext:value-type="float">
            <text:p>1.6216808513684</text:p>
          </table:table-cell>
          <table:table-cell table:formula="of:=STDEV([.DI56:.DI65])" office:value-type="float" office:value="1.6216808513684" calcext:value-type="float">
            <text:p>1.6216808513684</text:p>
          </table:table-cell>
          <table:table-cell table:formula="of:=STDEV([.DJ56:.DJ65])" office:value-type="float" office:value="1.6216808513684" calcext:value-type="float">
            <text:p>1.6216808513684</text:p>
          </table:table-cell>
          <table:table-cell table:formula="of:=STDEV([.DK56:.DK65])" office:value-type="float" office:value="1.6216808513684" calcext:value-type="float">
            <text:p>1.6216808513684</text:p>
          </table:table-cell>
          <table:table-cell table:formula="of:=STDEV([.DL56:.DL65])" office:value-type="float" office:value="1.6216808513684" calcext:value-type="float">
            <text:p>1.6216808513684</text:p>
          </table:table-cell>
          <table:table-cell table:formula="of:=STDEV([.DM56:.DM65])" office:value-type="float" office:value="1.6216808513684" calcext:value-type="float">
            <text:p>1.6216808513684</text:p>
          </table:table-cell>
          <table:table-cell table:formula="of:=STDEV([.DN56:.DN65])" office:value-type="float" office:value="1.6216808513684" calcext:value-type="float">
            <text:p>1.6216808513684</text:p>
          </table:table-cell>
          <table:table-cell table:formula="of:=STDEV([.DO56:.DO65])" office:value-type="float" office:value="1.6216808513684" calcext:value-type="float">
            <text:p>1.6216808513684</text:p>
          </table:table-cell>
          <table:table-cell table:formula="of:=STDEV([.DP56:.DP65])" office:value-type="float" office:value="1.6216808513684" calcext:value-type="float">
            <text:p>1.6216808513684</text:p>
          </table:table-cell>
          <table:table-cell table:formula="of:=STDEV([.DQ56:.DQ65])" office:value-type="float" office:value="1.6216808513684" calcext:value-type="float">
            <text:p>1.6216808513684</text:p>
          </table:table-cell>
          <table:table-cell table:formula="of:=STDEV([.DR56:.DR65])" office:value-type="float" office:value="1.2162606385263" calcext:value-type="float">
            <text:p>1.2162606385263</text:p>
          </table:table-cell>
          <table:table-cell table:formula="of:=STDEV([.DS56:.DS65])" office:value-type="float" office:value="1.2162606385263" calcext:value-type="float">
            <text:p>1.2162606385263</text:p>
          </table:table-cell>
          <table:table-cell table:formula="of:=STDEV([.DT56:.DT65])" office:value-type="float" office:value="1.2162606385263" calcext:value-type="float">
            <text:p>1.2162606385263</text:p>
          </table:table-cell>
          <table:table-cell table:formula="of:=STDEV([.DU56:.DU65])" office:value-type="float" office:value="1.2162606385263" calcext:value-type="float">
            <text:p>1.2162606385263</text:p>
          </table:table-cell>
          <table:table-cell table:formula="of:=STDEV([.DV56:.DV65])" office:value-type="float" office:value="1.2162606385263" calcext:value-type="float">
            <text:p>1.2162606385263</text:p>
          </table:table-cell>
          <table:table-cell table:formula="of:=STDEV([.DW56:.DW65])" office:value-type="float" office:value="1.2162606385263" calcext:value-type="float">
            <text:p>1.2162606385263</text:p>
          </table:table-cell>
          <table:table-cell table:formula="of:=STDEV([.DX56:.DX65])" office:value-type="float" office:value="1.2162606385263" calcext:value-type="float">
            <text:p>1.2162606385263</text:p>
          </table:table-cell>
          <table:table-cell table:formula="of:=STDEV([.DY56:.DY65])" office:value-type="float" office:value="1.2162606385263" calcext:value-type="float">
            <text:p>1.2162606385263</text:p>
          </table:table-cell>
          <table:table-cell table:formula="of:=STDEV([.DZ56:.DZ65])" office:value-type="float" office:value="1.2162606385263" calcext:value-type="float">
            <text:p>1.2162606385263</text:p>
          </table:table-cell>
          <table:table-cell table:formula="of:=STDEV([.EA56:.EA65])" office:value-type="float" office:value="1.2162606385263" calcext:value-type="float">
            <text:p>1.2162606385263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41.9354838709677" calcext:value-type="float">
            <text:p>41.9354838709677</text:p>
          </table:table-cell>
          <table:table-cell table:number-columns-repeated="2" office:value-type="float" office:value="45.1612903225806" calcext:value-type="float">
            <text:p>45.1612903225806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64.5161290322581" calcext:value-type="float">
            <text:p>64.5161290322581</text:p>
          </table:table-cell>
          <table:table-cell table:number-columns-repeated="2" office:value-type="float" office:value="67.741935483871" calcext:value-type="float">
            <text:p>67.741935483871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12" office:value-type="float" office:value="70.9677419354839" calcext:value-type="float">
            <text:p>70.9677419354839</text:p>
          </table:table-cell>
          <table:table-cell table:number-columns-repeated="3" office:value-type="float" office:value="77.4193548387097" calcext:value-type="float">
            <text:p>77.4193548387097</text:p>
          </table:table-cell>
          <table:table-cell table:number-columns-repeated="4" office:value-type="float" office:value="83.8709677419355" calcext:value-type="float">
            <text:p>83.8709677419355</text:p>
          </table:table-cell>
          <table:table-cell office:value-type="float" office:value="87.0967741935484" calcext:value-type="float">
            <text:p>87.0967741935484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96.7741935483871" calcext:value-type="float">
            <text:p>96.7741935483871</text:p>
          </table:table-cell>
          <table:table-cell table:number-columns-repeated="9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9.0322580645161" calcext:value-type="float">
            <text:p>29.0322580645161</text:p>
          </table:table-cell>
          <table:table-cell table:number-columns-repeated="2" office:value-type="float" office:value="35.4838709677419" calcext:value-type="float">
            <text:p>35.4838709677419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64.5161290322581" calcext:value-type="float">
            <text:p>64.5161290322581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3" office:value-type="float" office:value="80.6451612903226" calcext:value-type="float">
            <text:p>80.6451612903226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2" office:value-type="float" office:value="74.1935483870968" calcext:value-type="float">
            <text:p>74.1935483870968</text:p>
          </table:table-cell>
          <table:table-cell table:number-columns-repeated="3" office:value-type="float" office:value="77.4193548387097" calcext:value-type="float">
            <text:p>77.4193548387097</text:p>
          </table:table-cell>
          <table:table-cell table:number-columns-repeated="4" office:value-type="float" office:value="74.1935483870968" calcext:value-type="float">
            <text:p>74.1935483870968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80.6451612903226" calcext:value-type="float">
            <text:p>80.6451612903226</text:p>
          </table:table-cell>
          <table:table-cell table:number-columns-repeated="3" office:value-type="float" office:value="87.0967741935484" calcext:value-type="float">
            <text:p>87.0967741935484</text:p>
          </table:table-cell>
          <table:table-cell table:number-columns-repeated="3" office:value-type="float" office:value="90.3225806451613" calcext:value-type="float">
            <text:p>90.3225806451613</text:p>
          </table:table-cell>
          <table:table-cell table:number-columns-repeated="4" office:value-type="float" office:value="93.5483870967742" calcext:value-type="float">
            <text:p>93.5483870967742</text:p>
          </table:table-cell>
          <table:table-cell table:number-columns-repeated="8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5.4838709677419" calcext:value-type="float">
            <text:p>35.4838709677419</text:p>
          </table:table-cell>
          <table:table-cell table:number-columns-repeated="3" office:value-type="float" office:value="41.9354838709677" calcext:value-type="float">
            <text:p>41.9354838709677</text:p>
          </table:table-cell>
          <table:table-cell table:number-columns-repeated="2" office:value-type="float" office:value="48.3870967741936" calcext:value-type="float">
            <text:p>48.3870967741936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4" office:value-type="float" office:value="67.741935483871" calcext:value-type="float">
            <text:p>67.741935483871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office:value-type="float" office:value="67.741935483871" calcext:value-type="float">
            <text:p>67.741935483871</text:p>
          </table:table-cell>
          <table:table-cell table:number-columns-repeated="4" office:value-type="float" office:value="70.9677419354839" calcext:value-type="float">
            <text:p>70.9677419354839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3" office:value-type="float" office:value="77.4193548387097" calcext:value-type="float">
            <text:p>77.4193548387097</text:p>
          </table:table-cell>
          <table:table-cell table:number-columns-repeated="2" office:value-type="float" office:value="80.6451612903226" calcext:value-type="float">
            <text:p>80.6451612903226</text:p>
          </table:table-cell>
          <table:table-cell table:number-columns-repeated="2" office:value-type="float" office:value="83.8709677419355" calcext:value-type="float">
            <text:p>83.8709677419355</text:p>
          </table:table-cell>
          <table:table-cell table:number-columns-repeated="5" office:value-type="float" office:value="87.0967741935484" calcext:value-type="float">
            <text:p>87.0967741935484</text:p>
          </table:table-cell>
          <table:table-cell table:number-columns-repeated="2" office:value-type="float" office:value="90.3225806451613" calcext:value-type="float">
            <text:p>90.3225806451613</text:p>
          </table:table-cell>
          <table:table-cell office:value-type="float" office:value="87.0967741935484" calcext:value-type="float">
            <text:p>87.0967741935484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96.7741935483871" calcext:value-type="float">
            <text:p>96.7741935483871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12" office:value-type="float" office:value="96.7741935483871" calcext:value-type="float">
            <text:p>96.7741935483871</text:p>
          </table:table-cell>
          <table:table-cell table:number-columns-repeated="68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35.4838709677419" calcext:value-type="float">
            <text:p>35.4838709677419</text:p>
          </table:table-cell>
          <table:table-cell table:number-columns-repeated="2" office:value-type="float" office:value="41.9354838709677" calcext:value-type="float">
            <text:p>41.9354838709677</text:p>
          </table:table-cell>
          <table:table-cell office:value-type="float" office:value="48.3870967741936" calcext:value-type="float">
            <text:p>48.3870967741936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2" office:value-type="float" office:value="58.0645161290323" calcext:value-type="float">
            <text:p>58.0645161290323</text:p>
          </table:table-cell>
          <table:table-cell table:number-columns-repeated="7" office:value-type="float" office:value="64.5161290322581" calcext:value-type="float">
            <text:p>64.5161290322581</text:p>
          </table:table-cell>
          <table:table-cell table:number-columns-repeated="8" office:value-type="float" office:value="67.741935483871" calcext:value-type="float">
            <text:p>67.741935483871</text:p>
          </table:table-cell>
          <table:table-cell office:value-type="float" office:value="70.9677419354839" calcext:value-type="float">
            <text:p>70.9677419354839</text:p>
          </table:table-cell>
          <table:table-cell table:number-columns-repeated="4" office:value-type="float" office:value="77.4193548387097" calcext:value-type="float">
            <text:p>77.4193548387097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2" office:value-type="float" office:value="80.6451612903226" calcext:value-type="float">
            <text:p>80.6451612903226</text:p>
          </table:table-cell>
          <table:table-cell table:number-columns-repeated="2" office:value-type="float" office:value="83.8709677419355" calcext:value-type="float">
            <text:p>83.8709677419355</text:p>
          </table:table-cell>
          <table:table-cell table:number-columns-repeated="3" office:value-type="float" office:value="87.0967741935484" calcext:value-type="float">
            <text:p>87.0967741935484</text:p>
          </table:table-cell>
          <table:table-cell office:value-type="float" office:value="90.3225806451613" calcext:value-type="float">
            <text:p>90.3225806451613</text:p>
          </table:table-cell>
          <table:table-cell table:number-columns-repeated="6" office:value-type="float" office:value="93.5483870967742" calcext:value-type="float">
            <text:p>93.5483870967742</text:p>
          </table:table-cell>
          <table:table-cell table:number-columns-repeated="3" office:value-type="float" office:value="96.7741935483871" calcext:value-type="float">
            <text:p>96.7741935483871</text:p>
          </table:table-cell>
          <table:table-cell table:number-columns-repeated="79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12.9032258064516" calcext:value-type="float">
            <text:p>12.9032258064516</text:p>
          </table:table-cell>
          <table:table-cell table:number-columns-repeated="2" office:value-type="float" office:value="22.5806451612903" calcext:value-type="float">
            <text:p>22.5806451612903</text:p>
          </table:table-cell>
          <table:table-cell table:number-columns-repeated="2" office:value-type="float" office:value="35.4838709677419" calcext:value-type="float">
            <text:p>35.4838709677419</text:p>
          </table:table-cell>
          <table:table-cell table:number-columns-repeated="2" office:value-type="float" office:value="38.7096774193548" calcext:value-type="float">
            <text:p>38.7096774193548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2" office:value-type="float" office:value="61.2903225806452" calcext:value-type="float">
            <text:p>61.2903225806452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67.741935483871" calcext:value-type="float">
            <text:p>67.741935483871</text:p>
          </table:table-cell>
          <table:table-cell table:number-columns-repeated="3" office:value-type="float" office:value="70.9677419354839" calcext:value-type="float">
            <text:p>70.9677419354839</text:p>
          </table:table-cell>
          <table:table-cell table:number-columns-repeated="7" office:value-type="float" office:value="74.1935483870968" calcext:value-type="float">
            <text:p>74.1935483870968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83.8709677419355" calcext:value-type="float">
            <text:p>83.8709677419355</text:p>
          </table:table-cell>
          <table:table-cell table:number-columns-repeated="3" office:value-type="float" office:value="87.0967741935484" calcext:value-type="float">
            <text:p>87.0967741935484</text:p>
          </table:table-cell>
          <table:table-cell office:value-type="float" office:value="93.5483870967742" calcext:value-type="float">
            <text:p>93.5483870967742</text:p>
          </table:table-cell>
          <table:table-cell table:number-columns-repeated="9" office:value-type="float" office:value="96.7741935483871" calcext:value-type="float">
            <text:p>96.7741935483871</text:p>
          </table:table-cell>
          <table:table-cell table:number-columns-repeated="89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2.258064516129" calcext:value-type="float">
            <text:p>32.258064516129</text:p>
          </table:table-cell>
          <table:table-cell table:number-columns-repeated="2" office:value-type="float" office:value="41.9354838709677" calcext:value-type="float">
            <text:p>41.9354838709677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64.5161290322581" calcext:value-type="float">
            <text:p>64.5161290322581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3" office:value-type="float" office:value="70.9677419354839" calcext:value-type="float">
            <text:p>70.9677419354839</text:p>
          </table:table-cell>
          <table:table-cell office:value-type="float" office:value="67.741935483871" calcext:value-type="float">
            <text:p>67.741935483871</text:p>
          </table:table-cell>
          <table:table-cell table:number-columns-repeated="5" office:value-type="float" office:value="70.9677419354839" calcext:value-type="float">
            <text:p>70.9677419354839</text:p>
          </table:table-cell>
          <table:table-cell table:number-columns-repeated="3" office:value-type="float" office:value="67.741935483871" calcext:value-type="float">
            <text:p>67.741935483871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table:number-columns-repeated="2" office:value-type="float" office:value="74.1935483870968" calcext:value-type="float">
            <text:p>74.1935483870968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9" office:value-type="float" office:value="80.6451612903226" calcext:value-type="float">
            <text:p>80.6451612903226</text:p>
          </table:table-cell>
          <table:table-cell table:number-columns-repeated="2" office:value-type="float" office:value="87.0967741935484" calcext:value-type="float">
            <text:p>87.0967741935484</text:p>
          </table:table-cell>
          <table:table-cell table:number-columns-repeated="3" office:value-type="float" office:value="90.3225806451613" calcext:value-type="float">
            <text:p>90.3225806451613</text:p>
          </table:table-cell>
          <table:table-cell table:number-columns-repeated="9" office:value-type="float" office:value="93.5483870967742" calcext:value-type="float">
            <text:p>93.5483870967742</text:p>
          </table:table-cell>
          <table:table-cell table:number-columns-repeated="7" office:value-type="float" office:value="96.7741935483871" calcext:value-type="float">
            <text:p>96.7741935483871</text:p>
          </table:table-cell>
          <table:table-cell table:number-columns-repeated="65" office:value-type="float" office:value="100" calcext:value-type="float">
            <text:p>100</text:p>
          </table:table-cell>
          <table:table-cell office:value-type="float" office:value="96.7741935483871" calcext:value-type="float">
            <text:p>96.7741935483871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5.1612903225806" calcext:value-type="float">
            <text:p>45.1612903225806</text:p>
          </table:table-cell>
          <table:table-cell table:number-columns-repeated="2" office:value-type="float" office:value="48.3870967741936" calcext:value-type="float">
            <text:p>48.3870967741936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64.5161290322581" calcext:value-type="float">
            <text:p>64.5161290322581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70.9677419354839" calcext:value-type="float">
            <text:p>70.9677419354839</text:p>
          </table:table-cell>
          <table:table-cell table:number-columns-repeated="2" office:value-type="float" office:value="64.5161290322581" calcext:value-type="float">
            <text:p>64.5161290322581</text:p>
          </table:table-cell>
          <table:table-cell table:number-columns-repeated="5" office:value-type="float" office:value="67.741935483871" calcext:value-type="float">
            <text:p>67.741935483871</text:p>
          </table:table-cell>
          <table:table-cell table:number-columns-repeated="5" office:value-type="float" office:value="74.1935483870968" calcext:value-type="float">
            <text:p>74.1935483870968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83.8709677419355" calcext:value-type="float">
            <text:p>83.8709677419355</text:p>
          </table:table-cell>
          <table:table-cell table:number-columns-repeated="2" office:value-type="float" office:value="90.3225806451613" calcext:value-type="float">
            <text:p>90.3225806451613</text:p>
          </table:table-cell>
          <table:table-cell table:number-columns-repeated="4" office:value-type="float" office:value="93.5483870967742" calcext:value-type="float">
            <text:p>93.5483870967742</text:p>
          </table:table-cell>
          <table:table-cell office:value-type="float" office:value="96.7741935483871" calcext:value-type="float">
            <text:p>96.7741935483871</text:p>
          </table:table-cell>
          <table:table-cell table:number-columns-repeated="90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38.7096774193548" calcext:value-type="float">
            <text:p>38.7096774193548</text:p>
          </table:table-cell>
          <table:table-cell table:number-columns-repeated="2" office:value-type="float" office:value="45.1612903225806" calcext:value-type="float">
            <text:p>45.1612903225806</text:p>
          </table:table-cell>
          <table:table-cell table:number-columns-repeated="2" office:value-type="float" office:value="48.3870967741936" calcext:value-type="float">
            <text:p>48.3870967741936</text:p>
          </table:table-cell>
          <table:table-cell office:value-type="float" office:value="61.2903225806452" calcext:value-type="float">
            <text:p>61.2903225806452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3" office:value-type="float" office:value="67.741935483871" calcext:value-type="float">
            <text:p>67.741935483871</text:p>
          </table:table-cell>
          <table:table-cell table:number-columns-repeated="5" office:value-type="float" office:value="64.5161290322581" calcext:value-type="float">
            <text:p>64.5161290322581</text:p>
          </table:table-cell>
          <table:table-cell table:number-columns-repeated="4" office:value-type="float" office:value="67.741935483871" calcext:value-type="float">
            <text:p>67.741935483871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2" office:value-type="float" office:value="80.6451612903226" calcext:value-type="float">
            <text:p>80.6451612903226</text:p>
          </table:table-cell>
          <table:table-cell office:value-type="float" office:value="83.8709677419355" calcext:value-type="float">
            <text:p>83.8709677419355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6" office:value-type="float" office:value="93.5483870967742" calcext:value-type="float">
            <text:p>93.5483870967742</text:p>
          </table:table-cell>
          <table:table-cell office:value-type="float" office:value="96.7741935483871" calcext:value-type="float">
            <text:p>96.7741935483871</text:p>
          </table:table-cell>
          <table:table-cell table:number-columns-repeated="63" office:value-type="float" office:value="100" calcext:value-type="float">
            <text:p>100</text:p>
          </table:table-cell>
          <table:table-cell table:number-columns-repeated="11" office:value-type="float" office:value="96.7741935483871" calcext:value-type="float">
            <text:p>96.7741935483871</text:p>
          </table:table-cell>
          <table:table-cell table:number-columns-repeated="16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32.258064516129" calcext:value-type="float">
            <text:p>32.258064516129</text:p>
          </table:table-cell>
          <table:table-cell table:number-columns-repeated="4" office:value-type="float" office:value="41.9354838709677" calcext:value-type="float">
            <text:p>41.9354838709677</text:p>
          </table:table-cell>
          <table:table-cell office:value-type="float" office:value="48.3870967741936" calcext:value-type="float">
            <text:p>48.3870967741936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64.5161290322581" calcext:value-type="float">
            <text:p>64.5161290322581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70.9677419354839" calcext:value-type="float">
            <text:p>70.9677419354839</text:p>
          </table:table-cell>
          <table:table-cell table:number-columns-repeated="3" office:value-type="float" office:value="74.1935483870968" calcext:value-type="float">
            <text:p>74.1935483870968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2" office:value-type="float" office:value="80.6451612903226" calcext:value-type="float">
            <text:p>80.6451612903226</text:p>
          </table:table-cell>
          <table:table-cell table:number-columns-repeated="4" office:value-type="float" office:value="83.8709677419355" calcext:value-type="float">
            <text:p>83.8709677419355</text:p>
          </table:table-cell>
          <table:table-cell table:number-columns-repeated="3" office:value-type="float" office:value="87.0967741935484" calcext:value-type="float">
            <text:p>87.0967741935484</text:p>
          </table:table-cell>
          <table:table-cell table:number-columns-repeated="6" office:value-type="float" office:value="90.3225806451613" calcext:value-type="float">
            <text:p>90.3225806451613</text:p>
          </table:table-cell>
          <table:table-cell office:value-type="float" office:value="93.5483870967742" calcext:value-type="float">
            <text:p>93.5483870967742</text:p>
          </table:table-cell>
          <table:table-cell table:number-columns-repeated="3" office:value-type="float" office:value="96.7741935483871" calcext:value-type="float">
            <text:p>96.7741935483871</text:p>
          </table:table-cell>
          <table:table-cell table:number-columns-repeated="88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22.5806451612903" calcext:value-type="float">
            <text:p>22.5806451612903</text:p>
          </table:table-cell>
          <table:table-cell table:number-columns-repeated="3" office:value-type="float" office:value="35.4838709677419" calcext:value-type="float">
            <text:p>35.4838709677419</text:p>
          </table:table-cell>
          <table:table-cell table:number-columns-repeated="2" office:value-type="float" office:value="48.3870967741936" calcext:value-type="float">
            <text:p>48.3870967741936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2" office:value-type="float" office:value="64.5161290322581" calcext:value-type="float">
            <text:p>64.5161290322581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office:value-type="float" office:value="64.5161290322581" calcext:value-type="float">
            <text:p>64.5161290322581</text:p>
          </table:table-cell>
          <table:table-cell table:number-columns-repeated="3" office:value-type="float" office:value="67.741935483871" calcext:value-type="float">
            <text:p>67.741935483871</text:p>
          </table:table-cell>
          <table:table-cell table:number-columns-repeated="6" office:value-type="float" office:value="64.5161290322581" calcext:value-type="float">
            <text:p>64.5161290322581</text:p>
          </table:table-cell>
          <table:table-cell table:number-columns-repeated="2" office:value-type="float" office:value="67.741935483871" calcext:value-type="float">
            <text:p>67.741935483871</text:p>
          </table:table-cell>
          <table:table-cell table:number-columns-repeated="3" office:value-type="float" office:value="70.9677419354839" calcext:value-type="float">
            <text:p>70.9677419354839</text:p>
          </table:table-cell>
          <table:table-cell table:number-columns-repeated="3" office:value-type="float" office:value="74.1935483870968" calcext:value-type="float">
            <text:p>74.1935483870968</text:p>
          </table:table-cell>
          <table:table-cell table:number-columns-repeated="2" office:value-type="float" office:value="77.4193548387097" calcext:value-type="float">
            <text:p>77.4193548387097</text:p>
          </table:table-cell>
          <table:table-cell table:number-columns-repeated="4" office:value-type="float" office:value="83.8709677419355" calcext:value-type="float">
            <text:p>83.8709677419355</text:p>
          </table:table-cell>
          <table:table-cell table:number-columns-repeated="3" office:value-type="float" office:value="87.0967741935484" calcext:value-type="float">
            <text:p>87.0967741935484</text:p>
          </table:table-cell>
          <table:table-cell table:number-columns-repeated="2" office:value-type="float" office:value="83.8709677419355" calcext:value-type="float">
            <text:p>83.8709677419355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6" office:value-type="float" office:value="93.5483870967742" calcext:value-type="float">
            <text:p>93.5483870967742</text:p>
          </table:table-cell>
          <table:table-cell table:number-columns-repeated="2" office:value-type="float" office:value="96.7741935483871" calcext:value-type="float">
            <text:p>96.7741935483871</text:p>
          </table:table-cell>
          <table:table-cell table:number-columns-repeated="7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69:.B78])" office:value-type="float" office:value="0" calcext:value-type="float">
            <text:p>0</text:p>
          </table:table-cell>
          <table:table-cell table:formula="of:=AVERAGE([.C69:.C78])" office:value-type="float" office:value="3.54838709677419" calcext:value-type="float">
            <text:p>3.54838709677419</text:p>
          </table:table-cell>
          <table:table-cell table:formula="of:=AVERAGE([.D69:.D78])" office:value-type="float" office:value="12.258064516129" calcext:value-type="float">
            <text:p>12.258064516129</text:p>
          </table:table-cell>
          <table:table-cell table:formula="of:=AVERAGE([.E69:.E78])" office:value-type="float" office:value="20.6451612903226" calcext:value-type="float">
            <text:p>20.6451612903226</text:p>
          </table:table-cell>
          <table:table-cell table:formula="of:=AVERAGE([.F69:.F78])" office:value-type="float" office:value="28.7096774193548" calcext:value-type="float">
            <text:p>28.7096774193548</text:p>
          </table:table-cell>
          <table:table-cell table:formula="of:=AVERAGE([.G69:.G78])" office:value-type="float" office:value="35.1612903225806" calcext:value-type="float">
            <text:p>35.1612903225806</text:p>
          </table:table-cell>
          <table:table-cell table:formula="of:=AVERAGE([.H69:.H78])" office:value-type="float" office:value="39.6774193548387" calcext:value-type="float">
            <text:p>39.6774193548387</text:p>
          </table:table-cell>
          <table:table-cell table:formula="of:=AVERAGE([.I69:.I78])" office:value-type="float" office:value="43.2258064516129" calcext:value-type="float">
            <text:p>43.2258064516129</text:p>
          </table:table-cell>
          <table:table-cell table:formula="of:=AVERAGE([.J69:.J78])" office:value-type="float" office:value="45.4838709677419" calcext:value-type="float">
            <text:p>45.4838709677419</text:p>
          </table:table-cell>
          <table:table-cell table:formula="of:=AVERAGE([.K69:.K78])" office:value-type="float" office:value="49.6774193548387" calcext:value-type="float">
            <text:p>49.6774193548387</text:p>
          </table:table-cell>
          <table:table-cell table:formula="of:=AVERAGE([.L69:.L78])" office:value-type="float" office:value="55.1612903225807" calcext:value-type="float">
            <text:p>55.1612903225807</text:p>
          </table:table-cell>
          <table:table-cell table:formula="of:=AVERAGE([.M69:.M78])" office:value-type="float" office:value="60.3225806451613" calcext:value-type="float">
            <text:p>60.3225806451613</text:p>
          </table:table-cell>
          <table:table-cell table:formula="of:=AVERAGE([.N69:.N78])" office:value-type="float" office:value="67.741935483871" calcext:value-type="float">
            <text:p>67.741935483871</text:p>
          </table:table-cell>
          <table:table-cell table:formula="of:=AVERAGE([.O69:.O78])" office:value-type="float" office:value="68.0645161290323" calcext:value-type="float">
            <text:p>68.0645161290323</text:p>
          </table:table-cell>
          <table:table-cell table:formula="of:=AVERAGE([.P69:.P78])" office:value-type="float" office:value="69.3548387096774" calcext:value-type="float">
            <text:p>69.3548387096774</text:p>
          </table:table-cell>
          <table:table-cell table:formula="of:=AVERAGE([.Q69:.Q78])" office:value-type="float" office:value="69.0322580645161" calcext:value-type="float">
            <text:p>69.0322580645161</text:p>
          </table:table-cell>
          <table:table-cell table:formula="of:=AVERAGE([.R69:.R78])" office:value-type="float" office:value="69.6774193548387" calcext:value-type="float">
            <text:p>69.6774193548387</text:p>
          </table:table-cell>
          <table:table-cell table:formula="of:=AVERAGE([.S69:.S78])" office:value-type="float" office:value="70.9677419354839" calcext:value-type="float">
            <text:p>70.9677419354839</text:p>
          </table:table-cell>
          <table:table-cell table:formula="of:=AVERAGE([.T69:.T78])" office:value-type="float" office:value="69.0322580645161" calcext:value-type="float">
            <text:p>69.0322580645161</text:p>
          </table:table-cell>
          <table:table-cell table:formula="of:=AVERAGE([.U69:.U78])" office:value-type="float" office:value="70.3225806451613" calcext:value-type="float">
            <text:p>70.3225806451613</text:p>
          </table:table-cell>
          <table:table-cell table:formula="of:=AVERAGE([.V69:.V78])" office:value-type="float" office:value="70.3225806451613" calcext:value-type="float">
            <text:p>70.3225806451613</text:p>
          </table:table-cell>
          <table:table-cell table:formula="of:=AVERAGE([.W69:.W78])" office:value-type="float" office:value="70.3225806451613" calcext:value-type="float">
            <text:p>70.3225806451613</text:p>
          </table:table-cell>
          <table:table-cell table:formula="of:=AVERAGE([.X69:.X78])" office:value-type="float" office:value="70.3225806451613" calcext:value-type="float">
            <text:p>70.3225806451613</text:p>
          </table:table-cell>
          <table:table-cell table:formula="of:=AVERAGE([.Y69:.Y78])" office:value-type="float" office:value="70.9677419354839" calcext:value-type="float">
            <text:p>70.9677419354839</text:p>
          </table:table-cell>
          <table:table-cell table:formula="of:=AVERAGE([.Z69:.Z78])" office:value-type="float" office:value="71.6129032258065" calcext:value-type="float">
            <text:p>71.6129032258065</text:p>
          </table:table-cell>
          <table:table-cell table:formula="of:=AVERAGE([.AA69:.AA78])" office:value-type="float" office:value="73.2258064516129" calcext:value-type="float">
            <text:p>73.2258064516129</text:p>
          </table:table-cell>
          <table:table-cell table:formula="of:=AVERAGE([.AB69:.AB78])" office:value-type="float" office:value="74.1935483870968" calcext:value-type="float">
            <text:p>74.1935483870968</text:p>
          </table:table-cell>
          <table:table-cell table:formula="of:=AVERAGE([.AC69:.AC78])" office:value-type="float" office:value="76.1290322580645" calcext:value-type="float">
            <text:p>76.1290322580645</text:p>
          </table:table-cell>
          <table:table-cell table:formula="of:=AVERAGE([.AD69:.AD78])" office:value-type="float" office:value="77.741935483871" calcext:value-type="float">
            <text:p>77.741935483871</text:p>
          </table:table-cell>
          <table:table-cell table:formula="of:=AVERAGE([.AE69:.AE78])" office:value-type="float" office:value="78.7096774193549" calcext:value-type="float">
            <text:p>78.7096774193549</text:p>
          </table:table-cell>
          <table:table-cell table:formula="of:=AVERAGE([.AF69:.AF78])" office:value-type="float" office:value="79.3548387096774" calcext:value-type="float">
            <text:p>79.3548387096774</text:p>
          </table:table-cell>
          <table:table-cell table:formula="of:=AVERAGE([.AG69:.AG78])" office:value-type="float" office:value="82.258064516129" calcext:value-type="float">
            <text:p>82.258064516129</text:p>
          </table:table-cell>
          <table:table-cell table:formula="of:=AVERAGE([.AH69:.AH78])" office:value-type="float" office:value="84.5161290322581" calcext:value-type="float">
            <text:p>84.5161290322581</text:p>
          </table:table-cell>
          <table:table-cell table:formula="of:=AVERAGE([.AI69:.AI78])" office:value-type="float" office:value="85.8064516129032" calcext:value-type="float">
            <text:p>85.8064516129032</text:p>
          </table:table-cell>
          <table:table-cell table:formula="of:=AVERAGE([.AJ69:.AJ78])" office:value-type="float" office:value="87.4193548387097" calcext:value-type="float">
            <text:p>87.4193548387097</text:p>
          </table:table-cell>
          <table:table-cell table:formula="of:=AVERAGE([.AK69:.AK78])" office:value-type="float" office:value="88.0645161290323" calcext:value-type="float">
            <text:p>88.0645161290323</text:p>
          </table:table-cell>
          <table:table-cell table:formula="of:=AVERAGE([.AL69:.AL78])" office:value-type="float" office:value="89.0322580645161" calcext:value-type="float">
            <text:p>89.0322580645161</text:p>
          </table:table-cell>
          <table:table-cell table:formula="of:=AVERAGE([.AM69:.AM78])" office:value-type="float" office:value="89.6774193548387" calcext:value-type="float">
            <text:p>89.6774193548387</text:p>
          </table:table-cell>
          <table:table-cell table:formula="of:=AVERAGE([.AN69:.AN78])" office:value-type="float" office:value="90.6451612903226" calcext:value-type="float">
            <text:p>90.6451612903226</text:p>
          </table:table-cell>
          <table:table-cell table:formula="of:=AVERAGE([.AO69:.AO78])" office:value-type="float" office:value="92.5806451612903" calcext:value-type="float">
            <text:p>92.5806451612903</text:p>
          </table:table-cell>
          <table:table-cell table:formula="of:=AVERAGE([.AP69:.AP78])" office:value-type="float" office:value="94.5161290322581" calcext:value-type="float">
            <text:p>94.5161290322581</text:p>
          </table:table-cell>
          <table:table-cell table:formula="of:=AVERAGE([.AQ69:.AQ78])" office:value-type="float" office:value="95.1612903225806" calcext:value-type="float">
            <text:p>95.1612903225806</text:p>
          </table:table-cell>
          <table:table-cell table:formula="of:=AVERAGE([.AR69:.AR78])" office:value-type="float" office:value="96.1290322580645" calcext:value-type="float">
            <text:p>96.1290322580645</text:p>
          </table:table-cell>
          <table:table-cell table:formula="of:=AVERAGE([.AS69:.AS78])" office:value-type="float" office:value="96.4516129032258" calcext:value-type="float">
            <text:p>96.4516129032258</text:p>
          </table:table-cell>
          <table:table-cell table:formula="of:=AVERAGE([.AT69:.AT78])" office:value-type="float" office:value="97.741935483871" calcext:value-type="float">
            <text:p>97.741935483871</text:p>
          </table:table-cell>
          <table:table-cell table:formula="of:=AVERAGE([.AU69:.AU78])" office:value-type="float" office:value="98.0645161290323" calcext:value-type="float">
            <text:p>98.0645161290323</text:p>
          </table:table-cell>
          <table:table-cell table:formula="of:=AVERAGE([.AV69:.AV78])" office:value-type="float" office:value="98.0645161290323" calcext:value-type="float">
            <text:p>98.0645161290323</text:p>
          </table:table-cell>
          <table:table-cell table:formula="of:=AVERAGE([.AW69:.AW78])" office:value-type="float" office:value="98.0645161290323" calcext:value-type="float">
            <text:p>98.0645161290323</text:p>
          </table:table-cell>
          <table:table-cell table:formula="of:=AVERAGE([.AX69:.AX78])" office:value-type="float" office:value="98.3870967741936" calcext:value-type="float">
            <text:p>98.3870967741936</text:p>
          </table:table-cell>
          <table:table-cell table:formula="of:=AVERAGE([.AY69:.AY78])" office:value-type="float" office:value="98.3870967741936" calcext:value-type="float">
            <text:p>98.3870967741936</text:p>
          </table:table-cell>
          <table:table-cell table:formula="of:=AVERAGE([.AZ69:.AZ78])" office:value-type="float" office:value="98.3870967741936" calcext:value-type="float">
            <text:p>98.3870967741936</text:p>
          </table:table-cell>
          <table:table-cell table:formula="of:=AVERAGE([.BA69:.BA78])" office:value-type="float" office:value="98.7096774193548" calcext:value-type="float">
            <text:p>98.7096774193548</text:p>
          </table:table-cell>
          <table:table-cell table:formula="of:=AVERAGE([.BB69:.BB78])" office:value-type="float" office:value="99.0322580645161" calcext:value-type="float">
            <text:p>99.0322580645161</text:p>
          </table:table-cell>
          <table:table-cell table:formula="of:=AVERAGE([.BC69:.BC78])" office:value-type="float" office:value="99.0322580645161" calcext:value-type="float">
            <text:p>99.0322580645161</text:p>
          </table:table-cell>
          <table:table-cell table:formula="of:=AVERAGE([.BD69:.BD78])" office:value-type="float" office:value="99.3548387096774" calcext:value-type="float">
            <text:p>99.3548387096774</text:p>
          </table:table-cell>
          <table:table-cell table:formula="of:=AVERAGE([.BE69:.BE78])" office:value-type="float" office:value="99.3548387096774" calcext:value-type="float">
            <text:p>99.3548387096774</text:p>
          </table:table-cell>
          <table:table-cell table:formula="of:=AVERAGE([.BF69:.BF78])" office:value-type="float" office:value="99.3548387096774" calcext:value-type="float">
            <text:p>99.3548387096774</text:p>
          </table:table-cell>
          <table:table-cell table:formula="of:=AVERAGE([.BG69:.BG78])" office:value-type="float" office:value="99.3548387096774" calcext:value-type="float">
            <text:p>99.3548387096774</text:p>
          </table:table-cell>
          <table:table-cell table:formula="of:=AVERAGE([.BH69:.BH78])" office:value-type="float" office:value="99.3548387096774" calcext:value-type="float">
            <text:p>99.3548387096774</text:p>
          </table:table-cell>
          <table:table-cell table:formula="of:=AVERAGE([.BI69:.BI78])" office:value-type="float" office:value="99.3548387096774" calcext:value-type="float">
            <text:p>99.3548387096774</text:p>
          </table:table-cell>
          <table:table-cell table:formula="of:=AVERAGE([.BJ69:.BJ78])" office:value-type="float" office:value="99.3548387096774" calcext:value-type="float">
            <text:p>99.3548387096774</text:p>
          </table:table-cell>
          <table:table-cell table:formula="of:=AVERAGE([.BK69:.BK78])" office:value-type="float" office:value="99.6774193548387" calcext:value-type="float">
            <text:p>99.6774193548387</text:p>
          </table:table-cell>
          <table:table-cell table:formula="of:=AVERAGE([.BL69:.BL78])" office:value-type="float" office:value="100" calcext:value-type="float">
            <text:p>100</text:p>
          </table:table-cell>
          <table:table-cell table:formula="of:=AVERAGE([.BM69:.BM78])" office:value-type="float" office:value="100" calcext:value-type="float">
            <text:p>100</text:p>
          </table:table-cell>
          <table:table-cell table:formula="of:=AVERAGE([.BN69:.BN78])" office:value-type="float" office:value="100" calcext:value-type="float">
            <text:p>100</text:p>
          </table:table-cell>
          <table:table-cell table:formula="of:=AVERAGE([.BO69:.BO78])" office:value-type="float" office:value="100" calcext:value-type="float">
            <text:p>100</text:p>
          </table:table-cell>
          <table:table-cell table:formula="of:=AVERAGE([.BP69:.BP78])" office:value-type="float" office:value="100" calcext:value-type="float">
            <text:p>100</text:p>
          </table:table-cell>
          <table:table-cell table:formula="of:=AVERAGE([.BQ69:.BQ78])" office:value-type="float" office:value="100" calcext:value-type="float">
            <text:p>100</text:p>
          </table:table-cell>
          <table:table-cell table:formula="of:=AVERAGE([.BR69:.BR78])" office:value-type="float" office:value="100" calcext:value-type="float">
            <text:p>100</text:p>
          </table:table-cell>
          <table:table-cell table:formula="of:=AVERAGE([.BS69:.BS78])" office:value-type="float" office:value="100" calcext:value-type="float">
            <text:p>100</text:p>
          </table:table-cell>
          <table:table-cell table:formula="of:=AVERAGE([.BT69:.BT78])" office:value-type="float" office:value="100" calcext:value-type="float">
            <text:p>100</text:p>
          </table:table-cell>
          <table:table-cell table:formula="of:=AVERAGE([.BU69:.BU78])" office:value-type="float" office:value="100" calcext:value-type="float">
            <text:p>100</text:p>
          </table:table-cell>
          <table:table-cell table:formula="of:=AVERAGE([.BV69:.BV78])" office:value-type="float" office:value="100" calcext:value-type="float">
            <text:p>100</text:p>
          </table:table-cell>
          <table:table-cell table:formula="of:=AVERAGE([.BW69:.BW78])" office:value-type="float" office:value="100" calcext:value-type="float">
            <text:p>100</text:p>
          </table:table-cell>
          <table:table-cell table:formula="of:=AVERAGE([.BX69:.BX78])" office:value-type="float" office:value="100" calcext:value-type="float">
            <text:p>100</text:p>
          </table:table-cell>
          <table:table-cell table:formula="of:=AVERAGE([.BY69:.BY78])" office:value-type="float" office:value="100" calcext:value-type="float">
            <text:p>100</text:p>
          </table:table-cell>
          <table:table-cell table:formula="of:=AVERAGE([.BZ69:.BZ78])" office:value-type="float" office:value="100" calcext:value-type="float">
            <text:p>100</text:p>
          </table:table-cell>
          <table:table-cell table:formula="of:=AVERAGE([.CA69:.CA78])" office:value-type="float" office:value="100" calcext:value-type="float">
            <text:p>100</text:p>
          </table:table-cell>
          <table:table-cell table:formula="of:=AVERAGE([.CB69:.CB78])" office:value-type="float" office:value="100" calcext:value-type="float">
            <text:p>100</text:p>
          </table:table-cell>
          <table:table-cell table:formula="of:=AVERAGE([.CC69:.CC78])" office:value-type="float" office:value="100" calcext:value-type="float">
            <text:p>100</text:p>
          </table:table-cell>
          <table:table-cell table:formula="of:=AVERAGE([.CD69:.CD78])" office:value-type="float" office:value="100" calcext:value-type="float">
            <text:p>100</text:p>
          </table:table-cell>
          <table:table-cell table:formula="of:=AVERAGE([.CE69:.CE78])" office:value-type="float" office:value="100" calcext:value-type="float">
            <text:p>100</text:p>
          </table:table-cell>
          <table:table-cell table:formula="of:=AVERAGE([.CF69:.CF78])" office:value-type="float" office:value="100" calcext:value-type="float">
            <text:p>100</text:p>
          </table:table-cell>
          <table:table-cell table:formula="of:=AVERAGE([.CG69:.CG78])" office:value-type="float" office:value="100" calcext:value-type="float">
            <text:p>100</text:p>
          </table:table-cell>
          <table:table-cell table:formula="of:=AVERAGE([.CH69:.CH78])" office:value-type="float" office:value="100" calcext:value-type="float">
            <text:p>100</text:p>
          </table:table-cell>
          <table:table-cell table:formula="of:=AVERAGE([.CI69:.CI78])" office:value-type="float" office:value="100" calcext:value-type="float">
            <text:p>100</text:p>
          </table:table-cell>
          <table:table-cell table:formula="of:=AVERAGE([.CJ69:.CJ78])" office:value-type="float" office:value="100" calcext:value-type="float">
            <text:p>100</text:p>
          </table:table-cell>
          <table:table-cell table:formula="of:=AVERAGE([.CK69:.CK78])" office:value-type="float" office:value="100" calcext:value-type="float">
            <text:p>100</text:p>
          </table:table-cell>
          <table:table-cell table:formula="of:=AVERAGE([.CL69:.CL78])" office:value-type="float" office:value="100" calcext:value-type="float">
            <text:p>100</text:p>
          </table:table-cell>
          <table:table-cell table:formula="of:=AVERAGE([.CM69:.CM78])" office:value-type="float" office:value="100" calcext:value-type="float">
            <text:p>100</text:p>
          </table:table-cell>
          <table:table-cell table:formula="of:=AVERAGE([.CN69:.CN78])" office:value-type="float" office:value="100" calcext:value-type="float">
            <text:p>100</text:p>
          </table:table-cell>
          <table:table-cell table:formula="of:=AVERAGE([.CO69:.CO78])" office:value-type="float" office:value="100" calcext:value-type="float">
            <text:p>100</text:p>
          </table:table-cell>
          <table:table-cell table:formula="of:=AVERAGE([.CP69:.CP78])" office:value-type="float" office:value="100" calcext:value-type="float">
            <text:p>100</text:p>
          </table:table-cell>
          <table:table-cell table:formula="of:=AVERAGE([.CQ69:.CQ78])" office:value-type="float" office:value="100" calcext:value-type="float">
            <text:p>100</text:p>
          </table:table-cell>
          <table:table-cell table:formula="of:=AVERAGE([.CR69:.CR78])" office:value-type="float" office:value="100" calcext:value-type="float">
            <text:p>100</text:p>
          </table:table-cell>
          <table:table-cell table:formula="of:=AVERAGE([.CS69:.CS78])" office:value-type="float" office:value="100" calcext:value-type="float">
            <text:p>100</text:p>
          </table:table-cell>
          <table:table-cell table:formula="of:=AVERAGE([.CT69:.CT78])" office:value-type="float" office:value="100" calcext:value-type="float">
            <text:p>100</text:p>
          </table:table-cell>
          <table:table-cell table:formula="of:=AVERAGE([.CU69:.CU78])" office:value-type="float" office:value="100" calcext:value-type="float">
            <text:p>100</text:p>
          </table:table-cell>
          <table:table-cell table:formula="of:=AVERAGE([.CV69:.CV78])" office:value-type="float" office:value="100" calcext:value-type="float">
            <text:p>100</text:p>
          </table:table-cell>
          <table:table-cell table:formula="of:=AVERAGE([.CW69:.CW78])" office:value-type="float" office:value="100" calcext:value-type="float">
            <text:p>100</text:p>
          </table:table-cell>
          <table:table-cell table:formula="of:=AVERAGE([.CX69:.CX78])" office:value-type="float" office:value="100" calcext:value-type="float">
            <text:p>100</text:p>
          </table:table-cell>
          <table:table-cell table:formula="of:=AVERAGE([.CY69:.CY78])" office:value-type="float" office:value="100" calcext:value-type="float">
            <text:p>100</text:p>
          </table:table-cell>
          <table:table-cell table:formula="of:=AVERAGE([.CZ69:.CZ78])" office:value-type="float" office:value="100" calcext:value-type="float">
            <text:p>100</text:p>
          </table:table-cell>
          <table:table-cell table:formula="of:=AVERAGE([.DA69:.DA78])" office:value-type="float" office:value="99.6774193548387" calcext:value-type="float">
            <text:p>99.6774193548387</text:p>
          </table:table-cell>
          <table:table-cell table:formula="of:=AVERAGE([.DB69:.DB78])" office:value-type="float" office:value="99.6774193548387" calcext:value-type="float">
            <text:p>99.6774193548387</text:p>
          </table:table-cell>
          <table:table-cell table:formula="of:=AVERAGE([.DC69:.DC78])" office:value-type="float" office:value="99.6774193548387" calcext:value-type="float">
            <text:p>99.6774193548387</text:p>
          </table:table-cell>
          <table:table-cell table:formula="of:=AVERAGE([.DD69:.DD78])" office:value-type="float" office:value="99.6774193548387" calcext:value-type="float">
            <text:p>99.6774193548387</text:p>
          </table:table-cell>
          <table:table-cell table:formula="of:=AVERAGE([.DE69:.DE78])" office:value-type="float" office:value="99.6774193548387" calcext:value-type="float">
            <text:p>99.6774193548387</text:p>
          </table:table-cell>
          <table:table-cell table:formula="of:=AVERAGE([.DF69:.DF78])" office:value-type="float" office:value="99.6774193548387" calcext:value-type="float">
            <text:p>99.6774193548387</text:p>
          </table:table-cell>
          <table:table-cell table:formula="of:=AVERAGE([.DG69:.DG78])" office:value-type="float" office:value="99.6774193548387" calcext:value-type="float">
            <text:p>99.6774193548387</text:p>
          </table:table-cell>
          <table:table-cell table:formula="of:=AVERAGE([.DH69:.DH78])" office:value-type="float" office:value="99.6774193548387" calcext:value-type="float">
            <text:p>99.6774193548387</text:p>
          </table:table-cell>
          <table:table-cell table:formula="of:=AVERAGE([.DI69:.DI78])" office:value-type="float" office:value="99.6774193548387" calcext:value-type="float">
            <text:p>99.6774193548387</text:p>
          </table:table-cell>
          <table:table-cell table:formula="of:=AVERAGE([.DJ69:.DJ78])" office:value-type="float" office:value="99.6774193548387" calcext:value-type="float">
            <text:p>99.6774193548387</text:p>
          </table:table-cell>
          <table:table-cell table:formula="of:=AVERAGE([.DK69:.DK78])" office:value-type="float" office:value="99.6774193548387" calcext:value-type="float">
            <text:p>99.6774193548387</text:p>
          </table:table-cell>
          <table:table-cell table:formula="of:=AVERAGE([.DL69:.DL78])" office:value-type="float" office:value="100" calcext:value-type="float">
            <text:p>100</text:p>
          </table:table-cell>
          <table:table-cell table:formula="of:=AVERAGE([.DM69:.DM78])" office:value-type="float" office:value="100" calcext:value-type="float">
            <text:p>100</text:p>
          </table:table-cell>
          <table:table-cell table:formula="of:=AVERAGE([.DN69:.DN78])" office:value-type="float" office:value="100" calcext:value-type="float">
            <text:p>100</text:p>
          </table:table-cell>
          <table:table-cell table:formula="of:=AVERAGE([.DO69:.DO78])" office:value-type="float" office:value="100" calcext:value-type="float">
            <text:p>100</text:p>
          </table:table-cell>
          <table:table-cell table:formula="of:=AVERAGE([.DP69:.DP78])" office:value-type="float" office:value="100" calcext:value-type="float">
            <text:p>100</text:p>
          </table:table-cell>
          <table:table-cell table:formula="of:=AVERAGE([.DQ69:.DQ78])" office:value-type="float" office:value="100" calcext:value-type="float">
            <text:p>100</text:p>
          </table:table-cell>
          <table:table-cell table:formula="of:=AVERAGE([.DR69:.DR78])" office:value-type="float" office:value="100" calcext:value-type="float">
            <text:p>100</text:p>
          </table:table-cell>
          <table:table-cell table:formula="of:=AVERAGE([.DS69:.DS78])" office:value-type="float" office:value="100" calcext:value-type="float">
            <text:p>100</text:p>
          </table:table-cell>
          <table:table-cell table:formula="of:=AVERAGE([.DT69:.DT78])" office:value-type="float" office:value="100" calcext:value-type="float">
            <text:p>100</text:p>
          </table:table-cell>
          <table:table-cell table:formula="of:=AVERAGE([.DU69:.DU78])" office:value-type="float" office:value="100" calcext:value-type="float">
            <text:p>100</text:p>
          </table:table-cell>
          <table:table-cell table:formula="of:=AVERAGE([.DV69:.DV78])" office:value-type="float" office:value="100" calcext:value-type="float">
            <text:p>100</text:p>
          </table:table-cell>
          <table:table-cell table:formula="of:=AVERAGE([.DW69:.DW78])" office:value-type="float" office:value="100" calcext:value-type="float">
            <text:p>100</text:p>
          </table:table-cell>
          <table:table-cell table:formula="of:=AVERAGE([.DX69:.DX78])" office:value-type="float" office:value="99.6774193548387" calcext:value-type="float">
            <text:p>99.6774193548387</text:p>
          </table:table-cell>
          <table:table-cell table:formula="of:=AVERAGE([.DY69:.DY78])" office:value-type="float" office:value="100" calcext:value-type="float">
            <text:p>100</text:p>
          </table:table-cell>
          <table:table-cell table:formula="of:=AVERAGE([.DZ69:.DZ78])" office:value-type="float" office:value="100" calcext:value-type="float">
            <text:p>100</text:p>
          </table:table-cell>
          <table:table-cell table:formula="of:=AVERAGE([.EA69:.EA7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69:.B78])" office:value-type="float" office:value="0" calcext:value-type="float">
            <text:p>0</text:p>
          </table:table-cell>
          <table:table-cell table:formula="of:=STDEV([.C69:.C78])" office:value-type="float" office:value="3.55001591811165" calcext:value-type="float">
            <text:p>3.55001591811165</text:p>
          </table:table-cell>
          <table:table-cell table:formula="of:=STDEV([.D69:.D78])" office:value-type="float" office:value="4.24697153938312" calcext:value-type="float">
            <text:p>4.24697153938312</text:p>
          </table:table-cell>
          <table:table-cell table:formula="of:=STDEV([.E69:.E78])" office:value-type="float" office:value="4.61238937409188" calcext:value-type="float">
            <text:p>4.61238937409188</text:p>
          </table:table-cell>
          <table:table-cell table:formula="of:=STDEV([.F69:.F78])" office:value-type="float" office:value="5.57690429242578" calcext:value-type="float">
            <text:p>5.57690429242578</text:p>
          </table:table-cell>
          <table:table-cell table:formula="of:=STDEV([.G69:.G78])" office:value-type="float" office:value="4.67463766006111" calcext:value-type="float">
            <text:p>4.67463766006111</text:p>
          </table:table-cell>
          <table:table-cell table:formula="of:=STDEV([.H69:.H78])" office:value-type="float" office:value="3.06026870338875" calcext:value-type="float">
            <text:p>3.06026870338875</text:p>
          </table:table-cell>
          <table:table-cell table:formula="of:=STDEV([.I69:.I78])" office:value-type="float" office:value="4.080358271185" calcext:value-type="float">
            <text:p>4.080358271185</text:p>
          </table:table-cell>
          <table:table-cell table:formula="of:=STDEV([.J69:.J78])" office:value-type="float" office:value="3.86199677334795" calcext:value-type="float">
            <text:p>3.86199677334795</text:p>
          </table:table-cell>
          <table:table-cell table:formula="of:=STDEV([.K69:.K78])" office:value-type="float" office:value="5.08910088868784" calcext:value-type="float">
            <text:p>5.08910088868784</text:p>
          </table:table-cell>
          <table:table-cell table:formula="of:=STDEV([.L69:.L78])" office:value-type="float" office:value="5.365580623602" calcext:value-type="float">
            <text:p>5.365580623602</text:p>
          </table:table-cell>
          <table:table-cell table:formula="of:=STDEV([.M69:.M78])" office:value-type="float" office:value="4.31449519306213" calcext:value-type="float">
            <text:p>4.31449519306213</text:p>
          </table:table-cell>
          <table:table-cell table:formula="of:=STDEV([.N69:.N78])" office:value-type="float" office:value="4.80874833870922" calcext:value-type="float">
            <text:p>4.80874833870922</text:p>
          </table:table-cell>
          <table:table-cell table:formula="of:=STDEV([.O69:.O78])" office:value-type="float" office:value="4.1505933474449" calcext:value-type="float">
            <text:p>4.1505933474449</text:p>
          </table:table-cell>
          <table:table-cell table:formula="of:=STDEV([.P69:.P78])" office:value-type="float" office:value="3.801649361218" calcext:value-type="float">
            <text:p>3.801649361218</text:p>
          </table:table-cell>
          <table:table-cell table:formula="of:=STDEV([.Q69:.Q78])" office:value-type="float" office:value="2.72023884745667" calcext:value-type="float">
            <text:p>2.72023884745667</text:p>
          </table:table-cell>
          <table:table-cell table:formula="of:=STDEV([.R69:.R78])" office:value-type="float" office:value="3.46763774120368" calcext:value-type="float">
            <text:p>3.46763774120368</text:p>
          </table:table-cell>
          <table:table-cell table:formula="of:=STDEV([.S69:.S78])" office:value-type="float" office:value="4.3010752688172" calcext:value-type="float">
            <text:p>4.3010752688172</text:p>
          </table:table-cell>
          <table:table-cell table:formula="of:=STDEV([.T69:.T78])" office:value-type="float" office:value="4.61238937409188" calcext:value-type="float">
            <text:p>4.61238937409188</text:p>
          </table:table-cell>
          <table:table-cell table:formula="of:=STDEV([.U69:.U78])" office:value-type="float" office:value="5.2236377640822" calcext:value-type="float">
            <text:p>5.2236377640822</text:p>
          </table:table-cell>
          <table:table-cell table:formula="of:=STDEV([.V69:.V78])" office:value-type="float" office:value="4.76041798304917" calcext:value-type="float">
            <text:p>4.76041798304917</text:p>
          </table:table-cell>
          <table:table-cell table:formula="of:=STDEV([.W69:.W78])" office:value-type="float" office:value="4.76041798304917" calcext:value-type="float">
            <text:p>4.76041798304917</text:p>
          </table:table-cell>
          <table:table-cell table:formula="of:=STDEV([.X69:.X78])" office:value-type="float" office:value="4.76041798304918" calcext:value-type="float">
            <text:p>4.76041798304918</text:p>
          </table:table-cell>
          <table:table-cell table:formula="of:=STDEV([.Y69:.Y78])" office:value-type="float" office:value="4.80874833870923" calcext:value-type="float">
            <text:p>4.80874833870923</text:p>
          </table:table-cell>
          <table:table-cell table:formula="of:=STDEV([.Z69:.Z78])" office:value-type="float" office:value="4.76041798304918" calcext:value-type="float">
            <text:p>4.76041798304918</text:p>
          </table:table-cell>
          <table:table-cell table:formula="of:=STDEV([.AA69:.AA78])" office:value-type="float" office:value="5.2786828854338" calcext:value-type="float">
            <text:p>5.2786828854338</text:p>
          </table:table-cell>
          <table:table-cell table:formula="of:=STDEV([.AB69:.AB78])" office:value-type="float" office:value="5.48281668128257" calcext:value-type="float">
            <text:p>5.48281668128257</text:p>
          </table:table-cell>
          <table:table-cell table:formula="of:=STDEV([.AC69:.AC78])" office:value-type="float" office:value="5.08910088868784" calcext:value-type="float">
            <text:p>5.08910088868784</text:p>
          </table:table-cell>
          <table:table-cell table:formula="of:=STDEV([.AD69:.AD78])" office:value-type="float" office:value="4.91575460243547" calcext:value-type="float">
            <text:p>4.91575460243547</text:p>
          </table:table-cell>
          <table:table-cell table:formula="of:=STDEV([.AE69:.AE78])" office:value-type="float" office:value="5.73028498687064" calcext:value-type="float">
            <text:p>5.73028498687064</text:p>
          </table:table-cell>
          <table:table-cell table:formula="of:=STDEV([.AF69:.AF78])" office:value-type="float" office:value="5.08910088868784" calcext:value-type="float">
            <text:p>5.08910088868784</text:p>
          </table:table-cell>
          <table:table-cell table:formula="of:=STDEV([.AG69:.AG78])" office:value-type="float" office:value="6.12997540375881" calcext:value-type="float">
            <text:p>6.12997540375881</text:p>
          </table:table-cell>
          <table:table-cell table:formula="of:=STDEV([.AH69:.AH78])" office:value-type="float" office:value="6.04450293443234" calcext:value-type="float">
            <text:p>6.04450293443234</text:p>
          </table:table-cell>
          <table:table-cell table:formula="of:=STDEV([.AI69:.AI78])" office:value-type="float" office:value="6.83451551917019" calcext:value-type="float">
            <text:p>6.83451551917019</text:p>
          </table:table-cell>
          <table:table-cell table:formula="of:=STDEV([.AJ69:.AJ78])" office:value-type="float" office:value="5.365580623602" calcext:value-type="float">
            <text:p>5.365580623602</text:p>
          </table:table-cell>
          <table:table-cell table:formula="of:=STDEV([.AK69:.AK78])" office:value-type="float" office:value="5.49335044062142" calcext:value-type="float">
            <text:p>5.49335044062142</text:p>
          </table:table-cell>
          <table:table-cell table:formula="of:=STDEV([.AL69:.AL78])" office:value-type="float" office:value="5.08910088868784" calcext:value-type="float">
            <text:p>5.08910088868784</text:p>
          </table:table-cell>
          <table:table-cell table:formula="of:=STDEV([.AM69:.AM78])" office:value-type="float" office:value="5.2236377640822" calcext:value-type="float">
            <text:p>5.2236377640822</text:p>
          </table:table-cell>
          <table:table-cell table:formula="of:=STDEV([.AN69:.AN78])" office:value-type="float" office:value="5.14558542537867" calcext:value-type="float">
            <text:p>5.14558542537867</text:p>
          </table:table-cell>
          <table:table-cell table:formula="of:=STDEV([.AO69:.AO78])" office:value-type="float" office:value="6.09213568783454" calcext:value-type="float">
            <text:p>6.09213568783454</text:p>
          </table:table-cell>
          <table:table-cell table:formula="of:=STDEV([.AP69:.AP78])" office:value-type="float" office:value="5.49335044062142" calcext:value-type="float">
            <text:p>5.49335044062142</text:p>
          </table:table-cell>
          <table:table-cell table:formula="of:=STDEV([.AQ69:.AQ78])" office:value-type="float" office:value="6.12997540375881" calcext:value-type="float">
            <text:p>6.12997540375881</text:p>
          </table:table-cell>
          <table:table-cell table:formula="of:=STDEV([.AR69:.AR78])" office:value-type="float" office:value="5.64900023078009" calcext:value-type="float">
            <text:p>5.64900023078009</text:p>
          </table:table-cell>
          <table:table-cell table:formula="of:=STDEV([.AS69:.AS78])" office:value-type="float" office:value="4.91575460243547" calcext:value-type="float">
            <text:p>4.91575460243547</text:p>
          </table:table-cell>
          <table:table-cell table:formula="of:=STDEV([.AT69:.AT78])" office:value-type="float" office:value="3.74032841525292" calcext:value-type="float">
            <text:p>3.74032841525292</text:p>
          </table:table-cell>
          <table:table-cell table:formula="of:=STDEV([.AU69:.AU78])" office:value-type="float" office:value="3.11642510670741" calcext:value-type="float">
            <text:p>3.11642510670741</text:p>
          </table:table-cell>
          <table:table-cell table:formula="of:=STDEV([.AV69:.AV78])" office:value-type="float" office:value="3.11642510670741" calcext:value-type="float">
            <text:p>3.11642510670741</text:p>
          </table:table-cell>
          <table:table-cell table:formula="of:=STDEV([.AW69:.AW78])" office:value-type="float" office:value="3.11642510670741" calcext:value-type="float">
            <text:p>3.11642510670741</text:p>
          </table:table-cell>
          <table:table-cell table:formula="of:=STDEV([.AX69:.AX78])" office:value-type="float" office:value="2.74140834064128" calcext:value-type="float">
            <text:p>2.74140834064128</text:p>
          </table:table-cell>
          <table:table-cell table:formula="of:=STDEV([.AY69:.AY78])" office:value-type="float" office:value="2.74140834064128" calcext:value-type="float">
            <text:p>2.74140834064128</text:p>
          </table:table-cell>
          <table:table-cell table:formula="of:=STDEV([.AZ69:.AZ78])" office:value-type="float" office:value="2.2809896167308" calcext:value-type="float">
            <text:p>2.2809896167308</text:p>
          </table:table-cell>
          <table:table-cell table:formula="of:=STDEV([.BA69:.BA78])" office:value-type="float" office:value="2.25550289929065" calcext:value-type="float">
            <text:p>2.25550289929065</text:p>
          </table:table-cell>
          <table:table-cell table:formula="of:=STDEV([.BB69:.BB78])" office:value-type="float" office:value="2.17725341196952" calcext:value-type="float">
            <text:p>2.17725341196952</text:p>
          </table:table-cell>
          <table:table-cell table:formula="of:=STDEV([.BC69:.BC78])" office:value-type="float" office:value="2.17725341196952" calcext:value-type="float">
            <text:p>2.17725341196952</text:p>
          </table:table-cell>
          <table:table-cell table:formula="of:=STDEV([.BD69:.BD78])" office:value-type="float" office:value="1.36011942372833" calcext:value-type="float">
            <text:p>1.36011942372833</text:p>
          </table:table-cell>
          <table:table-cell table:formula="of:=STDEV([.BE69:.BE78])" office:value-type="float" office:value="1.36011942372833" calcext:value-type="float">
            <text:p>1.36011942372833</text:p>
          </table:table-cell>
          <table:table-cell table:formula="of:=STDEV([.BF69:.BF78])" office:value-type="float" office:value="1.36011942372833" calcext:value-type="float">
            <text:p>1.36011942372833</text:p>
          </table:table-cell>
          <table:table-cell table:formula="of:=STDEV([.BG69:.BG78])" office:value-type="float" office:value="1.36011942372833" calcext:value-type="float">
            <text:p>1.36011942372833</text:p>
          </table:table-cell>
          <table:table-cell table:formula="of:=STDEV([.BH69:.BH78])" office:value-type="float" office:value="1.36011942372833" calcext:value-type="float">
            <text:p>1.36011942372833</text:p>
          </table:table-cell>
          <table:table-cell table:formula="of:=STDEV([.BI69:.BI78])" office:value-type="float" office:value="1.36011942372833" calcext:value-type="float">
            <text:p>1.36011942372833</text:p>
          </table:table-cell>
          <table:table-cell table:formula="of:=STDEV([.BJ69:.BJ78])" office:value-type="float" office:value="1.36011942372833" calcext:value-type="float">
            <text:p>1.36011942372833</text:p>
          </table:table-cell>
          <table:table-cell table:formula="of:=STDEV([.BK69:.BK78])" office:value-type="float" office:value="1.02008956779625" calcext:value-type="float">
            <text:p>1.02008956779625</text:p>
          </table:table-cell>
          <table:table-cell table:formula="of:=STDEV([.BL69:.BL78])" office:value-type="float" office:value="0" calcext:value-type="float">
            <text:p>0</text:p>
          </table:table-cell>
          <table:table-cell table:formula="of:=STDEV([.BM69:.BM78])" office:value-type="float" office:value="0" calcext:value-type="float">
            <text:p>0</text:p>
          </table:table-cell>
          <table:table-cell table:formula="of:=STDEV([.BN69:.BN78])" office:value-type="float" office:value="0" calcext:value-type="float">
            <text:p>0</text:p>
          </table:table-cell>
          <table:table-cell table:formula="of:=STDEV([.BO69:.BO78])" office:value-type="float" office:value="0" calcext:value-type="float">
            <text:p>0</text:p>
          </table:table-cell>
          <table:table-cell table:formula="of:=STDEV([.BP69:.BP78])" office:value-type="float" office:value="0" calcext:value-type="float">
            <text:p>0</text:p>
          </table:table-cell>
          <table:table-cell table:formula="of:=STDEV([.BQ69:.BQ78])" office:value-type="float" office:value="0" calcext:value-type="float">
            <text:p>0</text:p>
          </table:table-cell>
          <table:table-cell table:formula="of:=STDEV([.BR69:.BR78])" office:value-type="float" office:value="0" calcext:value-type="float">
            <text:p>0</text:p>
          </table:table-cell>
          <table:table-cell table:formula="of:=STDEV([.BS69:.BS78])" office:value-type="float" office:value="0" calcext:value-type="float">
            <text:p>0</text:p>
          </table:table-cell>
          <table:table-cell table:formula="of:=STDEV([.BT69:.BT78])" office:value-type="float" office:value="0" calcext:value-type="float">
            <text:p>0</text:p>
          </table:table-cell>
          <table:table-cell table:formula="of:=STDEV([.BU69:.BU78])" office:value-type="float" office:value="0" calcext:value-type="float">
            <text:p>0</text:p>
          </table:table-cell>
          <table:table-cell table:formula="of:=STDEV([.BV69:.BV78])" office:value-type="float" office:value="0" calcext:value-type="float">
            <text:p>0</text:p>
          </table:table-cell>
          <table:table-cell table:formula="of:=STDEV([.BW69:.BW78])" office:value-type="float" office:value="0" calcext:value-type="float">
            <text:p>0</text:p>
          </table:table-cell>
          <table:table-cell table:formula="of:=STDEV([.BX69:.BX78])" office:value-type="float" office:value="0" calcext:value-type="float">
            <text:p>0</text:p>
          </table:table-cell>
          <table:table-cell table:formula="of:=STDEV([.BY69:.BY78])" office:value-type="float" office:value="0" calcext:value-type="float">
            <text:p>0</text:p>
          </table:table-cell>
          <table:table-cell table:formula="of:=STDEV([.BZ69:.BZ78])" office:value-type="float" office:value="0" calcext:value-type="float">
            <text:p>0</text:p>
          </table:table-cell>
          <table:table-cell table:formula="of:=STDEV([.CA69:.CA78])" office:value-type="float" office:value="0" calcext:value-type="float">
            <text:p>0</text:p>
          </table:table-cell>
          <table:table-cell table:formula="of:=STDEV([.CB69:.CB78])" office:value-type="float" office:value="0" calcext:value-type="float">
            <text:p>0</text:p>
          </table:table-cell>
          <table:table-cell table:formula="of:=STDEV([.CC69:.CC78])" office:value-type="float" office:value="0" calcext:value-type="float">
            <text:p>0</text:p>
          </table:table-cell>
          <table:table-cell table:formula="of:=STDEV([.CD69:.CD78])" office:value-type="float" office:value="0" calcext:value-type="float">
            <text:p>0</text:p>
          </table:table-cell>
          <table:table-cell table:formula="of:=STDEV([.CE69:.CE78])" office:value-type="float" office:value="0" calcext:value-type="float">
            <text:p>0</text:p>
          </table:table-cell>
          <table:table-cell table:formula="of:=STDEV([.CF69:.CF78])" office:value-type="float" office:value="0" calcext:value-type="float">
            <text:p>0</text:p>
          </table:table-cell>
          <table:table-cell table:formula="of:=STDEV([.CG69:.CG78])" office:value-type="float" office:value="0" calcext:value-type="float">
            <text:p>0</text:p>
          </table:table-cell>
          <table:table-cell table:formula="of:=STDEV([.CH69:.CH78])" office:value-type="float" office:value="0" calcext:value-type="float">
            <text:p>0</text:p>
          </table:table-cell>
          <table:table-cell table:formula="of:=STDEV([.CI69:.CI78])" office:value-type="float" office:value="0" calcext:value-type="float">
            <text:p>0</text:p>
          </table:table-cell>
          <table:table-cell table:formula="of:=STDEV([.CJ69:.CJ78])" office:value-type="float" office:value="0" calcext:value-type="float">
            <text:p>0</text:p>
          </table:table-cell>
          <table:table-cell table:formula="of:=STDEV([.CK69:.CK78])" office:value-type="float" office:value="0" calcext:value-type="float">
            <text:p>0</text:p>
          </table:table-cell>
          <table:table-cell table:formula="of:=STDEV([.CL69:.CL78])" office:value-type="float" office:value="0" calcext:value-type="float">
            <text:p>0</text:p>
          </table:table-cell>
          <table:table-cell table:formula="of:=STDEV([.CM69:.CM78])" office:value-type="float" office:value="0" calcext:value-type="float">
            <text:p>0</text:p>
          </table:table-cell>
          <table:table-cell table:formula="of:=STDEV([.CN69:.CN78])" office:value-type="float" office:value="0" calcext:value-type="float">
            <text:p>0</text:p>
          </table:table-cell>
          <table:table-cell table:formula="of:=STDEV([.CO69:.CO78])" office:value-type="float" office:value="0" calcext:value-type="float">
            <text:p>0</text:p>
          </table:table-cell>
          <table:table-cell table:formula="of:=STDEV([.CP69:.CP78])" office:value-type="float" office:value="0" calcext:value-type="float">
            <text:p>0</text:p>
          </table:table-cell>
          <table:table-cell table:formula="of:=STDEV([.CQ69:.CQ78])" office:value-type="float" office:value="0" calcext:value-type="float">
            <text:p>0</text:p>
          </table:table-cell>
          <table:table-cell table:formula="of:=STDEV([.CR69:.CR78])" office:value-type="float" office:value="0" calcext:value-type="float">
            <text:p>0</text:p>
          </table:table-cell>
          <table:table-cell table:formula="of:=STDEV([.CS69:.CS78])" office:value-type="float" office:value="0" calcext:value-type="float">
            <text:p>0</text:p>
          </table:table-cell>
          <table:table-cell table:formula="of:=STDEV([.CT69:.CT78])" office:value-type="float" office:value="0" calcext:value-type="float">
            <text:p>0</text:p>
          </table:table-cell>
          <table:table-cell table:formula="of:=STDEV([.CU69:.CU78])" office:value-type="float" office:value="0" calcext:value-type="float">
            <text:p>0</text:p>
          </table:table-cell>
          <table:table-cell table:formula="of:=STDEV([.CV69:.CV78])" office:value-type="float" office:value="0" calcext:value-type="float">
            <text:p>0</text:p>
          </table:table-cell>
          <table:table-cell table:formula="of:=STDEV([.CW69:.CW78])" office:value-type="float" office:value="0" calcext:value-type="float">
            <text:p>0</text:p>
          </table:table-cell>
          <table:table-cell table:formula="of:=STDEV([.CX69:.CX78])" office:value-type="float" office:value="0" calcext:value-type="float">
            <text:p>0</text:p>
          </table:table-cell>
          <table:table-cell table:formula="of:=STDEV([.CY69:.CY78])" office:value-type="float" office:value="0" calcext:value-type="float">
            <text:p>0</text:p>
          </table:table-cell>
          <table:table-cell table:formula="of:=STDEV([.CZ69:.CZ78])" office:value-type="float" office:value="0" calcext:value-type="float">
            <text:p>0</text:p>
          </table:table-cell>
          <table:table-cell table:formula="of:=STDEV([.DA69:.DA78])" office:value-type="float" office:value="1.02008956779625" calcext:value-type="float">
            <text:p>1.02008956779625</text:p>
          </table:table-cell>
          <table:table-cell table:formula="of:=STDEV([.DB69:.DB78])" office:value-type="float" office:value="1.02008956779625" calcext:value-type="float">
            <text:p>1.02008956779625</text:p>
          </table:table-cell>
          <table:table-cell table:formula="of:=STDEV([.DC69:.DC78])" office:value-type="float" office:value="1.02008956779625" calcext:value-type="float">
            <text:p>1.02008956779625</text:p>
          </table:table-cell>
          <table:table-cell table:formula="of:=STDEV([.DD69:.DD78])" office:value-type="float" office:value="1.02008956779625" calcext:value-type="float">
            <text:p>1.02008956779625</text:p>
          </table:table-cell>
          <table:table-cell table:formula="of:=STDEV([.DE69:.DE78])" office:value-type="float" office:value="1.02008956779625" calcext:value-type="float">
            <text:p>1.02008956779625</text:p>
          </table:table-cell>
          <table:table-cell table:formula="of:=STDEV([.DF69:.DF78])" office:value-type="float" office:value="1.02008956779625" calcext:value-type="float">
            <text:p>1.02008956779625</text:p>
          </table:table-cell>
          <table:table-cell table:formula="of:=STDEV([.DG69:.DG78])" office:value-type="float" office:value="1.02008956779625" calcext:value-type="float">
            <text:p>1.02008956779625</text:p>
          </table:table-cell>
          <table:table-cell table:formula="of:=STDEV([.DH69:.DH78])" office:value-type="float" office:value="1.02008956779625" calcext:value-type="float">
            <text:p>1.02008956779625</text:p>
          </table:table-cell>
          <table:table-cell table:formula="of:=STDEV([.DI69:.DI78])" office:value-type="float" office:value="1.02008956779625" calcext:value-type="float">
            <text:p>1.02008956779625</text:p>
          </table:table-cell>
          <table:table-cell table:formula="of:=STDEV([.DJ69:.DJ78])" office:value-type="float" office:value="1.02008956779625" calcext:value-type="float">
            <text:p>1.02008956779625</text:p>
          </table:table-cell>
          <table:table-cell table:formula="of:=STDEV([.DK69:.DK78])" office:value-type="float" office:value="1.02008956779625" calcext:value-type="float">
            <text:p>1.02008956779625</text:p>
          </table:table-cell>
          <table:table-cell table:formula="of:=STDEV([.DL69:.DL78])" office:value-type="float" office:value="0" calcext:value-type="float">
            <text:p>0</text:p>
          </table:table-cell>
          <table:table-cell table:formula="of:=STDEV([.DM69:.DM78])" office:value-type="float" office:value="0" calcext:value-type="float">
            <text:p>0</text:p>
          </table:table-cell>
          <table:table-cell table:formula="of:=STDEV([.DN69:.DN78])" office:value-type="float" office:value="0" calcext:value-type="float">
            <text:p>0</text:p>
          </table:table-cell>
          <table:table-cell table:formula="of:=STDEV([.DO69:.DO78])" office:value-type="float" office:value="0" calcext:value-type="float">
            <text:p>0</text:p>
          </table:table-cell>
          <table:table-cell table:formula="of:=STDEV([.DP69:.DP78])" office:value-type="float" office:value="0" calcext:value-type="float">
            <text:p>0</text:p>
          </table:table-cell>
          <table:table-cell table:formula="of:=STDEV([.DQ69:.DQ78])" office:value-type="float" office:value="0" calcext:value-type="float">
            <text:p>0</text:p>
          </table:table-cell>
          <table:table-cell table:formula="of:=STDEV([.DR69:.DR78])" office:value-type="float" office:value="0" calcext:value-type="float">
            <text:p>0</text:p>
          </table:table-cell>
          <table:table-cell table:formula="of:=STDEV([.DS69:.DS78])" office:value-type="float" office:value="0" calcext:value-type="float">
            <text:p>0</text:p>
          </table:table-cell>
          <table:table-cell table:formula="of:=STDEV([.DT69:.DT78])" office:value-type="float" office:value="0" calcext:value-type="float">
            <text:p>0</text:p>
          </table:table-cell>
          <table:table-cell table:formula="of:=STDEV([.DU69:.DU78])" office:value-type="float" office:value="0" calcext:value-type="float">
            <text:p>0</text:p>
          </table:table-cell>
          <table:table-cell table:formula="of:=STDEV([.DV69:.DV78])" office:value-type="float" office:value="0" calcext:value-type="float">
            <text:p>0</text:p>
          </table:table-cell>
          <table:table-cell table:formula="of:=STDEV([.DW69:.DW78])" office:value-type="float" office:value="0" calcext:value-type="float">
            <text:p>0</text:p>
          </table:table-cell>
          <table:table-cell table:formula="of:=STDEV([.DX69:.DX78])" office:value-type="float" office:value="1.02008956779625" calcext:value-type="float">
            <text:p>1.02008956779625</text:p>
          </table:table-cell>
          <table:table-cell table:formula="of:=STDEV([.DY69:.DY78])" office:value-type="float" office:value="0" calcext:value-type="float">
            <text:p>0</text:p>
          </table:table-cell>
          <table:table-cell table:formula="of:=STDEV([.DZ69:.DZ78])" office:value-type="float" office:value="0" calcext:value-type="float">
            <text:p>0</text:p>
          </table:table-cell>
          <table:table-cell table:formula="of:=STDEV([.EA69:.EA78])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3.6363636363636" calcext:value-type="float">
            <text:p>13.6363636363636</text:p>
          </table:table-cell>
          <table:table-cell table:number-columns-repeated="2" office:value-type="float" office:value="22.7272727272727" calcext:value-type="float">
            <text:p>22.7272727272727</text:p>
          </table:table-cell>
          <table:table-cell table:number-columns-repeated="3" office:value-type="float" office:value="36.3636363636364" calcext:value-type="float">
            <text:p>36.36363636363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table:number-columns-repeated="4" office:value-type="float" office:value="77.2727272727273" calcext:value-type="float">
            <text:p>77.2727272727273</text:p>
          </table:table-cell>
          <table:table-cell table:number-columns-repeated="4" office:value-type="float" office:value="86.3636363636364" calcext:value-type="float">
            <text:p>86.3636363636364</text:p>
          </table:table-cell>
          <table:table-cell table:number-columns-repeated="4" office:value-type="float" office:value="90.9090909090909" calcext:value-type="float">
            <text:p>90.9090909090909</text:p>
          </table:table-cell>
          <table:table-cell table:number-columns-repeated="27" office:value-type="float" office:value="95.4545454545455" calcext:value-type="float">
            <text:p>95.4545454545455</text:p>
          </table:table-cell>
          <table:table-cell table:number-columns-repeated="7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9.09090909090909" calcext:value-type="float">
            <text:p>9.09090909090909</text:p>
          </table:table-cell>
          <table:table-cell table:number-columns-repeated="3" office:value-type="float" office:value="18.1818181818182" calcext:value-type="float">
            <text:p>18.181818181818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45.4545454545455" calcext:value-type="float">
            <text:p>45.4545454545455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table:number-columns-repeated="3" office:value-type="float" office:value="81.8181818181818" calcext:value-type="float">
            <text:p>81.818181818181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table:number-columns-repeated="5" office:value-type="float" office:value="86.3636363636364" calcext:value-type="float">
            <text:p>86.3636363636364</text:p>
          </table:table-cell>
          <table:table-cell table:number-columns-repeated="3" office:value-type="float" office:value="90.9090909090909" calcext:value-type="float">
            <text:p>90.9090909090909</text:p>
          </table:table-cell>
          <table:table-cell table:number-columns-repeated="5" office:value-type="float" office:value="95.4545454545455" calcext:value-type="float">
            <text:p>95.454545454545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 office:value-type="float" office:value="95.4545454545455" calcext:value-type="float">
            <text:p>95.4545454545455</text:p>
          </table:table-cell>
          <table:table-cell table:number-columns-repeated="8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3" office:value-type="float" office:value="31.8181818181818" calcext:value-type="float">
            <text:p>31.8181818181818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table:number-columns-repeated="4" office:value-type="float" office:value="72.7272727272727" calcext:value-type="float">
            <text:p>72.7272727272727</text:p>
          </table:table-cell>
          <table:table-cell table:number-columns-repeated="4" office:value-type="float" office:value="77.2727272727273" calcext:value-type="float">
            <text:p>77.2727272727273</text:p>
          </table:table-cell>
          <table:table-cell table:number-columns-repeated="5" office:value-type="float" office:value="86.3636363636364" calcext:value-type="float">
            <text:p>86.3636363636364</text:p>
          </table:table-cell>
          <table:table-cell table:number-columns-repeated="4" office:value-type="float" office:value="90.9090909090909" calcext:value-type="float">
            <text:p>90.9090909090909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6" office:value-type="float" office:value="95.4545454545455" calcext:value-type="float">
            <text:p>95.4545454545455</text:p>
          </table:table-cell>
          <table:table-cell table:number-columns-repeated="81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54.5454545454545" calcext:value-type="float">
            <text:p>54.5454545454545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5" office:value-type="float" office:value="72.7272727272727" calcext:value-type="float">
            <text:p>72.7272727272727</text:p>
          </table:table-cell>
          <table:table-cell table:number-columns-repeated="5" office:value-type="float" office:value="77.2727272727273" calcext:value-type="float">
            <text:p>77.2727272727273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86.3636363636364" calcext:value-type="float">
            <text:p>86.3636363636364</text:p>
          </table:table-cell>
          <table:table-cell table:number-columns-repeated="4" office:value-type="float" office:value="90.9090909090909" calcext:value-type="float">
            <text:p>90.9090909090909</text:p>
          </table:table-cell>
          <table:table-cell table:number-columns-repeated="4" office:value-type="float" office:value="95.4545454545455" calcext:value-type="float">
            <text:p>95.454545454545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5" office:value-type="float" office:value="95.4545454545455" calcext:value-type="float">
            <text:p>95.4545454545455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9" office:value-type="float" office:value="95.4545454545455" calcext:value-type="float">
            <text:p>95.4545454545455</text:p>
          </table:table-cell>
          <table:table-cell table:number-columns-repeated="60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3" office:value-type="float" office:value="31.8181818181818" calcext:value-type="float">
            <text:p>31.8181818181818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table:number-columns-repeated="2" office:value-type="float" office:value="77.2727272727273" calcext:value-type="float">
            <text:p>77.2727272727273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table:number-columns-repeated="4" office:value-type="float" office:value="86.3636363636364" calcext:value-type="float">
            <text:p>86.3636363636364</text:p>
          </table:table-cell>
          <table:table-cell table:number-columns-repeated="3" office:value-type="float" office:value="81.8181818181818" calcext:value-type="float">
            <text:p>81.8181818181818</text:p>
          </table:table-cell>
          <table:table-cell table:number-columns-repeated="10" office:value-type="float" office:value="86.3636363636364" calcext:value-type="float">
            <text:p>86.3636363636364</text:p>
          </table:table-cell>
          <table:table-cell table:number-columns-repeated="9" office:value-type="float" office:value="90.9090909090909" calcext:value-type="float">
            <text:p>90.9090909090909</text:p>
          </table:table-cell>
          <table:table-cell table:number-columns-repeated="83" office:value-type="float" office:value="95.4545454545455" calcext:value-type="float">
            <text:p>95.454545454545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3" office:value-type="float" office:value="36.3636363636364" calcext:value-type="float">
            <text:p>36.3636363636364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9" office:value-type="float" office:value="90.9090909090909" calcext:value-type="float">
            <text:p>90.9090909090909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64" office:value-type="float" office:value="100" calcext:value-type="float">
            <text:p>100</text:p>
          </table:table-cell>
          <table:table-cell table:number-columns-repeated="3" office:value-type="float" office:value="95.4545454545455" calcext:value-type="float">
            <text:p>95.4545454545455</text:p>
          </table:table-cell>
          <table:table-cell table:number-columns-repeated="37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45.4545454545455" calcext:value-type="float">
            <text:p>45.4545454545455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3" office:value-type="float" office:value="72.7272727272727" calcext:value-type="float">
            <text:p>72.7272727272727</text:p>
          </table:table-cell>
          <table:table-cell table:number-columns-repeated="3" office:value-type="float" office:value="77.2727272727273" calcext:value-type="float">
            <text:p>77.2727272727273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3" office:value-type="float" office:value="90.9090909090909" calcext:value-type="float">
            <text:p>90.9090909090909</text:p>
          </table:table-cell>
          <table:table-cell table:number-columns-repeated="6" office:value-type="float" office:value="95.4545454545455" calcext:value-type="float">
            <text:p>95.4545454545455</text:p>
          </table:table-cell>
          <table:table-cell table:number-columns-repeated="20" office:value-type="float" office:value="100" calcext:value-type="float">
            <text:p>100</text:p>
          </table:table-cell>
          <table:table-cell table:number-columns-repeated="16" office:value-type="float" office:value="95.4545454545455" calcext:value-type="float">
            <text:p>95.4545454545455</text:p>
          </table:table-cell>
          <table:table-cell table:number-columns-repeated="6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09090909090909" calcext:value-type="float">
            <text:p>9.09090909090909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6" office:value-type="float" office:value="72.7272727272727" calcext:value-type="float">
            <text:p>72.7272727272727</text:p>
          </table:table-cell>
          <table:table-cell office:value-type="float" office:value="77.2727272727273" calcext:value-type="float">
            <text:p>77.2727272727273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4" office:value-type="float" office:value="77.2727272727273" calcext:value-type="float">
            <text:p>77.2727272727273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86.3636363636364" calcext:value-type="float">
            <text:p>86.3636363636364</text:p>
          </table:table-cell>
          <table:table-cell table:number-columns-repeated="3" office:value-type="float" office:value="90.9090909090909" calcext:value-type="float">
            <text:p>90.9090909090909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4" office:value-type="float" office:value="90.9090909090909" calcext:value-type="float">
            <text:p>90.9090909090909</text:p>
          </table:table-cell>
          <table:table-cell table:number-columns-repeated="35" office:value-type="float" office:value="95.4545454545455" calcext:value-type="float">
            <text:p>95.4545454545455</text:p>
          </table:table-cell>
          <table:table-cell table:number-columns-repeated="55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3" office:value-type="float" office:value="68.1818181818182" calcext:value-type="float">
            <text:p>68.1818181818182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table:number-columns-repeated="7" office:value-type="float" office:value="81.8181818181818" calcext:value-type="float">
            <text:p>81.818181818181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3" office:value-type="float" office:value="90.9090909090909" calcext:value-type="float">
            <text:p>90.9090909090909</text:p>
          </table:table-cell>
          <table:table-cell table:number-columns-repeated="4" office:value-type="float" office:value="95.4545454545455" calcext:value-type="float">
            <text:p>95.4545454545455</text:p>
          </table:table-cell>
          <table:table-cell table:number-columns-repeated="27" office:value-type="float" office:value="100" calcext:value-type="float">
            <text:p>100</text:p>
          </table:table-cell>
          <table:table-cell table:number-columns-repeated="9" office:value-type="float" office:value="95.4545454545455" calcext:value-type="float">
            <text:p>95.454545454545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3" office:value-type="float" office:value="95.4545454545455" calcext:value-type="float">
            <text:p>95.4545454545455</text:p>
          </table:table-cell>
          <table:table-cell table:number-columns-repeated="35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.54545454545455" calcext:value-type="float">
            <text:p>4.54545454545455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77.2727272727273" calcext:value-type="float">
            <text:p>77.2727272727273</text:p>
          </table:table-cell>
          <table:table-cell table:number-columns-repeated="6" office:value-type="float" office:value="81.8181818181818" calcext:value-type="float">
            <text:p>81.8181818181818</text:p>
          </table:table-cell>
          <table:table-cell table:number-columns-repeated="8" office:value-type="float" office:value="90.9090909090909" calcext:value-type="float">
            <text:p>90.9090909090909</text:p>
          </table:table-cell>
          <table:table-cell table:number-columns-repeated="7"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3" office:value-type="float" office:value="95.4545454545455" calcext:value-type="float">
            <text:p>95.4545454545455</text:p>
          </table:table-cell>
          <table:table-cell table:number-columns-repeated="7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82:.B91])" office:value-type="float" office:value="0" calcext:value-type="float">
            <text:p>0</text:p>
          </table:table-cell>
          <table:table-cell table:formula="of:=AVERAGE([.C82:.C91])" office:value-type="float" office:value="3.18181818181818" calcext:value-type="float">
            <text:p>3.18181818181818</text:p>
          </table:table-cell>
          <table:table-cell table:formula="of:=AVERAGE([.D82:.D91])" office:value-type="float" office:value="10" calcext:value-type="float">
            <text:p>10</text:p>
          </table:table-cell>
          <table:table-cell table:formula="of:=AVERAGE([.E82:.E91])" office:value-type="float" office:value="19.5454545454545" calcext:value-type="float">
            <text:p>19.5454545454545</text:p>
          </table:table-cell>
          <table:table-cell table:formula="of:=AVERAGE([.F82:.F91])" office:value-type="float" office:value="25" calcext:value-type="float">
            <text:p>25</text:p>
          </table:table-cell>
          <table:table-cell table:formula="of:=AVERAGE([.G82:.G91])" office:value-type="float" office:value="30" calcext:value-type="float">
            <text:p>30</text:p>
          </table:table-cell>
          <table:table-cell table:formula="of:=AVERAGE([.H82:.H91])" office:value-type="float" office:value="34.0909090909091" calcext:value-type="float">
            <text:p>34.0909090909091</text:p>
          </table:table-cell>
          <table:table-cell table:formula="of:=AVERAGE([.I82:.I91])" office:value-type="float" office:value="39.0909090909091" calcext:value-type="float">
            <text:p>39.0909090909091</text:p>
          </table:table-cell>
          <table:table-cell table:formula="of:=AVERAGE([.J82:.J91])" office:value-type="float" office:value="46.3636363636364" calcext:value-type="float">
            <text:p>46.3636363636364</text:p>
          </table:table-cell>
          <table:table-cell table:formula="of:=AVERAGE([.K82:.K91])" office:value-type="float" office:value="51.3636363636364" calcext:value-type="float">
            <text:p>51.3636363636364</text:p>
          </table:table-cell>
          <table:table-cell table:formula="of:=AVERAGE([.L82:.L91])" office:value-type="float" office:value="54.5454545454546" calcext:value-type="float">
            <text:p>54.5454545454546</text:p>
          </table:table-cell>
          <table:table-cell table:formula="of:=AVERAGE([.M82:.M91])" office:value-type="float" office:value="60.4545454545455" calcext:value-type="float">
            <text:p>60.4545454545455</text:p>
          </table:table-cell>
          <table:table-cell table:formula="of:=AVERAGE([.N82:.N91])" office:value-type="float" office:value="65" calcext:value-type="float">
            <text:p>65</text:p>
          </table:table-cell>
          <table:table-cell table:formula="of:=AVERAGE([.O82:.O91])" office:value-type="float" office:value="69.0909090909091" calcext:value-type="float">
            <text:p>69.0909090909091</text:p>
          </table:table-cell>
          <table:table-cell table:formula="of:=AVERAGE([.P82:.P91])" office:value-type="float" office:value="71.8181818181818" calcext:value-type="float">
            <text:p>71.8181818181818</text:p>
          </table:table-cell>
          <table:table-cell table:formula="of:=AVERAGE([.Q82:.Q91])" office:value-type="float" office:value="72.7272727272727" calcext:value-type="float">
            <text:p>72.7272727272727</text:p>
          </table:table-cell>
          <table:table-cell table:formula="of:=AVERAGE([.R82:.R91])" office:value-type="float" office:value="75.9090909090909" calcext:value-type="float">
            <text:p>75.9090909090909</text:p>
          </table:table-cell>
          <table:table-cell table:formula="of:=AVERAGE([.S82:.S91])" office:value-type="float" office:value="78.1818181818182" calcext:value-type="float">
            <text:p>78.1818181818182</text:p>
          </table:table-cell>
          <table:table-cell table:formula="of:=AVERAGE([.T82:.T91])" office:value-type="float" office:value="79.0909090909091" calcext:value-type="float">
            <text:p>79.0909090909091</text:p>
          </table:table-cell>
          <table:table-cell table:formula="of:=AVERAGE([.U82:.U91])" office:value-type="float" office:value="80.9090909090909" calcext:value-type="float">
            <text:p>80.9090909090909</text:p>
          </table:table-cell>
          <table:table-cell table:formula="of:=AVERAGE([.V82:.V91])" office:value-type="float" office:value="81.3636363636364" calcext:value-type="float">
            <text:p>81.3636363636364</text:p>
          </table:table-cell>
          <table:table-cell table:formula="of:=AVERAGE([.W82:.W91])" office:value-type="float" office:value="84.0909090909091" calcext:value-type="float">
            <text:p>84.0909090909091</text:p>
          </table:table-cell>
          <table:table-cell table:formula="of:=AVERAGE([.X82:.X91])" office:value-type="float" office:value="85" calcext:value-type="float">
            <text:p>85</text:p>
          </table:table-cell>
          <table:table-cell table:formula="of:=AVERAGE([.Y82:.Y91])" office:value-type="float" office:value="85.4545454545455" calcext:value-type="float">
            <text:p>85.4545454545455</text:p>
          </table:table-cell>
          <table:table-cell table:formula="of:=AVERAGE([.Z82:.Z91])" office:value-type="float" office:value="86.3636363636364" calcext:value-type="float">
            <text:p>86.3636363636364</text:p>
          </table:table-cell>
          <table:table-cell table:formula="of:=AVERAGE([.AA82:.AA91])" office:value-type="float" office:value="87.7272727272727" calcext:value-type="float">
            <text:p>87.7272727272727</text:p>
          </table:table-cell>
          <table:table-cell table:formula="of:=AVERAGE([.AB82:.AB91])" office:value-type="float" office:value="89.0909090909091" calcext:value-type="float">
            <text:p>89.0909090909091</text:p>
          </table:table-cell>
          <table:table-cell table:formula="of:=AVERAGE([.AC82:.AC91])" office:value-type="float" office:value="90" calcext:value-type="float">
            <text:p>90</text:p>
          </table:table-cell>
          <table:table-cell table:formula="of:=AVERAGE([.AD82:.AD91])" office:value-type="float" office:value="90.9090909090909" calcext:value-type="float">
            <text:p>90.9090909090909</text:p>
          </table:table-cell>
          <table:table-cell table:formula="of:=AVERAGE([.AE82:.AE91])" office:value-type="float" office:value="92.2727272727273" calcext:value-type="float">
            <text:p>92.2727272727273</text:p>
          </table:table-cell>
          <table:table-cell table:formula="of:=AVERAGE([.AF82:.AF91])" office:value-type="float" office:value="94.0909090909091" calcext:value-type="float">
            <text:p>94.0909090909091</text:p>
          </table:table-cell>
          <table:table-cell table:formula="of:=AVERAGE([.AG82:.AG91])" office:value-type="float" office:value="95" calcext:value-type="float">
            <text:p>95</text:p>
          </table:table-cell>
          <table:table-cell table:formula="of:=AVERAGE([.AH82:.AH91])" office:value-type="float" office:value="95.4545454545455" calcext:value-type="float">
            <text:p>95.4545454545455</text:p>
          </table:table-cell>
          <table:table-cell table:formula="of:=AVERAGE([.AI82:.AI91])" office:value-type="float" office:value="95.9090909090909" calcext:value-type="float">
            <text:p>95.9090909090909</text:p>
          </table:table-cell>
          <table:table-cell table:formula="of:=AVERAGE([.AJ82:.AJ91])" office:value-type="float" office:value="95.9090909090909" calcext:value-type="float">
            <text:p>95.9090909090909</text:p>
          </table:table-cell>
          <table:table-cell table:formula="of:=AVERAGE([.AK82:.AK91])" office:value-type="float" office:value="96.8181818181818" calcext:value-type="float">
            <text:p>96.8181818181818</text:p>
          </table:table-cell>
          <table:table-cell table:formula="of:=AVERAGE([.AL82:.AL91])" office:value-type="float" office:value="96.8181818181818" calcext:value-type="float">
            <text:p>96.8181818181818</text:p>
          </table:table-cell>
          <table:table-cell table:formula="of:=AVERAGE([.AM82:.AM91])" office:value-type="float" office:value="96.3636363636364" calcext:value-type="float">
            <text:p>96.3636363636364</text:p>
          </table:table-cell>
          <table:table-cell table:formula="of:=AVERAGE([.AN82:.AN91])" office:value-type="float" office:value="96.3636363636364" calcext:value-type="float">
            <text:p>96.3636363636364</text:p>
          </table:table-cell>
          <table:table-cell table:formula="of:=AVERAGE([.AO82:.AO91])" office:value-type="float" office:value="96.3636363636364" calcext:value-type="float">
            <text:p>96.3636363636364</text:p>
          </table:table-cell>
          <table:table-cell table:formula="of:=AVERAGE([.AP82:.AP91])" office:value-type="float" office:value="96.8181818181818" calcext:value-type="float">
            <text:p>96.8181818181818</text:p>
          </table:table-cell>
          <table:table-cell table:formula="of:=AVERAGE([.AQ82:.AQ91])" office:value-type="float" office:value="96.8181818181818" calcext:value-type="float">
            <text:p>96.8181818181818</text:p>
          </table:table-cell>
          <table:table-cell table:formula="of:=AVERAGE([.AR82:.AR91])" office:value-type="float" office:value="96.8181818181818" calcext:value-type="float">
            <text:p>96.8181818181818</text:p>
          </table:table-cell>
          <table:table-cell table:formula="of:=AVERAGE([.AS82:.AS91])" office:value-type="float" office:value="96.3636363636364" calcext:value-type="float">
            <text:p>96.3636363636364</text:p>
          </table:table-cell>
          <table:table-cell table:formula="of:=AVERAGE([.AT82:.AT91])" office:value-type="float" office:value="96.3636363636364" calcext:value-type="float">
            <text:p>96.3636363636364</text:p>
          </table:table-cell>
          <table:table-cell table:formula="of:=AVERAGE([.AU82:.AU91])" office:value-type="float" office:value="96.3636363636364" calcext:value-type="float">
            <text:p>96.3636363636364</text:p>
          </table:table-cell>
          <table:table-cell table:formula="of:=AVERAGE([.AV82:.AV91])" office:value-type="float" office:value="96.3636363636364" calcext:value-type="float">
            <text:p>96.3636363636364</text:p>
          </table:table-cell>
          <table:table-cell table:formula="of:=AVERAGE([.AW82:.AW91])" office:value-type="float" office:value="96.8181818181818" calcext:value-type="float">
            <text:p>96.8181818181818</text:p>
          </table:table-cell>
          <table:table-cell table:formula="of:=AVERAGE([.AX82:.AX91])" office:value-type="float" office:value="96.8181818181818" calcext:value-type="float">
            <text:p>96.8181818181818</text:p>
          </table:table-cell>
          <table:table-cell table:formula="of:=AVERAGE([.AY82:.AY91])" office:value-type="float" office:value="97.7272727272727" calcext:value-type="float">
            <text:p>97.7272727272727</text:p>
          </table:table-cell>
          <table:table-cell table:formula="of:=AVERAGE([.AZ82:.AZ91])" office:value-type="float" office:value="97.7272727272727" calcext:value-type="float">
            <text:p>97.7272727272727</text:p>
          </table:table-cell>
          <table:table-cell table:formula="of:=AVERAGE([.BA82:.BA91])" office:value-type="float" office:value="97.2727272727273" calcext:value-type="float">
            <text:p>97.2727272727273</text:p>
          </table:table-cell>
          <table:table-cell table:formula="of:=AVERAGE([.BB82:.BB91])" office:value-type="float" office:value="97.2727272727273" calcext:value-type="float">
            <text:p>97.2727272727273</text:p>
          </table:table-cell>
          <table:table-cell table:formula="of:=AVERAGE([.BC82:.BC91])" office:value-type="float" office:value="97.7272727272727" calcext:value-type="float">
            <text:p>97.7272727272727</text:p>
          </table:table-cell>
          <table:table-cell table:formula="of:=AVERAGE([.BD82:.BD91])" office:value-type="float" office:value="97.7272727272727" calcext:value-type="float">
            <text:p>97.7272727272727</text:p>
          </table:table-cell>
          <table:table-cell table:formula="of:=AVERAGE([.BE82:.BE91])" office:value-type="float" office:value="97.7272727272727" calcext:value-type="float">
            <text:p>97.7272727272727</text:p>
          </table:table-cell>
          <table:table-cell table:formula="of:=AVERAGE([.BF82:.BF91])" office:value-type="float" office:value="98.1818181818182" calcext:value-type="float">
            <text:p>98.1818181818182</text:p>
          </table:table-cell>
          <table:table-cell table:formula="of:=AVERAGE([.BG82:.BG91])" office:value-type="float" office:value="98.1818181818182" calcext:value-type="float">
            <text:p>98.1818181818182</text:p>
          </table:table-cell>
          <table:table-cell table:formula="of:=AVERAGE([.BH82:.BH91])" office:value-type="float" office:value="98.1818181818182" calcext:value-type="float">
            <text:p>98.1818181818182</text:p>
          </table:table-cell>
          <table:table-cell table:formula="of:=AVERAGE([.BI82:.BI91])" office:value-type="float" office:value="98.6363636363636" calcext:value-type="float">
            <text:p>98.6363636363636</text:p>
          </table:table-cell>
          <table:table-cell table:formula="of:=AVERAGE([.BJ82:.BJ91])" office:value-type="float" office:value="98.1818181818182" calcext:value-type="float">
            <text:p>98.1818181818182</text:p>
          </table:table-cell>
          <table:table-cell table:formula="of:=AVERAGE([.BK82:.BK91])" office:value-type="float" office:value="97.7272727272727" calcext:value-type="float">
            <text:p>97.7272727272727</text:p>
          </table:table-cell>
          <table:table-cell table:formula="of:=AVERAGE([.BL82:.BL91])" office:value-type="float" office:value="97.7272727272727" calcext:value-type="float">
            <text:p>97.7272727272727</text:p>
          </table:table-cell>
          <table:table-cell table:formula="of:=AVERAGE([.BM82:.BM91])" office:value-type="float" office:value="97.7272727272727" calcext:value-type="float">
            <text:p>97.7272727272727</text:p>
          </table:table-cell>
          <table:table-cell table:formula="of:=AVERAGE([.BN82:.BN91])" office:value-type="float" office:value="97.7272727272727" calcext:value-type="float">
            <text:p>97.7272727272727</text:p>
          </table:table-cell>
          <table:table-cell table:formula="of:=AVERAGE([.BO82:.BO91])" office:value-type="float" office:value="97.7272727272727" calcext:value-type="float">
            <text:p>97.7272727272727</text:p>
          </table:table-cell>
          <table:table-cell table:formula="of:=AVERAGE([.BP82:.BP91])" office:value-type="float" office:value="97.7272727272727" calcext:value-type="float">
            <text:p>97.7272727272727</text:p>
          </table:table-cell>
          <table:table-cell table:formula="of:=AVERAGE([.BQ82:.BQ91])" office:value-type="float" office:value="98.1818181818182" calcext:value-type="float">
            <text:p>98.1818181818182</text:p>
          </table:table-cell>
          <table:table-cell table:formula="of:=AVERAGE([.BR82:.BR91])" office:value-type="float" office:value="98.1818181818182" calcext:value-type="float">
            <text:p>98.1818181818182</text:p>
          </table:table-cell>
          <table:table-cell table:formula="of:=AVERAGE([.BS82:.BS91])" office:value-type="float" office:value="98.6363636363636" calcext:value-type="float">
            <text:p>98.6363636363636</text:p>
          </table:table-cell>
          <table:table-cell table:formula="of:=AVERAGE([.BT82:.BT91])" office:value-type="float" office:value="99.0909090909091" calcext:value-type="float">
            <text:p>99.0909090909091</text:p>
          </table:table-cell>
          <table:table-cell table:formula="of:=AVERAGE([.BU82:.BU91])" office:value-type="float" office:value="99.0909090909091" calcext:value-type="float">
            <text:p>99.0909090909091</text:p>
          </table:table-cell>
          <table:table-cell table:formula="of:=AVERAGE([.BV82:.BV91])" office:value-type="float" office:value="98.6363636363636" calcext:value-type="float">
            <text:p>98.6363636363636</text:p>
          </table:table-cell>
          <table:table-cell table:formula="of:=AVERAGE([.BW82:.BW91])" office:value-type="float" office:value="98.6363636363636" calcext:value-type="float">
            <text:p>98.6363636363636</text:p>
          </table:table-cell>
          <table:table-cell table:formula="of:=AVERAGE([.BX82:.BX91])" office:value-type="float" office:value="98.6363636363636" calcext:value-type="float">
            <text:p>98.6363636363636</text:p>
          </table:table-cell>
          <table:table-cell table:formula="of:=AVERAGE([.BY82:.BY91])" office:value-type="float" office:value="99.0909090909091" calcext:value-type="float">
            <text:p>99.0909090909091</text:p>
          </table:table-cell>
          <table:table-cell table:formula="of:=AVERAGE([.BZ82:.BZ91])" office:value-type="float" office:value="99.0909090909091" calcext:value-type="float">
            <text:p>99.0909090909091</text:p>
          </table:table-cell>
          <table:table-cell table:formula="of:=AVERAGE([.CA82:.CA91])" office:value-type="float" office:value="99.0909090909091" calcext:value-type="float">
            <text:p>99.0909090909091</text:p>
          </table:table-cell>
          <table:table-cell table:formula="of:=AVERAGE([.CB82:.CB91])" office:value-type="float" office:value="99.0909090909091" calcext:value-type="float">
            <text:p>99.0909090909091</text:p>
          </table:table-cell>
          <table:table-cell table:formula="of:=AVERAGE([.CC82:.CC91])" office:value-type="float" office:value="99.0909090909091" calcext:value-type="float">
            <text:p>99.0909090909091</text:p>
          </table:table-cell>
          <table:table-cell table:formula="of:=AVERAGE([.CD82:.CD91])" office:value-type="float" office:value="99.0909090909091" calcext:value-type="float">
            <text:p>99.0909090909091</text:p>
          </table:table-cell>
          <table:table-cell table:formula="of:=AVERAGE([.CE82:.CE91])" office:value-type="float" office:value="99.0909090909091" calcext:value-type="float">
            <text:p>99.0909090909091</text:p>
          </table:table-cell>
          <table:table-cell table:formula="of:=AVERAGE([.CF82:.CF91])" office:value-type="float" office:value="99.0909090909091" calcext:value-type="float">
            <text:p>99.0909090909091</text:p>
          </table:table-cell>
          <table:table-cell table:formula="of:=AVERAGE([.CG82:.CG91])" office:value-type="float" office:value="99.0909090909091" calcext:value-type="float">
            <text:p>99.0909090909091</text:p>
          </table:table-cell>
          <table:table-cell table:formula="of:=AVERAGE([.CH82:.CH91])" office:value-type="float" office:value="99.0909090909091" calcext:value-type="float">
            <text:p>99.0909090909091</text:p>
          </table:table-cell>
          <table:table-cell table:formula="of:=AVERAGE([.CI82:.CI91])" office:value-type="float" office:value="99.0909090909091" calcext:value-type="float">
            <text:p>99.0909090909091</text:p>
          </table:table-cell>
          <table:table-cell table:formula="of:=AVERAGE([.CJ82:.CJ91])" office:value-type="float" office:value="99.0909090909091" calcext:value-type="float">
            <text:p>99.0909090909091</text:p>
          </table:table-cell>
          <table:table-cell table:formula="of:=AVERAGE([.CK82:.CK91])" office:value-type="float" office:value="99.0909090909091" calcext:value-type="float">
            <text:p>99.0909090909091</text:p>
          </table:table-cell>
          <table:table-cell table:formula="of:=AVERAGE([.CL82:.CL91])" office:value-type="float" office:value="99.0909090909091" calcext:value-type="float">
            <text:p>99.0909090909091</text:p>
          </table:table-cell>
          <table:table-cell table:formula="of:=AVERAGE([.CM82:.CM91])" office:value-type="float" office:value="99.0909090909091" calcext:value-type="float">
            <text:p>99.0909090909091</text:p>
          </table:table-cell>
          <table:table-cell table:formula="of:=AVERAGE([.CN82:.CN91])" office:value-type="float" office:value="98.6363636363636" calcext:value-type="float">
            <text:p>98.6363636363636</text:p>
          </table:table-cell>
          <table:table-cell table:formula="of:=AVERAGE([.CO82:.CO91])" office:value-type="float" office:value="98.6363636363636" calcext:value-type="float">
            <text:p>98.6363636363636</text:p>
          </table:table-cell>
          <table:table-cell table:formula="of:=AVERAGE([.CP82:.CP91])" office:value-type="float" office:value="98.6363636363636" calcext:value-type="float">
            <text:p>98.6363636363636</text:p>
          </table:table-cell>
          <table:table-cell table:formula="of:=AVERAGE([.CQ82:.CQ91])" office:value-type="float" office:value="99.0909090909091" calcext:value-type="float">
            <text:p>99.0909090909091</text:p>
          </table:table-cell>
          <table:table-cell table:formula="of:=AVERAGE([.CR82:.CR91])" office:value-type="float" office:value="99.0909090909091" calcext:value-type="float">
            <text:p>99.0909090909091</text:p>
          </table:table-cell>
          <table:table-cell table:formula="of:=AVERAGE([.CS82:.CS91])" office:value-type="float" office:value="99.5454545454546" calcext:value-type="float">
            <text:p>99.5454545454546</text:p>
          </table:table-cell>
          <table:table-cell table:formula="of:=AVERAGE([.CT82:.CT91])" office:value-type="float" office:value="99.5454545454546" calcext:value-type="float">
            <text:p>99.5454545454546</text:p>
          </table:table-cell>
          <table:table-cell table:formula="of:=AVERAGE([.CU82:.CU91])" office:value-type="float" office:value="99.5454545454546" calcext:value-type="float">
            <text:p>99.5454545454546</text:p>
          </table:table-cell>
          <table:table-cell table:formula="of:=AVERAGE([.CV82:.CV91])" office:value-type="float" office:value="99.5454545454546" calcext:value-type="float">
            <text:p>99.5454545454546</text:p>
          </table:table-cell>
          <table:table-cell table:formula="of:=AVERAGE([.CW82:.CW91])" office:value-type="float" office:value="99.5454545454546" calcext:value-type="float">
            <text:p>99.5454545454546</text:p>
          </table:table-cell>
          <table:table-cell table:formula="of:=AVERAGE([.CX82:.CX91])" office:value-type="float" office:value="99.5454545454546" calcext:value-type="float">
            <text:p>99.5454545454546</text:p>
          </table:table-cell>
          <table:table-cell table:formula="of:=AVERAGE([.CY82:.CY91])" office:value-type="float" office:value="99.5454545454546" calcext:value-type="float">
            <text:p>99.5454545454546</text:p>
          </table:table-cell>
          <table:table-cell table:formula="of:=AVERAGE([.CZ82:.CZ91])" office:value-type="float" office:value="99.5454545454546" calcext:value-type="float">
            <text:p>99.5454545454546</text:p>
          </table:table-cell>
          <table:table-cell table:formula="of:=AVERAGE([.DA82:.DA91])" office:value-type="float" office:value="99.5454545454546" calcext:value-type="float">
            <text:p>99.5454545454546</text:p>
          </table:table-cell>
          <table:table-cell table:formula="of:=AVERAGE([.DB82:.DB91])" office:value-type="float" office:value="99.5454545454546" calcext:value-type="float">
            <text:p>99.5454545454546</text:p>
          </table:table-cell>
          <table:table-cell table:formula="of:=AVERAGE([.DC82:.DC91])" office:value-type="float" office:value="99.5454545454546" calcext:value-type="float">
            <text:p>99.5454545454546</text:p>
          </table:table-cell>
          <table:table-cell table:formula="of:=AVERAGE([.DD82:.DD91])" office:value-type="float" office:value="99.5454545454546" calcext:value-type="float">
            <text:p>99.5454545454546</text:p>
          </table:table-cell>
          <table:table-cell table:formula="of:=AVERAGE([.DE82:.DE91])" office:value-type="float" office:value="99.5454545454546" calcext:value-type="float">
            <text:p>99.5454545454546</text:p>
          </table:table-cell>
          <table:table-cell table:formula="of:=AVERAGE([.DF82:.DF91])" office:value-type="float" office:value="99.5454545454546" calcext:value-type="float">
            <text:p>99.5454545454546</text:p>
          </table:table-cell>
          <table:table-cell table:formula="of:=AVERAGE([.DG82:.DG91])" office:value-type="float" office:value="99.5454545454546" calcext:value-type="float">
            <text:p>99.5454545454546</text:p>
          </table:table-cell>
          <table:table-cell table:formula="of:=AVERAGE([.DH82:.DH91])" office:value-type="float" office:value="99.5454545454546" calcext:value-type="float">
            <text:p>99.5454545454546</text:p>
          </table:table-cell>
          <table:table-cell table:formula="of:=AVERAGE([.DI82:.DI91])" office:value-type="float" office:value="99.5454545454546" calcext:value-type="float">
            <text:p>99.5454545454546</text:p>
          </table:table-cell>
          <table:table-cell table:formula="of:=AVERAGE([.DJ82:.DJ91])" office:value-type="float" office:value="99.5454545454546" calcext:value-type="float">
            <text:p>99.5454545454546</text:p>
          </table:table-cell>
          <table:table-cell table:formula="of:=AVERAGE([.DK82:.DK91])" office:value-type="float" office:value="99.5454545454546" calcext:value-type="float">
            <text:p>99.5454545454546</text:p>
          </table:table-cell>
          <table:table-cell table:formula="of:=AVERAGE([.DL82:.DL91])" office:value-type="float" office:value="99.5454545454546" calcext:value-type="float">
            <text:p>99.5454545454546</text:p>
          </table:table-cell>
          <table:table-cell table:formula="of:=AVERAGE([.DM82:.DM91])" office:value-type="float" office:value="99.5454545454546" calcext:value-type="float">
            <text:p>99.5454545454546</text:p>
          </table:table-cell>
          <table:table-cell table:formula="of:=AVERAGE([.DN82:.DN91])" office:value-type="float" office:value="99.5454545454546" calcext:value-type="float">
            <text:p>99.5454545454546</text:p>
          </table:table-cell>
          <table:table-cell table:formula="of:=AVERAGE([.DO82:.DO91])" office:value-type="float" office:value="99.5454545454546" calcext:value-type="float">
            <text:p>99.5454545454546</text:p>
          </table:table-cell>
          <table:table-cell table:formula="of:=AVERAGE([.DP82:.DP91])" office:value-type="float" office:value="99.5454545454546" calcext:value-type="float">
            <text:p>99.5454545454546</text:p>
          </table:table-cell>
          <table:table-cell table:formula="of:=AVERAGE([.DQ82:.DQ91])" office:value-type="float" office:value="99.5454545454546" calcext:value-type="float">
            <text:p>99.5454545454546</text:p>
          </table:table-cell>
          <table:table-cell table:formula="of:=AVERAGE([.DR82:.DR91])" office:value-type="float" office:value="99.5454545454546" calcext:value-type="float">
            <text:p>99.5454545454546</text:p>
          </table:table-cell>
          <table:table-cell table:formula="of:=AVERAGE([.DS82:.DS91])" office:value-type="float" office:value="99.5454545454546" calcext:value-type="float">
            <text:p>99.5454545454546</text:p>
          </table:table-cell>
          <table:table-cell table:formula="of:=AVERAGE([.DT82:.DT91])" office:value-type="float" office:value="99.5454545454546" calcext:value-type="float">
            <text:p>99.5454545454546</text:p>
          </table:table-cell>
          <table:table-cell table:formula="of:=AVERAGE([.DU82:.DU91])" office:value-type="float" office:value="99.5454545454546" calcext:value-type="float">
            <text:p>99.5454545454546</text:p>
          </table:table-cell>
          <table:table-cell table:formula="of:=AVERAGE([.DV82:.DV91])" office:value-type="float" office:value="99.5454545454546" calcext:value-type="float">
            <text:p>99.5454545454546</text:p>
          </table:table-cell>
          <table:table-cell table:formula="of:=AVERAGE([.DW82:.DW91])" office:value-type="float" office:value="99.5454545454546" calcext:value-type="float">
            <text:p>99.5454545454546</text:p>
          </table:table-cell>
          <table:table-cell table:formula="of:=AVERAGE([.DX82:.DX91])" office:value-type="float" office:value="99.5454545454546" calcext:value-type="float">
            <text:p>99.5454545454546</text:p>
          </table:table-cell>
          <table:table-cell table:formula="of:=AVERAGE([.DY82:.DY91])" office:value-type="float" office:value="99.5454545454546" calcext:value-type="float">
            <text:p>99.5454545454546</text:p>
          </table:table-cell>
          <table:table-cell table:formula="of:=AVERAGE([.DZ82:.DZ91])" office:value-type="float" office:value="99.5454545454546" calcext:value-type="float">
            <text:p>99.5454545454546</text:p>
          </table:table-cell>
          <table:table-cell table:formula="of:=AVERAGE([.EA82:.EA91])" office:value-type="float" office:value="99.5454545454546" calcext:value-type="float">
            <text:p>99.545454545454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82:.B91])" office:value-type="float" office:value="0" calcext:value-type="float">
            <text:p>0</text:p>
          </table:table-cell>
          <table:table-cell table:formula="of:=STDEV([.C82:.C91])" office:value-type="float" office:value="3.06794798959342" calcext:value-type="float">
            <text:p>3.06794798959342</text:p>
          </table:table-cell>
          <table:table-cell table:formula="of:=STDEV([.D82:.D91])" office:value-type="float" office:value="7.0417879021953" calcext:value-type="float">
            <text:p>7.0417879021953</text:p>
          </table:table-cell>
          <table:table-cell table:formula="of:=STDEV([.E82:.E91])" office:value-type="float" office:value="4.31219680932052" calcext:value-type="float">
            <text:p>4.31219680932052</text:p>
          </table:table-cell>
          <table:table-cell table:formula="of:=STDEV([.F82:.F91])" office:value-type="float" office:value="4.90965204424838" calcext:value-type="float">
            <text:p>4.90965204424838</text:p>
          </table:table-cell>
          <table:table-cell table:formula="of:=STDEV([.G82:.G91])" office:value-type="float" office:value="5.33539904898758" calcext:value-type="float">
            <text:p>5.33539904898758</text:p>
          </table:table-cell>
          <table:table-cell table:formula="of:=STDEV([.H82:.H91])" office:value-type="float" office:value="5.76952508019993" calcext:value-type="float">
            <text:p>5.76952508019993</text:p>
          </table:table-cell>
          <table:table-cell table:formula="of:=STDEV([.I82:.I91])" office:value-type="float" office:value="5.33539904898758" calcext:value-type="float">
            <text:p>5.33539904898758</text:p>
          </table:table-cell>
          <table:table-cell table:formula="of:=STDEV([.J82:.J91])" office:value-type="float" office:value="6.35641726163728" calcext:value-type="float">
            <text:p>6.35641726163728</text:p>
          </table:table-cell>
          <table:table-cell table:formula="of:=STDEV([.K82:.K91])" office:value-type="float" office:value="6.07951595386027" calcext:value-type="float">
            <text:p>6.07951595386027</text:p>
          </table:table-cell>
          <table:table-cell table:formula="of:=STDEV([.L82:.L91])" office:value-type="float" office:value="6.06060606060606" calcext:value-type="float">
            <text:p>6.06060606060606</text:p>
          </table:table-cell>
          <table:table-cell table:formula="of:=STDEV([.M82:.M91])" office:value-type="float" office:value="6.79288235498784" calcext:value-type="float">
            <text:p>6.79288235498784</text:p>
          </table:table-cell>
          <table:table-cell table:formula="of:=STDEV([.N82:.N91])" office:value-type="float" office:value="7.43814406583853" calcext:value-type="float">
            <text:p>7.43814406583853</text:p>
          </table:table-cell>
          <table:table-cell table:formula="of:=STDEV([.O82:.O91])" office:value-type="float" office:value="4.6945252681302" calcext:value-type="float">
            <text:p>4.6945252681302</text:p>
          </table:table-cell>
          <table:table-cell table:formula="of:=STDEV([.P82:.P91])" office:value-type="float" office:value="4.17698447033038" calcext:value-type="float">
            <text:p>4.17698447033038</text:p>
          </table:table-cell>
          <table:table-cell table:formula="of:=STDEV([.Q82:.Q91])" office:value-type="float" office:value="6.42824346533225" calcext:value-type="float">
            <text:p>6.42824346533225</text:p>
          </table:table-cell>
          <table:table-cell table:formula="of:=STDEV([.R82:.R91])" office:value-type="float" office:value="7.43814406583853" calcext:value-type="float">
            <text:p>7.43814406583853</text:p>
          </table:table-cell>
          <table:table-cell table:formula="of:=STDEV([.S82:.S91])" office:value-type="float" office:value="5.58760270138963" calcext:value-type="float">
            <text:p>5.58760270138963</text:p>
          </table:table-cell>
          <table:table-cell table:formula="of:=STDEV([.T82:.T91])" office:value-type="float" office:value="5.33539904898758" calcext:value-type="float">
            <text:p>5.33539904898758</text:p>
          </table:table-cell>
          <table:table-cell table:formula="of:=STDEV([.U82:.U91])" office:value-type="float" office:value="5.16042011088679" calcext:value-type="float">
            <text:p>5.16042011088679</text:p>
          </table:table-cell>
          <table:table-cell table:formula="of:=STDEV([.V82:.V91])" office:value-type="float" office:value="5.84856335321781" calcext:value-type="float">
            <text:p>5.84856335321781</text:p>
          </table:table-cell>
          <table:table-cell table:formula="of:=STDEV([.W82:.W91])" office:value-type="float" office:value="5.76952508019993" calcext:value-type="float">
            <text:p>5.76952508019993</text:p>
          </table:table-cell>
          <table:table-cell table:formula="of:=STDEV([.X82:.X91])" office:value-type="float" office:value="6.07951595386026" calcext:value-type="float">
            <text:p>6.07951595386026</text:p>
          </table:table-cell>
          <table:table-cell table:formula="of:=STDEV([.Y82:.Y91])" office:value-type="float" office:value="5.16042011088679" calcext:value-type="float">
            <text:p>5.16042011088679</text:p>
          </table:table-cell>
          <table:table-cell table:formula="of:=STDEV([.Z82:.Z91])" office:value-type="float" office:value="3.71134809512602" calcext:value-type="float">
            <text:p>3.71134809512602</text:p>
          </table:table-cell>
          <table:table-cell table:formula="of:=STDEV([.AA82:.AA91])" office:value-type="float" office:value="5.68938889561169" calcext:value-type="float">
            <text:p>5.68938889561169</text:p>
          </table:table-cell>
          <table:table-cell table:formula="of:=STDEV([.AB82:.AB91])" office:value-type="float" office:value="6.49927593622037" calcext:value-type="float">
            <text:p>6.49927593622037</text:p>
          </table:table-cell>
          <table:table-cell table:formula="of:=STDEV([.AC82:.AC91])" office:value-type="float" office:value="6.35641726163728" calcext:value-type="float">
            <text:p>6.35641726163728</text:p>
          </table:table-cell>
          <table:table-cell table:formula="of:=STDEV([.AD82:.AD91])" office:value-type="float" office:value="6.06060606060606" calcext:value-type="float">
            <text:p>6.06060606060606</text:p>
          </table:table-cell>
          <table:table-cell table:formula="of:=STDEV([.AE82:.AE91])" office:value-type="float" office:value="5.2704627669473" calcext:value-type="float">
            <text:p>5.2704627669473</text:p>
          </table:table-cell>
          <table:table-cell table:formula="of:=STDEV([.AF82:.AF91])" office:value-type="float" office:value="4.81522684305173" calcext:value-type="float">
            <text:p>4.81522684305173</text:p>
          </table:table-cell>
          <table:table-cell table:formula="of:=STDEV([.AG82:.AG91])" office:value-type="float" office:value="5.00229515733915" calcext:value-type="float">
            <text:p>5.00229515733915</text:p>
          </table:table-cell>
          <table:table-cell table:formula="of:=STDEV([.AH82:.AH91])" office:value-type="float" office:value="4.28549564355483" calcext:value-type="float">
            <text:p>4.28549564355483</text:p>
          </table:table-cell>
          <table:table-cell table:formula="of:=STDEV([.AI82:.AI91])" office:value-type="float" office:value="4.52013148187161" calcext:value-type="float">
            <text:p>4.52013148187161</text:p>
          </table:table-cell>
          <table:table-cell table:formula="of:=STDEV([.AJ82:.AJ91])" office:value-type="float" office:value="4.52013148187161" calcext:value-type="float">
            <text:p>4.52013148187161</text:p>
          </table:table-cell>
          <table:table-cell table:formula="of:=STDEV([.AK82:.AK91])" office:value-type="float" office:value="4.81522684305173" calcext:value-type="float">
            <text:p>4.81522684305173</text:p>
          </table:table-cell>
          <table:table-cell table:formula="of:=STDEV([.AL82:.AL91])" office:value-type="float" office:value="4.81522684305173" calcext:value-type="float">
            <text:p>4.81522684305173</text:p>
          </table:table-cell>
          <table:table-cell table:formula="of:=STDEV([.AM82:.AM91])" office:value-type="float" office:value="4.6945252681302" calcext:value-type="float">
            <text:p>4.6945252681302</text:p>
          </table:table-cell>
          <table:table-cell table:formula="of:=STDEV([.AN82:.AN91])" office:value-type="float" office:value="3.58550289884825" calcext:value-type="float">
            <text:p>3.58550289884825</text:p>
          </table:table-cell>
          <table:table-cell table:formula="of:=STDEV([.AO82:.AO91])" office:value-type="float" office:value="3.58550289884825" calcext:value-type="float">
            <text:p>3.58550289884825</text:p>
          </table:table-cell>
          <table:table-cell table:formula="of:=STDEV([.AP82:.AP91])" office:value-type="float" office:value="3.06794798959342" calcext:value-type="float">
            <text:p>3.06794798959342</text:p>
          </table:table-cell>
          <table:table-cell table:formula="of:=STDEV([.AQ82:.AQ91])" office:value-type="float" office:value="3.06794798959342" calcext:value-type="float">
            <text:p>3.06794798959342</text:p>
          </table:table-cell>
          <table:table-cell table:formula="of:=STDEV([.AR82:.AR91])" office:value-type="float" office:value="3.06794798959342" calcext:value-type="float">
            <text:p>3.06794798959342</text:p>
          </table:table-cell>
          <table:table-cell table:formula="of:=STDEV([.AS82:.AS91])" office:value-type="float" office:value="2.87479787288035" calcext:value-type="float">
            <text:p>2.87479787288035</text:p>
          </table:table-cell>
          <table:table-cell table:formula="of:=STDEV([.AT82:.AT91])" office:value-type="float" office:value="2.87479787288035" calcext:value-type="float">
            <text:p>2.87479787288035</text:p>
          </table:table-cell>
          <table:table-cell table:formula="of:=STDEV([.AU82:.AU91])" office:value-type="float" office:value="2.87479787288035" calcext:value-type="float">
            <text:p>2.87479787288035</text:p>
          </table:table-cell>
          <table:table-cell table:formula="of:=STDEV([.AV82:.AV91])" office:value-type="float" office:value="2.87479787288035" calcext:value-type="float">
            <text:p>2.87479787288035</text:p>
          </table:table-cell>
          <table:table-cell table:formula="of:=STDEV([.AW82:.AW91])" office:value-type="float" office:value="2.19566314336204" calcext:value-type="float">
            <text:p>2.19566314336204</text:p>
          </table:table-cell>
          <table:table-cell table:formula="of:=STDEV([.AX82:.AX91])" office:value-type="float" office:value="2.19566314336204" calcext:value-type="float">
            <text:p>2.19566314336204</text:p>
          </table:table-cell>
          <table:table-cell table:formula="of:=STDEV([.AY82:.AY91])" office:value-type="float" office:value="2.39566489406695" calcext:value-type="float">
            <text:p>2.39566489406695</text:p>
          </table:table-cell>
          <table:table-cell table:formula="of:=STDEV([.AZ82:.AZ91])" office:value-type="float" office:value="2.39566489406695" calcext:value-type="float">
            <text:p>2.39566489406695</text:p>
          </table:table-cell>
          <table:table-cell table:formula="of:=STDEV([.BA82:.BA91])" office:value-type="float" office:value="2.3472626340651" calcext:value-type="float">
            <text:p>2.3472626340651</text:p>
          </table:table-cell>
          <table:table-cell table:formula="of:=STDEV([.BB82:.BB91])" office:value-type="float" office:value="2.3472626340651" calcext:value-type="float">
            <text:p>2.3472626340651</text:p>
          </table:table-cell>
          <table:table-cell table:formula="of:=STDEV([.BC82:.BC91])" office:value-type="float" office:value="2.39566489406695" calcext:value-type="float">
            <text:p>2.39566489406695</text:p>
          </table:table-cell>
          <table:table-cell table:formula="of:=STDEV([.BD82:.BD91])" office:value-type="float" office:value="2.39566489406695" calcext:value-type="float">
            <text:p>2.39566489406695</text:p>
          </table:table-cell>
          <table:table-cell table:formula="of:=STDEV([.BE82:.BE91])" office:value-type="float" office:value="2.39566489406695" calcext:value-type="float">
            <text:p>2.39566489406695</text:p>
          </table:table-cell>
          <table:table-cell table:formula="of:=STDEV([.BF82:.BF91])" office:value-type="float" office:value="2.3472626340651" calcext:value-type="float">
            <text:p>2.3472626340651</text:p>
          </table:table-cell>
          <table:table-cell table:formula="of:=STDEV([.BG82:.BG91])" office:value-type="float" office:value="2.3472626340651" calcext:value-type="float">
            <text:p>2.3472626340651</text:p>
          </table:table-cell>
          <table:table-cell table:formula="of:=STDEV([.BH82:.BH91])" office:value-type="float" office:value="2.3472626340651" calcext:value-type="float">
            <text:p>2.3472626340651</text:p>
          </table:table-cell>
          <table:table-cell table:formula="of:=STDEV([.BI82:.BI91])" office:value-type="float" office:value="2.19566314336204" calcext:value-type="float">
            <text:p>2.19566314336204</text:p>
          </table:table-cell>
          <table:table-cell table:formula="of:=STDEV([.BJ82:.BJ91])" office:value-type="float" office:value="2.3472626340651" calcext:value-type="float">
            <text:p>2.3472626340651</text:p>
          </table:table-cell>
          <table:table-cell table:formula="of:=STDEV([.BK82:.BK91])" office:value-type="float" office:value="2.39566489406695" calcext:value-type="float">
            <text:p>2.39566489406695</text:p>
          </table:table-cell>
          <table:table-cell table:formula="of:=STDEV([.BL82:.BL91])" office:value-type="float" office:value="2.39566489406695" calcext:value-type="float">
            <text:p>2.39566489406695</text:p>
          </table:table-cell>
          <table:table-cell table:formula="of:=STDEV([.BM82:.BM91])" office:value-type="float" office:value="2.39566489406695" calcext:value-type="float">
            <text:p>2.39566489406695</text:p>
          </table:table-cell>
          <table:table-cell table:formula="of:=STDEV([.BN82:.BN91])" office:value-type="float" office:value="2.39566489406695" calcext:value-type="float">
            <text:p>2.39566489406695</text:p>
          </table:table-cell>
          <table:table-cell table:formula="of:=STDEV([.BO82:.BO91])" office:value-type="float" office:value="2.39566489406695" calcext:value-type="float">
            <text:p>2.39566489406695</text:p>
          </table:table-cell>
          <table:table-cell table:formula="of:=STDEV([.BP82:.BP91])" office:value-type="float" office:value="2.39566489406695" calcext:value-type="float">
            <text:p>2.39566489406695</text:p>
          </table:table-cell>
          <table:table-cell table:formula="of:=STDEV([.BQ82:.BQ91])" office:value-type="float" office:value="2.3472626340651" calcext:value-type="float">
            <text:p>2.3472626340651</text:p>
          </table:table-cell>
          <table:table-cell table:formula="of:=STDEV([.BR82:.BR91])" office:value-type="float" office:value="2.3472626340651" calcext:value-type="float">
            <text:p>2.3472626340651</text:p>
          </table:table-cell>
          <table:table-cell table:formula="of:=STDEV([.BS82:.BS91])" office:value-type="float" office:value="2.19566314336204" calcext:value-type="float">
            <text:p>2.19566314336204</text:p>
          </table:table-cell>
          <table:table-cell table:formula="of:=STDEV([.BT82:.BT91])" office:value-type="float" office:value="1.91653191525356" calcext:value-type="float">
            <text:p>1.91653191525356</text:p>
          </table:table-cell>
          <table:table-cell table:formula="of:=STDEV([.BU82:.BU91])" office:value-type="float" office:value="1.91653191525356" calcext:value-type="float">
            <text:p>1.91653191525356</text:p>
          </table:table-cell>
          <table:table-cell table:formula="of:=STDEV([.BV82:.BV91])" office:value-type="float" office:value="2.19566314336204" calcext:value-type="float">
            <text:p>2.19566314336204</text:p>
          </table:table-cell>
          <table:table-cell table:formula="of:=STDEV([.BW82:.BW91])" office:value-type="float" office:value="2.19566314336204" calcext:value-type="float">
            <text:p>2.19566314336204</text:p>
          </table:table-cell>
          <table:table-cell table:formula="of:=STDEV([.BX82:.BX91])" office:value-type="float" office:value="2.19566314336204" calcext:value-type="float">
            <text:p>2.19566314336204</text:p>
          </table:table-cell>
          <table:table-cell table:formula="of:=STDEV([.BY82:.BY91])" office:value-type="float" office:value="1.91653191525356" calcext:value-type="float">
            <text:p>1.91653191525356</text:p>
          </table:table-cell>
          <table:table-cell table:formula="of:=STDEV([.BZ82:.BZ91])" office:value-type="float" office:value="1.91653191525356" calcext:value-type="float">
            <text:p>1.91653191525356</text:p>
          </table:table-cell>
          <table:table-cell table:formula="of:=STDEV([.CA82:.CA91])" office:value-type="float" office:value="1.91653191525356" calcext:value-type="float">
            <text:p>1.91653191525356</text:p>
          </table:table-cell>
          <table:table-cell table:formula="of:=STDEV([.CB82:.CB91])" office:value-type="float" office:value="1.91653191525356" calcext:value-type="float">
            <text:p>1.91653191525356</text:p>
          </table:table-cell>
          <table:table-cell table:formula="of:=STDEV([.CC82:.CC91])" office:value-type="float" office:value="1.91653191525356" calcext:value-type="float">
            <text:p>1.91653191525356</text:p>
          </table:table-cell>
          <table:table-cell table:formula="of:=STDEV([.CD82:.CD91])" office:value-type="float" office:value="1.91653191525356" calcext:value-type="float">
            <text:p>1.91653191525356</text:p>
          </table:table-cell>
          <table:table-cell table:formula="of:=STDEV([.CE82:.CE91])" office:value-type="float" office:value="1.91653191525356" calcext:value-type="float">
            <text:p>1.91653191525356</text:p>
          </table:table-cell>
          <table:table-cell table:formula="of:=STDEV([.CF82:.CF91])" office:value-type="float" office:value="1.91653191525356" calcext:value-type="float">
            <text:p>1.91653191525356</text:p>
          </table:table-cell>
          <table:table-cell table:formula="of:=STDEV([.CG82:.CG91])" office:value-type="float" office:value="1.91653191525356" calcext:value-type="float">
            <text:p>1.91653191525356</text:p>
          </table:table-cell>
          <table:table-cell table:formula="of:=STDEV([.CH82:.CH91])" office:value-type="float" office:value="1.91653191525356" calcext:value-type="float">
            <text:p>1.91653191525356</text:p>
          </table:table-cell>
          <table:table-cell table:formula="of:=STDEV([.CI82:.CI91])" office:value-type="float" office:value="1.91653191525356" calcext:value-type="float">
            <text:p>1.91653191525356</text:p>
          </table:table-cell>
          <table:table-cell table:formula="of:=STDEV([.CJ82:.CJ91])" office:value-type="float" office:value="1.91653191525356" calcext:value-type="float">
            <text:p>1.91653191525356</text:p>
          </table:table-cell>
          <table:table-cell table:formula="of:=STDEV([.CK82:.CK91])" office:value-type="float" office:value="1.91653191525356" calcext:value-type="float">
            <text:p>1.91653191525356</text:p>
          </table:table-cell>
          <table:table-cell table:formula="of:=STDEV([.CL82:.CL91])" office:value-type="float" office:value="1.91653191525356" calcext:value-type="float">
            <text:p>1.91653191525356</text:p>
          </table:table-cell>
          <table:table-cell table:formula="of:=STDEV([.CM82:.CM91])" office:value-type="float" office:value="1.91653191525356" calcext:value-type="float">
            <text:p>1.91653191525356</text:p>
          </table:table-cell>
          <table:table-cell table:formula="of:=STDEV([.CN82:.CN91])" office:value-type="float" office:value="2.19566314336204" calcext:value-type="float">
            <text:p>2.19566314336204</text:p>
          </table:table-cell>
          <table:table-cell table:formula="of:=STDEV([.CO82:.CO91])" office:value-type="float" office:value="2.19566314336204" calcext:value-type="float">
            <text:p>2.19566314336204</text:p>
          </table:table-cell>
          <table:table-cell table:formula="of:=STDEV([.CP82:.CP91])" office:value-type="float" office:value="2.19566314336204" calcext:value-type="float">
            <text:p>2.19566314336204</text:p>
          </table:table-cell>
          <table:table-cell table:formula="of:=STDEV([.CQ82:.CQ91])" office:value-type="float" office:value="1.91653191525356" calcext:value-type="float">
            <text:p>1.91653191525356</text:p>
          </table:table-cell>
          <table:table-cell table:formula="of:=STDEV([.CR82:.CR91])" office:value-type="float" office:value="1.91653191525356" calcext:value-type="float">
            <text:p>1.91653191525356</text:p>
          </table:table-cell>
          <table:table-cell table:formula="of:=STDEV([.CS82:.CS91])" office:value-type="float" office:value="1.43739893644017" calcext:value-type="float">
            <text:p>1.43739893644017</text:p>
          </table:table-cell>
          <table:table-cell table:formula="of:=STDEV([.CT82:.CT91])" office:value-type="float" office:value="1.43739893644017" calcext:value-type="float">
            <text:p>1.43739893644017</text:p>
          </table:table-cell>
          <table:table-cell table:formula="of:=STDEV([.CU82:.CU91])" office:value-type="float" office:value="1.43739893644017" calcext:value-type="float">
            <text:p>1.43739893644017</text:p>
          </table:table-cell>
          <table:table-cell table:formula="of:=STDEV([.CV82:.CV91])" office:value-type="float" office:value="1.43739893644017" calcext:value-type="float">
            <text:p>1.43739893644017</text:p>
          </table:table-cell>
          <table:table-cell table:formula="of:=STDEV([.CW82:.CW91])" office:value-type="float" office:value="1.43739893644017" calcext:value-type="float">
            <text:p>1.43739893644017</text:p>
          </table:table-cell>
          <table:table-cell table:formula="of:=STDEV([.CX82:.CX91])" office:value-type="float" office:value="1.43739893644017" calcext:value-type="float">
            <text:p>1.43739893644017</text:p>
          </table:table-cell>
          <table:table-cell table:formula="of:=STDEV([.CY82:.CY91])" office:value-type="float" office:value="1.43739893644017" calcext:value-type="float">
            <text:p>1.43739893644017</text:p>
          </table:table-cell>
          <table:table-cell table:formula="of:=STDEV([.CZ82:.CZ91])" office:value-type="float" office:value="1.43739893644017" calcext:value-type="float">
            <text:p>1.43739893644017</text:p>
          </table:table-cell>
          <table:table-cell table:formula="of:=STDEV([.DA82:.DA91])" office:value-type="float" office:value="1.43739893644017" calcext:value-type="float">
            <text:p>1.43739893644017</text:p>
          </table:table-cell>
          <table:table-cell table:formula="of:=STDEV([.DB82:.DB91])" office:value-type="float" office:value="1.43739893644017" calcext:value-type="float">
            <text:p>1.43739893644017</text:p>
          </table:table-cell>
          <table:table-cell table:formula="of:=STDEV([.DC82:.DC91])" office:value-type="float" office:value="1.43739893644017" calcext:value-type="float">
            <text:p>1.43739893644017</text:p>
          </table:table-cell>
          <table:table-cell table:formula="of:=STDEV([.DD82:.DD91])" office:value-type="float" office:value="1.43739893644017" calcext:value-type="float">
            <text:p>1.43739893644017</text:p>
          </table:table-cell>
          <table:table-cell table:formula="of:=STDEV([.DE82:.DE91])" office:value-type="float" office:value="1.43739893644017" calcext:value-type="float">
            <text:p>1.43739893644017</text:p>
          </table:table-cell>
          <table:table-cell table:formula="of:=STDEV([.DF82:.DF91])" office:value-type="float" office:value="1.43739893644017" calcext:value-type="float">
            <text:p>1.43739893644017</text:p>
          </table:table-cell>
          <table:table-cell table:formula="of:=STDEV([.DG82:.DG91])" office:value-type="float" office:value="1.43739893644017" calcext:value-type="float">
            <text:p>1.43739893644017</text:p>
          </table:table-cell>
          <table:table-cell table:formula="of:=STDEV([.DH82:.DH91])" office:value-type="float" office:value="1.43739893644017" calcext:value-type="float">
            <text:p>1.43739893644017</text:p>
          </table:table-cell>
          <table:table-cell table:formula="of:=STDEV([.DI82:.DI91])" office:value-type="float" office:value="1.43739893644017" calcext:value-type="float">
            <text:p>1.43739893644017</text:p>
          </table:table-cell>
          <table:table-cell table:formula="of:=STDEV([.DJ82:.DJ91])" office:value-type="float" office:value="1.43739893644017" calcext:value-type="float">
            <text:p>1.43739893644017</text:p>
          </table:table-cell>
          <table:table-cell table:formula="of:=STDEV([.DK82:.DK91])" office:value-type="float" office:value="1.43739893644017" calcext:value-type="float">
            <text:p>1.43739893644017</text:p>
          </table:table-cell>
          <table:table-cell table:formula="of:=STDEV([.DL82:.DL91])" office:value-type="float" office:value="1.43739893644017" calcext:value-type="float">
            <text:p>1.43739893644017</text:p>
          </table:table-cell>
          <table:table-cell table:formula="of:=STDEV([.DM82:.DM91])" office:value-type="float" office:value="1.43739893644017" calcext:value-type="float">
            <text:p>1.43739893644017</text:p>
          </table:table-cell>
          <table:table-cell table:formula="of:=STDEV([.DN82:.DN91])" office:value-type="float" office:value="1.43739893644017" calcext:value-type="float">
            <text:p>1.43739893644017</text:p>
          </table:table-cell>
          <table:table-cell table:formula="of:=STDEV([.DO82:.DO91])" office:value-type="float" office:value="1.43739893644017" calcext:value-type="float">
            <text:p>1.43739893644017</text:p>
          </table:table-cell>
          <table:table-cell table:formula="of:=STDEV([.DP82:.DP91])" office:value-type="float" office:value="1.43739893644017" calcext:value-type="float">
            <text:p>1.43739893644017</text:p>
          </table:table-cell>
          <table:table-cell table:formula="of:=STDEV([.DQ82:.DQ91])" office:value-type="float" office:value="1.43739893644017" calcext:value-type="float">
            <text:p>1.43739893644017</text:p>
          </table:table-cell>
          <table:table-cell table:formula="of:=STDEV([.DR82:.DR91])" office:value-type="float" office:value="1.43739893644017" calcext:value-type="float">
            <text:p>1.43739893644017</text:p>
          </table:table-cell>
          <table:table-cell table:formula="of:=STDEV([.DS82:.DS91])" office:value-type="float" office:value="1.43739893644017" calcext:value-type="float">
            <text:p>1.43739893644017</text:p>
          </table:table-cell>
          <table:table-cell table:formula="of:=STDEV([.DT82:.DT91])" office:value-type="float" office:value="1.43739893644017" calcext:value-type="float">
            <text:p>1.43739893644017</text:p>
          </table:table-cell>
          <table:table-cell table:formula="of:=STDEV([.DU82:.DU91])" office:value-type="float" office:value="1.43739893644017" calcext:value-type="float">
            <text:p>1.43739893644017</text:p>
          </table:table-cell>
          <table:table-cell table:formula="of:=STDEV([.DV82:.DV91])" office:value-type="float" office:value="1.43739893644017" calcext:value-type="float">
            <text:p>1.43739893644017</text:p>
          </table:table-cell>
          <table:table-cell table:formula="of:=STDEV([.DW82:.DW91])" office:value-type="float" office:value="1.43739893644017" calcext:value-type="float">
            <text:p>1.43739893644017</text:p>
          </table:table-cell>
          <table:table-cell table:formula="of:=STDEV([.DX82:.DX91])" office:value-type="float" office:value="1.43739893644017" calcext:value-type="float">
            <text:p>1.43739893644017</text:p>
          </table:table-cell>
          <table:table-cell table:formula="of:=STDEV([.DY82:.DY91])" office:value-type="float" office:value="1.43739893644017" calcext:value-type="float">
            <text:p>1.43739893644017</text:p>
          </table:table-cell>
          <table:table-cell table:formula="of:=STDEV([.DZ82:.DZ91])" office:value-type="float" office:value="1.43739893644017" calcext:value-type="float">
            <text:p>1.43739893644017</text:p>
          </table:table-cell>
          <table:table-cell table:formula="of:=STDEV([.EA82:.EA91])" office:value-type="float" office:value="1.43739893644017" calcext:value-type="float">
            <text:p>1.43739893644017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table:number-columns-repeated="2" office:value-type="float" office:value="13.6363636363636" calcext:value-type="float">
            <text:p>13.636363636363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6"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77.2727272727273" calcext:value-type="float">
            <text:p>77.2727272727273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16" office:value-type="float" office:value="95.4545454545455" calcext:value-type="float">
            <text:p>95.4545454545455</text:p>
          </table:table-cell>
          <table:table-cell table:number-columns-repeated="8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2"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3" office:value-type="float" office:value="63.6363636363636" calcext:value-type="float">
            <text:p>63.6363636363636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office:value-type="float" office:value="77.2727272727273" calcext:value-type="float">
            <text:p>77.2727272727273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5" office:value-type="float" office:value="90.9090909090909" calcext:value-type="float">
            <text:p>90.9090909090909</text:p>
          </table:table-cell>
          <table:table-cell table:number-columns-repeated="6" office:value-type="float" office:value="95.4545454545455" calcext:value-type="float">
            <text:p>95.4545454545455</text:p>
          </table:table-cell>
          <table:table-cell table:number-columns-repeated="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4" office:value-type="float" office:value="59.0909090909091" calcext:value-type="float">
            <text:p>59.0909090909091</text:p>
          </table:table-cell>
          <table:table-cell table:number-columns-repeated="3" office:value-type="float" office:value="63.6363636363636" calcext:value-type="float">
            <text:p>63.6363636363636</text:p>
          </table:table-cell>
          <table:table-cell table:number-columns-repeated="3" office:value-type="float" office:value="68.1818181818182" calcext:value-type="float">
            <text:p>68.181818181818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6" office:value-type="float" office:value="81.8181818181818" calcext:value-type="float">
            <text:p>81.8181818181818</text:p>
          </table:table-cell>
          <table:table-cell table:number-columns-repeated="4" office:value-type="float" office:value="86.3636363636364" calcext:value-type="float">
            <text:p>86.3636363636364</text:p>
          </table:table-cell>
          <table:table-cell table:number-columns-repeated="30" office:value-type="float" office:value="90.9090909090909" calcext:value-type="float">
            <text:p>90.9090909090909</text:p>
          </table:table-cell>
          <table:table-cell table:number-columns-repeated="67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5" office:value-type="float" office:value="36.3636363636364" calcext:value-type="float">
            <text:p>36.363636363636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table:number-columns-repeated="4" office:value-type="float" office:value="68.1818181818182" calcext:value-type="float">
            <text:p>68.1818181818182</text:p>
          </table:table-cell>
          <table:table-cell table:number-columns-repeated="10" office:value-type="float" office:value="72.7272727272727" calcext:value-type="float">
            <text:p>72.727272727272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5" office:value-type="float" office:value="81.8181818181818" calcext:value-type="float">
            <text:p>81.8181818181818</text:p>
          </table:table-cell>
          <table:table-cell table:number-columns-repeated="2" office:value-type="float" office:value="86.3636363636364" calcext:value-type="float">
            <text:p>86.3636363636364</text:p>
          </table:table-cell>
          <table:table-cell table:number-columns-repeated="9" office:value-type="float" office:value="90.9090909090909" calcext:value-type="float">
            <text:p>90.9090909090909</text:p>
          </table:table-cell>
          <table:table-cell table:number-columns-repeated="9" office:value-type="float" office:value="95.4545454545455" calcext:value-type="float">
            <text:p>95.4545454545455</text:p>
          </table:table-cell>
          <table:table-cell table:number-columns-repeated="7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table:number-columns-repeated="2" office:value-type="float" office:value="9.09090909090909" calcext:value-type="float">
            <text:p>9.09090909090909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4.5454545454545" calcext:value-type="float">
            <text:p>54.5454545454545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4" office:value-type="float" office:value="72.7272727272727" calcext:value-type="float">
            <text:p>72.7272727272727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4" office:value-type="float" office:value="77.2727272727273" calcext:value-type="float">
            <text:p>77.2727272727273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table:number-columns-repeated="2" office:value-type="float" office:value="86.3636363636364" calcext:value-type="float">
            <text:p>86.3636363636364</text:p>
          </table:table-cell>
          <table:table-cell table:number-columns-repeated="13" office:value-type="float" office:value="90.9090909090909" calcext:value-type="float">
            <text:p>90.9090909090909</text:p>
          </table:table-cell>
          <table:table-cell table:number-columns-repeated="8" office:value-type="float" office:value="95.4545454545455" calcext:value-type="float">
            <text:p>95.4545454545455</text:p>
          </table:table-cell>
          <table:table-cell table:number-columns-repeated="7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3.6363636363636" calcext:value-type="float">
            <text:p>13.6363636363636</text:p>
          </table:table-cell>
          <table:table-cell table:number-columns-repeated="2" office:value-type="float" office:value="22.7272727272727" calcext:value-type="float">
            <text:p>22.727272727272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50" calcext:value-type="float">
            <text:p>50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table:number-columns-repeated="8" office:value-type="float" office:value="77.2727272727273" calcext:value-type="float">
            <text:p>77.2727272727273</text:p>
          </table:table-cell>
          <table:table-cell table:number-columns-repeated="4" office:value-type="float" office:value="81.8181818181818" calcext:value-type="float">
            <text:p>81.8181818181818</text:p>
          </table:table-cell>
          <table:table-cell table:number-columns-repeated="3" office:value-type="float" office:value="86.3636363636364" calcext:value-type="float">
            <text:p>86.3636363636364</text:p>
          </table:table-cell>
          <table:table-cell table:number-columns-repeated="21" office:value-type="float" office:value="90.9090909090909" calcext:value-type="float">
            <text:p>90.9090909090909</text:p>
          </table:table-cell>
          <table:table-cell table:number-columns-repeated="10" office:value-type="float" office:value="86.3636363636364" calcext:value-type="float">
            <text:p>86.3636363636364</text:p>
          </table:table-cell>
          <table:table-cell table:number-columns-repeated="14" office:value-type="float" office:value="90.9090909090909" calcext:value-type="float">
            <text:p>90.9090909090909</text:p>
          </table:table-cell>
          <table:table-cell table:number-columns-repeated="24" office:value-type="float" office:value="95.4545454545455" calcext:value-type="float">
            <text:p>95.4545454545455</text:p>
          </table:table-cell>
          <table:table-cell table:number-columns-repeated="14" office:value-type="float" office:value="90.9090909090909" calcext:value-type="float">
            <text:p>90.9090909090909</text:p>
          </table:table-cell>
          <table:table-cell table:number-columns-repeated="14" office:value-type="float" office:value="95.4545454545455" calcext:value-type="float">
            <text:p>95.45454545454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3" office:value-type="float" office:value="36.3636363636364" calcext:value-type="float">
            <text:p>36.3636363636364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72.7272727272727" calcext:value-type="float">
            <text:p>72.7272727272727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7" office:value-type="float" office:value="72.7272727272727" calcext:value-type="float">
            <text:p>72.7272727272727</text:p>
          </table:table-cell>
          <table:table-cell table:number-columns-repeated="2" office:value-type="float" office:value="77.2727272727273" calcext:value-type="float">
            <text:p>77.2727272727273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3" office:value-type="float" office:value="86.3636363636364" calcext:value-type="float">
            <text:p>86.3636363636364</text:p>
          </table:table-cell>
          <table:table-cell table:number-columns-repeated="29" office:value-type="float" office:value="90.9090909090909" calcext:value-type="float">
            <text:p>90.9090909090909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7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table:number-columns-repeated="2" office:value-type="float" office:value="13.6363636363636" calcext:value-type="float">
            <text:p>13.6363636363636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3"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table:number-columns-repeated="6" office:value-type="float" office:value="63.6363636363636" calcext:value-type="float">
            <text:p>63.6363636363636</text:p>
          </table:table-cell>
          <table:table-cell table:number-columns-repeated="8" office:value-type="float" office:value="68.1818181818182" calcext:value-type="float">
            <text:p>68.1818181818182</text:p>
          </table:table-cell>
          <table:table-cell table:number-columns-repeated="3" office:value-type="float" office:value="72.7272727272727" calcext:value-type="float">
            <text:p>72.727272727272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5" office:value-type="float" office:value="86.3636363636364" calcext:value-type="float">
            <text:p>86.3636363636364</text:p>
          </table:table-cell>
          <table:table-cell table:number-columns-repeated="8" office:value-type="float" office:value="90.9090909090909" calcext:value-type="float">
            <text:p>90.9090909090909</text:p>
          </table:table-cell>
          <table:table-cell table:number-columns-repeated="11" office:value-type="float" office:value="95.4545454545455" calcext:value-type="float">
            <text:p>95.4545454545455</text:p>
          </table:table-cell>
          <table:table-cell table:number-columns-repeated="71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6363636363636" calcext:value-type="float">
            <text:p>13.6363636363636</text:p>
          </table:table-cell>
          <table:table-cell table:number-columns-repeated="2" office:value-type="float" office:value="22.7272727272727" calcext:value-type="float">
            <text:p>22.7272727272727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table:number-columns-repeated="3" office:value-type="float" office:value="68.1818181818182" calcext:value-type="float">
            <text:p>68.1818181818182</text:p>
          </table:table-cell>
          <table:table-cell table:number-columns-repeated="3" office:value-type="float" office:value="72.7272727272727" calcext:value-type="float">
            <text:p>72.7272727272727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3" office:value-type="float" office:value="77.2727272727273" calcext:value-type="float">
            <text:p>77.2727272727273</text:p>
          </table:table-cell>
          <table:table-cell table:number-columns-repeated="4" office:value-type="float" office:value="86.3636363636364" calcext:value-type="float">
            <text:p>86.3636363636364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12" office:value-type="float" office:value="95.4545454545455" calcext:value-type="float">
            <text:p>95.4545454545455</text:p>
          </table:table-cell>
          <table:table-cell table:number-columns-repeated="8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.54545454545455" calcext:value-type="float">
            <text:p>4.5454545454545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3" office:value-type="float" office:value="45.4545454545455" calcext:value-type="float">
            <text:p>45.454545454545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table:number-columns-repeated="8" office:value-type="float" office:value="63.6363636363636" calcext:value-type="float">
            <text:p>63.6363636363636</text:p>
          </table:table-cell>
          <table:table-cell table:number-columns-repeated="3" office:value-type="float" office:value="77.2727272727273" calcext:value-type="float">
            <text:p>77.2727272727273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table:number-columns-repeated="5" office:value-type="float" office:value="86.3636363636364" calcext:value-type="float">
            <text:p>86.3636363636364</text:p>
          </table:table-cell>
          <table:table-cell table:number-columns-repeated="24" office:value-type="float" office:value="90.9090909090909" calcext:value-type="float">
            <text:p>90.9090909090909</text:p>
          </table:table-cell>
          <table:table-cell table:number-columns-repeated="5" office:value-type="float" office:value="95.4545454545455" calcext:value-type="float">
            <text:p>95.4545454545455</text:p>
          </table:table-cell>
          <table:table-cell table:number-columns-repeated="6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95:.B104])" office:value-type="float" office:value="0" calcext:value-type="float">
            <text:p>0</text:p>
          </table:table-cell>
          <table:table-cell table:formula="of:=AVERAGE([.C95:.C104])" office:value-type="float" office:value="4.54545454545455" calcext:value-type="float">
            <text:p>4.54545454545455</text:p>
          </table:table-cell>
          <table:table-cell table:formula="of:=AVERAGE([.D95:.D104])" office:value-type="float" office:value="10" calcext:value-type="float">
            <text:p>10</text:p>
          </table:table-cell>
          <table:table-cell table:formula="of:=AVERAGE([.E95:.E104])" office:value-type="float" office:value="17.2727272727273" calcext:value-type="float">
            <text:p>17.2727272727273</text:p>
          </table:table-cell>
          <table:table-cell table:formula="of:=AVERAGE([.F95:.F104])" office:value-type="float" office:value="24.0909090909091" calcext:value-type="float">
            <text:p>24.0909090909091</text:p>
          </table:table-cell>
          <table:table-cell table:formula="of:=AVERAGE([.G95:.G104])" office:value-type="float" office:value="29.5454545454545" calcext:value-type="float">
            <text:p>29.5454545454545</text:p>
          </table:table-cell>
          <table:table-cell table:formula="of:=AVERAGE([.H95:.H104])" office:value-type="float" office:value="35.4545454545455" calcext:value-type="float">
            <text:p>35.4545454545455</text:p>
          </table:table-cell>
          <table:table-cell table:formula="of:=AVERAGE([.I95:.I104])" office:value-type="float" office:value="40.4545454545455" calcext:value-type="float">
            <text:p>40.4545454545455</text:p>
          </table:table-cell>
          <table:table-cell table:formula="of:=AVERAGE([.J95:.J104])" office:value-type="float" office:value="44.0909090909091" calcext:value-type="float">
            <text:p>44.0909090909091</text:p>
          </table:table-cell>
          <table:table-cell table:formula="of:=AVERAGE([.K95:.K104])" office:value-type="float" office:value="49.0909090909091" calcext:value-type="float">
            <text:p>49.0909090909091</text:p>
          </table:table-cell>
          <table:table-cell table:formula="of:=AVERAGE([.L95:.L104])" office:value-type="float" office:value="53.1818181818182" calcext:value-type="float">
            <text:p>53.1818181818182</text:p>
          </table:table-cell>
          <table:table-cell table:formula="of:=AVERAGE([.M95:.M104])" office:value-type="float" office:value="55.9090909090909" calcext:value-type="float">
            <text:p>55.9090909090909</text:p>
          </table:table-cell>
          <table:table-cell table:formula="of:=AVERAGE([.N95:.N104])" office:value-type="float" office:value="59.5454545454545" calcext:value-type="float">
            <text:p>59.5454545454545</text:p>
          </table:table-cell>
          <table:table-cell table:formula="of:=AVERAGE([.O95:.O104])" office:value-type="float" office:value="62.2727272727273" calcext:value-type="float">
            <text:p>62.2727272727273</text:p>
          </table:table-cell>
          <table:table-cell table:formula="of:=AVERAGE([.P95:.P104])" office:value-type="float" office:value="64.5454545454546" calcext:value-type="float">
            <text:p>64.5454545454546</text:p>
          </table:table-cell>
          <table:table-cell table:formula="of:=AVERAGE([.Q95:.Q104])" office:value-type="float" office:value="65.4545454545455" calcext:value-type="float">
            <text:p>65.4545454545455</text:p>
          </table:table-cell>
          <table:table-cell table:formula="of:=AVERAGE([.R95:.R104])" office:value-type="float" office:value="67.7272727272727" calcext:value-type="float">
            <text:p>67.7272727272727</text:p>
          </table:table-cell>
          <table:table-cell table:formula="of:=AVERAGE([.S95:.S104])" office:value-type="float" office:value="68.6363636363636" calcext:value-type="float">
            <text:p>68.6363636363636</text:p>
          </table:table-cell>
          <table:table-cell table:formula="of:=AVERAGE([.T95:.T104])" office:value-type="float" office:value="69.0909090909091" calcext:value-type="float">
            <text:p>69.0909090909091</text:p>
          </table:table-cell>
          <table:table-cell table:formula="of:=AVERAGE([.U95:.U104])" office:value-type="float" office:value="70.4545454545455" calcext:value-type="float">
            <text:p>70.4545454545455</text:p>
          </table:table-cell>
          <table:table-cell table:formula="of:=AVERAGE([.V95:.V104])" office:value-type="float" office:value="69.5454545454545" calcext:value-type="float">
            <text:p>69.5454545454545</text:p>
          </table:table-cell>
          <table:table-cell table:formula="of:=AVERAGE([.W95:.W104])" office:value-type="float" office:value="70" calcext:value-type="float">
            <text:p>70</text:p>
          </table:table-cell>
          <table:table-cell table:formula="of:=AVERAGE([.X95:.X104])" office:value-type="float" office:value="71.8181818181818" calcext:value-type="float">
            <text:p>71.8181818181818</text:p>
          </table:table-cell>
          <table:table-cell table:formula="of:=AVERAGE([.Y95:.Y104])" office:value-type="float" office:value="76.8181818181818" calcext:value-type="float">
            <text:p>76.8181818181818</text:p>
          </table:table-cell>
          <table:table-cell table:formula="of:=AVERAGE([.Z95:.Z104])" office:value-type="float" office:value="76.8181818181818" calcext:value-type="float">
            <text:p>76.8181818181818</text:p>
          </table:table-cell>
          <table:table-cell table:formula="of:=AVERAGE([.AA95:.AA104])" office:value-type="float" office:value="77.7272727272727" calcext:value-type="float">
            <text:p>77.7272727272727</text:p>
          </table:table-cell>
          <table:table-cell table:formula="of:=AVERAGE([.AB95:.AB104])" office:value-type="float" office:value="80.4545454545455" calcext:value-type="float">
            <text:p>80.4545454545455</text:p>
          </table:table-cell>
          <table:table-cell table:formula="of:=AVERAGE([.AC95:.AC104])" office:value-type="float" office:value="82.2727272727273" calcext:value-type="float">
            <text:p>82.2727272727273</text:p>
          </table:table-cell>
          <table:table-cell table:formula="of:=AVERAGE([.AD95:.AD104])" office:value-type="float" office:value="82.7272727272727" calcext:value-type="float">
            <text:p>82.7272727272727</text:p>
          </table:table-cell>
          <table:table-cell table:formula="of:=AVERAGE([.AE95:.AE104])" office:value-type="float" office:value="84.0909090909091" calcext:value-type="float">
            <text:p>84.0909090909091</text:p>
          </table:table-cell>
          <table:table-cell table:formula="of:=AVERAGE([.AF95:.AF104])" office:value-type="float" office:value="84.5454545454546" calcext:value-type="float">
            <text:p>84.5454545454546</text:p>
          </table:table-cell>
          <table:table-cell table:formula="of:=AVERAGE([.AG95:.AG104])" office:value-type="float" office:value="85.9090909090909" calcext:value-type="float">
            <text:p>85.9090909090909</text:p>
          </table:table-cell>
          <table:table-cell table:formula="of:=AVERAGE([.AH95:.AH104])" office:value-type="float" office:value="86.8181818181818" calcext:value-type="float">
            <text:p>86.8181818181818</text:p>
          </table:table-cell>
          <table:table-cell table:formula="of:=AVERAGE([.AI95:.AI104])" office:value-type="float" office:value="89.0909090909091" calcext:value-type="float">
            <text:p>89.0909090909091</text:p>
          </table:table-cell>
          <table:table-cell table:formula="of:=AVERAGE([.AJ95:.AJ104])" office:value-type="float" office:value="89.5454545454546" calcext:value-type="float">
            <text:p>89.5454545454546</text:p>
          </table:table-cell>
          <table:table-cell table:formula="of:=AVERAGE([.AK95:.AK104])" office:value-type="float" office:value="90.4545454545455" calcext:value-type="float">
            <text:p>90.4545454545455</text:p>
          </table:table-cell>
          <table:table-cell table:formula="of:=AVERAGE([.AL95:.AL104])" office:value-type="float" office:value="90.4545454545455" calcext:value-type="float">
            <text:p>90.4545454545455</text:p>
          </table:table-cell>
          <table:table-cell table:formula="of:=AVERAGE([.AM95:.AM104])" office:value-type="float" office:value="90.4545454545455" calcext:value-type="float">
            <text:p>90.4545454545455</text:p>
          </table:table-cell>
          <table:table-cell table:formula="of:=AVERAGE([.AN95:.AN104])" office:value-type="float" office:value="90.9090909090909" calcext:value-type="float">
            <text:p>90.9090909090909</text:p>
          </table:table-cell>
          <table:table-cell table:formula="of:=AVERAGE([.AO95:.AO104])" office:value-type="float" office:value="90.9090909090909" calcext:value-type="float">
            <text:p>90.9090909090909</text:p>
          </table:table-cell>
          <table:table-cell table:formula="of:=AVERAGE([.AP95:.AP104])" office:value-type="float" office:value="91.8181818181818" calcext:value-type="float">
            <text:p>91.8181818181818</text:p>
          </table:table-cell>
          <table:table-cell table:formula="of:=AVERAGE([.AQ95:.AQ104])" office:value-type="float" office:value="91.8181818181818" calcext:value-type="float">
            <text:p>91.8181818181818</text:p>
          </table:table-cell>
          <table:table-cell table:formula="of:=AVERAGE([.AR95:.AR104])" office:value-type="float" office:value="91.8181818181818" calcext:value-type="float">
            <text:p>91.8181818181818</text:p>
          </table:table-cell>
          <table:table-cell table:formula="of:=AVERAGE([.AS95:.AS104])" office:value-type="float" office:value="91.8181818181818" calcext:value-type="float">
            <text:p>91.8181818181818</text:p>
          </table:table-cell>
          <table:table-cell table:formula="of:=AVERAGE([.AT95:.AT104])" office:value-type="float" office:value="92.7272727272727" calcext:value-type="float">
            <text:p>92.7272727272727</text:p>
          </table:table-cell>
          <table:table-cell table:formula="of:=AVERAGE([.AU95:.AU104])" office:value-type="float" office:value="92.7272727272727" calcext:value-type="float">
            <text:p>92.7272727272727</text:p>
          </table:table-cell>
          <table:table-cell table:formula="of:=AVERAGE([.AV95:.AV104])" office:value-type="float" office:value="93.1818181818182" calcext:value-type="float">
            <text:p>93.1818181818182</text:p>
          </table:table-cell>
          <table:table-cell table:formula="of:=AVERAGE([.AW95:.AW104])" office:value-type="float" office:value="93.1818181818182" calcext:value-type="float">
            <text:p>93.1818181818182</text:p>
          </table:table-cell>
          <table:table-cell table:formula="of:=AVERAGE([.AX95:.AX104])" office:value-type="float" office:value="93.6363636363636" calcext:value-type="float">
            <text:p>93.6363636363636</text:p>
          </table:table-cell>
          <table:table-cell table:formula="of:=AVERAGE([.AY95:.AY104])" office:value-type="float" office:value="94.0909090909091" calcext:value-type="float">
            <text:p>94.0909090909091</text:p>
          </table:table-cell>
          <table:table-cell table:formula="of:=AVERAGE([.AZ95:.AZ104])" office:value-type="float" office:value="94.0909090909091" calcext:value-type="float">
            <text:p>94.0909090909091</text:p>
          </table:table-cell>
          <table:table-cell table:formula="of:=AVERAGE([.BA95:.BA104])" office:value-type="float" office:value="94.0909090909091" calcext:value-type="float">
            <text:p>94.0909090909091</text:p>
          </table:table-cell>
          <table:table-cell table:formula="of:=AVERAGE([.BB95:.BB104])" office:value-type="float" office:value="94.5454545454546" calcext:value-type="float">
            <text:p>94.5454545454546</text:p>
          </table:table-cell>
          <table:table-cell table:formula="of:=AVERAGE([.BC95:.BC104])" office:value-type="float" office:value="94.5454545454546" calcext:value-type="float">
            <text:p>94.5454545454546</text:p>
          </table:table-cell>
          <table:table-cell table:formula="of:=AVERAGE([.BD95:.BD104])" office:value-type="float" office:value="94.5454545454546" calcext:value-type="float">
            <text:p>94.5454545454546</text:p>
          </table:table-cell>
          <table:table-cell table:formula="of:=AVERAGE([.BE95:.BE104])" office:value-type="float" office:value="94.5454545454546" calcext:value-type="float">
            <text:p>94.5454545454546</text:p>
          </table:table-cell>
          <table:table-cell table:formula="of:=AVERAGE([.BF95:.BF104])" office:value-type="float" office:value="94.5454545454546" calcext:value-type="float">
            <text:p>94.5454545454546</text:p>
          </table:table-cell>
          <table:table-cell table:formula="of:=AVERAGE([.BG95:.BG104])" office:value-type="float" office:value="95" calcext:value-type="float">
            <text:p>95</text:p>
          </table:table-cell>
          <table:table-cell table:formula="of:=AVERAGE([.BH95:.BH104])" office:value-type="float" office:value="96.3636363636364" calcext:value-type="float">
            <text:p>96.3636363636364</text:p>
          </table:table-cell>
          <table:table-cell table:formula="of:=AVERAGE([.BI95:.BI104])" office:value-type="float" office:value="97.2727272727273" calcext:value-type="float">
            <text:p>97.2727272727273</text:p>
          </table:table-cell>
          <table:table-cell table:formula="of:=AVERAGE([.BJ95:.BJ104])" office:value-type="float" office:value="97.2727272727273" calcext:value-type="float">
            <text:p>97.2727272727273</text:p>
          </table:table-cell>
          <table:table-cell table:formula="of:=AVERAGE([.BK95:.BK104])" office:value-type="float" office:value="97.2727272727273" calcext:value-type="float">
            <text:p>97.2727272727273</text:p>
          </table:table-cell>
          <table:table-cell table:formula="of:=AVERAGE([.BL95:.BL104])" office:value-type="float" office:value="97.7272727272727" calcext:value-type="float">
            <text:p>97.7272727272727</text:p>
          </table:table-cell>
          <table:table-cell table:formula="of:=AVERAGE([.BM95:.BM104])" office:value-type="float" office:value="98.6363636363636" calcext:value-type="float">
            <text:p>98.6363636363636</text:p>
          </table:table-cell>
          <table:table-cell table:formula="of:=AVERAGE([.BN95:.BN104])" office:value-type="float" office:value="99.0909090909091" calcext:value-type="float">
            <text:p>99.0909090909091</text:p>
          </table:table-cell>
          <table:table-cell table:formula="of:=AVERAGE([.BO95:.BO104])" office:value-type="float" office:value="99.0909090909091" calcext:value-type="float">
            <text:p>99.0909090909091</text:p>
          </table:table-cell>
          <table:table-cell table:formula="of:=AVERAGE([.BP95:.BP104])" office:value-type="float" office:value="99.0909090909091" calcext:value-type="float">
            <text:p>99.0909090909091</text:p>
          </table:table-cell>
          <table:table-cell table:formula="of:=AVERAGE([.BQ95:.BQ104])" office:value-type="float" office:value="99.0909090909091" calcext:value-type="float">
            <text:p>99.0909090909091</text:p>
          </table:table-cell>
          <table:table-cell table:formula="of:=AVERAGE([.BR95:.BR104])" office:value-type="float" office:value="99.0909090909091" calcext:value-type="float">
            <text:p>99.0909090909091</text:p>
          </table:table-cell>
          <table:table-cell table:formula="of:=AVERAGE([.BS95:.BS104])" office:value-type="float" office:value="99.0909090909091" calcext:value-type="float">
            <text:p>99.0909090909091</text:p>
          </table:table-cell>
          <table:table-cell table:formula="of:=AVERAGE([.BT95:.BT104])" office:value-type="float" office:value="99.0909090909091" calcext:value-type="float">
            <text:p>99.0909090909091</text:p>
          </table:table-cell>
          <table:table-cell table:formula="of:=AVERAGE([.BU95:.BU104])" office:value-type="float" office:value="99.0909090909091" calcext:value-type="float">
            <text:p>99.0909090909091</text:p>
          </table:table-cell>
          <table:table-cell table:formula="of:=AVERAGE([.BV95:.BV104])" office:value-type="float" office:value="99.0909090909091" calcext:value-type="float">
            <text:p>99.0909090909091</text:p>
          </table:table-cell>
          <table:table-cell table:formula="of:=AVERAGE([.BW95:.BW104])" office:value-type="float" office:value="99.0909090909091" calcext:value-type="float">
            <text:p>99.0909090909091</text:p>
          </table:table-cell>
          <table:table-cell table:formula="of:=AVERAGE([.BX95:.BX104])" office:value-type="float" office:value="99.0909090909091" calcext:value-type="float">
            <text:p>99.0909090909091</text:p>
          </table:table-cell>
          <table:table-cell table:formula="of:=AVERAGE([.BY95:.BY104])" office:value-type="float" office:value="99.0909090909091" calcext:value-type="float">
            <text:p>99.0909090909091</text:p>
          </table:table-cell>
          <table:table-cell table:formula="of:=AVERAGE([.BZ95:.BZ104])" office:value-type="float" office:value="99.0909090909091" calcext:value-type="float">
            <text:p>99.0909090909091</text:p>
          </table:table-cell>
          <table:table-cell table:formula="of:=AVERAGE([.CA95:.CA104])" office:value-type="float" office:value="99.0909090909091" calcext:value-type="float">
            <text:p>99.0909090909091</text:p>
          </table:table-cell>
          <table:table-cell table:formula="of:=AVERAGE([.CB95:.CB104])" office:value-type="float" office:value="99.5454545454546" calcext:value-type="float">
            <text:p>99.5454545454546</text:p>
          </table:table-cell>
          <table:table-cell table:formula="of:=AVERAGE([.CC95:.CC104])" office:value-type="float" office:value="99.5454545454546" calcext:value-type="float">
            <text:p>99.5454545454546</text:p>
          </table:table-cell>
          <table:table-cell table:formula="of:=AVERAGE([.CD95:.CD104])" office:value-type="float" office:value="99.5454545454546" calcext:value-type="float">
            <text:p>99.5454545454546</text:p>
          </table:table-cell>
          <table:table-cell table:formula="of:=AVERAGE([.CE95:.CE104])" office:value-type="float" office:value="99.5454545454546" calcext:value-type="float">
            <text:p>99.5454545454546</text:p>
          </table:table-cell>
          <table:table-cell table:formula="of:=AVERAGE([.CF95:.CF104])" office:value-type="float" office:value="99.5454545454546" calcext:value-type="float">
            <text:p>99.5454545454546</text:p>
          </table:table-cell>
          <table:table-cell table:formula="of:=AVERAGE([.CG95:.CG104])" office:value-type="float" office:value="99.5454545454546" calcext:value-type="float">
            <text:p>99.5454545454546</text:p>
          </table:table-cell>
          <table:table-cell table:formula="of:=AVERAGE([.CH95:.CH104])" office:value-type="float" office:value="99.5454545454546" calcext:value-type="float">
            <text:p>99.5454545454546</text:p>
          </table:table-cell>
          <table:table-cell table:formula="of:=AVERAGE([.CI95:.CI104])" office:value-type="float" office:value="99.5454545454546" calcext:value-type="float">
            <text:p>99.5454545454546</text:p>
          </table:table-cell>
          <table:table-cell table:formula="of:=AVERAGE([.CJ95:.CJ104])" office:value-type="float" office:value="99.5454545454546" calcext:value-type="float">
            <text:p>99.5454545454546</text:p>
          </table:table-cell>
          <table:table-cell table:formula="of:=AVERAGE([.CK95:.CK104])" office:value-type="float" office:value="99.5454545454546" calcext:value-type="float">
            <text:p>99.5454545454546</text:p>
          </table:table-cell>
          <table:table-cell table:formula="of:=AVERAGE([.CL95:.CL104])" office:value-type="float" office:value="99.5454545454546" calcext:value-type="float">
            <text:p>99.5454545454546</text:p>
          </table:table-cell>
          <table:table-cell table:formula="of:=AVERAGE([.CM95:.CM104])" office:value-type="float" office:value="99.5454545454546" calcext:value-type="float">
            <text:p>99.5454545454546</text:p>
          </table:table-cell>
          <table:table-cell table:formula="of:=AVERAGE([.CN95:.CN104])" office:value-type="float" office:value="99.5454545454546" calcext:value-type="float">
            <text:p>99.5454545454546</text:p>
          </table:table-cell>
          <table:table-cell table:formula="of:=AVERAGE([.CO95:.CO104])" office:value-type="float" office:value="99.5454545454546" calcext:value-type="float">
            <text:p>99.5454545454546</text:p>
          </table:table-cell>
          <table:table-cell table:formula="of:=AVERAGE([.CP95:.CP104])" office:value-type="float" office:value="99.5454545454546" calcext:value-type="float">
            <text:p>99.5454545454546</text:p>
          </table:table-cell>
          <table:table-cell table:formula="of:=AVERAGE([.CQ95:.CQ104])" office:value-type="float" office:value="99.5454545454546" calcext:value-type="float">
            <text:p>99.5454545454546</text:p>
          </table:table-cell>
          <table:table-cell table:formula="of:=AVERAGE([.CR95:.CR104])" office:value-type="float" office:value="99.5454545454546" calcext:value-type="float">
            <text:p>99.5454545454546</text:p>
          </table:table-cell>
          <table:table-cell table:formula="of:=AVERAGE([.CS95:.CS104])" office:value-type="float" office:value="99.5454545454546" calcext:value-type="float">
            <text:p>99.5454545454546</text:p>
          </table:table-cell>
          <table:table-cell table:formula="of:=AVERAGE([.CT95:.CT104])" office:value-type="float" office:value="99.5454545454546" calcext:value-type="float">
            <text:p>99.5454545454546</text:p>
          </table:table-cell>
          <table:table-cell table:formula="of:=AVERAGE([.CU95:.CU104])" office:value-type="float" office:value="99.5454545454546" calcext:value-type="float">
            <text:p>99.5454545454546</text:p>
          </table:table-cell>
          <table:table-cell table:formula="of:=AVERAGE([.CV95:.CV104])" office:value-type="float" office:value="99.5454545454546" calcext:value-type="float">
            <text:p>99.5454545454546</text:p>
          </table:table-cell>
          <table:table-cell table:formula="of:=AVERAGE([.CW95:.CW104])" office:value-type="float" office:value="99.5454545454546" calcext:value-type="float">
            <text:p>99.5454545454546</text:p>
          </table:table-cell>
          <table:table-cell table:formula="of:=AVERAGE([.CX95:.CX104])" office:value-type="float" office:value="99.5454545454546" calcext:value-type="float">
            <text:p>99.5454545454546</text:p>
          </table:table-cell>
          <table:table-cell table:formula="of:=AVERAGE([.CY95:.CY104])" office:value-type="float" office:value="99.5454545454546" calcext:value-type="float">
            <text:p>99.5454545454546</text:p>
          </table:table-cell>
          <table:table-cell table:formula="of:=AVERAGE([.CZ95:.CZ104])" office:value-type="float" office:value="99.0909090909091" calcext:value-type="float">
            <text:p>99.0909090909091</text:p>
          </table:table-cell>
          <table:table-cell table:formula="of:=AVERAGE([.DA95:.DA104])" office:value-type="float" office:value="99.0909090909091" calcext:value-type="float">
            <text:p>99.0909090909091</text:p>
          </table:table-cell>
          <table:table-cell table:formula="of:=AVERAGE([.DB95:.DB104])" office:value-type="float" office:value="99.0909090909091" calcext:value-type="float">
            <text:p>99.0909090909091</text:p>
          </table:table-cell>
          <table:table-cell table:formula="of:=AVERAGE([.DC95:.DC104])" office:value-type="float" office:value="99.0909090909091" calcext:value-type="float">
            <text:p>99.0909090909091</text:p>
          </table:table-cell>
          <table:table-cell table:formula="of:=AVERAGE([.DD95:.DD104])" office:value-type="float" office:value="99.0909090909091" calcext:value-type="float">
            <text:p>99.0909090909091</text:p>
          </table:table-cell>
          <table:table-cell table:formula="of:=AVERAGE([.DE95:.DE104])" office:value-type="float" office:value="99.0909090909091" calcext:value-type="float">
            <text:p>99.0909090909091</text:p>
          </table:table-cell>
          <table:table-cell table:formula="of:=AVERAGE([.DF95:.DF104])" office:value-type="float" office:value="99.0909090909091" calcext:value-type="float">
            <text:p>99.0909090909091</text:p>
          </table:table-cell>
          <table:table-cell table:formula="of:=AVERAGE([.DG95:.DG104])" office:value-type="float" office:value="99.0909090909091" calcext:value-type="float">
            <text:p>99.0909090909091</text:p>
          </table:table-cell>
          <table:table-cell table:formula="of:=AVERAGE([.DH95:.DH104])" office:value-type="float" office:value="99.0909090909091" calcext:value-type="float">
            <text:p>99.0909090909091</text:p>
          </table:table-cell>
          <table:table-cell table:formula="of:=AVERAGE([.DI95:.DI104])" office:value-type="float" office:value="99.0909090909091" calcext:value-type="float">
            <text:p>99.0909090909091</text:p>
          </table:table-cell>
          <table:table-cell table:formula="of:=AVERAGE([.DJ95:.DJ104])" office:value-type="float" office:value="99.0909090909091" calcext:value-type="float">
            <text:p>99.0909090909091</text:p>
          </table:table-cell>
          <table:table-cell table:formula="of:=AVERAGE([.DK95:.DK104])" office:value-type="float" office:value="99.0909090909091" calcext:value-type="float">
            <text:p>99.0909090909091</text:p>
          </table:table-cell>
          <table:table-cell table:formula="of:=AVERAGE([.DL95:.DL104])" office:value-type="float" office:value="99.0909090909091" calcext:value-type="float">
            <text:p>99.0909090909091</text:p>
          </table:table-cell>
          <table:table-cell table:formula="of:=AVERAGE([.DM95:.DM104])" office:value-type="float" office:value="99.0909090909091" calcext:value-type="float">
            <text:p>99.0909090909091</text:p>
          </table:table-cell>
          <table:table-cell table:formula="of:=AVERAGE([.DN95:.DN104])" office:value-type="float" office:value="99.5454545454546" calcext:value-type="float">
            <text:p>99.5454545454546</text:p>
          </table:table-cell>
          <table:table-cell table:formula="of:=AVERAGE([.DO95:.DO104])" office:value-type="float" office:value="99.5454545454546" calcext:value-type="float">
            <text:p>99.5454545454546</text:p>
          </table:table-cell>
          <table:table-cell table:formula="of:=AVERAGE([.DP95:.DP104])" office:value-type="float" office:value="99.5454545454546" calcext:value-type="float">
            <text:p>99.5454545454546</text:p>
          </table:table-cell>
          <table:table-cell table:formula="of:=AVERAGE([.DQ95:.DQ104])" office:value-type="float" office:value="99.5454545454546" calcext:value-type="float">
            <text:p>99.5454545454546</text:p>
          </table:table-cell>
          <table:table-cell table:formula="of:=AVERAGE([.DR95:.DR104])" office:value-type="float" office:value="99.5454545454546" calcext:value-type="float">
            <text:p>99.5454545454546</text:p>
          </table:table-cell>
          <table:table-cell table:formula="of:=AVERAGE([.DS95:.DS104])" office:value-type="float" office:value="99.5454545454546" calcext:value-type="float">
            <text:p>99.5454545454546</text:p>
          </table:table-cell>
          <table:table-cell table:formula="of:=AVERAGE([.DT95:.DT104])" office:value-type="float" office:value="99.5454545454546" calcext:value-type="float">
            <text:p>99.5454545454546</text:p>
          </table:table-cell>
          <table:table-cell table:formula="of:=AVERAGE([.DU95:.DU104])" office:value-type="float" office:value="99.5454545454546" calcext:value-type="float">
            <text:p>99.5454545454546</text:p>
          </table:table-cell>
          <table:table-cell table:formula="of:=AVERAGE([.DV95:.DV104])" office:value-type="float" office:value="99.5454545454546" calcext:value-type="float">
            <text:p>99.5454545454546</text:p>
          </table:table-cell>
          <table:table-cell table:formula="of:=AVERAGE([.DW95:.DW104])" office:value-type="float" office:value="99.5454545454546" calcext:value-type="float">
            <text:p>99.5454545454546</text:p>
          </table:table-cell>
          <table:table-cell table:formula="of:=AVERAGE([.DX95:.DX104])" office:value-type="float" office:value="99.5454545454546" calcext:value-type="float">
            <text:p>99.5454545454546</text:p>
          </table:table-cell>
          <table:table-cell table:formula="of:=AVERAGE([.DY95:.DY104])" office:value-type="float" office:value="99.5454545454546" calcext:value-type="float">
            <text:p>99.5454545454546</text:p>
          </table:table-cell>
          <table:table-cell table:formula="of:=AVERAGE([.DZ95:.DZ104])" office:value-type="float" office:value="99.5454545454546" calcext:value-type="float">
            <text:p>99.5454545454546</text:p>
          </table:table-cell>
          <table:table-cell table:formula="of:=AVERAGE([.EA95:.EA104])" office:value-type="float" office:value="99.5454545454546" calcext:value-type="float">
            <text:p>99.545454545454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95:.B104])" office:value-type="float" office:value="0" calcext:value-type="float">
            <text:p>0</text:p>
          </table:table-cell>
          <table:table-cell table:formula="of:=STDEV([.C95:.C104])" office:value-type="float" office:value="3.71134809512603" calcext:value-type="float">
            <text:p>3.71134809512603</text:p>
          </table:table-cell>
          <table:table-cell table:formula="of:=STDEV([.D95:.D104])" office:value-type="float" office:value="4.6945252681302" calcext:value-type="float">
            <text:p>4.6945252681302</text:p>
          </table:table-cell>
          <table:table-cell table:formula="of:=STDEV([.E95:.E104])" office:value-type="float" office:value="6.35641726163728" calcext:value-type="float">
            <text:p>6.35641726163728</text:p>
          </table:table-cell>
          <table:table-cell table:formula="of:=STDEV([.F95:.F104])" office:value-type="float" office:value="4.81522684305173" calcext:value-type="float">
            <text:p>4.81522684305173</text:p>
          </table:table-cell>
          <table:table-cell table:formula="of:=STDEV([.G95:.G104])" office:value-type="float" office:value="6.5169130810929" calcext:value-type="float">
            <text:p>6.5169130810929</text:p>
          </table:table-cell>
          <table:table-cell table:formula="of:=STDEV([.H95:.H104])" office:value-type="float" office:value="5.16042011088679" calcext:value-type="float">
            <text:p>5.16042011088679</text:p>
          </table:table-cell>
          <table:table-cell table:formula="of:=STDEV([.I95:.I104])" office:value-type="float" office:value="5.00229515733914" calcext:value-type="float">
            <text:p>5.00229515733914</text:p>
          </table:table-cell>
          <table:table-cell table:formula="of:=STDEV([.J95:.J104])" office:value-type="float" office:value="3.74214819249347" calcext:value-type="float">
            <text:p>3.74214819249347</text:p>
          </table:table-cell>
          <table:table-cell table:formula="of:=STDEV([.K95:.K104])" office:value-type="float" office:value="5.16042011088679" calcext:value-type="float">
            <text:p>5.16042011088679</text:p>
          </table:table-cell>
          <table:table-cell table:formula="of:=STDEV([.L95:.L104])" office:value-type="float" office:value="3.06794798959342" calcext:value-type="float">
            <text:p>3.06794798959342</text:p>
          </table:table-cell>
          <table:table-cell table:formula="of:=STDEV([.M95:.M104])" office:value-type="float" office:value="5.2704627669473" calcext:value-type="float">
            <text:p>5.2704627669473</text:p>
          </table:table-cell>
          <table:table-cell table:formula="of:=STDEV([.N95:.N104])" office:value-type="float" office:value="6.22872872457408" calcext:value-type="float">
            <text:p>6.22872872457408</text:p>
          </table:table-cell>
          <table:table-cell table:formula="of:=STDEV([.O95:.O104])" office:value-type="float" office:value="5.2704627669473" calcext:value-type="float">
            <text:p>5.2704627669473</text:p>
          </table:table-cell>
          <table:table-cell table:formula="of:=STDEV([.P95:.P104])" office:value-type="float" office:value="4.69452526813021" calcext:value-type="float">
            <text:p>4.69452526813021</text:p>
          </table:table-cell>
          <table:table-cell table:formula="of:=STDEV([.Q95:.Q104])" office:value-type="float" office:value="3.83306383050713" calcext:value-type="float">
            <text:p>3.83306383050713</text:p>
          </table:table-cell>
          <table:table-cell table:formula="of:=STDEV([.R95:.R104])" office:value-type="float" office:value="6.22872872457409" calcext:value-type="float">
            <text:p>6.22872872457409</text:p>
          </table:table-cell>
          <table:table-cell table:formula="of:=STDEV([.S95:.S104])" office:value-type="float" office:value="6.22872872457409" calcext:value-type="float">
            <text:p>6.22872872457409</text:p>
          </table:table-cell>
          <table:table-cell table:formula="of:=STDEV([.T95:.T104])" office:value-type="float" office:value="4.69452526813021" calcext:value-type="float">
            <text:p>4.69452526813021</text:p>
          </table:table-cell>
          <table:table-cell table:formula="of:=STDEV([.U95:.U104])" office:value-type="float" office:value="4.90965204424838" calcext:value-type="float">
            <text:p>4.90965204424838</text:p>
          </table:table-cell>
          <table:table-cell table:formula="of:=STDEV([.V95:.V104])" office:value-type="float" office:value="4.31219680932052" calcext:value-type="float">
            <text:p>4.31219680932052</text:p>
          </table:table-cell>
          <table:table-cell table:formula="of:=STDEV([.W95:.W104])" office:value-type="float" office:value="4.39132628672408" calcext:value-type="float">
            <text:p>4.39132628672408</text:p>
          </table:table-cell>
          <table:table-cell table:formula="of:=STDEV([.X95:.X104])" office:value-type="float" office:value="4.6945252681302" calcext:value-type="float">
            <text:p>4.6945252681302</text:p>
          </table:table-cell>
          <table:table-cell table:formula="of:=STDEV([.Y95:.Y104])" office:value-type="float" office:value="3.97997743532234" calcext:value-type="float">
            <text:p>3.97997743532234</text:p>
          </table:table-cell>
          <table:table-cell table:formula="of:=STDEV([.Z95:.Z104])" office:value-type="float" office:value="3.97997743532234" calcext:value-type="float">
            <text:p>3.97997743532234</text:p>
          </table:table-cell>
          <table:table-cell table:formula="of:=STDEV([.AA95:.AA104])" office:value-type="float" office:value="4.52013148187161" calcext:value-type="float">
            <text:p>4.52013148187161</text:p>
          </table:table-cell>
          <table:table-cell table:formula="of:=STDEV([.AB95:.AB104])" office:value-type="float" office:value="6.07951595386027" calcext:value-type="float">
            <text:p>6.07951595386027</text:p>
          </table:table-cell>
          <table:table-cell table:formula="of:=STDEV([.AC95:.AC104])" office:value-type="float" office:value="7.25059764485176" calcext:value-type="float">
            <text:p>7.25059764485176</text:p>
          </table:table-cell>
          <table:table-cell table:formula="of:=STDEV([.AD95:.AD104])" office:value-type="float" office:value="8.24331545983966" calcext:value-type="float">
            <text:p>8.24331545983966</text:p>
          </table:table-cell>
          <table:table-cell table:formula="of:=STDEV([.AE95:.AE104])" office:value-type="float" office:value="8.36769774029338" calcext:value-type="float">
            <text:p>8.36769774029338</text:p>
          </table:table-cell>
          <table:table-cell table:formula="of:=STDEV([.AF95:.AF104])" office:value-type="float" office:value="8.35396894066074" calcext:value-type="float">
            <text:p>8.35396894066074</text:p>
          </table:table-cell>
          <table:table-cell table:formula="of:=STDEV([.AG95:.AG104])" office:value-type="float" office:value="7.56059087871191" calcext:value-type="float">
            <text:p>7.56059087871191</text:p>
          </table:table-cell>
          <table:table-cell table:formula="of:=STDEV([.AH95:.AH104])" office:value-type="float" office:value="7.25059764485176" calcext:value-type="float">
            <text:p>7.25059764485176</text:p>
          </table:table-cell>
          <table:table-cell table:formula="of:=STDEV([.AI95:.AI104])" office:value-type="float" office:value="6.84338775190073" calcext:value-type="float">
            <text:p>6.84338775190073</text:p>
          </table:table-cell>
          <table:table-cell table:formula="of:=STDEV([.AJ95:.AJ104])" office:value-type="float" office:value="5.68938889561169" calcext:value-type="float">
            <text:p>5.68938889561169</text:p>
          </table:table-cell>
          <table:table-cell table:formula="of:=STDEV([.AK95:.AK104])" office:value-type="float" office:value="3.97997743532233" calcext:value-type="float">
            <text:p>3.97997743532233</text:p>
          </table:table-cell>
          <table:table-cell table:formula="of:=STDEV([.AL95:.AL104])" office:value-type="float" office:value="3.97997743532233" calcext:value-type="float">
            <text:p>3.97997743532233</text:p>
          </table:table-cell>
          <table:table-cell table:formula="of:=STDEV([.AM95:.AM104])" office:value-type="float" office:value="3.97997743532233" calcext:value-type="float">
            <text:p>3.97997743532233</text:p>
          </table:table-cell>
          <table:table-cell table:formula="of:=STDEV([.AN95:.AN104])" office:value-type="float" office:value="3.03030303030303" calcext:value-type="float">
            <text:p>3.03030303030303</text:p>
          </table:table-cell>
          <table:table-cell table:formula="of:=STDEV([.AO95:.AO104])" office:value-type="float" office:value="3.03030303030303" calcext:value-type="float">
            <text:p>3.03030303030303</text:p>
          </table:table-cell>
          <table:table-cell table:formula="of:=STDEV([.AP95:.AP104])" office:value-type="float" office:value="1.91653191525356" calcext:value-type="float">
            <text:p>1.91653191525356</text:p>
          </table:table-cell>
          <table:table-cell table:formula="of:=STDEV([.AQ95:.AQ104])" office:value-type="float" office:value="1.91653191525356" calcext:value-type="float">
            <text:p>1.91653191525356</text:p>
          </table:table-cell>
          <table:table-cell table:formula="of:=STDEV([.AR95:.AR104])" office:value-type="float" office:value="1.91653191525356" calcext:value-type="float">
            <text:p>1.91653191525356</text:p>
          </table:table-cell>
          <table:table-cell table:formula="of:=STDEV([.AS95:.AS104])" office:value-type="float" office:value="1.91653191525356" calcext:value-type="float">
            <text:p>1.91653191525356</text:p>
          </table:table-cell>
          <table:table-cell table:formula="of:=STDEV([.AT95:.AT104])" office:value-type="float" office:value="3.83306383050713" calcext:value-type="float">
            <text:p>3.83306383050713</text:p>
          </table:table-cell>
          <table:table-cell table:formula="of:=STDEV([.AU95:.AU104])" office:value-type="float" office:value="3.83306383050713" calcext:value-type="float">
            <text:p>3.83306383050713</text:p>
          </table:table-cell>
          <table:table-cell table:formula="of:=STDEV([.AV95:.AV104])" office:value-type="float" office:value="3.86289357090363" calcext:value-type="float">
            <text:p>3.86289357090363</text:p>
          </table:table-cell>
          <table:table-cell table:formula="of:=STDEV([.AW95:.AW104])" office:value-type="float" office:value="3.86289357090363" calcext:value-type="float">
            <text:p>3.86289357090363</text:p>
          </table:table-cell>
          <table:table-cell table:formula="of:=STDEV([.AX95:.AX104])" office:value-type="float" office:value="3.83306383050713" calcext:value-type="float">
            <text:p>3.83306383050713</text:p>
          </table:table-cell>
          <table:table-cell table:formula="of:=STDEV([.AY95:.AY104])" office:value-type="float" office:value="3.74214819249348" calcext:value-type="float">
            <text:p>3.74214819249348</text:p>
          </table:table-cell>
          <table:table-cell table:formula="of:=STDEV([.AZ95:.AZ104])" office:value-type="float" office:value="3.74214819249348" calcext:value-type="float">
            <text:p>3.74214819249348</text:p>
          </table:table-cell>
          <table:table-cell table:formula="of:=STDEV([.BA95:.BA104])" office:value-type="float" office:value="3.74214819249348" calcext:value-type="float">
            <text:p>3.74214819249348</text:p>
          </table:table-cell>
          <table:table-cell table:formula="of:=STDEV([.BB95:.BB104])" office:value-type="float" office:value="3.58550289884825" calcext:value-type="float">
            <text:p>3.58550289884825</text:p>
          </table:table-cell>
          <table:table-cell table:formula="of:=STDEV([.BC95:.BC104])" office:value-type="float" office:value="3.58550289884825" calcext:value-type="float">
            <text:p>3.58550289884825</text:p>
          </table:table-cell>
          <table:table-cell table:formula="of:=STDEV([.BD95:.BD104])" office:value-type="float" office:value="4.6945252681302" calcext:value-type="float">
            <text:p>4.6945252681302</text:p>
          </table:table-cell>
          <table:table-cell table:formula="of:=STDEV([.BE95:.BE104])" office:value-type="float" office:value="4.6945252681302" calcext:value-type="float">
            <text:p>4.6945252681302</text:p>
          </table:table-cell>
          <table:table-cell table:formula="of:=STDEV([.BF95:.BF104])" office:value-type="float" office:value="4.6945252681302" calcext:value-type="float">
            <text:p>4.6945252681302</text:p>
          </table:table-cell>
          <table:table-cell table:formula="of:=STDEV([.BG95:.BG104])" office:value-type="float" office:value="4.52013148187161" calcext:value-type="float">
            <text:p>4.52013148187161</text:p>
          </table:table-cell>
          <table:table-cell table:formula="of:=STDEV([.BH95:.BH104])" office:value-type="float" office:value="4.6945252681302" calcext:value-type="float">
            <text:p>4.6945252681302</text:p>
          </table:table-cell>
          <table:table-cell table:formula="of:=STDEV([.BI95:.BI104])" office:value-type="float" office:value="4.88621681715064" calcext:value-type="float">
            <text:p>4.88621681715064</text:p>
          </table:table-cell>
          <table:table-cell table:formula="of:=STDEV([.BJ95:.BJ104])" office:value-type="float" office:value="4.88621681715064" calcext:value-type="float">
            <text:p>4.88621681715064</text:p>
          </table:table-cell>
          <table:table-cell table:formula="of:=STDEV([.BK95:.BK104])" office:value-type="float" office:value="4.88621681715064" calcext:value-type="float">
            <text:p>4.88621681715064</text:p>
          </table:table-cell>
          <table:table-cell table:formula="of:=STDEV([.BL95:.BL104])" office:value-type="float" office:value="4.90965204424838" calcext:value-type="float">
            <text:p>4.90965204424838</text:p>
          </table:table-cell>
          <table:table-cell table:formula="of:=STDEV([.BM95:.BM104])" office:value-type="float" office:value="4.31219680932052" calcext:value-type="float">
            <text:p>4.31219680932052</text:p>
          </table:table-cell>
          <table:table-cell table:formula="of:=STDEV([.BN95:.BN104])" office:value-type="float" office:value="2.87479787288035" calcext:value-type="float">
            <text:p>2.87479787288035</text:p>
          </table:table-cell>
          <table:table-cell table:formula="of:=STDEV([.BO95:.BO104])" office:value-type="float" office:value="2.87479787288035" calcext:value-type="float">
            <text:p>2.87479787288035</text:p>
          </table:table-cell>
          <table:table-cell table:formula="of:=STDEV([.BP95:.BP104])" office:value-type="float" office:value="2.87479787288035" calcext:value-type="float">
            <text:p>2.87479787288035</text:p>
          </table:table-cell>
          <table:table-cell table:formula="of:=STDEV([.BQ95:.BQ104])" office:value-type="float" office:value="2.87479787288035" calcext:value-type="float">
            <text:p>2.87479787288035</text:p>
          </table:table-cell>
          <table:table-cell table:formula="of:=STDEV([.BR95:.BR104])" office:value-type="float" office:value="2.87479787288035" calcext:value-type="float">
            <text:p>2.87479787288035</text:p>
          </table:table-cell>
          <table:table-cell table:formula="of:=STDEV([.BS95:.BS104])" office:value-type="float" office:value="2.87479787288035" calcext:value-type="float">
            <text:p>2.87479787288035</text:p>
          </table:table-cell>
          <table:table-cell table:formula="of:=STDEV([.BT95:.BT104])" office:value-type="float" office:value="2.87479787288035" calcext:value-type="float">
            <text:p>2.87479787288035</text:p>
          </table:table-cell>
          <table:table-cell table:formula="of:=STDEV([.BU95:.BU104])" office:value-type="float" office:value="2.87479787288035" calcext:value-type="float">
            <text:p>2.87479787288035</text:p>
          </table:table-cell>
          <table:table-cell table:formula="of:=STDEV([.BV95:.BV104])" office:value-type="float" office:value="2.87479787288035" calcext:value-type="float">
            <text:p>2.87479787288035</text:p>
          </table:table-cell>
          <table:table-cell table:formula="of:=STDEV([.BW95:.BW104])" office:value-type="float" office:value="2.87479787288035" calcext:value-type="float">
            <text:p>2.87479787288035</text:p>
          </table:table-cell>
          <table:table-cell table:formula="of:=STDEV([.BX95:.BX104])" office:value-type="float" office:value="2.87479787288035" calcext:value-type="float">
            <text:p>2.87479787288035</text:p>
          </table:table-cell>
          <table:table-cell table:formula="of:=STDEV([.BY95:.BY104])" office:value-type="float" office:value="2.87479787288035" calcext:value-type="float">
            <text:p>2.87479787288035</text:p>
          </table:table-cell>
          <table:table-cell table:formula="of:=STDEV([.BZ95:.BZ104])" office:value-type="float" office:value="2.87479787288035" calcext:value-type="float">
            <text:p>2.87479787288035</text:p>
          </table:table-cell>
          <table:table-cell table:formula="of:=STDEV([.CA95:.CA104])" office:value-type="float" office:value="2.87479787288035" calcext:value-type="float">
            <text:p>2.87479787288035</text:p>
          </table:table-cell>
          <table:table-cell table:formula="of:=STDEV([.CB95:.CB104])" office:value-type="float" office:value="1.43739893644017" calcext:value-type="float">
            <text:p>1.43739893644017</text:p>
          </table:table-cell>
          <table:table-cell table:formula="of:=STDEV([.CC95:.CC104])" office:value-type="float" office:value="1.43739893644017" calcext:value-type="float">
            <text:p>1.43739893644017</text:p>
          </table:table-cell>
          <table:table-cell table:formula="of:=STDEV([.CD95:.CD104])" office:value-type="float" office:value="1.43739893644017" calcext:value-type="float">
            <text:p>1.43739893644017</text:p>
          </table:table-cell>
          <table:table-cell table:formula="of:=STDEV([.CE95:.CE104])" office:value-type="float" office:value="1.43739893644017" calcext:value-type="float">
            <text:p>1.43739893644017</text:p>
          </table:table-cell>
          <table:table-cell table:formula="of:=STDEV([.CF95:.CF104])" office:value-type="float" office:value="1.43739893644017" calcext:value-type="float">
            <text:p>1.43739893644017</text:p>
          </table:table-cell>
          <table:table-cell table:formula="of:=STDEV([.CG95:.CG104])" office:value-type="float" office:value="1.43739893644017" calcext:value-type="float">
            <text:p>1.43739893644017</text:p>
          </table:table-cell>
          <table:table-cell table:formula="of:=STDEV([.CH95:.CH104])" office:value-type="float" office:value="1.43739893644017" calcext:value-type="float">
            <text:p>1.43739893644017</text:p>
          </table:table-cell>
          <table:table-cell table:formula="of:=STDEV([.CI95:.CI104])" office:value-type="float" office:value="1.43739893644017" calcext:value-type="float">
            <text:p>1.43739893644017</text:p>
          </table:table-cell>
          <table:table-cell table:formula="of:=STDEV([.CJ95:.CJ104])" office:value-type="float" office:value="1.43739893644017" calcext:value-type="float">
            <text:p>1.43739893644017</text:p>
          </table:table-cell>
          <table:table-cell table:formula="of:=STDEV([.CK95:.CK104])" office:value-type="float" office:value="1.43739893644017" calcext:value-type="float">
            <text:p>1.43739893644017</text:p>
          </table:table-cell>
          <table:table-cell table:formula="of:=STDEV([.CL95:.CL104])" office:value-type="float" office:value="1.43739893644017" calcext:value-type="float">
            <text:p>1.43739893644017</text:p>
          </table:table-cell>
          <table:table-cell table:formula="of:=STDEV([.CM95:.CM104])" office:value-type="float" office:value="1.43739893644017" calcext:value-type="float">
            <text:p>1.43739893644017</text:p>
          </table:table-cell>
          <table:table-cell table:formula="of:=STDEV([.CN95:.CN104])" office:value-type="float" office:value="1.43739893644017" calcext:value-type="float">
            <text:p>1.43739893644017</text:p>
          </table:table-cell>
          <table:table-cell table:formula="of:=STDEV([.CO95:.CO104])" office:value-type="float" office:value="1.43739893644017" calcext:value-type="float">
            <text:p>1.43739893644017</text:p>
          </table:table-cell>
          <table:table-cell table:formula="of:=STDEV([.CP95:.CP104])" office:value-type="float" office:value="1.43739893644017" calcext:value-type="float">
            <text:p>1.43739893644017</text:p>
          </table:table-cell>
          <table:table-cell table:formula="of:=STDEV([.CQ95:.CQ104])" office:value-type="float" office:value="1.43739893644017" calcext:value-type="float">
            <text:p>1.43739893644017</text:p>
          </table:table-cell>
          <table:table-cell table:formula="of:=STDEV([.CR95:.CR104])" office:value-type="float" office:value="1.43739893644017" calcext:value-type="float">
            <text:p>1.43739893644017</text:p>
          </table:table-cell>
          <table:table-cell table:formula="of:=STDEV([.CS95:.CS104])" office:value-type="float" office:value="1.43739893644017" calcext:value-type="float">
            <text:p>1.43739893644017</text:p>
          </table:table-cell>
          <table:table-cell table:formula="of:=STDEV([.CT95:.CT104])" office:value-type="float" office:value="1.43739893644017" calcext:value-type="float">
            <text:p>1.43739893644017</text:p>
          </table:table-cell>
          <table:table-cell table:formula="of:=STDEV([.CU95:.CU104])" office:value-type="float" office:value="1.43739893644017" calcext:value-type="float">
            <text:p>1.43739893644017</text:p>
          </table:table-cell>
          <table:table-cell table:formula="of:=STDEV([.CV95:.CV104])" office:value-type="float" office:value="1.43739893644017" calcext:value-type="float">
            <text:p>1.43739893644017</text:p>
          </table:table-cell>
          <table:table-cell table:formula="of:=STDEV([.CW95:.CW104])" office:value-type="float" office:value="1.43739893644017" calcext:value-type="float">
            <text:p>1.43739893644017</text:p>
          </table:table-cell>
          <table:table-cell table:formula="of:=STDEV([.CX95:.CX104])" office:value-type="float" office:value="1.43739893644017" calcext:value-type="float">
            <text:p>1.43739893644017</text:p>
          </table:table-cell>
          <table:table-cell table:formula="of:=STDEV([.CY95:.CY104])" office:value-type="float" office:value="1.43739893644017" calcext:value-type="float">
            <text:p>1.43739893644017</text:p>
          </table:table-cell>
          <table:table-cell table:formula="of:=STDEV([.CZ95:.CZ104])" office:value-type="float" office:value="2.87479787288035" calcext:value-type="float">
            <text:p>2.87479787288035</text:p>
          </table:table-cell>
          <table:table-cell table:formula="of:=STDEV([.DA95:.DA104])" office:value-type="float" office:value="2.87479787288035" calcext:value-type="float">
            <text:p>2.87479787288035</text:p>
          </table:table-cell>
          <table:table-cell table:formula="of:=STDEV([.DB95:.DB104])" office:value-type="float" office:value="2.87479787288035" calcext:value-type="float">
            <text:p>2.87479787288035</text:p>
          </table:table-cell>
          <table:table-cell table:formula="of:=STDEV([.DC95:.DC104])" office:value-type="float" office:value="2.87479787288035" calcext:value-type="float">
            <text:p>2.87479787288035</text:p>
          </table:table-cell>
          <table:table-cell table:formula="of:=STDEV([.DD95:.DD104])" office:value-type="float" office:value="2.87479787288035" calcext:value-type="float">
            <text:p>2.87479787288035</text:p>
          </table:table-cell>
          <table:table-cell table:formula="of:=STDEV([.DE95:.DE104])" office:value-type="float" office:value="2.87479787288035" calcext:value-type="float">
            <text:p>2.87479787288035</text:p>
          </table:table-cell>
          <table:table-cell table:formula="of:=STDEV([.DF95:.DF104])" office:value-type="float" office:value="2.87479787288035" calcext:value-type="float">
            <text:p>2.87479787288035</text:p>
          </table:table-cell>
          <table:table-cell table:formula="of:=STDEV([.DG95:.DG104])" office:value-type="float" office:value="2.87479787288035" calcext:value-type="float">
            <text:p>2.87479787288035</text:p>
          </table:table-cell>
          <table:table-cell table:formula="of:=STDEV([.DH95:.DH104])" office:value-type="float" office:value="2.87479787288035" calcext:value-type="float">
            <text:p>2.87479787288035</text:p>
          </table:table-cell>
          <table:table-cell table:formula="of:=STDEV([.DI95:.DI104])" office:value-type="float" office:value="2.87479787288035" calcext:value-type="float">
            <text:p>2.87479787288035</text:p>
          </table:table-cell>
          <table:table-cell table:formula="of:=STDEV([.DJ95:.DJ104])" office:value-type="float" office:value="2.87479787288035" calcext:value-type="float">
            <text:p>2.87479787288035</text:p>
          </table:table-cell>
          <table:table-cell table:formula="of:=STDEV([.DK95:.DK104])" office:value-type="float" office:value="2.87479787288035" calcext:value-type="float">
            <text:p>2.87479787288035</text:p>
          </table:table-cell>
          <table:table-cell table:formula="of:=STDEV([.DL95:.DL104])" office:value-type="float" office:value="2.87479787288035" calcext:value-type="float">
            <text:p>2.87479787288035</text:p>
          </table:table-cell>
          <table:table-cell table:formula="of:=STDEV([.DM95:.DM104])" office:value-type="float" office:value="2.87479787288035" calcext:value-type="float">
            <text:p>2.87479787288035</text:p>
          </table:table-cell>
          <table:table-cell table:formula="of:=STDEV([.DN95:.DN104])" office:value-type="float" office:value="1.43739893644017" calcext:value-type="float">
            <text:p>1.43739893644017</text:p>
          </table:table-cell>
          <table:table-cell table:formula="of:=STDEV([.DO95:.DO104])" office:value-type="float" office:value="1.43739893644017" calcext:value-type="float">
            <text:p>1.43739893644017</text:p>
          </table:table-cell>
          <table:table-cell table:formula="of:=STDEV([.DP95:.DP104])" office:value-type="float" office:value="1.43739893644017" calcext:value-type="float">
            <text:p>1.43739893644017</text:p>
          </table:table-cell>
          <table:table-cell table:formula="of:=STDEV([.DQ95:.DQ104])" office:value-type="float" office:value="1.43739893644017" calcext:value-type="float">
            <text:p>1.43739893644017</text:p>
          </table:table-cell>
          <table:table-cell table:formula="of:=STDEV([.DR95:.DR104])" office:value-type="float" office:value="1.43739893644017" calcext:value-type="float">
            <text:p>1.43739893644017</text:p>
          </table:table-cell>
          <table:table-cell table:formula="of:=STDEV([.DS95:.DS104])" office:value-type="float" office:value="1.43739893644017" calcext:value-type="float">
            <text:p>1.43739893644017</text:p>
          </table:table-cell>
          <table:table-cell table:formula="of:=STDEV([.DT95:.DT104])" office:value-type="float" office:value="1.43739893644017" calcext:value-type="float">
            <text:p>1.43739893644017</text:p>
          </table:table-cell>
          <table:table-cell table:formula="of:=STDEV([.DU95:.DU104])" office:value-type="float" office:value="1.43739893644017" calcext:value-type="float">
            <text:p>1.43739893644017</text:p>
          </table:table-cell>
          <table:table-cell table:formula="of:=STDEV([.DV95:.DV104])" office:value-type="float" office:value="1.43739893644017" calcext:value-type="float">
            <text:p>1.43739893644017</text:p>
          </table:table-cell>
          <table:table-cell table:formula="of:=STDEV([.DW95:.DW104])" office:value-type="float" office:value="1.43739893644017" calcext:value-type="float">
            <text:p>1.43739893644017</text:p>
          </table:table-cell>
          <table:table-cell table:formula="of:=STDEV([.DX95:.DX104])" office:value-type="float" office:value="1.43739893644017" calcext:value-type="float">
            <text:p>1.43739893644017</text:p>
          </table:table-cell>
          <table:table-cell table:formula="of:=STDEV([.DY95:.DY104])" office:value-type="float" office:value="1.43739893644017" calcext:value-type="float">
            <text:p>1.43739893644017</text:p>
          </table:table-cell>
          <table:table-cell table:formula="of:=STDEV([.DZ95:.DZ104])" office:value-type="float" office:value="1.43739893644017" calcext:value-type="float">
            <text:p>1.43739893644017</text:p>
          </table:table-cell>
          <table:table-cell table:formula="of:=STDEV([.EA95:.EA104])" office:value-type="float" office:value="1.43739893644017" calcext:value-type="float">
            <text:p>1.43739893644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4:30:09.266056716</dc:date>
    <meta:editing-duration>PT11M29S</meta:editing-duration>
    <meta:editing-cycles>1</meta:editing-cycles>
    <meta:document-statistic meta:table-count="1" meta:cell-count="12496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ffffff"/>
    </style:style>
    <style:style style:name="ch9" style:family="chart" style:data-style-name="N0">
      <style:chart-properties chart:symbol-type="none" chart:link-data-style-to-source="true" chart:error-category="cell-range" chart:error-upper-range="tiny_chair_module_percentage_data.B41:tiny_chair_module_percentage_data.EA41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tiny_chair_module_percentage_data.B41:tiny_chair_module_percentage_data.EA41" loext:std-weight="1"/>
      <style:graphic-properties draw:stroke="solid" svg:stroke-width="0cm" svg:stroke-color="#ff0000" svg:stroke-opacity="100%" draw:stroke-linejoin="round"/>
    </style:style>
    <style:style style:name="ch11" style:family="chart" style:data-style-name="N0">
      <style:chart-properties chart:symbol-type="none" chart:link-data-style-to-source="true" chart:error-category="cell-range" chart:error-upper-range="tiny_chair_module_percentage_data.B80:tiny_chair_module_percentage_data.EA80" chart:error-lower-range="tiny_chair_module_percentage_data.B80:tiny_chair_module_percentage_data.EA8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tiny_chair_module_percentage_data.B80:tiny_chair_module_percentage_data.EA80" chart:error-lower-range="tiny_chair_module_percentage_data.B80:tiny_chair_module_percentage_data.EA8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error-category="cell-range" chart:error-upper-range="tiny_chair_module_percentage_data.B28:tiny_chair_module_percentage_data.EA28" chart:error-lower-range="tiny_chair_module_percentage_data.B28:tiny_chair_module_percentage_data.EA2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iny_chair_module_percentage_data.B28:tiny_chair_module_percentage_data.EA28" chart:error-lower-range="tiny_chair_module_percentage_data.B28:tiny_chair_module_percentage_data.EA28" loext:std-weight="1"/>
      <style:graphic-properties draw:stroke="solid" svg:stroke-width="0cm" svg:stroke-color="#ffff00" svg:stroke-opacity="100%" draw:stroke-linejoin="round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error-category="cell-range" chart:error-upper-range="tiny_chair_module_percentage_data.B106:tiny_chair_module_percentage_data.EA106" chart:error-lower-range="tiny_chair_module_percentage_data.B106:tiny_chair_module_percentage_data.EA106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tiny_chair_module_percentage_data.B106:tiny_chair_module_percentage_data.EA106" chart:error-lower-range="tiny_chair_module_percentage_data.B106:tiny_chair_module_percentage_data.EA106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one" chart:link-data-style-to-source="true" chart:error-category="cell-range" chart:error-upper-range="tiny_chair_module_percentage_data.B80:tiny_chair_module_percentage_data.EA80" chart:error-lower-range="tiny_chair_module_percentage_data.B80:tiny_chair_module_percentage_data.EA80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tiny_chair_module_percentage_data.B80:tiny_chair_module_percentage_data.EA80" chart:error-lower-range="tiny_chair_module_percentage_data.B80:tiny_chair_module_percentage_data.EA80" loext:std-weight="1"/>
      <style:graphic-properties draw:stroke="solid" svg:stroke-width="0cm" svg:stroke-color="#729fcf" svg:stroke-opacity="100%" draw:stroke-linejoin="round"/>
    </style:style>
    <style:style style:name="ch21" style:family="chart" style:data-style-name="N0">
      <style:chart-properties chart:symbol-type="none" chart:link-data-style-to-source="true" chart:error-category="cell-range" chart:error-upper-range="tiny_chair_module_percentage_data.B54:tiny_chair_module_percentage_data.EA54" chart:error-lower-range="tiny_chair_module_percentage_data.B54:tiny_chair_module_percentage_data.EA54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tiny_chair_module_percentage_data.B54:tiny_chair_module_percentage_data.EA54" chart:error-lower-range="tiny_chair_module_percentage_data.B54:tiny_chair_module_percentage_data.EA54" loext:std-weight="1"/>
      <style:graphic-properties draw:stroke="solid" svg:stroke-width="0cm" svg:stroke-color="#2a6099" svg:stroke-opacity="100%" draw:stroke-linejoin="round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4.039cm" svg:height="20.906cm" xlink:href=".." xlink:type="simple" chart:class="chart:line" chart:style-name="ch1">
        <chart:title svg:x="9.818cm" svg:y="0.554cm" chart:style-name="ch2">
          <text:p>Percentage of Successfully Classified Cells for Chair Self-Classification</text:p>
        </chart:title>
        <chart:subtitle svg:x="14.806cm" svg:y="1.751cm" chart:style-name="ch3">
          <text:p>Chair size below 36 cells</text:p>
        </chart:subtitle>
        <chart:plot-area chart:style-name="ch4" table:cell-range-address="tiny_chair_module_percentage_data.A40:tiny_chair_module_percentage_data.EA40 tiny_chair_module_percentage_data.B79:tiny_chair_module_percentage_data.EA79 tiny_chair_module_percentage_data.B66:tiny_chair_module_percentage_data.EA66 tiny_chair_module_percentage_data.B27:tiny_chair_module_percentage_data.EA27 tiny_chair_module_percentage_data.B14:tiny_chair_module_percentage_data.EA14 tiny_chair_module_percentage_data.B105:tiny_chair_module_percentage_data.EA105 tiny_chair_module_percentage_data.B92:tiny_chair_module_percentage_data.EA92 tiny_chair_module_percentage_data.A53:tiny_chair_module_percentage_data.EA53" chart:data-source-has-labels="column" svg:x="1.975cm" svg:y="3cm" svg:width="31.523cm" svg:height="16.51cm">
          <chart:coordinate-region svg:x="2.782cm" svg:y="3.199cm" svg:width="30.575cm" svg:height="15.387cm"/>
          <chart:axis chart:dimension="x" chart:name="primary-x" chart:style-name="ch5">
            <chart:title svg:x="16.734cm" svg:y="19.928cm" chart:style-name="ch6">
              <text:p>Time step</text:p>
            </chart:title>
          </chart:axis>
          <chart:axis chart:dimension="y" chart:name="primary-y" chart:style-name="ch5">
            <chart:title svg:x="0.591cm" svg:y="15.049cm" chart:style-name="ch7">
              <text:p>Percentage of Correctly Identitifed Cells</text:p>
            </chart:title>
            <chart:grid chart:style-name="ch8" chart:class="major"/>
          </chart:axis>
          <chart:series chart:style-name="ch9" chart:values-cell-range-address="tiny_chair_module_percentage_data.B40:tiny_chair_module_percentage_data.EA40" chart:label-cell-address="tiny_chair_module_percentage_data.A40:tiny_chair_module_percentage_data.A40" chart:class="chart:line">
            <chart:error-indicator chart:style-name="ch10" chart:dimension="y"/>
            <chart:data-point chart:repeated="130"/>
          </chart:series>
          <chart:series chart:style-name="ch11" chart:values-cell-range-address="tiny_chair_module_percentage_data.B79:tiny_chair_module_percentage_data.EA79" chart:class="chart:line">
            <chart:error-indicator chart:style-name="ch12" chart:dimension="y"/>
            <chart:data-point chart:repeated="130"/>
          </chart:series>
          <chart:series chart:style-name="ch13" chart:values-cell-range-address="tiny_chair_module_percentage_data.B66:tiny_chair_module_percentage_data.EA66" chart:class="chart:line">
            <chart:data-point chart:repeated="130"/>
          </chart:series>
          <chart:series chart:style-name="ch14" chart:values-cell-range-address="tiny_chair_module_percentage_data.B27:tiny_chair_module_percentage_data.EA27" chart:class="chart:line">
            <chart:error-indicator chart:style-name="ch15" chart:dimension="y"/>
            <chart:data-point chart:repeated="130"/>
          </chart:series>
          <chart:series chart:style-name="ch16" chart:values-cell-range-address="tiny_chair_module_percentage_data.B14:tiny_chair_module_percentage_data.EA14" chart:class="chart:line">
            <chart:data-point chart:repeated="130"/>
          </chart:series>
          <chart:series chart:style-name="ch17" chart:values-cell-range-address="tiny_chair_module_percentage_data.B105:tiny_chair_module_percentage_data.EA105" chart:class="chart:line">
            <chart:error-indicator chart:style-name="ch18" chart:dimension="y"/>
            <chart:data-point chart:repeated="130"/>
          </chart:series>
          <chart:series chart:style-name="ch19" chart:values-cell-range-address="tiny_chair_module_percentage_data.B92:tiny_chair_module_percentage_data.EA92" chart:class="chart:line">
            <chart:error-indicator chart:style-name="ch20" chart:dimension="y"/>
            <chart:data-point chart:repeated="130"/>
          </chart:series>
          <chart:series chart:style-name="ch21" chart:values-cell-range-address="tiny_chair_module_percentage_data.B53:tiny_chair_module_percentage_data.EA53" chart:label-cell-address="tiny_chair_module_percentage_data.A53:tiny_chair_module_percentage_data.A53" chart:class="chart:line">
            <chart:error-indicator chart:style-name="ch22" chart:dimension="y"/>
            <chart:data-point chart:repeated="13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tiny_chair_module_percentage_data.A40:tiny_chair_module_percentage_data.A40</svg:desc>
                </draw:g>
              </table:table-cell>
              <table:table-cell office:value-type="float" office:value="0">
                <text:p>0</text:p>
                <draw:g>
                  <svg:desc>tiny_chair_module_percentage_data.B40:tiny_chair_module_percentage_data.EA40</svg:desc>
                </draw:g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12.6923076923077">
                <text:p>12.6923076923077</text:p>
              </table:table-cell>
              <table:table-cell office:value-type="float" office:value="18.4615384615385">
                <text:p>18.4615384615385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31.5384615384615">
                <text:p>31.5384615384615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41.5384615384615">
                <text:p>41.5384615384615</text:p>
              </table:table-cell>
              <table:table-cell office:value-type="float" office:value="44.2307692307692">
                <text:p>44.2307692307692</text:p>
              </table:table-cell>
              <table:table-cell office:value-type="float" office:value="47.6923076923077">
                <text:p>47.6923076923077</text:p>
              </table:table-cell>
              <table:table-cell office:value-type="float" office:value="54.2307692307692">
                <text:p>54.2307692307692</text:p>
              </table:table-cell>
              <table:table-cell office:value-type="float" office:value="58.8461538461539">
                <text:p>58.8461538461539</text:p>
              </table:table-cell>
              <table:table-cell office:value-type="float" office:value="66.9230769230769">
                <text:p>66.9230769230769</text:p>
              </table:table-cell>
              <table:table-cell office:value-type="float" office:value="69.6153846153846">
                <text:p>69.6153846153846</text:p>
              </table:table-cell>
              <table:table-cell office:value-type="float" office:value="73.4615384615385">
                <text:p>73.4615384615385</text:p>
              </table:table-cell>
              <table:table-cell office:value-type="float" office:value="78.4615384615385">
                <text:p>78.4615384615385</text:p>
              </table:table-cell>
              <table:table-cell office:value-type="float" office:value="81.9230769230769">
                <text:p>81.9230769230769</text:p>
              </table:table-cell>
              <table:table-cell office:value-type="float" office:value="83.4615384615385">
                <text:p>83.4615384615385</text:p>
              </table:table-cell>
              <table:table-cell office:value-type="float" office:value="83.8461538461538">
                <text:p>83.8461538461538</text:p>
              </table:table-cell>
              <table:table-cell office:value-type="float" office:value="83.0769230769231">
                <text:p>83.0769230769231</text:p>
              </table:table-cell>
              <table:table-cell office:value-type="float" office:value="86.5384615384615">
                <text:p>86.5384615384615</text:p>
              </table:table-cell>
              <table:table-cell office:value-type="float" office:value="88.4615384615385">
                <text:p>88.4615384615385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41:tiny_chair_module_percentage_data.EA41</svg:desc>
                </draw:g>
              </table:table-cell>
              <table:table-cell office:value-type="float" office:value="4.94878437579969">
                <text:p>4.94878437579969</text:p>
              </table:table-cell>
              <table:table-cell office:value-type="float" office:value="4.4596223412631">
                <text:p>4.4596223412631</text:p>
              </table:table-cell>
              <table:table-cell office:value-type="float" office:value="5.37850691369309">
                <text:p>5.37850691369309</text:p>
              </table:table-cell>
              <table:table-cell office:value-type="float" office:value="4.054202128421">
                <text:p>4.054202128421</text:p>
              </table:table-cell>
              <table:table-cell office:value-type="float" office:value="5.37850691369309">
                <text:p>5.37850691369309</text:p>
              </table:table-cell>
              <table:table-cell office:value-type="float" office:value="7.02208407057905">
                <text:p>7.02208407057905</text:p>
              </table:table-cell>
              <table:table-cell office:value-type="float" office:value="6.4867234054736">
                <text:p>6.4867234054736</text:p>
              </table:table-cell>
              <table:table-cell office:value-type="float" office:value="7.30881682755858">
                <text:p>7.30881682755858</text:p>
              </table:table-cell>
              <table:table-cell office:value-type="float" office:value="6.58729875828981">
                <text:p>6.58729875828981</text:p>
              </table:table-cell>
              <table:table-cell office:value-type="float" office:value="6.64938588712305">
                <text:p>6.64938588712305</text:p>
              </table:table-cell>
              <table:table-cell office:value-type="float" office:value="7.03377780735651">
                <text:p>7.03377780735651</text:p>
              </table:table-cell>
              <table:table-cell office:value-type="float" office:value="5.79055886699293">
                <text:p>5.79055886699293</text:p>
              </table:table-cell>
              <table:table-cell office:value-type="float" office:value="3.82472663850674">
                <text:p>3.82472663850674</text:p>
              </table:table-cell>
              <table:table-cell office:value-type="float" office:value="2.83794148989471">
                <text:p>2.83794148989471</text:p>
              </table:table-cell>
              <table:table-cell office:value-type="float" office:value="4.13449115297362">
                <text:p>4.13449115297362</text:p>
              </table:table-cell>
              <table:table-cell office:value-type="float" office:value="4.45962234126309">
                <text:p>4.45962234126309</text:p>
              </table:table-cell>
              <table:table-cell office:value-type="float" office:value="5.74782353114356">
                <text:p>5.74782353114356</text:p>
              </table:table-cell>
              <table:table-cell office:value-type="float" office:value="6.73534642900702">
                <text:p>6.73534642900702</text:p>
              </table:table-cell>
              <table:table-cell office:value-type="float" office:value="6.58729875828981">
                <text:p>6.58729875828981</text:p>
              </table:table-cell>
              <table:table-cell office:value-type="float" office:value="5.8047340629086">
                <text:p>5.8047340629086</text:p>
              </table:table-cell>
              <table:table-cell office:value-type="float" office:value="4.79699664971018">
                <text:p>4.79699664971018</text:p>
              </table:table-cell>
              <table:table-cell office:value-type="float" office:value="3.62618862146948">
                <text:p>3.62618862146948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2.4325212770526">
                <text:p>2.4325212770526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3.62618862146947">
                <text:p>3.62618862146947</text:p>
              </table:table-cell>
              <table:table-cell office:value-type="float" office:value="3.53437147489493">
                <text:p>3.53437147489493</text:p>
              </table:table-cell>
              <table:table-cell office:value-type="float" office:value="4.23271128697928">
                <text:p>4.23271128697928</text:p>
              </table:table-cell>
              <table:table-cell office:value-type="float" office:value="3.6487819155789">
                <text:p>3.6487819155789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71573762722806">
                <text:p>3.71573762722806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3.36767321450352">
                <text:p>3.36767321450352</text:p>
              </table:table-cell>
              <table:table-cell office:value-type="float" office:value="3.36767321450352">
                <text:p>3.36767321450352</text:p>
              </table:table-cell>
              <table:table-cell office:value-type="float" office:value="3.62618862146948">
                <text:p>3.62618862146948</text:p>
              </table:table-cell>
              <table:table-cell office:value-type="float" office:value="3.62618862146948">
                <text:p>3.62618862146948</text:p>
              </table:table-cell>
              <table:table-cell office:value-type="float" office:value="3.62618862146948">
                <text:p>3.62618862146948</text:p>
              </table:table-cell>
              <table:table-cell office:value-type="float" office:value="3.53437147489493">
                <text:p>3.53437147489493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53437147489493">
                <text:p>3.53437147489493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2.59595599119443">
                <text:p>2.59595599119443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433617027368">
                <text:p>3.2433617027368</text:p>
              </table:table-cell>
              <table:table-cell office:value-type="float" office:value="3.2433617027368">
                <text:p>3.2433617027368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79:tiny_chair_module_percentage_data.EA79</svg:desc>
                </draw:g>
              </table:table-cell>
              <table:table-cell office:value-type="float" office:value="3.54838709677419">
                <text:p>3.54838709677419</text:p>
              </table:table-cell>
              <table:table-cell office:value-type="float" office:value="12.258064516129">
                <text:p>12.258064516129</text:p>
              </table:table-cell>
              <table:table-cell office:value-type="float" office:value="20.6451612903226">
                <text:p>20.6451612903226</text:p>
              </table:table-cell>
              <table:table-cell office:value-type="float" office:value="28.7096774193548">
                <text:p>28.7096774193548</text:p>
              </table:table-cell>
              <table:table-cell office:value-type="float" office:value="35.1612903225806">
                <text:p>35.1612903225806</text:p>
              </table:table-cell>
              <table:table-cell office:value-type="float" office:value="39.6774193548387">
                <text:p>39.6774193548387</text:p>
              </table:table-cell>
              <table:table-cell office:value-type="float" office:value="43.2258064516129">
                <text:p>43.2258064516129</text:p>
              </table:table-cell>
              <table:table-cell office:value-type="float" office:value="45.4838709677419">
                <text:p>45.4838709677419</text:p>
              </table:table-cell>
              <table:table-cell office:value-type="float" office:value="49.6774193548387">
                <text:p>49.6774193548387</text:p>
              </table:table-cell>
              <table:table-cell office:value-type="float" office:value="55.1612903225807">
                <text:p>55.1612903225807</text:p>
              </table:table-cell>
              <table:table-cell office:value-type="float" office:value="60.3225806451613">
                <text:p>60.3225806451613</text:p>
              </table:table-cell>
              <table:table-cell office:value-type="float" office:value="67.741935483871">
                <text:p>67.741935483871</text:p>
              </table:table-cell>
              <table:table-cell office:value-type="float" office:value="68.0645161290323">
                <text:p>68.0645161290323</text:p>
              </table:table-cell>
              <table:table-cell office:value-type="float" office:value="69.3548387096774">
                <text:p>69.3548387096774</text:p>
              </table:table-cell>
              <table:table-cell office:value-type="float" office:value="69.0322580645161">
                <text:p>69.0322580645161</text:p>
              </table:table-cell>
              <table:table-cell office:value-type="float" office:value="69.6774193548387">
                <text:p>69.6774193548387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69.0322580645161">
                <text:p>69.0322580645161</text:p>
              </table:table-cell>
              <table:table-cell office:value-type="float" office:value="70.3225806451613">
                <text:p>70.3225806451613</text:p>
              </table:table-cell>
              <table:table-cell office:value-type="float" office:value="70.3225806451613">
                <text:p>70.3225806451613</text:p>
              </table:table-cell>
              <table:table-cell office:value-type="float" office:value="70.3225806451613">
                <text:p>70.3225806451613</text:p>
              </table:table-cell>
              <table:table-cell office:value-type="float" office:value="70.3225806451613">
                <text:p>70.3225806451613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71.6129032258065">
                <text:p>71.6129032258065</text:p>
              </table:table-cell>
              <table:table-cell office:value-type="float" office:value="73.2258064516129">
                <text:p>73.2258064516129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76.1290322580645">
                <text:p>76.1290322580645</text:p>
              </table:table-cell>
              <table:table-cell office:value-type="float" office:value="77.741935483871">
                <text:p>77.741935483871</text:p>
              </table:table-cell>
              <table:table-cell office:value-type="float" office:value="78.7096774193549">
                <text:p>78.7096774193549</text:p>
              </table:table-cell>
              <table:table-cell office:value-type="float" office:value="79.3548387096774">
                <text:p>79.3548387096774</text:p>
              </table:table-cell>
              <table:table-cell office:value-type="float" office:value="82.258064516129">
                <text:p>82.258064516129</text:p>
              </table:table-cell>
              <table:table-cell office:value-type="float" office:value="84.5161290322581">
                <text:p>84.5161290322581</text:p>
              </table:table-cell>
              <table:table-cell office:value-type="float" office:value="85.8064516129032">
                <text:p>85.8064516129032</text:p>
              </table:table-cell>
              <table:table-cell office:value-type="float" office:value="87.4193548387097">
                <text:p>87.4193548387097</text:p>
              </table:table-cell>
              <table:table-cell office:value-type="float" office:value="88.0645161290323">
                <text:p>88.0645161290323</text:p>
              </table:table-cell>
              <table:table-cell office:value-type="float" office:value="89.0322580645161">
                <text:p>89.0322580645161</text:p>
              </table:table-cell>
              <table:table-cell office:value-type="float" office:value="89.6774193548387">
                <text:p>89.6774193548387</text:p>
              </table:table-cell>
              <table:table-cell office:value-type="float" office:value="90.6451612903226">
                <text:p>90.6451612903226</text:p>
              </table:table-cell>
              <table:table-cell office:value-type="float" office:value="92.5806451612903">
                <text:p>92.5806451612903</text:p>
              </table:table-cell>
              <table:table-cell office:value-type="float" office:value="94.5161290322581">
                <text:p>94.5161290322581</text:p>
              </table:table-cell>
              <table:table-cell office:value-type="float" office:value="95.1612903225806">
                <text:p>95.1612903225806</text:p>
              </table:table-cell>
              <table:table-cell office:value-type="float" office:value="96.1290322580645">
                <text:p>96.1290322580645</text:p>
              </table:table-cell>
              <table:table-cell office:value-type="float" office:value="96.4516129032258">
                <text:p>96.4516129032258</text:p>
              </table:table-cell>
              <table:table-cell office:value-type="float" office:value="97.741935483871">
                <text:p>97.741935483871</text:p>
              </table:table-cell>
              <table:table-cell office:value-type="float" office:value="98.0645161290323">
                <text:p>98.0645161290323</text:p>
              </table:table-cell>
              <table:table-cell office:value-type="float" office:value="98.0645161290323">
                <text:p>98.0645161290323</text:p>
              </table:table-cell>
              <table:table-cell office:value-type="float" office:value="98.0645161290323">
                <text:p>98.0645161290323</text:p>
              </table:table-cell>
              <table:table-cell office:value-type="float" office:value="98.3870967741936">
                <text:p>98.3870967741936</text:p>
              </table:table-cell>
              <table:table-cell office:value-type="float" office:value="98.3870967741936">
                <text:p>98.3870967741936</text:p>
              </table:table-cell>
              <table:table-cell office:value-type="float" office:value="98.3870967741936">
                <text:p>98.3870967741936</text:p>
              </table:table-cell>
              <table:table-cell office:value-type="float" office:value="98.7096774193548">
                <text:p>98.7096774193548</text:p>
              </table:table-cell>
              <table:table-cell office:value-type="float" office:value="99.0322580645161">
                <text:p>99.0322580645161</text:p>
              </table:table-cell>
              <table:table-cell office:value-type="float" office:value="99.0322580645161">
                <text:p>99.0322580645161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74193548387">
                <text:p>99.67741935483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80:tiny_chair_module_percentage_data.EA80</svg:desc>
                </draw:g>
              </table:table-cell>
              <table:table-cell office:value-type="float" office:value="3.55001591811165">
                <text:p>3.55001591811165</text:p>
              </table:table-cell>
              <table:table-cell office:value-type="float" office:value="4.24697153938312">
                <text:p>4.2469715393831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57690429242578">
                <text:p>5.57690429242578</text:p>
              </table:table-cell>
              <table:table-cell office:value-type="float" office:value="4.67463766006111">
                <text:p>4.67463766006111</text:p>
              </table:table-cell>
              <table:table-cell office:value-type="float" office:value="3.06026870338875">
                <text:p>3.06026870338875</text:p>
              </table:table-cell>
              <table:table-cell office:value-type="float" office:value="4.080358271185">
                <text:p>4.080358271185</text:p>
              </table:table-cell>
              <table:table-cell office:value-type="float" office:value="3.86199677334795">
                <text:p>3.86199677334795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4.31449519306213">
                <text:p>4.31449519306213</text:p>
              </table:table-cell>
              <table:table-cell office:value-type="float" office:value="4.80874833870922">
                <text:p>4.80874833870922</text:p>
              </table:table-cell>
              <table:table-cell office:value-type="float" office:value="4.1505933474449">
                <text:p>4.1505933474449</text:p>
              </table:table-cell>
              <table:table-cell office:value-type="float" office:value="3.801649361218">
                <text:p>3.801649361218</text:p>
              </table:table-cell>
              <table:table-cell office:value-type="float" office:value="2.72023884745667">
                <text:p>2.72023884745667</text:p>
              </table:table-cell>
              <table:table-cell office:value-type="float" office:value="3.46763774120368">
                <text:p>3.46763774120368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4.80874833870923">
                <text:p>4.80874833870923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5.2786828854338">
                <text:p>5.2786828854338</text:p>
              </table:table-cell>
              <table:table-cell office:value-type="float" office:value="5.48281668128257">
                <text:p>5.48281668128257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5.73028498687064">
                <text:p>5.73028498687064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6.04450293443234">
                <text:p>6.04450293443234</text:p>
              </table:table-cell>
              <table:table-cell office:value-type="float" office:value="6.83451551917019">
                <text:p>6.83451551917019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5.14558542537867">
                <text:p>5.14558542537867</text:p>
              </table:table-cell>
              <table:table-cell office:value-type="float" office:value="6.09213568783454">
                <text:p>6.09213568783454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5.64900023078009">
                <text:p>5.64900023078009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3.74032841525292">
                <text:p>3.74032841525292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2809896167308">
                <text:p>2.2809896167308</text:p>
              </table:table-cell>
              <table:table-cell office:value-type="float" office:value="2.25550289929065">
                <text:p>2.25550289929065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80:tiny_chair_module_percentage_data.EA80</svg:desc>
                </draw:g>
              </table:table-cell>
              <table:table-cell office:value-type="float" office:value="3.55001591811165">
                <text:p>3.55001591811165</text:p>
              </table:table-cell>
              <table:table-cell office:value-type="float" office:value="4.24697153938312">
                <text:p>4.2469715393831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57690429242578">
                <text:p>5.57690429242578</text:p>
              </table:table-cell>
              <table:table-cell office:value-type="float" office:value="4.67463766006111">
                <text:p>4.67463766006111</text:p>
              </table:table-cell>
              <table:table-cell office:value-type="float" office:value="3.06026870338875">
                <text:p>3.06026870338875</text:p>
              </table:table-cell>
              <table:table-cell office:value-type="float" office:value="4.080358271185">
                <text:p>4.080358271185</text:p>
              </table:table-cell>
              <table:table-cell office:value-type="float" office:value="3.86199677334795">
                <text:p>3.86199677334795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4.31449519306213">
                <text:p>4.31449519306213</text:p>
              </table:table-cell>
              <table:table-cell office:value-type="float" office:value="4.80874833870922">
                <text:p>4.80874833870922</text:p>
              </table:table-cell>
              <table:table-cell office:value-type="float" office:value="4.1505933474449">
                <text:p>4.1505933474449</text:p>
              </table:table-cell>
              <table:table-cell office:value-type="float" office:value="3.801649361218">
                <text:p>3.801649361218</text:p>
              </table:table-cell>
              <table:table-cell office:value-type="float" office:value="2.72023884745667">
                <text:p>2.72023884745667</text:p>
              </table:table-cell>
              <table:table-cell office:value-type="float" office:value="3.46763774120368">
                <text:p>3.46763774120368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4.80874833870923">
                <text:p>4.80874833870923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5.2786828854338">
                <text:p>5.2786828854338</text:p>
              </table:table-cell>
              <table:table-cell office:value-type="float" office:value="5.48281668128257">
                <text:p>5.48281668128257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5.73028498687064">
                <text:p>5.73028498687064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6.04450293443234">
                <text:p>6.04450293443234</text:p>
              </table:table-cell>
              <table:table-cell office:value-type="float" office:value="6.83451551917019">
                <text:p>6.83451551917019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5.14558542537867">
                <text:p>5.14558542537867</text:p>
              </table:table-cell>
              <table:table-cell office:value-type="float" office:value="6.09213568783454">
                <text:p>6.09213568783454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5.64900023078009">
                <text:p>5.64900023078009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3.74032841525292">
                <text:p>3.74032841525292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2809896167308">
                <text:p>2.2809896167308</text:p>
              </table:table-cell>
              <table:table-cell office:value-type="float" office:value="2.25550289929065">
                <text:p>2.25550289929065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66:tiny_chair_module_percentage_data.EA6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5">
                <text:p>25</text:p>
              </table:table-cell>
              <table:table-cell office:value-type="float" office:value="30.3846153846154">
                <text:p>30.3846153846154</text:p>
              </table:table-cell>
              <table:table-cell office:value-type="float" office:value="35.7692307692308">
                <text:p>35.7692307692308</text:p>
              </table:table-cell>
              <table:table-cell office:value-type="float" office:value="39.6153846153846">
                <text:p>39.6153846153846</text:p>
              </table:table-cell>
              <table:table-cell office:value-type="float" office:value="43.8461538461539">
                <text:p>43.8461538461539</text:p>
              </table:table-cell>
              <table:table-cell office:value-type="float" office:value="48.4615384615385">
                <text:p>48.4615384615385</text:p>
              </table:table-cell>
              <table:table-cell office:value-type="float" office:value="52.6923076923077">
                <text:p>52.6923076923077</text:p>
              </table:table-cell>
              <table:table-cell office:value-type="float" office:value="58.0769230769231">
                <text:p>58.0769230769231</text:p>
              </table:table-cell>
              <table:table-cell office:value-type="float" office:value="63.4615384615385">
                <text:p>63.4615384615385</text:p>
              </table:table-cell>
              <table:table-cell office:value-type="float" office:value="70.7692307692308">
                <text:p>70.7692307692308</text:p>
              </table:table-cell>
              <table:table-cell office:value-type="float" office:value="74.6153846153846">
                <text:p>74.6153846153846</text:p>
              </table:table-cell>
              <table:table-cell office:value-type="float" office:value="77.3076923076923">
                <text:p>77.3076923076923</text:p>
              </table:table-cell>
              <table:table-cell office:value-type="float" office:value="78.0769230769231">
                <text:p>78.0769230769231</text:p>
              </table:table-cell>
              <table:table-cell office:value-type="float" office:value="80.3846153846154">
                <text:p>80.3846153846154</text:p>
              </table:table-cell>
              <table:table-cell office:value-type="float" office:value="84.2307692307692">
                <text:p>84.2307692307692</text:p>
              </table:table-cell>
              <table:table-cell office:value-type="float" office:value="86.1538461538462">
                <text:p>86.1538461538462</text:p>
              </table:table-cell>
              <table:table-cell office:value-type="float" office:value="86.1538461538462">
                <text:p>86.1538461538462</text:p>
              </table:table-cell>
              <table:table-cell office:value-type="float" office:value="86.9230769230769">
                <text:p>86.9230769230769</text:p>
              </table:table-cell>
              <table:table-cell office:value-type="float" office:value="87.3076923076923">
                <text:p>87.3076923076923</text:p>
              </table:table-cell>
              <table:table-cell office:value-type="float" office:value="89.2307692307692">
                <text:p>89.2307692307692</text:p>
              </table:table-cell>
              <table:table-cell office:value-type="float" office:value="90.3846153846154">
                <text:p>90.3846153846154</text:p>
              </table:table-cell>
              <table:table-cell office:value-type="float" office:value="91.1538461538462">
                <text:p>91.1538461538462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5">
                <text:p>95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27:tiny_chair_module_percentage_data.EA27</svg:desc>
                </draw:g>
              </table:table-cell>
              <table:table-cell office:value-type="float" office:value="2.4">
                <text:p>2.4</text:p>
              </table:table-cell>
              <table:table-cell office:value-type="float" office:value="9.6">
                <text:p>9.6</text:p>
              </table:table-cell>
              <table:table-cell office:value-type="float" office:value="14.4">
                <text:p>14.4</text:p>
              </table:table-cell>
              <table:table-cell office:value-type="float" office:value="24.4">
                <text:p>24.4</text:p>
              </table:table-cell>
              <table:table-cell office:value-type="float" office:value="30">
                <text:p>30</text:p>
              </table:table-cell>
              <table:table-cell office:value-type="float" office:value="32.8">
                <text:p>32.8</text:p>
              </table:table-cell>
              <table:table-cell office:value-type="float" office:value="37.6">
                <text:p>37.6</text:p>
              </table:table-cell>
              <table:table-cell office:value-type="float" office:value="41.2">
                <text:p>41.2</text:p>
              </table:table-cell>
              <table:table-cell office:value-type="float" office:value="45.6">
                <text:p>45.6</text:p>
              </table:table-cell>
              <table:table-cell office:value-type="float" office:value="46.8">
                <text:p>46.8</text:p>
              </table:table-cell>
              <table:table-cell office:value-type="float" office:value="49.6">
                <text:p>49.6</text:p>
              </table:table-cell>
              <table:table-cell office:value-type="float" office:value="52.8">
                <text:p>52.8</text:p>
              </table:table-cell>
              <table:table-cell office:value-type="float" office:value="53.6">
                <text:p>53.6</text:p>
              </table:table-cell>
              <table:table-cell office:value-type="float" office:value="57.2">
                <text:p>57.2</text:p>
              </table:table-cell>
              <table:table-cell office:value-type="float" office:value="58.4">
                <text:p>58.4</text:p>
              </table:table-cell>
              <table:table-cell office:value-type="float" office:value="60.4">
                <text:p>60.4</text:p>
              </table:table-cell>
              <table:table-cell office:value-type="float" office:value="60.8">
                <text:p>60.8</text:p>
              </table:table-cell>
              <table:table-cell office:value-type="float" office:value="60.8">
                <text:p>60.8</text:p>
              </table:table-cell>
              <table:table-cell office:value-type="float" office:value="60.8">
                <text:p>60.8</text:p>
              </table:table-cell>
              <table:table-cell office:value-type="float" office:value="61.6">
                <text:p>61.6</text:p>
              </table:table-cell>
              <table:table-cell office:value-type="float" office:value="60.4">
                <text:p>60.4</text:p>
              </table:table-cell>
              <table:table-cell office:value-type="float" office:value="60.4">
                <text:p>60.4</text:p>
              </table:table-cell>
              <table:table-cell office:value-type="float" office:value="60.4">
                <text:p>60.4</text:p>
              </table:table-cell>
              <table:table-cell office:value-type="float" office:value="60.4">
                <text:p>60.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28:tiny_chair_module_percentage_data.EA28</svg:desc>
                </draw:g>
              </table:table-cell>
              <table:table-cell office:value-type="float" office:value="3.37309617084627">
                <text:p>3.37309617084627</text:p>
              </table:table-cell>
              <table:table-cell office:value-type="float" office:value="5.71936282387393">
                <text:p>5.71936282387393</text:p>
              </table:table-cell>
              <table:table-cell office:value-type="float" office:value="6.58618081878852">
                <text:p>6.58618081878852</text:p>
              </table:table-cell>
              <table:table-cell office:value-type="float" office:value="5.48128127762519">
                <text:p>5.48128127762519</text:p>
              </table:table-cell>
              <table:table-cell office:value-type="float" office:value="5.73488351136175">
                <text:p>5.73488351136175</text:p>
              </table:table-cell>
              <table:table-cell office:value-type="float" office:value="5.26624470883507">
                <text:p>5.26624470883507</text:p>
              </table:table-cell>
              <table:table-cell office:value-type="float" office:value="4.29987079909256">
                <text:p>4.29987079909256</text:p>
              </table:table-cell>
              <table:table-cell office:value-type="float" office:value="4.23739962188552">
                <text:p>4.23739962188552</text:p>
              </table:table-cell>
              <table:table-cell office:value-type="float" office:value="4.69515116310907">
                <text:p>4.69515116310907</text:p>
              </table:table-cell>
              <table:table-cell office:value-type="float" office:value="4.23739962188552">
                <text:p>4.23739962188552</text:p>
              </table:table-cell>
              <table:table-cell office:value-type="float" office:value="3.37309617084627">
                <text:p>3.37309617084627</text:p>
              </table:table-cell>
              <table:table-cell office:value-type="float" office:value="6.19677335393187">
                <text:p>6.19677335393187</text:p>
              </table:table-cell>
              <table:table-cell office:value-type="float" office:value="6.02218122167265">
                <text:p>6.02218122167265</text:p>
              </table:table-cell>
              <table:table-cell office:value-type="float" office:value="4.63800723491362">
                <text:p>4.63800723491362</text:p>
              </table:table-cell>
              <table:table-cell office:value-type="float" office:value="3.86436713231718">
                <text:p>3.86436713231718</text:p>
              </table:table-cell>
              <table:table-cell office:value-type="float" office:value="3.97771570404701">
                <text:p>3.97771570404701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28:tiny_chair_module_percentage_data.EA28</svg:desc>
                </draw:g>
              </table:table-cell>
              <table:table-cell office:value-type="float" office:value="3.37309617084627">
                <text:p>3.37309617084627</text:p>
              </table:table-cell>
              <table:table-cell office:value-type="float" office:value="5.71936282387393">
                <text:p>5.71936282387393</text:p>
              </table:table-cell>
              <table:table-cell office:value-type="float" office:value="6.58618081878852">
                <text:p>6.58618081878852</text:p>
              </table:table-cell>
              <table:table-cell office:value-type="float" office:value="5.48128127762519">
                <text:p>5.48128127762519</text:p>
              </table:table-cell>
              <table:table-cell office:value-type="float" office:value="5.73488351136175">
                <text:p>5.73488351136175</text:p>
              </table:table-cell>
              <table:table-cell office:value-type="float" office:value="5.26624470883507">
                <text:p>5.26624470883507</text:p>
              </table:table-cell>
              <table:table-cell office:value-type="float" office:value="4.29987079909256">
                <text:p>4.29987079909256</text:p>
              </table:table-cell>
              <table:table-cell office:value-type="float" office:value="4.23739962188552">
                <text:p>4.23739962188552</text:p>
              </table:table-cell>
              <table:table-cell office:value-type="float" office:value="4.69515116310907">
                <text:p>4.69515116310907</text:p>
              </table:table-cell>
              <table:table-cell office:value-type="float" office:value="4.23739962188552">
                <text:p>4.23739962188552</text:p>
              </table:table-cell>
              <table:table-cell office:value-type="float" office:value="3.37309617084627">
                <text:p>3.37309617084627</text:p>
              </table:table-cell>
              <table:table-cell office:value-type="float" office:value="6.19677335393187">
                <text:p>6.19677335393187</text:p>
              </table:table-cell>
              <table:table-cell office:value-type="float" office:value="6.02218122167265">
                <text:p>6.02218122167265</text:p>
              </table:table-cell>
              <table:table-cell office:value-type="float" office:value="4.63800723491362">
                <text:p>4.63800723491362</text:p>
              </table:table-cell>
              <table:table-cell office:value-type="float" office:value="3.86436713231718">
                <text:p>3.86436713231718</text:p>
              </table:table-cell>
              <table:table-cell office:value-type="float" office:value="3.97771570404701">
                <text:p>3.97771570404701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14:tiny_chair_module_percentage_data.EA14</svg:desc>
                </draw:g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8.46153846153846">
                <text:p>8.46153846153846</text:p>
              </table:table-cell>
              <table:table-cell office:value-type="float" office:value="16.5384615384615">
                <text:p>16.5384615384615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33.0769230769231">
                <text:p>33.0769230769231</text:p>
              </table:table-cell>
              <table:table-cell office:value-type="float" office:value="38.0769230769231">
                <text:p>38.0769230769231</text:p>
              </table:table-cell>
              <table:table-cell office:value-type="float" office:value="41.1538461538462">
                <text:p>41.1538461538462</text:p>
              </table:table-cell>
              <table:table-cell office:value-type="float" office:value="45.7692307692308">
                <text:p>45.7692307692308</text:p>
              </table:table-cell>
              <table:table-cell office:value-type="float" office:value="48.4615384615385">
                <text:p>48.4615384615385</text:p>
              </table:table-cell>
              <table:table-cell office:value-type="float" office:value="55">
                <text:p>55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66.5384615384615">
                <text:p>66.5384615384615</text:p>
              </table:table-cell>
              <table:table-cell office:value-type="float" office:value="70.7692307692308">
                <text:p>70.7692307692308</text:p>
              </table:table-cell>
              <table:table-cell office:value-type="float" office:value="75">
                <text:p>75</text:p>
              </table:table-cell>
              <table:table-cell office:value-type="float" office:value="78.4615384615385">
                <text:p>78.4615384615385</text:p>
              </table:table-cell>
              <table:table-cell office:value-type="float" office:value="80">
                <text:p>80</text:p>
              </table:table-cell>
              <table:table-cell office:value-type="float" office:value="80.7692307692308">
                <text:p>80.7692307692308</text:p>
              </table:table-cell>
              <table:table-cell office:value-type="float" office:value="82.3076923076923">
                <text:p>82.3076923076923</text:p>
              </table:table-cell>
              <table:table-cell office:value-type="float" office:value="85.3846153846154">
                <text:p>85.3846153846154</text:p>
              </table:table-cell>
              <table:table-cell office:value-type="float" office:value="86.9230769230769">
                <text:p>86.9230769230769</text:p>
              </table:table-cell>
              <table:table-cell office:value-type="float" office:value="88.0769230769231">
                <text:p>88.0769230769231</text:p>
              </table:table-cell>
              <table:table-cell office:value-type="float" office:value="88.0769230769231">
                <text:p>88.0769230769231</text:p>
              </table:table-cell>
              <table:table-cell office:value-type="float" office:value="90.3846153846154">
                <text:p>90.3846153846154</text:p>
              </table:table-cell>
              <table:table-cell office:value-type="float" office:value="91.5384615384615">
                <text:p>91.538461538461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5">
                <text:p>95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6.5384615384615">
                <text:p>96.5384615384615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2.6923076923077">
                <text:p>92.6923076923077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4615384615385">
                <text:p>93.4615384615385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5">
                <text:p>95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105:tiny_chair_module_percentage_data.EA105</svg:desc>
                </draw:g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0">
                <text:p>10</text:p>
              </table:table-cell>
              <table:table-cell office:value-type="float" office:value="17.2727272727273">
                <text:p>17.2727272727273</text:p>
              </table:table-cell>
              <table:table-cell office:value-type="float" office:value="24.0909090909091">
                <text:p>24.0909090909091</text:p>
              </table:table-cell>
              <table:table-cell office:value-type="float" office:value="29.5454545454545">
                <text:p>29.5454545454545</text:p>
              </table:table-cell>
              <table:table-cell office:value-type="float" office:value="35.4545454545455">
                <text:p>35.4545454545455</text:p>
              </table:table-cell>
              <table:table-cell office:value-type="float" office:value="40.4545454545455">
                <text:p>40.4545454545455</text:p>
              </table:table-cell>
              <table:table-cell office:value-type="float" office:value="44.0909090909091">
                <text:p>44.0909090909091</text:p>
              </table:table-cell>
              <table:table-cell office:value-type="float" office:value="49.0909090909091">
                <text:p>49.0909090909091</text:p>
              </table:table-cell>
              <table:table-cell office:value-type="float" office:value="53.1818181818182">
                <text:p>53.1818181818182</text:p>
              </table:table-cell>
              <table:table-cell office:value-type="float" office:value="55.9090909090909">
                <text:p>55.9090909090909</text:p>
              </table:table-cell>
              <table:table-cell office:value-type="float" office:value="59.5454545454545">
                <text:p>59.5454545454545</text:p>
              </table:table-cell>
              <table:table-cell office:value-type="float" office:value="62.2727272727273">
                <text:p>62.2727272727273</text:p>
              </table:table-cell>
              <table:table-cell office:value-type="float" office:value="64.5454545454546">
                <text:p>64.5454545454546</text:p>
              </table:table-cell>
              <table:table-cell office:value-type="float" office:value="65.4545454545455">
                <text:p>65.4545454545455</text:p>
              </table:table-cell>
              <table:table-cell office:value-type="float" office:value="67.7272727272727">
                <text:p>67.7272727272727</text:p>
              </table:table-cell>
              <table:table-cell office:value-type="float" office:value="68.6363636363636">
                <text:p>68.6363636363636</text:p>
              </table:table-cell>
              <table:table-cell office:value-type="float" office:value="69.0909090909091">
                <text:p>69.0909090909091</text:p>
              </table:table-cell>
              <table:table-cell office:value-type="float" office:value="70.4545454545455">
                <text:p>70.4545454545455</text:p>
              </table:table-cell>
              <table:table-cell office:value-type="float" office:value="69.5454545454545">
                <text:p>69.5454545454545</text:p>
              </table:table-cell>
              <table:table-cell office:value-type="float" office:value="70">
                <text:p>70</text:p>
              </table:table-cell>
              <table:table-cell office:value-type="float" office:value="71.8181818181818">
                <text:p>71.8181818181818</text:p>
              </table:table-cell>
              <table:table-cell office:value-type="float" office:value="76.8181818181818">
                <text:p>76.8181818181818</text:p>
              </table:table-cell>
              <table:table-cell office:value-type="float" office:value="76.8181818181818">
                <text:p>76.8181818181818</text:p>
              </table:table-cell>
              <table:table-cell office:value-type="float" office:value="77.7272727272727">
                <text:p>77.7272727272727</text:p>
              </table:table-cell>
              <table:table-cell office:value-type="float" office:value="80.4545454545455">
                <text:p>80.4545454545455</text:p>
              </table:table-cell>
              <table:table-cell office:value-type="float" office:value="82.2727272727273">
                <text:p>82.2727272727273</text:p>
              </table:table-cell>
              <table:table-cell office:value-type="float" office:value="82.7272727272727">
                <text:p>82.7272727272727</text:p>
              </table:table-cell>
              <table:table-cell office:value-type="float" office:value="84.0909090909091">
                <text:p>84.0909090909091</text:p>
              </table:table-cell>
              <table:table-cell office:value-type="float" office:value="84.5454545454546">
                <text:p>84.5454545454546</text:p>
              </table:table-cell>
              <table:table-cell office:value-type="float" office:value="85.9090909090909">
                <text:p>85.9090909090909</text:p>
              </table:table-cell>
              <table:table-cell office:value-type="float" office:value="86.8181818181818">
                <text:p>86.8181818181818</text:p>
              </table:table-cell>
              <table:table-cell office:value-type="float" office:value="89.0909090909091">
                <text:p>89.0909090909091</text:p>
              </table:table-cell>
              <table:table-cell office:value-type="float" office:value="89.5454545454546">
                <text:p>89.5454545454546</text:p>
              </table:table-cell>
              <table:table-cell office:value-type="float" office:value="90.4545454545455">
                <text:p>90.4545454545455</text:p>
              </table:table-cell>
              <table:table-cell office:value-type="float" office:value="90.4545454545455">
                <text:p>90.4545454545455</text:p>
              </table:table-cell>
              <table:table-cell office:value-type="float" office:value="90.4545454545455">
                <text:p>90.4545454545455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1.8181818181818">
                <text:p>91.8181818181818</text:p>
              </table:table-cell>
              <table:table-cell office:value-type="float" office:value="91.8181818181818">
                <text:p>91.8181818181818</text:p>
              </table:table-cell>
              <table:table-cell office:value-type="float" office:value="91.8181818181818">
                <text:p>91.8181818181818</text:p>
              </table:table-cell>
              <table:table-cell office:value-type="float" office:value="91.8181818181818">
                <text:p>91.8181818181818</text:p>
              </table:table-cell>
              <table:table-cell office:value-type="float" office:value="92.7272727272727">
                <text:p>92.7272727272727</text:p>
              </table:table-cell>
              <table:table-cell office:value-type="float" office:value="92.7272727272727">
                <text:p>92.7272727272727</text:p>
              </table:table-cell>
              <table:table-cell office:value-type="float" office:value="93.1818181818182">
                <text:p>93.1818181818182</text:p>
              </table:table-cell>
              <table:table-cell office:value-type="float" office:value="93.1818181818182">
                <text:p>93.1818181818182</text:p>
              </table:table-cell>
              <table:table-cell office:value-type="float" office:value="93.6363636363636">
                <text:p>93.6363636363636</text:p>
              </table:table-cell>
              <table:table-cell office:value-type="float" office:value="94.0909090909091">
                <text:p>94.0909090909091</text:p>
              </table:table-cell>
              <table:table-cell office:value-type="float" office:value="94.0909090909091">
                <text:p>94.0909090909091</text:p>
              </table:table-cell>
              <table:table-cell office:value-type="float" office:value="94.0909090909091">
                <text:p>94.0909090909091</text:p>
              </table:table-cell>
              <table:table-cell office:value-type="float" office:value="94.5454545454546">
                <text:p>94.5454545454546</text:p>
              </table:table-cell>
              <table:table-cell office:value-type="float" office:value="94.5454545454546">
                <text:p>94.5454545454546</text:p>
              </table:table-cell>
              <table:table-cell office:value-type="float" office:value="94.5454545454546">
                <text:p>94.5454545454546</text:p>
              </table:table-cell>
              <table:table-cell office:value-type="float" office:value="94.5454545454546">
                <text:p>94.5454545454546</text:p>
              </table:table-cell>
              <table:table-cell office:value-type="float" office:value="94.5454545454546">
                <text:p>94.5454545454546</text:p>
              </table:table-cell>
              <table:table-cell office:value-type="float" office:value="95">
                <text:p>95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7.2727272727273">
                <text:p>97.2727272727273</text:p>
              </table:table-cell>
              <table:table-cell office:value-type="float" office:value="97.2727272727273">
                <text:p>97.2727272727273</text:p>
              </table:table-cell>
              <table:table-cell office:value-type="float" office:value="97.2727272727273">
                <text:p>97.2727272727273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106:tiny_chair_module_percentage_data.EA106</svg:desc>
                </draw:g>
              </table:table-cell>
              <table:table-cell office:value-type="float" office:value="3.71134809512603">
                <text:p>3.71134809512603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6.35641726163728">
                <text:p>6.35641726163728</text:p>
              </table:table-cell>
              <table:table-cell office:value-type="float" office:value="4.81522684305173">
                <text:p>4.81522684305173</text:p>
              </table:table-cell>
              <table:table-cell office:value-type="float" office:value="6.5169130810929">
                <text:p>6.5169130810929</text:p>
              </table:table-cell>
              <table:table-cell office:value-type="float" office:value="5.16042011088679">
                <text:p>5.16042011088679</text:p>
              </table:table-cell>
              <table:table-cell office:value-type="float" office:value="5.00229515733914">
                <text:p>5.00229515733914</text:p>
              </table:table-cell>
              <table:table-cell office:value-type="float" office:value="3.74214819249347">
                <text:p>3.74214819249347</text:p>
              </table:table-cell>
              <table:table-cell office:value-type="float" office:value="5.16042011088679">
                <text:p>5.16042011088679</text:p>
              </table:table-cell>
              <table:table-cell office:value-type="float" office:value="3.06794798959342">
                <text:p>3.06794798959342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6.22872872457408">
                <text:p>6.22872872457408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4.69452526813021">
                <text:p>4.69452526813021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6.22872872457409">
                <text:p>6.22872872457409</text:p>
              </table:table-cell>
              <table:table-cell office:value-type="float" office:value="6.22872872457409">
                <text:p>6.22872872457409</text:p>
              </table:table-cell>
              <table:table-cell office:value-type="float" office:value="4.69452526813021">
                <text:p>4.69452526813021</text:p>
              </table:table-cell>
              <table:table-cell office:value-type="float" office:value="4.90965204424838">
                <text:p>4.90965204424838</text:p>
              </table:table-cell>
              <table:table-cell office:value-type="float" office:value="4.31219680932052">
                <text:p>4.31219680932052</text:p>
              </table:table-cell>
              <table:table-cell office:value-type="float" office:value="4.39132628672408">
                <text:p>4.39132628672408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3.97997743532234">
                <text:p>3.97997743532234</text:p>
              </table:table-cell>
              <table:table-cell office:value-type="float" office:value="3.97997743532234">
                <text:p>3.97997743532234</text:p>
              </table:table-cell>
              <table:table-cell office:value-type="float" office:value="4.52013148187161">
                <text:p>4.52013148187161</text:p>
              </table:table-cell>
              <table:table-cell office:value-type="float" office:value="6.07951595386027">
                <text:p>6.07951595386027</text:p>
              </table:table-cell>
              <table:table-cell office:value-type="float" office:value="7.25059764485176">
                <text:p>7.25059764485176</text:p>
              </table:table-cell>
              <table:table-cell office:value-type="float" office:value="8.24331545983966">
                <text:p>8.24331545983966</text:p>
              </table:table-cell>
              <table:table-cell office:value-type="float" office:value="8.36769774029338">
                <text:p>8.36769774029338</text:p>
              </table:table-cell>
              <table:table-cell office:value-type="float" office:value="8.35396894066074">
                <text:p>8.35396894066074</text:p>
              </table:table-cell>
              <table:table-cell office:value-type="float" office:value="7.56059087871191">
                <text:p>7.56059087871191</text:p>
              </table:table-cell>
              <table:table-cell office:value-type="float" office:value="7.25059764485176">
                <text:p>7.25059764485176</text:p>
              </table:table-cell>
              <table:table-cell office:value-type="float" office:value="6.84338775190073">
                <text:p>6.84338775190073</text:p>
              </table:table-cell>
              <table:table-cell office:value-type="float" office:value="5.68938889561169">
                <text:p>5.68938889561169</text:p>
              </table:table-cell>
              <table:table-cell office:value-type="float" office:value="3.97997743532233">
                <text:p>3.97997743532233</text:p>
              </table:table-cell>
              <table:table-cell office:value-type="float" office:value="3.97997743532233">
                <text:p>3.97997743532233</text:p>
              </table:table-cell>
              <table:table-cell office:value-type="float" office:value="3.97997743532233">
                <text:p>3.9799774353223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3.86289357090363">
                <text:p>3.86289357090363</text:p>
              </table:table-cell>
              <table:table-cell office:value-type="float" office:value="3.86289357090363">
                <text:p>3.86289357090363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58550289884825">
                <text:p>3.58550289884825</text:p>
              </table:table-cell>
              <table:table-cell office:value-type="float" office:value="3.58550289884825">
                <text:p>3.58550289884825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52013148187161">
                <text:p>4.52013148187161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88621681715064">
                <text:p>4.88621681715064</text:p>
              </table:table-cell>
              <table:table-cell office:value-type="float" office:value="4.88621681715064">
                <text:p>4.88621681715064</text:p>
              </table:table-cell>
              <table:table-cell office:value-type="float" office:value="4.88621681715064">
                <text:p>4.88621681715064</text:p>
              </table:table-cell>
              <table:table-cell office:value-type="float" office:value="4.90965204424838">
                <text:p>4.90965204424838</text:p>
              </table:table-cell>
              <table:table-cell office:value-type="float" office:value="4.31219680932052">
                <text:p>4.31219680932052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106:tiny_chair_module_percentage_data.EA106</svg:desc>
                </draw:g>
              </table:table-cell>
              <table:table-cell office:value-type="float" office:value="3.71134809512603">
                <text:p>3.71134809512603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6.35641726163728">
                <text:p>6.35641726163728</text:p>
              </table:table-cell>
              <table:table-cell office:value-type="float" office:value="4.81522684305173">
                <text:p>4.81522684305173</text:p>
              </table:table-cell>
              <table:table-cell office:value-type="float" office:value="6.5169130810929">
                <text:p>6.5169130810929</text:p>
              </table:table-cell>
              <table:table-cell office:value-type="float" office:value="5.16042011088679">
                <text:p>5.16042011088679</text:p>
              </table:table-cell>
              <table:table-cell office:value-type="float" office:value="5.00229515733914">
                <text:p>5.00229515733914</text:p>
              </table:table-cell>
              <table:table-cell office:value-type="float" office:value="3.74214819249347">
                <text:p>3.74214819249347</text:p>
              </table:table-cell>
              <table:table-cell office:value-type="float" office:value="5.16042011088679">
                <text:p>5.16042011088679</text:p>
              </table:table-cell>
              <table:table-cell office:value-type="float" office:value="3.06794798959342">
                <text:p>3.06794798959342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6.22872872457408">
                <text:p>6.22872872457408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4.69452526813021">
                <text:p>4.69452526813021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6.22872872457409">
                <text:p>6.22872872457409</text:p>
              </table:table-cell>
              <table:table-cell office:value-type="float" office:value="6.22872872457409">
                <text:p>6.22872872457409</text:p>
              </table:table-cell>
              <table:table-cell office:value-type="float" office:value="4.69452526813021">
                <text:p>4.69452526813021</text:p>
              </table:table-cell>
              <table:table-cell office:value-type="float" office:value="4.90965204424838">
                <text:p>4.90965204424838</text:p>
              </table:table-cell>
              <table:table-cell office:value-type="float" office:value="4.31219680932052">
                <text:p>4.31219680932052</text:p>
              </table:table-cell>
              <table:table-cell office:value-type="float" office:value="4.39132628672408">
                <text:p>4.39132628672408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3.97997743532234">
                <text:p>3.97997743532234</text:p>
              </table:table-cell>
              <table:table-cell office:value-type="float" office:value="3.97997743532234">
                <text:p>3.97997743532234</text:p>
              </table:table-cell>
              <table:table-cell office:value-type="float" office:value="4.52013148187161">
                <text:p>4.52013148187161</text:p>
              </table:table-cell>
              <table:table-cell office:value-type="float" office:value="6.07951595386027">
                <text:p>6.07951595386027</text:p>
              </table:table-cell>
              <table:table-cell office:value-type="float" office:value="7.25059764485176">
                <text:p>7.25059764485176</text:p>
              </table:table-cell>
              <table:table-cell office:value-type="float" office:value="8.24331545983966">
                <text:p>8.24331545983966</text:p>
              </table:table-cell>
              <table:table-cell office:value-type="float" office:value="8.36769774029338">
                <text:p>8.36769774029338</text:p>
              </table:table-cell>
              <table:table-cell office:value-type="float" office:value="8.35396894066074">
                <text:p>8.35396894066074</text:p>
              </table:table-cell>
              <table:table-cell office:value-type="float" office:value="7.56059087871191">
                <text:p>7.56059087871191</text:p>
              </table:table-cell>
              <table:table-cell office:value-type="float" office:value="7.25059764485176">
                <text:p>7.25059764485176</text:p>
              </table:table-cell>
              <table:table-cell office:value-type="float" office:value="6.84338775190073">
                <text:p>6.84338775190073</text:p>
              </table:table-cell>
              <table:table-cell office:value-type="float" office:value="5.68938889561169">
                <text:p>5.68938889561169</text:p>
              </table:table-cell>
              <table:table-cell office:value-type="float" office:value="3.97997743532233">
                <text:p>3.97997743532233</text:p>
              </table:table-cell>
              <table:table-cell office:value-type="float" office:value="3.97997743532233">
                <text:p>3.97997743532233</text:p>
              </table:table-cell>
              <table:table-cell office:value-type="float" office:value="3.97997743532233">
                <text:p>3.9799774353223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1.91653191525356">
                <text:p>1.91653191525356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3.86289357090363">
                <text:p>3.86289357090363</text:p>
              </table:table-cell>
              <table:table-cell office:value-type="float" office:value="3.86289357090363">
                <text:p>3.86289357090363</text:p>
              </table:table-cell>
              <table:table-cell office:value-type="float" office:value="3.83306383050713">
                <text:p>3.83306383050713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58550289884825">
                <text:p>3.58550289884825</text:p>
              </table:table-cell>
              <table:table-cell office:value-type="float" office:value="3.58550289884825">
                <text:p>3.58550289884825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52013148187161">
                <text:p>4.52013148187161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4.88621681715064">
                <text:p>4.88621681715064</text:p>
              </table:table-cell>
              <table:table-cell office:value-type="float" office:value="4.88621681715064">
                <text:p>4.88621681715064</text:p>
              </table:table-cell>
              <table:table-cell office:value-type="float" office:value="4.88621681715064">
                <text:p>4.88621681715064</text:p>
              </table:table-cell>
              <table:table-cell office:value-type="float" office:value="4.90965204424838">
                <text:p>4.90965204424838</text:p>
              </table:table-cell>
              <table:table-cell office:value-type="float" office:value="4.31219680932052">
                <text:p>4.31219680932052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2.87479787288035">
                <text:p>2.87479787288035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92:tiny_chair_module_percentage_data.EA92</svg:desc>
                </draw:g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10">
                <text:p>10</text:p>
              </table:table-cell>
              <table:table-cell office:value-type="float" office:value="19.5454545454545">
                <text:p>19.545454545454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.0909090909091">
                <text:p>34.0909090909091</text:p>
              </table:table-cell>
              <table:table-cell office:value-type="float" office:value="39.0909090909091">
                <text:p>39.0909090909091</text:p>
              </table:table-cell>
              <table:table-cell office:value-type="float" office:value="46.3636363636364">
                <text:p>46.3636363636364</text:p>
              </table:table-cell>
              <table:table-cell office:value-type="float" office:value="51.3636363636364">
                <text:p>51.3636363636364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60.4545454545455">
                <text:p>60.4545454545455</text:p>
              </table:table-cell>
              <table:table-cell office:value-type="float" office:value="65">
                <text:p>65</text:p>
              </table:table-cell>
              <table:table-cell office:value-type="float" office:value="69.0909090909091">
                <text:p>69.0909090909091</text:p>
              </table:table-cell>
              <table:table-cell office:value-type="float" office:value="71.8181818181818">
                <text:p>71.8181818181818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75.9090909090909">
                <text:p>75.9090909090909</text:p>
              </table:table-cell>
              <table:table-cell office:value-type="float" office:value="78.1818181818182">
                <text:p>78.1818181818182</text:p>
              </table:table-cell>
              <table:table-cell office:value-type="float" office:value="79.0909090909091">
                <text:p>79.0909090909091</text:p>
              </table:table-cell>
              <table:table-cell office:value-type="float" office:value="80.9090909090909">
                <text:p>80.9090909090909</text:p>
              </table:table-cell>
              <table:table-cell office:value-type="float" office:value="81.3636363636364">
                <text:p>81.3636363636364</text:p>
              </table:table-cell>
              <table:table-cell office:value-type="float" office:value="84.0909090909091">
                <text:p>84.0909090909091</text:p>
              </table:table-cell>
              <table:table-cell office:value-type="float" office:value="85">
                <text:p>85</text:p>
              </table:table-cell>
              <table:table-cell office:value-type="float" office:value="85.4545454545455">
                <text:p>85.4545454545455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87.7272727272727">
                <text:p>87.7272727272727</text:p>
              </table:table-cell>
              <table:table-cell office:value-type="float" office:value="89.0909090909091">
                <text:p>89.0909090909091</text:p>
              </table:table-cell>
              <table:table-cell office:value-type="float" office:value="90">
                <text:p>9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2.2727272727273">
                <text:p>92.2727272727273</text:p>
              </table:table-cell>
              <table:table-cell office:value-type="float" office:value="94.0909090909091">
                <text:p>94.0909090909091</text:p>
              </table:table-cell>
              <table:table-cell office:value-type="float" office:value="95">
                <text:p>95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5.9090909090909">
                <text:p>95.9090909090909</text:p>
              </table:table-cell>
              <table:table-cell office:value-type="float" office:value="95.9090909090909">
                <text:p>95.9090909090909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3636363636364">
                <text:p>96.3636363636364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6.8181818181818">
                <text:p>96.8181818181818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2727272727273">
                <text:p>97.2727272727273</text:p>
              </table:table-cell>
              <table:table-cell office:value-type="float" office:value="97.2727272727273">
                <text:p>97.2727272727273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7.7272727272727">
                <text:p>97.7272727272727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8.6363636363636">
                <text:p>98.6363636363636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0909090909091">
                <text:p>99.0909090909091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  <table:table-cell office:value-type="float" office:value="99.5454545454546">
                <text:p>99.5454545454546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80:tiny_chair_module_percentage_data.EA80</svg:desc>
                </draw:g>
              </table:table-cell>
              <table:table-cell office:value-type="float" office:value="3.55001591811165">
                <text:p>3.55001591811165</text:p>
              </table:table-cell>
              <table:table-cell office:value-type="float" office:value="4.24697153938312">
                <text:p>4.2469715393831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57690429242578">
                <text:p>5.57690429242578</text:p>
              </table:table-cell>
              <table:table-cell office:value-type="float" office:value="4.67463766006111">
                <text:p>4.67463766006111</text:p>
              </table:table-cell>
              <table:table-cell office:value-type="float" office:value="3.06026870338875">
                <text:p>3.06026870338875</text:p>
              </table:table-cell>
              <table:table-cell office:value-type="float" office:value="4.080358271185">
                <text:p>4.080358271185</text:p>
              </table:table-cell>
              <table:table-cell office:value-type="float" office:value="3.86199677334795">
                <text:p>3.86199677334795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4.31449519306213">
                <text:p>4.31449519306213</text:p>
              </table:table-cell>
              <table:table-cell office:value-type="float" office:value="4.80874833870922">
                <text:p>4.80874833870922</text:p>
              </table:table-cell>
              <table:table-cell office:value-type="float" office:value="4.1505933474449">
                <text:p>4.1505933474449</text:p>
              </table:table-cell>
              <table:table-cell office:value-type="float" office:value="3.801649361218">
                <text:p>3.801649361218</text:p>
              </table:table-cell>
              <table:table-cell office:value-type="float" office:value="2.72023884745667">
                <text:p>2.72023884745667</text:p>
              </table:table-cell>
              <table:table-cell office:value-type="float" office:value="3.46763774120368">
                <text:p>3.46763774120368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4.80874833870923">
                <text:p>4.80874833870923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5.2786828854338">
                <text:p>5.2786828854338</text:p>
              </table:table-cell>
              <table:table-cell office:value-type="float" office:value="5.48281668128257">
                <text:p>5.48281668128257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5.73028498687064">
                <text:p>5.73028498687064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6.04450293443234">
                <text:p>6.04450293443234</text:p>
              </table:table-cell>
              <table:table-cell office:value-type="float" office:value="6.83451551917019">
                <text:p>6.83451551917019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5.14558542537867">
                <text:p>5.14558542537867</text:p>
              </table:table-cell>
              <table:table-cell office:value-type="float" office:value="6.09213568783454">
                <text:p>6.09213568783454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5.64900023078009">
                <text:p>5.64900023078009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3.74032841525292">
                <text:p>3.74032841525292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2809896167308">
                <text:p>2.2809896167308</text:p>
              </table:table-cell>
              <table:table-cell office:value-type="float" office:value="2.25550289929065">
                <text:p>2.25550289929065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80:tiny_chair_module_percentage_data.EA80</svg:desc>
                </draw:g>
              </table:table-cell>
              <table:table-cell office:value-type="float" office:value="3.55001591811165">
                <text:p>3.55001591811165</text:p>
              </table:table-cell>
              <table:table-cell office:value-type="float" office:value="4.24697153938312">
                <text:p>4.2469715393831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57690429242578">
                <text:p>5.57690429242578</text:p>
              </table:table-cell>
              <table:table-cell office:value-type="float" office:value="4.67463766006111">
                <text:p>4.67463766006111</text:p>
              </table:table-cell>
              <table:table-cell office:value-type="float" office:value="3.06026870338875">
                <text:p>3.06026870338875</text:p>
              </table:table-cell>
              <table:table-cell office:value-type="float" office:value="4.080358271185">
                <text:p>4.080358271185</text:p>
              </table:table-cell>
              <table:table-cell office:value-type="float" office:value="3.86199677334795">
                <text:p>3.86199677334795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4.31449519306213">
                <text:p>4.31449519306213</text:p>
              </table:table-cell>
              <table:table-cell office:value-type="float" office:value="4.80874833870922">
                <text:p>4.80874833870922</text:p>
              </table:table-cell>
              <table:table-cell office:value-type="float" office:value="4.1505933474449">
                <text:p>4.1505933474449</text:p>
              </table:table-cell>
              <table:table-cell office:value-type="float" office:value="3.801649361218">
                <text:p>3.801649361218</text:p>
              </table:table-cell>
              <table:table-cell office:value-type="float" office:value="2.72023884745667">
                <text:p>2.72023884745667</text:p>
              </table:table-cell>
              <table:table-cell office:value-type="float" office:value="3.46763774120368">
                <text:p>3.46763774120368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4.61238937409188">
                <text:p>4.61238937409188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7">
                <text:p>4.76041798304917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4.80874833870923">
                <text:p>4.80874833870923</text:p>
              </table:table-cell>
              <table:table-cell office:value-type="float" office:value="4.76041798304918">
                <text:p>4.76041798304918</text:p>
              </table:table-cell>
              <table:table-cell office:value-type="float" office:value="5.2786828854338">
                <text:p>5.2786828854338</text:p>
              </table:table-cell>
              <table:table-cell office:value-type="float" office:value="5.48281668128257">
                <text:p>5.48281668128257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5.73028498687064">
                <text:p>5.73028498687064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6.04450293443234">
                <text:p>6.04450293443234</text:p>
              </table:table-cell>
              <table:table-cell office:value-type="float" office:value="6.83451551917019">
                <text:p>6.83451551917019</text:p>
              </table:table-cell>
              <table:table-cell office:value-type="float" office:value="5.365580623602">
                <text:p>5.365580623602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5.08910088868784">
                <text:p>5.08910088868784</text:p>
              </table:table-cell>
              <table:table-cell office:value-type="float" office:value="5.2236377640822">
                <text:p>5.2236377640822</text:p>
              </table:table-cell>
              <table:table-cell office:value-type="float" office:value="5.14558542537867">
                <text:p>5.14558542537867</text:p>
              </table:table-cell>
              <table:table-cell office:value-type="float" office:value="6.09213568783454">
                <text:p>6.09213568783454</text:p>
              </table:table-cell>
              <table:table-cell office:value-type="float" office:value="5.49335044062142">
                <text:p>5.49335044062142</text:p>
              </table:table-cell>
              <table:table-cell office:value-type="float" office:value="6.12997540375881">
                <text:p>6.12997540375881</text:p>
              </table:table-cell>
              <table:table-cell office:value-type="float" office:value="5.64900023078009">
                <text:p>5.64900023078009</text:p>
              </table:table-cell>
              <table:table-cell office:value-type="float" office:value="4.91575460243547">
                <text:p>4.91575460243547</text:p>
              </table:table-cell>
              <table:table-cell office:value-type="float" office:value="3.74032841525292">
                <text:p>3.74032841525292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3.11642510670741">
                <text:p>3.11642510670741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74140834064128">
                <text:p>2.74140834064128</text:p>
              </table:table-cell>
              <table:table-cell office:value-type="float" office:value="2.2809896167308">
                <text:p>2.2809896167308</text:p>
              </table:table-cell>
              <table:table-cell office:value-type="float" office:value="2.25550289929065">
                <text:p>2.25550289929065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2.17725341196952">
                <text:p>2.17725341196952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36011942372833">
                <text:p>1.36011942372833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008956779625">
                <text:p>1.0200895677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  <draw:g>
                  <svg:desc>tiny_chair_module_percentage_data.A53:tiny_chair_module_percentage_data.A53</svg:desc>
                </draw:g>
              </table:table-cell>
              <table:table-cell office:value-type="float" office:value="0">
                <text:p>0</text:p>
                <draw:g>
                  <svg:desc>tiny_chair_module_percentage_data.B53:tiny_chair_module_percentage_data.EA53</svg:desc>
                </draw:g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.6153846153846">
                <text:p>19.6153846153846</text:p>
              </table:table-cell>
              <table:table-cell office:value-type="float" office:value="25.7692307692308">
                <text:p>25.7692307692308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33.8461538461538">
                <text:p>33.8461538461538</text:p>
              </table:table-cell>
              <table:table-cell office:value-type="float" office:value="40">
                <text:p>40</text:p>
              </table:table-cell>
              <table:table-cell office:value-type="float" office:value="45.7692307692308">
                <text:p>45.7692307692308</text:p>
              </table:table-cell>
              <table:table-cell office:value-type="float" office:value="50.3846153846154">
                <text:p>50.3846153846154</text:p>
              </table:table-cell>
              <table:table-cell office:value-type="float" office:value="55.3846153846154">
                <text:p>55.3846153846154</text:p>
              </table:table-cell>
              <table:table-cell office:value-type="float" office:value="61.1538461538462">
                <text:p>61.1538461538462</text:p>
              </table:table-cell>
              <table:table-cell office:value-type="float" office:value="66.9230769230769">
                <text:p>66.9230769230769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73.4615384615385">
                <text:p>73.4615384615385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78.4615384615385">
                <text:p>78.4615384615385</text:p>
              </table:table-cell>
              <table:table-cell office:value-type="float" office:value="81.5384615384615">
                <text:p>81.5384615384615</text:p>
              </table:table-cell>
              <table:table-cell office:value-type="float" office:value="82.3076923076923">
                <text:p>82.3076923076923</text:p>
              </table:table-cell>
              <table:table-cell office:value-type="float" office:value="83.8461538461538">
                <text:p>83.8461538461538</text:p>
              </table:table-cell>
              <table:table-cell office:value-type="float" office:value="85.3846153846154">
                <text:p>85.3846153846154</text:p>
              </table:table-cell>
              <table:table-cell office:value-type="float" office:value="86.5384615384615">
                <text:p>86.5384615384615</text:p>
              </table:table-cell>
              <table:table-cell office:value-type="float" office:value="88.4615384615385">
                <text:p>88.4615384615385</text:p>
              </table:table-cell>
              <table:table-cell office:value-type="float" office:value="89.6153846153846">
                <text:p>89.6153846153846</text:p>
              </table:table-cell>
              <table:table-cell office:value-type="float" office:value="90">
                <text:p>90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3.8461538461538">
                <text:p>93.846153846153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3846153846154">
                <text:p>95.3846153846154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5384615384616">
                <text:p>96.5384615384616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3076923076923">
                <text:p>97.3076923076923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7.6923076923077">
                <text:p>97.6923076923077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8.8461538461538">
                <text:p>98.8461538461538</text:p>
              </table:table-cell>
              <table:table-cell office:value-type="float" office:value="99.2307692307692">
                <text:p>99.2307692307692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99.6153846153846">
                <text:p>99.615384615384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54:tiny_chair_module_percentage_data.EA54</svg:desc>
                </draw:g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6.13512108410533">
                <text:p>6.13512108410533</text:p>
              </table:table-cell>
              <table:table-cell office:value-type="float" office:value="6.02700475566316">
                <text:p>6.02700475566316</text:p>
              </table:table-cell>
              <table:table-cell office:value-type="float" office:value="5.12820512820513">
                <text:p>5.12820512820513</text:p>
              </table:table-cell>
              <table:table-cell office:value-type="float" office:value="4.36650932459651">
                <text:p>4.36650932459651</text:p>
              </table:table-cell>
              <table:table-cell office:value-type="float" office:value="5.19191198238887">
                <text:p>5.19191198238887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4.23271128697928">
                <text:p>4.23271128697928</text:p>
              </table:table-cell>
              <table:table-cell office:value-type="float" office:value="7.06874294978986">
                <text:p>7.06874294978986</text:p>
              </table:table-cell>
              <table:table-cell office:value-type="float" office:value="6.64938588712305">
                <text:p>6.64938588712305</text:p>
              </table:table-cell>
              <table:table-cell office:value-type="float" office:value="7.51942476852061">
                <text:p>7.51942476852061</text:p>
              </table:table-cell>
              <table:table-cell office:value-type="float" office:value="6.53720450460613">
                <text:p>6.53720450460613</text:p>
              </table:table-cell>
              <table:table-cell office:value-type="float" office:value="6.13512108410533">
                <text:p>6.13512108410533</text:p>
              </table:table-cell>
              <table:table-cell office:value-type="float" office:value="5.43928293220421">
                <text:p>5.43928293220421</text:p>
              </table:table-cell>
              <table:table-cell office:value-type="float" office:value="5.79055886699293">
                <text:p>5.79055886699293</text:p>
              </table:table-cell>
              <table:table-cell office:value-type="float" office:value="5.95843591724217">
                <text:p>5.95843591724217</text:p>
              </table:table-cell>
              <table:table-cell office:value-type="float" office:value="5.499387330648">
                <text:p>5.499387330648</text:p>
              </table:table-cell>
              <table:table-cell office:value-type="float" office:value="3.97229061149478">
                <text:p>3.97229061149478</text:p>
              </table:table-cell>
              <table:table-cell office:value-type="float" office:value="4.72797151656045">
                <text:p>4.72797151656045</text:p>
              </table:table-cell>
              <table:table-cell office:value-type="float" office:value="4.53273577683684">
                <text:p>4.53273577683684</text:p>
              </table:table-cell>
              <table:table-cell office:value-type="float" office:value="5.12820512820513">
                <text:p>5.12820512820513</text:p>
              </table:table-cell>
              <table:table-cell office:value-type="float" office:value="4.81409829628682">
                <text:p>4.81409829628682</text:p>
              </table:table-cell>
              <table:table-cell office:value-type="float" office:value="4.13449115297362">
                <text:p>4.13449115297362</text:p>
              </table:table-cell>
              <table:table-cell office:value-type="float" office:value="5.37850691369309">
                <text:p>5.37850691369309</text:p>
              </table:table-cell>
              <table:table-cell office:value-type="float" office:value="4.8650425541052">
                <text:p>4.8650425541052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53437147489493">
                <text:p>3.53437147489493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3.62618862146948">
                <text:p>3.62618862146948</text:p>
              </table:table-cell>
              <table:table-cell office:value-type="float" office:value="3.82472663850674">
                <text:p>3.82472663850674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1.9861453057474">
                <text:p>1.9861453057474</text:p>
              </table:table-cell>
              <table:table-cell office:value-type="float" office:value="1.9861453057474">
                <text:p>1.9861453057474</text:p>
              </table:table-cell>
              <table:table-cell office:value-type="float" office:value="1.9861453057474">
                <text:p>1.986145305747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59595599119444">
                <text:p>2.59595599119444</text:p>
              </table:table-cell>
              <table:table-cell office:value-type="float" office:value="2.59595599119444">
                <text:p>2.59595599119444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2.59595599119443">
                <text:p>2.59595599119443</text:p>
              </table:table-cell>
              <table:table-cell office:value-type="float" office:value="2.59595599119443">
                <text:p>2.59595599119443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1.98614530574739">
                <text:p>1.98614530574739</text:p>
              </table:table-cell>
              <table:table-cell office:value-type="float" office:value="1.98614530574739">
                <text:p>1.98614530574739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chair_module_percentage_data.B54:tiny_chair_module_percentage_data.EA54</svg:desc>
                </draw:g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6.13512108410533">
                <text:p>6.13512108410533</text:p>
              </table:table-cell>
              <table:table-cell office:value-type="float" office:value="6.02700475566316">
                <text:p>6.02700475566316</text:p>
              </table:table-cell>
              <table:table-cell office:value-type="float" office:value="5.12820512820513">
                <text:p>5.12820512820513</text:p>
              </table:table-cell>
              <table:table-cell office:value-type="float" office:value="4.36650932459651">
                <text:p>4.36650932459651</text:p>
              </table:table-cell>
              <table:table-cell office:value-type="float" office:value="5.19191198238887">
                <text:p>5.19191198238887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4.23271128697928">
                <text:p>4.23271128697928</text:p>
              </table:table-cell>
              <table:table-cell office:value-type="float" office:value="7.06874294978986">
                <text:p>7.06874294978986</text:p>
              </table:table-cell>
              <table:table-cell office:value-type="float" office:value="6.64938588712305">
                <text:p>6.64938588712305</text:p>
              </table:table-cell>
              <table:table-cell office:value-type="float" office:value="7.51942476852061">
                <text:p>7.51942476852061</text:p>
              </table:table-cell>
              <table:table-cell office:value-type="float" office:value="6.53720450460613">
                <text:p>6.53720450460613</text:p>
              </table:table-cell>
              <table:table-cell office:value-type="float" office:value="6.13512108410533">
                <text:p>6.13512108410533</text:p>
              </table:table-cell>
              <table:table-cell office:value-type="float" office:value="5.43928293220421">
                <text:p>5.43928293220421</text:p>
              </table:table-cell>
              <table:table-cell office:value-type="float" office:value="5.79055886699293">
                <text:p>5.79055886699293</text:p>
              </table:table-cell>
              <table:table-cell office:value-type="float" office:value="5.95843591724217">
                <text:p>5.95843591724217</text:p>
              </table:table-cell>
              <table:table-cell office:value-type="float" office:value="5.499387330648">
                <text:p>5.499387330648</text:p>
              </table:table-cell>
              <table:table-cell office:value-type="float" office:value="3.97229061149478">
                <text:p>3.97229061149478</text:p>
              </table:table-cell>
              <table:table-cell office:value-type="float" office:value="4.72797151656045">
                <text:p>4.72797151656045</text:p>
              </table:table-cell>
              <table:table-cell office:value-type="float" office:value="4.53273577683684">
                <text:p>4.53273577683684</text:p>
              </table:table-cell>
              <table:table-cell office:value-type="float" office:value="5.12820512820513">
                <text:p>5.12820512820513</text:p>
              </table:table-cell>
              <table:table-cell office:value-type="float" office:value="4.81409829628682">
                <text:p>4.81409829628682</text:p>
              </table:table-cell>
              <table:table-cell office:value-type="float" office:value="4.13449115297362">
                <text:p>4.13449115297362</text:p>
              </table:table-cell>
              <table:table-cell office:value-type="float" office:value="5.37850691369309">
                <text:p>5.37850691369309</text:p>
              </table:table-cell>
              <table:table-cell office:value-type="float" office:value="4.8650425541052">
                <text:p>4.8650425541052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53437147489493">
                <text:p>3.53437147489493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3.16643308595602">
                <text:p>3.16643308595602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3.62618862146948">
                <text:p>3.62618862146948</text:p>
              </table:table-cell>
              <table:table-cell office:value-type="float" office:value="3.82472663850674">
                <text:p>3.82472663850674</text:p>
              </table:table-cell>
              <table:table-cell office:value-type="float" office:value="3.26860225230307">
                <text:p>3.26860225230307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24336170273681">
                <text:p>3.24336170273681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3.03388706825622">
                <text:p>3.03388706825622</text:p>
              </table:table-cell>
              <table:table-cell office:value-type="float" office:value="1.9861453057474">
                <text:p>1.9861453057474</text:p>
              </table:table-cell>
              <table:table-cell office:value-type="float" office:value="1.9861453057474">
                <text:p>1.9861453057474</text:p>
              </table:table-cell>
              <table:table-cell office:value-type="float" office:value="1.9861453057474">
                <text:p>1.986145305747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71964146610211">
                <text:p>2.71964146610211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59595599119444">
                <text:p>2.59595599119444</text:p>
              </table:table-cell>
              <table:table-cell office:value-type="float" office:value="2.59595599119444">
                <text:p>2.59595599119444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36767321450351">
                <text:p>3.36767321450351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3.14037146510664">
                <text:p>3.14037146510664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2.8379414898947">
                <text:p>2.8379414898947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3.03388706825621">
                <text:p>3.03388706825621</text:p>
              </table:table-cell>
              <table:table-cell office:value-type="float" office:value="2.59595599119443">
                <text:p>2.59595599119443</text:p>
              </table:table-cell>
              <table:table-cell office:value-type="float" office:value="2.59595599119443">
                <text:p>2.59595599119443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68925345684654">
                <text:p>2.68925345684654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2.7196414661021">
                <text:p>2.7196414661021</text:p>
              </table:table-cell>
              <table:table-cell office:value-type="float" office:value="1.98614530574739">
                <text:p>1.98614530574739</text:p>
              </table:table-cell>
              <table:table-cell office:value-type="float" office:value="1.98614530574739">
                <text:p>1.98614530574739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85786881361403">
                <text:p>1.85786881361403</text:p>
              </table:table-cell>
              <table:table-cell office:value-type="float" office:value="1.6216808513684">
                <text:p>1.6216808513684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1.2162606385263">
                <text:p>1.2162606385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